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1.5256in"/>
    </style:style>
    <style:style style:name="co8" style:family="table-column">
      <style:table-column-properties fo:break-before="auto" style:column-width="1.5575in"/>
    </style:style>
    <style:style style:name="co9" style:family="table-column">
      <style:table-column-properties fo:break-before="auto" style:column-width="1.5043in"/>
    </style:style>
    <style:style style:name="co10" style:family="table-column">
      <style:table-column-properties fo:break-before="auto" style:column-width="1.5689in"/>
    </style:style>
    <style:style style:name="co11" style:family="table-column">
      <style:table-column-properties fo:break-before="auto" style:column-width="1.6008in"/>
    </style:style>
    <style:style style:name="co12" style:family="table-column">
      <style:table-column-properties fo:break-before="auto" style:column-width="1.3972in"/>
    </style:style>
    <style:style style:name="co13" style:family="table-column">
      <style:table-column-properties fo:break-before="auto" style:column-width="1.386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Dgait11" table:style-name="ta1">
        <table:shapes>
          <draw:frame draw:z-index="0" draw:style-name="gr1" draw:text-style-name="P1" svg:width="6.2965in" svg:height="3.5449in" svg:x="1.1988in" svg:y="3.1059in">
            <draw:object draw:notify-on-update-of-ranges="flatDgait11.A1:flatDgait11.A1 flatDgait11.B1:flatDgait11.IT1 flatDgait11.A6:flatDgait11.A6 flatDgait11.B6:flatDgait11.IT6 flatDgait11.A8:flatDgait11.A8 flatDgait11.B8:flatDgait11.IT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12" table:default-cell-style-name="Default"/>
        <table:table-column table:style-name="co5" table:number-columns-repeated="4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number-columns-repeated="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number-columns-repeated="2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12" table:default-cell-style-name="Default"/>
        <table:table-column table:style-name="co5" table:number-columns-repeated="17" table:default-cell-style-name="Default"/>
        <table:table-column table:style-name="co12" table:default-cell-style-name="Default"/>
        <table:table-column table:style-name="co5" table:number-columns-repeated="4" table:default-cell-style-name="Default"/>
        <table:table-column table:style-name="co12" table:number-columns-repeated="2" table:default-cell-style-name="Default"/>
        <table:table-column table:style-name="co5" table:number-columns-repeated="3" table:default-cell-style-name="Default"/>
        <table:table-column table:style-name="co12" table:default-cell-style-name="Default"/>
        <table:table-column table:style-name="co5" table:number-columns-repeated="4" table:default-cell-style-name="Default"/>
        <table:table-column table:style-name="co12" table:default-cell-style-name="Default"/>
        <table:table-column table:style-name="co5" table:number-columns-repeated="4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5" table:number-columns-repeated="16" table:default-cell-style-name="Default"/>
        <table:table-column table:style-name="co12" table:default-cell-style-name="Default"/>
        <table:table-column table:style-name="co5" table:number-columns-repeated="1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12" table:default-cell-style-name="Default"/>
        <table:table-column table:style-name="co2" table:default-cell-style-name="Default"/>
        <table:table-column table:style-name="co5" table:number-columns-repeated="4" table:default-cell-style-name="Default"/>
        <table:table-column table:style-name="co12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14" table:number-columns-repeated="590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66665649414" calcext:value-type="float">
            <text:p>0.033356666564941</text:p>
          </table:table-cell>
          <table:table-cell office:value-type="float" office:value="0.0667126178741455" calcext:value-type="float">
            <text:p>0.066712617874146</text:p>
          </table:table-cell>
          <table:table-cell office:value-type="float" office:value="0.133424043655396" calcext:value-type="float">
            <text:p>0.133424043655396</text:p>
          </table:table-cell>
          <table:table-cell office:value-type="float" office:value="0.1667799949646" calcext:value-type="float">
            <text:p>0.1667799949646</text:p>
          </table:table-cell>
          <table:table-cell office:value-type="float" office:value="0.200135707855225" calcext:value-type="float">
            <text:p>0.200135707855225</text:p>
          </table:table-cell>
          <table:table-cell office:value-type="float" office:value="0.23349142074585" calcext:value-type="float">
            <text:p>0.23349142074585</text:p>
          </table:table-cell>
          <table:table-cell office:value-type="float" office:value="0.266847133636475" calcext:value-type="float">
            <text:p>0.266847133636475</text:p>
          </table:table-cell>
          <table:table-cell office:value-type="float" office:value="0.333558559417725" calcext:value-type="float">
            <text:p>0.333558559417725</text:p>
          </table:table-cell>
          <table:table-cell office:value-type="float" office:value="0.36691427230835" calcext:value-type="float">
            <text:p>0.36691427230835</text:p>
          </table:table-cell>
          <table:table-cell office:value-type="float" office:value="0.400269985198975" calcext:value-type="float">
            <text:p>0.400269985198975</text:p>
          </table:table-cell>
          <table:table-cell office:value-type="float" office:value="0.466981172561646" calcext:value-type="float">
            <text:p>0.466981172561646</text:p>
          </table:table-cell>
          <table:table-cell office:value-type="float" office:value="0.500336885452271" calcext:value-type="float">
            <text:p>0.500336885452271</text:p>
          </table:table-cell>
          <table:table-cell office:value-type="float" office:value="0.533692598342896" calcext:value-type="float">
            <text:p>0.533692598342896</text:p>
          </table:table-cell>
          <table:table-cell office:value-type="float" office:value="0.567048311233521" calcext:value-type="float">
            <text:p>0.567048311233521</text:p>
          </table:table-cell>
          <table:table-cell office:value-type="float" office:value="0.633759498596191" calcext:value-type="float">
            <text:p>0.633759498596191</text:p>
          </table:table-cell>
          <table:table-cell office:value-type="float" office:value="0.667114973068237" calcext:value-type="float">
            <text:p>0.667114973068237</text:p>
          </table:table-cell>
          <table:table-cell office:value-type="float" office:value="0.700470447540283" calcext:value-type="float">
            <text:p>0.700470447540283</text:p>
          </table:table-cell>
          <table:table-cell office:value-type="float" office:value="0.733826160430908" calcext:value-type="float">
            <text:p>0.733826160430908</text:p>
          </table:table-cell>
          <table:table-cell office:value-type="float" office:value="0.767181634902954" calcext:value-type="float">
            <text:p>0.767181634902954</text:p>
          </table:table-cell>
          <table:table-cell office:value-type="float" office:value="0.833892822265625" calcext:value-type="float">
            <text:p>0.833892822265625</text:p>
          </table:table-cell>
          <table:table-cell office:value-type="float" office:value="0.867248296737671" calcext:value-type="float">
            <text:p>0.867248296737671</text:p>
          </table:table-cell>
          <table:table-cell office:value-type="float" office:value="0.933959245681763" calcext:value-type="float">
            <text:p>0.933959245681763</text:p>
          </table:table-cell>
          <table:table-cell office:value-type="float" office:value="0.967314720153809" calcext:value-type="float">
            <text:p>0.967314720153809</text:p>
          </table:table-cell>
          <table:table-cell office:value-type="float" office:value="1.00067019462585" calcext:value-type="float">
            <text:p>1.00067019462585</text:p>
          </table:table-cell>
          <table:table-cell office:value-type="float" office:value="1.06738305091858" calcext:value-type="float">
            <text:p>1.06738305091858</text:p>
          </table:table-cell>
          <table:table-cell office:value-type="float" office:value="1.10074043273926" calcext:value-type="float">
            <text:p>1.10074043273926</text:p>
          </table:table-cell>
          <table:table-cell office:value-type="float" office:value="1.13409781455994" calcext:value-type="float">
            <text:p>1.13409781455994</text:p>
          </table:table-cell>
          <table:table-cell office:value-type="float" office:value="1.16745519638062" calcext:value-type="float">
            <text:p>1.16745519638062</text:p>
          </table:table-cell>
          <table:table-cell office:value-type="float" office:value="1.20081281661987" calcext:value-type="float">
            <text:p>1.20081281661987</text:p>
          </table:table-cell>
          <table:table-cell office:value-type="float" office:value="1.23417019844055" calcext:value-type="float">
            <text:p>1.23417019844055</text:p>
          </table:table-cell>
          <table:table-cell office:value-type="float" office:value="1.26752781867981" calcext:value-type="float">
            <text:p>1.26752781867981</text:p>
          </table:table-cell>
          <table:table-cell office:value-type="float" office:value="1.33424258232117" calcext:value-type="float">
            <text:p>1.33424258232117</text:p>
          </table:table-cell>
          <table:table-cell office:value-type="float" office:value="1.36759996414185" calcext:value-type="float">
            <text:p>1.36759996414185</text:p>
          </table:table-cell>
          <table:table-cell office:value-type="float" office:value="1.43431496620178" calcext:value-type="float">
            <text:p>1.43431496620178</text:p>
          </table:table-cell>
          <table:table-cell office:value-type="float" office:value="1.50102972984314" calcext:value-type="float">
            <text:p>1.50102972984314</text:p>
          </table:table-cell>
          <table:table-cell office:value-type="float" office:value="1.53438711166382" calcext:value-type="float">
            <text:p>1.53438711166382</text:p>
          </table:table-cell>
          <table:table-cell office:value-type="float" office:value="1.60110211372376" calcext:value-type="float">
            <text:p>1.60110211372376</text:p>
          </table:table-cell>
          <table:table-cell office:value-type="float" office:value="1.63445949554443" calcext:value-type="float">
            <text:p>1.63445949554443</text:p>
          </table:table-cell>
          <table:table-cell office:value-type="float" office:value="1.66781687736511" calcext:value-type="float">
            <text:p>1.66781687736511</text:p>
          </table:table-cell>
          <table:table-cell office:value-type="float" office:value="1.70117425918579" calcext:value-type="float">
            <text:p>1.70117425918579</text:p>
          </table:table-cell>
          <table:table-cell office:value-type="float" office:value="1.76788902282715" calcext:value-type="float">
            <text:p>1.76788902282715</text:p>
          </table:table-cell>
          <table:table-cell office:value-type="float" office:value="1.80124664306641" calcext:value-type="float">
            <text:p>1.80124664306641</text:p>
          </table:table-cell>
          <table:table-cell office:value-type="float" office:value="1.83460402488709" calcext:value-type="float">
            <text:p>1.83460402488709</text:p>
          </table:table-cell>
          <table:table-cell office:value-type="float" office:value="1.90131878852844" calcext:value-type="float">
            <text:p>1.90131878852844</text:p>
          </table:table-cell>
          <table:table-cell office:value-type="float" office:value="1.93467617034912" calcext:value-type="float">
            <text:p>1.93467617034912</text:p>
          </table:table-cell>
          <table:table-cell office:value-type="float" office:value="1.9680335521698" calcext:value-type="float">
            <text:p>1.9680335521698</text:p>
          </table:table-cell>
          <table:table-cell office:value-type="float" office:value="2.00139117240906" calcext:value-type="float">
            <text:p>2.00139117240906</text:p>
          </table:table-cell>
          <table:table-cell office:value-type="float" office:value="2.03474855422974" calcext:value-type="float">
            <text:p>2.03474855422974</text:p>
          </table:table-cell>
          <table:table-cell office:value-type="float" office:value="2.10145974159241" calcext:value-type="float">
            <text:p>2.10145974159241</text:p>
          </table:table-cell>
          <table:table-cell office:value-type="float" office:value="2.13481521606445" calcext:value-type="float">
            <text:p>2.13481521606445</text:p>
          </table:table-cell>
          <table:table-cell office:value-type="float" office:value="2.1681706905365" calcext:value-type="float">
            <text:p>2.1681706905365</text:p>
          </table:table-cell>
          <table:table-cell office:value-type="float" office:value="2.20152616500854" calcext:value-type="float">
            <text:p>2.20152616500854</text:p>
          </table:table-cell>
          <table:table-cell office:value-type="float" office:value="2.23488187789917" calcext:value-type="float">
            <text:p>2.23488187789917</text:p>
          </table:table-cell>
          <table:table-cell office:value-type="float" office:value="2.30159282684326" calcext:value-type="float">
            <text:p>2.30159282684326</text:p>
          </table:table-cell>
          <table:table-cell office:value-type="float" office:value="2.33494830131531" calcext:value-type="float">
            <text:p>2.33494830131531</text:p>
          </table:table-cell>
          <table:table-cell office:value-type="float" office:value="2.36830377578735" calcext:value-type="float">
            <text:p>2.36830377578735</text:p>
          </table:table-cell>
          <table:table-cell office:value-type="float" office:value="2.40165901184082" calcext:value-type="float">
            <text:p>2.40165901184082</text:p>
          </table:table-cell>
          <table:table-cell office:value-type="float" office:value="2.5017249584198" calcext:value-type="float">
            <text:p>2.5017249584198</text:p>
          </table:table-cell>
          <table:table-cell office:value-type="float" office:value="2.56843590736389" calcext:value-type="float">
            <text:p>2.56843590736389</text:p>
          </table:table-cell>
          <table:table-cell office:value-type="float" office:value="2.60179114341736" calcext:value-type="float">
            <text:p>2.60179114341736</text:p>
          </table:table-cell>
          <table:table-cell office:value-type="float" office:value="2.63514637947083" calcext:value-type="float">
            <text:p>2.63514637947083</text:p>
          </table:table-cell>
          <table:table-cell office:value-type="float" office:value="2.66850185394287" calcext:value-type="float">
            <text:p>2.66850185394287</text:p>
          </table:table-cell>
          <table:table-cell office:value-type="float" office:value="2.7352123260498" calcext:value-type="float">
            <text:p>2.7352123260498</text:p>
          </table:table-cell>
          <table:table-cell office:value-type="float" office:value="2.76856756210327" calcext:value-type="float">
            <text:p>2.76856756210327</text:p>
          </table:table-cell>
          <table:table-cell office:value-type="float" office:value="2.80192279815674" calcext:value-type="float">
            <text:p>2.80192279815674</text:p>
          </table:table-cell>
          <table:table-cell office:value-type="float" office:value="2.83527803421021" calcext:value-type="float">
            <text:p>2.83527803421021</text:p>
          </table:table-cell>
          <table:table-cell office:value-type="float" office:value="2.86863327026367" calcext:value-type="float">
            <text:p>2.86863327026367</text:p>
          </table:table-cell>
          <table:table-cell office:value-type="float" office:value="2.90198850631714" calcext:value-type="float">
            <text:p>2.90198850631714</text:p>
          </table:table-cell>
          <table:table-cell office:value-type="float" office:value="2.93534374237061" calcext:value-type="float">
            <text:p>2.93534374237061</text:p>
          </table:table-cell>
          <table:table-cell office:value-type="float" office:value="2.96869897842407" calcext:value-type="float">
            <text:p>2.96869897842407</text:p>
          </table:table-cell>
          <table:table-cell office:value-type="float" office:value="3.00205421447754" calcext:value-type="float">
            <text:p>3.00205421447754</text:p>
          </table:table-cell>
          <table:table-cell office:value-type="float" office:value="3.03540921211243" calcext:value-type="float">
            <text:p>3.03540921211243</text:p>
          </table:table-cell>
          <table:table-cell office:value-type="float" office:value="3.06876492500305" calcext:value-type="float">
            <text:p>3.06876492500305</text:p>
          </table:table-cell>
          <table:table-cell office:value-type="float" office:value="3.13547587394714" calcext:value-type="float">
            <text:p>3.13547587394714</text:p>
          </table:table-cell>
          <table:table-cell office:value-type="float" office:value="3.16883134841919" calcext:value-type="float">
            <text:p>3.16883134841919</text:p>
          </table:table-cell>
          <table:table-cell office:value-type="float" office:value="3.20218682289124" calcext:value-type="float">
            <text:p>3.20218682289124</text:p>
          </table:table-cell>
          <table:table-cell office:value-type="float" office:value="3.26889777183533" calcext:value-type="float">
            <text:p>3.26889777183533</text:p>
          </table:table-cell>
          <table:table-cell office:value-type="float" office:value="3.30225324630737" calcext:value-type="float">
            <text:p>3.30225324630737</text:p>
          </table:table-cell>
          <table:table-cell office:value-type="float" office:value="3.33560872077942" calcext:value-type="float">
            <text:p>3.33560872077942</text:p>
          </table:table-cell>
          <table:table-cell office:value-type="float" office:value="3.40231966972351" calcext:value-type="float">
            <text:p>3.40231966972351</text:p>
          </table:table-cell>
          <table:table-cell office:value-type="float" office:value="3.4356746673584" calcext:value-type="float">
            <text:p>3.4356746673584</text:p>
          </table:table-cell>
          <table:table-cell office:value-type="float" office:value="3.46903014183044" calcext:value-type="float">
            <text:p>3.46903014183044</text:p>
          </table:table-cell>
          <table:table-cell office:value-type="float" office:value="3.50238537788391" calcext:value-type="float">
            <text:p>3.50238537788391</text:p>
          </table:table-cell>
          <table:table-cell office:value-type="float" office:value="3.56909608840942" calcext:value-type="float">
            <text:p>3.56909608840942</text:p>
          </table:table-cell>
          <table:table-cell office:value-type="float" office:value="3.63580679893494" calcext:value-type="float">
            <text:p>3.63580679893494</text:p>
          </table:table-cell>
          <table:table-cell office:value-type="float" office:value="3.96935892105103" calcext:value-type="float">
            <text:p>3.96935892105103</text:p>
          </table:table-cell>
          <table:table-cell office:value-type="float" office:value="4.00271415710449" calcext:value-type="float">
            <text:p>4.00271415710449</text:p>
          </table:table-cell>
          <table:table-cell office:value-type="float" office:value="4.56977725028992" calcext:value-type="float">
            <text:p>4.56977725028992</text:p>
          </table:table-cell>
          <table:table-cell office:value-type="float" office:value="4.60313391685486" calcext:value-type="float">
            <text:p>4.60313391685486</text:p>
          </table:table-cell>
          <table:table-cell office:value-type="float" office:value="4.6364905834198" calcext:value-type="float">
            <text:p>4.6364905834198</text:p>
          </table:table-cell>
          <table:table-cell office:value-type="float" office:value="4.66984748840332" calcext:value-type="float">
            <text:p>4.66984748840332</text:p>
          </table:table-cell>
          <table:table-cell office:value-type="float" office:value="4.7365608215332" calcext:value-type="float">
            <text:p>4.7365608215332</text:p>
          </table:table-cell>
          <table:table-cell office:value-type="float" office:value="4.80327415466309" calcext:value-type="float">
            <text:p>4.80327415466309</text:p>
          </table:table-cell>
          <table:table-cell office:value-type="float" office:value="5.40368843078613" calcext:value-type="float">
            <text:p>5.40368843078613</text:p>
          </table:table-cell>
          <table:table-cell office:value-type="float" office:value="5.5037567615509" calcext:value-type="float">
            <text:p>5.5037567615509</text:p>
          </table:table-cell>
          <table:table-cell office:value-type="float" office:value="5.57046890258789" calcext:value-type="float">
            <text:p>5.57046890258789</text:p>
          </table:table-cell>
          <table:table-cell office:value-type="float" office:value="5.6371808052063" calcext:value-type="float">
            <text:p>5.6371808052063</text:p>
          </table:table-cell>
          <table:table-cell office:value-type="float" office:value="5.73724889755249" calcext:value-type="float">
            <text:p>5.73724889755249</text:p>
          </table:table-cell>
          <table:table-cell office:value-type="float" office:value="5.80396103858948" calcext:value-type="float">
            <text:p>5.80396103858948</text:p>
          </table:table-cell>
          <table:table-cell office:value-type="float" office:value="5.83731722831726" calcext:value-type="float">
            <text:p>5.83731722831726</text:p>
          </table:table-cell>
          <table:table-cell office:value-type="float" office:value="5.87067317962647" calcext:value-type="float">
            <text:p>5.87067317962647</text:p>
          </table:table-cell>
          <table:table-cell office:value-type="float" office:value="5.93738508224487" calcext:value-type="float">
            <text:p>5.93738508224487</text:p>
          </table:table-cell>
          <table:table-cell office:value-type="float" office:value="6.00409698486328" calcext:value-type="float">
            <text:p>6.00409698486328</text:p>
          </table:table-cell>
          <table:table-cell office:value-type="float" office:value="6.03745293617249" calcext:value-type="float">
            <text:p>6.03745293617249</text:p>
          </table:table-cell>
          <table:table-cell office:value-type="float" office:value="6.07080984115601" calcext:value-type="float">
            <text:p>6.07080984115601</text:p>
          </table:table-cell>
          <table:table-cell office:value-type="float" office:value="6.13752341270447" calcext:value-type="float">
            <text:p>6.13752341270447</text:p>
          </table:table-cell>
          <table:table-cell office:value-type="float" office:value="6.17088031768799" calcext:value-type="float">
            <text:p>6.17088031768799</text:p>
          </table:table-cell>
          <table:table-cell office:value-type="float" office:value="6.23759412765503" calcext:value-type="float">
            <text:p>6.23759412765503</text:p>
          </table:table-cell>
          <table:table-cell office:value-type="float" office:value="6.33766508102417" calcext:value-type="float">
            <text:p>6.33766508102417</text:p>
          </table:table-cell>
          <table:table-cell office:value-type="float" office:value="6.40437865257263" calcext:value-type="float">
            <text:p>6.40437865257263</text:p>
          </table:table-cell>
          <table:table-cell office:value-type="float" office:value="6.57116293907166" calcext:value-type="float">
            <text:p>6.57116293907166</text:p>
          </table:table-cell>
          <table:table-cell office:value-type="float" office:value="6.60451984405518" calcext:value-type="float">
            <text:p>6.60451984405518</text:p>
          </table:table-cell>
          <table:table-cell office:value-type="float" office:value="6.6378767490387" calcext:value-type="float">
            <text:p>6.6378767490387</text:p>
          </table:table-cell>
          <table:table-cell office:value-type="float" office:value="7.17158198356628" calcext:value-type="float">
            <text:p>7.17158198356628</text:p>
          </table:table-cell>
          <table:table-cell office:value-type="float" office:value="7.20493793487549" calcext:value-type="float">
            <text:p>7.20493793487549</text:p>
          </table:table-cell>
          <table:table-cell office:value-type="float" office:value="7.47178459167481" calcext:value-type="float">
            <text:p>7.47178459167481</text:p>
          </table:table-cell>
          <table:table-cell office:value-type="float" office:value="7.50514030456543" calcext:value-type="float">
            <text:p>7.50514030456543</text:p>
          </table:table-cell>
          <table:table-cell office:value-type="float" office:value="7.80534172058106" calcext:value-type="float">
            <text:p>7.80534172058106</text:p>
          </table:table-cell>
          <table:table-cell office:value-type="float" office:value="7.87205290794373" calcext:value-type="float">
            <text:p>7.87205290794373</text:p>
          </table:table-cell>
          <table:table-cell office:value-type="float" office:value="7.90540862083435" calcext:value-type="float">
            <text:p>7.90540862083435</text:p>
          </table:table-cell>
          <table:table-cell office:value-type="float" office:value="7.97211980819702" calcext:value-type="float">
            <text:p>7.97211980819702</text:p>
          </table:table-cell>
          <table:table-cell office:value-type="float" office:value="8.00547552108765" calcext:value-type="float">
            <text:p>8.00547552108765</text:p>
          </table:table-cell>
          <table:table-cell office:value-type="float" office:value="8.03883099555969" calcext:value-type="float">
            <text:p>8.03883099555969</text:p>
          </table:table-cell>
          <table:table-cell office:value-type="float" office:value="8.07218718528748" calcext:value-type="float">
            <text:p>8.07218718528748</text:p>
          </table:table-cell>
          <table:table-cell office:value-type="float" office:value="8.13889980316162" calcext:value-type="float">
            <text:p>8.13889980316162</text:p>
          </table:table-cell>
          <table:table-cell office:value-type="float" office:value="8.1722559928894" calcext:value-type="float">
            <text:p>8.1722559928894</text:p>
          </table:table-cell>
          <table:table-cell office:value-type="float" office:value="8.23896837234497" calcext:value-type="float">
            <text:p>8.23896837234497</text:p>
          </table:table-cell>
          <table:table-cell office:value-type="float" office:value="8.30568099021912" calcext:value-type="float">
            <text:p>8.30568099021912</text:p>
          </table:table-cell>
          <table:table-cell office:value-type="float" office:value="8.3390371799469" calcext:value-type="float">
            <text:p>8.3390371799469</text:p>
          </table:table-cell>
          <table:table-cell office:value-type="float" office:value="8.40574955940247" calcext:value-type="float">
            <text:p>8.40574955940247</text:p>
          </table:table-cell>
          <table:table-cell office:value-type="float" office:value="8.47246170043945" calcext:value-type="float">
            <text:p>8.47246170043945</text:p>
          </table:table-cell>
          <table:table-cell office:value-type="float" office:value="8.53917407989502" calcext:value-type="float">
            <text:p>8.53917407989502</text:p>
          </table:table-cell>
          <table:table-cell office:value-type="float" office:value="8.5725302696228" calcext:value-type="float">
            <text:p>8.5725302696228</text:p>
          </table:table-cell>
          <table:table-cell office:value-type="float" office:value="8.63924241065979" calcext:value-type="float">
            <text:p>8.63924241065979</text:p>
          </table:table-cell>
          <table:table-cell office:value-type="float" office:value="8.70595479011536" calcext:value-type="float">
            <text:p>8.70595479011536</text:p>
          </table:table-cell>
          <table:table-cell office:value-type="float" office:value="8.77266693115234" calcext:value-type="float">
            <text:p>8.77266693115234</text:p>
          </table:table-cell>
          <table:table-cell office:value-type="float" office:value="8.97280335426331" calcext:value-type="float">
            <text:p>8.97280335426331</text:p>
          </table:table-cell>
          <table:table-cell office:value-type="float" office:value="9.1395845413208" calcext:value-type="float">
            <text:p>9.1395845413208</text:p>
          </table:table-cell>
          <table:table-cell office:value-type="float" office:value="9.17294073104858" calcext:value-type="float">
            <text:p>9.17294073104858</text:p>
          </table:table-cell>
          <table:table-cell office:value-type="float" office:value="9.23965334892273" calcext:value-type="float">
            <text:p>9.23965334892273</text:p>
          </table:table-cell>
          <table:table-cell office:value-type="float" office:value="9.27300953865051" calcext:value-type="float">
            <text:p>9.27300953865051</text:p>
          </table:table-cell>
          <table:table-cell office:value-type="float" office:value="9.3063657283783" calcext:value-type="float">
            <text:p>9.3063657283783</text:p>
          </table:table-cell>
          <table:table-cell office:value-type="float" office:value="9.77335238456726" calcext:value-type="float">
            <text:p>9.77335238456726</text:p>
          </table:table-cell>
          <table:table-cell office:value-type="float" office:value="9.80670857429504" calcext:value-type="float">
            <text:p>9.80670857429504</text:p>
          </table:table-cell>
          <table:table-cell office:value-type="float" office:value="9.84006476402283" calcext:value-type="float">
            <text:p>9.84006476402283</text:p>
          </table:table-cell>
          <table:table-cell office:value-type="float" office:value="10.0402011871338" calcext:value-type="float">
            <text:p>10.0402011871338</text:p>
          </table:table-cell>
          <table:table-cell office:value-type="float" office:value="10.4072005748749" calcext:value-type="float">
            <text:p>10.4072005748749</text:p>
          </table:table-cell>
          <table:table-cell office:value-type="float" office:value="10.4405646324158" calcext:value-type="float">
            <text:p>10.4405646324158</text:p>
          </table:table-cell>
          <table:table-cell office:value-type="float" office:value="10.4739286899567" calcext:value-type="float">
            <text:p>10.4739286899567</text:p>
          </table:table-cell>
          <table:table-cell office:value-type="float" office:value="10.5072929859161" calcext:value-type="float">
            <text:p>10.5072929859161</text:p>
          </table:table-cell>
          <table:table-cell office:value-type="float" office:value="10.5740213394165" calcext:value-type="float">
            <text:p>10.5740213394165</text:p>
          </table:table-cell>
          <table:table-cell office:value-type="float" office:value="10.607385635376" calcext:value-type="float">
            <text:p>10.607385635376</text:p>
          </table:table-cell>
          <table:table-cell office:value-type="float" office:value="10.640750169754" calcext:value-type="float">
            <text:p>10.640750169754</text:p>
          </table:table-cell>
          <table:table-cell office:value-type="float" office:value="10.6741147041321" calcext:value-type="float">
            <text:p>10.6741147041321</text:p>
          </table:table-cell>
          <table:table-cell office:value-type="float" office:value="10.7408437728882" calcext:value-type="float">
            <text:p>10.7408437728882</text:p>
          </table:table-cell>
          <table:table-cell office:value-type="float" office:value="10.8075733184814" calcext:value-type="float">
            <text:p>10.8075733184814</text:p>
          </table:table-cell>
          <table:table-cell office:value-type="float" office:value="10.8409378528595" calcext:value-type="float">
            <text:p>10.8409378528595</text:p>
          </table:table-cell>
          <table:table-cell office:value-type="float" office:value="10.8743028640747" calcext:value-type="float">
            <text:p>10.8743028640747</text:p>
          </table:table-cell>
          <table:table-cell office:value-type="float" office:value="10.9076678752899" calcext:value-type="float">
            <text:p>10.9076678752899</text:p>
          </table:table-cell>
          <table:table-cell office:value-type="float" office:value="10.9410328865051" calcext:value-type="float">
            <text:p>10.9410328865051</text:p>
          </table:table-cell>
          <table:table-cell office:value-type="float" office:value="11.0077631473541" calcext:value-type="float">
            <text:p>11.0077631473541</text:p>
          </table:table-cell>
          <table:table-cell office:value-type="float" office:value="11.0744919776917" calcext:value-type="float">
            <text:p>11.0744919776917</text:p>
          </table:table-cell>
          <table:table-cell office:value-type="float" office:value="11.1412191390991" calcext:value-type="float">
            <text:p>11.1412191390991</text:p>
          </table:table-cell>
          <table:table-cell office:value-type="float" office:value="11.1745829582214" calcext:value-type="float">
            <text:p>11.1745829582214</text:p>
          </table:table-cell>
          <table:table-cell office:value-type="float" office:value="11.2079470157623" calcext:value-type="float">
            <text:p>11.2079470157623</text:p>
          </table:table-cell>
          <table:table-cell office:value-type="float" office:value="11.2413108348846" calcext:value-type="float">
            <text:p>11.2413108348846</text:p>
          </table:table-cell>
          <table:table-cell office:value-type="float" office:value="11.3080384731293" calcext:value-type="float">
            <text:p>11.3080384731293</text:p>
          </table:table-cell>
          <table:table-cell office:value-type="float" office:value="11.3414025306702" calcext:value-type="float">
            <text:p>11.3414025306702</text:p>
          </table:table-cell>
          <table:table-cell office:value-type="float" office:value="11.3747665882111" calcext:value-type="float">
            <text:p>11.3747665882111</text:p>
          </table:table-cell>
          <table:table-cell office:value-type="float" office:value="11.70840883255" calcext:value-type="float">
            <text:p>11.70840883255</text:p>
          </table:table-cell>
          <table:table-cell office:value-type="float" office:value="11.7751379013062" calcext:value-type="float">
            <text:p>11.7751379013062</text:p>
          </table:table-cell>
          <table:table-cell office:value-type="float" office:value="12.3089079856873" calcext:value-type="float">
            <text:p>12.3089079856873</text:p>
          </table:table-cell>
          <table:table-cell office:value-type="float" office:value="12.3756213188171" calcext:value-type="float">
            <text:p>12.3756213188171</text:p>
          </table:table-cell>
          <table:table-cell office:value-type="float" office:value="12.4089777469635" calcext:value-type="float">
            <text:p>12.4089777469635</text:p>
          </table:table-cell>
          <table:table-cell office:value-type="float" office:value="13.0761089324951" calcext:value-type="float">
            <text:p>13.0761089324951</text:p>
          </table:table-cell>
          <table:table-cell office:value-type="float" office:value="13.1428215503693" calcext:value-type="float">
            <text:p>13.1428215503693</text:p>
          </table:table-cell>
          <table:table-cell office:value-type="float" office:value="13.2095339298248" calcext:value-type="float">
            <text:p>13.2095339298248</text:p>
          </table:table-cell>
          <table:table-cell office:value-type="float" office:value="13.2762460708618" calcext:value-type="float">
            <text:p>13.2762460708618</text:p>
          </table:table-cell>
          <table:table-cell office:value-type="float" office:value="13.3096022605896" calcext:value-type="float">
            <text:p>13.3096022605896</text:p>
          </table:table-cell>
          <table:table-cell office:value-type="float" office:value="13.3429584503174" calcext:value-type="float">
            <text:p>13.3429584503174</text:p>
          </table:table-cell>
          <table:table-cell office:value-type="float" office:value="13.3763146400452" calcext:value-type="float">
            <text:p>13.3763146400452</text:p>
          </table:table-cell>
          <table:table-cell office:value-type="float" office:value="13.4430267810822" calcext:value-type="float">
            <text:p>13.4430267810822</text:p>
          </table:table-cell>
          <table:table-cell office:value-type="float" office:value="13.4763829708099" calcext:value-type="float">
            <text:p>13.4763829708099</text:p>
          </table:table-cell>
          <table:table-cell office:value-type="float" office:value="13.5097391605377" calcext:value-type="float">
            <text:p>13.5097391605377</text:p>
          </table:table-cell>
          <table:table-cell office:value-type="float" office:value="13.5430951118469" calcext:value-type="float">
            <text:p>13.5430951118469</text:p>
          </table:table-cell>
          <table:table-cell office:value-type="float" office:value="13.6098072528839" calcext:value-type="float">
            <text:p>13.6098072528839</text:p>
          </table:table-cell>
          <table:table-cell office:value-type="float" office:value="13.6765193939209" calcext:value-type="float">
            <text:p>13.6765193939209</text:p>
          </table:table-cell>
          <table:table-cell office:value-type="float" office:value="13.7432317733765" calcext:value-type="float">
            <text:p>13.7432317733765</text:p>
          </table:table-cell>
          <table:table-cell office:value-type="float" office:value="13.8099439144135" calcext:value-type="float">
            <text:p>13.8099439144135</text:p>
          </table:table-cell>
          <table:table-cell office:value-type="float" office:value="13.8432998657227" calcext:value-type="float">
            <text:p>13.8432998657227</text:p>
          </table:table-cell>
          <table:table-cell office:value-type="float" office:value="13.8766558170319" calcext:value-type="float">
            <text:p>13.8766558170319</text:p>
          </table:table-cell>
          <table:table-cell office:value-type="float" office:value="13.9433677196503" calcext:value-type="float">
            <text:p>13.9433677196503</text:p>
          </table:table-cell>
          <table:table-cell office:value-type="float" office:value="13.9767236709595" calcext:value-type="float">
            <text:p>13.9767236709595</text:p>
          </table:table-cell>
          <table:table-cell office:value-type="float" office:value="14.310284614563" calcext:value-type="float">
            <text:p>14.310284614563</text:p>
          </table:table-cell>
          <table:table-cell office:value-type="float" office:value="14.8106248378754" calcext:value-type="float">
            <text:p>14.8106248378754</text:p>
          </table:table-cell>
          <table:table-cell office:value-type="float" office:value="14.8439807891846" calcext:value-type="float">
            <text:p>14.8439807891846</text:p>
          </table:table-cell>
          <table:table-cell office:value-type="float" office:value="14.8773367404938" calcext:value-type="float">
            <text:p>14.8773367404938</text:p>
          </table:table-cell>
          <table:table-cell office:value-type="float" office:value="14.910692691803" calcext:value-type="float">
            <text:p>14.910692691803</text:p>
          </table:table-cell>
          <table:table-cell office:value-type="float" office:value="15.010760307312" calcext:value-type="float">
            <text:p>15.010760307312</text:p>
          </table:table-cell>
          <table:table-cell office:value-type="float" office:value="15.7446031570435" calcext:value-type="float">
            <text:p>15.7446031570435</text:p>
          </table:table-cell>
          <table:table-cell office:value-type="float" office:value="15.8113162517548" calcext:value-type="float">
            <text:p>15.8113162517548</text:p>
          </table:table-cell>
          <table:table-cell office:value-type="float" office:value="15.8446726799011" calcext:value-type="float">
            <text:p>15.8446726799011</text:p>
          </table:table-cell>
          <table:table-cell office:value-type="float" office:value="15.8780291080475" calcext:value-type="float">
            <text:p>15.8780291080475</text:p>
          </table:table-cell>
          <table:table-cell office:value-type="float" office:value="15.9113855361938" calcext:value-type="float">
            <text:p>15.9113855361938</text:p>
          </table:table-cell>
          <table:table-cell office:value-type="float" office:value="15.9447419643402" calcext:value-type="float">
            <text:p>15.9447419643402</text:p>
          </table:table-cell>
          <table:table-cell office:value-type="float" office:value="16.0114548206329" calcext:value-type="float">
            <text:p>16.0114548206329</text:p>
          </table:table-cell>
          <table:table-cell office:value-type="float" office:value="16.0781681537628" calcext:value-type="float">
            <text:p>16.0781681537628</text:p>
          </table:table-cell>
          <table:table-cell office:value-type="float" office:value="16.1115252971649" calcext:value-type="float">
            <text:p>16.1115252971649</text:p>
          </table:table-cell>
          <table:table-cell office:value-type="float" office:value="16.1782395839691" calcext:value-type="float">
            <text:p>16.1782395839691</text:p>
          </table:table-cell>
          <table:table-cell office:value-type="float" office:value="16.2115964889526" calcext:value-type="float">
            <text:p>16.2115964889526</text:p>
          </table:table-cell>
          <table:table-cell office:value-type="float" office:value="16.2449533939362" calcext:value-type="float">
            <text:p>16.2449533939362</text:p>
          </table:table-cell>
          <table:table-cell office:value-type="float" office:value="16.2783105373383" calcext:value-type="float">
            <text:p>16.2783105373383</text:p>
          </table:table-cell>
          <table:table-cell office:value-type="float" office:value="16.3450243473053" calcext:value-type="float">
            <text:p>16.3450243473053</text:p>
          </table:table-cell>
          <table:table-cell office:value-type="float" office:value="16.3783814907074" calcext:value-type="float">
            <text:p>16.3783814907074</text:p>
          </table:table-cell>
          <table:table-cell office:value-type="float" office:value="16.4117383956909" calcext:value-type="float">
            <text:p>16.4117383956909</text:p>
          </table:table-cell>
          <table:table-cell office:value-type="float" office:value="16.445095539093" calcext:value-type="float">
            <text:p>16.445095539093</text:p>
          </table:table-cell>
          <table:table-cell office:value-type="float" office:value="16.5451664924622" calcext:value-type="float">
            <text:p>16.5451664924622</text:p>
          </table:table-cell>
          <table:table-cell office:value-type="float" office:value="16.912092924118" calcext:value-type="float">
            <text:p>16.912092924118</text:p>
          </table:table-cell>
          <table:table-cell office:value-type="float" office:value="16.9788069725037" calcext:value-type="float">
            <text:p>16.9788069725037</text:p>
          </table:table-cell>
          <table:table-cell office:value-type="float" office:value="17.0121638774872" calcext:value-type="float">
            <text:p>17.0121638774872</text:p>
          </table:table-cell>
          <table:table-cell office:value-type="float" office:value="17.3123950958252" calcext:value-type="float">
            <text:p>17.3123950958252</text:p>
          </table:table-cell>
          <table:table-cell office:value-type="float" office:value="17.3457543849945" calcext:value-type="float">
            <text:p>17.3457543849945</text:p>
          </table:table-cell>
          <table:table-cell office:value-type="float" office:value="17.3791136741638" calcext:value-type="float">
            <text:p>17.3791136741638</text:p>
          </table:table-cell>
          <table:table-cell office:value-type="float" office:value="17.4124732017517" calcext:value-type="float">
            <text:p>17.4124732017517</text:p>
          </table:table-cell>
          <table:table-cell office:value-type="float" office:value="17.5459108352661" calcext:value-type="float">
            <text:p>17.5459108352661</text:p>
          </table:table-cell>
          <table:table-cell office:value-type="float" office:value="18.3465235233307" calcext:value-type="float">
            <text:p>18.3465235233307</text:p>
          </table:table-cell>
          <table:table-cell office:value-type="float" office:value="18.3798811435699" calcext:value-type="float">
            <text:p>18.3798811435699</text:p>
          </table:table-cell>
          <table:table-cell office:value-type="float" office:value="18.446596622467" calcext:value-type="float">
            <text:p>18.446596622467</text:p>
          </table:table-cell>
          <table:table-cell office:value-type="float" office:value="18.4799542427063" calcext:value-type="float">
            <text:p>18.4799542427063</text:p>
          </table:table-cell>
          <table:table-cell office:value-type="float" office:value="18.5466697216034" calcext:value-type="float">
            <text:p>18.5466697216034</text:p>
          </table:table-cell>
          <table:table-cell office:value-type="float" office:value="18.5800273418427" calcext:value-type="float">
            <text:p>18.5800273418427</text:p>
          </table:table-cell>
          <table:table-cell office:value-type="float" office:value="18.6133849620819" calcext:value-type="float">
            <text:p>18.6133849620819</text:p>
          </table:table-cell>
          <table:table-cell office:value-type="float" office:value="18.6801002025604" calcext:value-type="float">
            <text:p>18.6801002025604</text:p>
          </table:table-cell>
          <table:table-cell office:value-type="float" office:value="18.7134580612183" calcext:value-type="float">
            <text:p>18.7134580612183</text:p>
          </table:table-cell>
          <table:table-cell office:value-type="float" office:value="18.7468156814575" calcext:value-type="float">
            <text:p>18.7468156814575</text:p>
          </table:table-cell>
          <table:table-cell office:value-type="float" office:value="18.813530921936" calcext:value-type="float">
            <text:p>18.813530921936</text:p>
          </table:table-cell>
          <table:table-cell office:value-type="float" office:value="18.8468885421753" calcext:value-type="float">
            <text:p>18.8468885421753</text:p>
          </table:table-cell>
          <table:table-cell office:value-type="float" office:value="18.8802464008331" calcext:value-type="float">
            <text:p>18.8802464008331</text:p>
          </table:table-cell>
          <table:table-cell office:value-type="float" office:value="18.9469616413116" calcext:value-type="float">
            <text:p>18.9469616413116</text:p>
          </table:table-cell>
          <table:table-cell office:value-type="float" office:value="18.9803192615509" calcext:value-type="float">
            <text:p>18.9803192615509</text:p>
          </table:table-cell>
          <table:table-cell office:value-type="float" office:value="19.1137471199036" calcext:value-type="float">
            <text:p>19.1137471199036</text:p>
          </table:table-cell>
          <table:table-cell office:value-type="float" office:value="19.1471033096313" calcext:value-type="float">
            <text:p>19.1471033096313</text:p>
          </table:table-cell>
          <table:table-cell office:value-type="float" office:value="19.2138156890869" calcext:value-type="float">
            <text:p>19.2138156890869</text:p>
          </table:table-cell>
          <table:table-cell office:value-type="float" office:value="19.2805280685425" calcext:value-type="float">
            <text:p>19.2805280685425</text:p>
          </table:table-cell>
          <table:table-cell office:value-type="float" office:value="19.413952589035" calcext:value-type="float">
            <text:p>19.413952589035</text:p>
          </table:table-cell>
          <table:table-cell office:value-type="float" office:value="19.480664730072" calcext:value-type="float">
            <text:p>19.480664730072</text:p>
          </table:table-cell>
          <table:table-cell office:value-type="float" office:value="19.5140206813812" calcext:value-type="float">
            <text:p>19.5140206813812</text:p>
          </table:table-cell>
          <table:table-cell office:value-type="float" office:value="19.5807328224182" calcext:value-type="float">
            <text:p>19.5807328224182</text:p>
          </table:table-cell>
          <table:table-cell office:value-type="float" office:value="19.614089012146" calcext:value-type="float">
            <text:p>19.614089012146</text:p>
          </table:table-cell>
          <table:table-cell office:value-type="float" office:value="19.6808009147644" calcext:value-type="float">
            <text:p>19.6808009147644</text:p>
          </table:table-cell>
          <table:table-cell office:value-type="float" office:value="20.0810730457306" calcext:value-type="float">
            <text:p>20.0810730457306</text:p>
          </table:table-cell>
          <table:table-cell office:value-type="float" office:value="20.114429473877" calcext:value-type="float">
            <text:p>20.114429473877</text:p>
          </table:table-cell>
          <table:table-cell table:number-columns-repeated="590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2029892313216" calcext:value-type="float">
            <text:p>0.12029892313216</text:p>
          </table:table-cell>
          <table:table-cell office:value-type="float" office:value="0.120424755591216" calcext:value-type="float">
            <text:p>0.120424755591216</text:p>
          </table:table-cell>
          <table:table-cell office:value-type="float" office:value="0.120298715169349" calcext:value-type="float">
            <text:p>0.120298715169349</text:p>
          </table:table-cell>
          <table:table-cell office:value-type="float" office:value="0.120458611054017" calcext:value-type="float">
            <text:p>0.120458611054017</text:p>
          </table:table-cell>
          <table:table-cell office:value-type="float" office:value="0.120173596626631" calcext:value-type="float">
            <text:p>0.120173596626631</text:p>
          </table:table-cell>
          <table:table-cell office:value-type="float" office:value="0.120478236845066" calcext:value-type="float">
            <text:p>0.120478236845066</text:p>
          </table:table-cell>
          <table:table-cell office:value-type="float" office:value="0.120398441363045" calcext:value-type="float">
            <text:p>0.120398441363045</text:p>
          </table:table-cell>
          <table:table-cell office:value-type="float" office:value="0.120406040159653" calcext:value-type="float">
            <text:p>0.120406040159653</text:p>
          </table:table-cell>
          <table:table-cell office:value-type="float" office:value="0.120271330239943" calcext:value-type="float">
            <text:p>0.120271330239943</text:p>
          </table:table-cell>
          <table:table-cell office:value-type="float" office:value="0.120418242065237" calcext:value-type="float">
            <text:p>0.120418242065237</text:p>
          </table:table-cell>
          <table:table-cell office:value-type="float" office:value="0.120547123853575" calcext:value-type="float">
            <text:p>0.120547123853575</text:p>
          </table:table-cell>
          <table:table-cell office:value-type="float" office:value="0.120333352317531" calcext:value-type="float">
            <text:p>0.120333352317531</text:p>
          </table:table-cell>
          <table:table-cell office:value-type="float" office:value="0.120431089903706" calcext:value-type="float">
            <text:p>0.120431089903706</text:p>
          </table:table-cell>
          <table:table-cell office:value-type="float" office:value="0.120501733696309" calcext:value-type="float">
            <text:p>0.120501733696309</text:p>
          </table:table-cell>
          <table:table-cell office:value-type="float" office:value="0.12033319844903" calcext:value-type="float">
            <text:p>0.12033319844903</text:p>
          </table:table-cell>
          <table:table-cell office:value-type="float" office:value="0.120411503745757" calcext:value-type="float">
            <text:p>0.120411503745757</text:p>
          </table:table-cell>
          <table:table-cell office:value-type="float" office:value="0.120533431742511" calcext:value-type="float">
            <text:p>0.120533431742511</text:p>
          </table:table-cell>
          <table:table-cell office:value-type="float" office:value="0.120429393810286" calcext:value-type="float">
            <text:p>0.120429393810286</text:p>
          </table:table-cell>
          <table:table-cell office:value-type="float" office:value="0.120427497211602" calcext:value-type="float">
            <text:p>0.120427497211602</text:p>
          </table:table-cell>
          <table:table-cell office:value-type="float" office:value="0.120471482596028" calcext:value-type="float">
            <text:p>0.120471482596028</text:p>
          </table:table-cell>
          <table:table-cell office:value-type="float" office:value="0.120215128364307" calcext:value-type="float">
            <text:p>0.120215128364307</text:p>
          </table:table-cell>
          <table:table-cell office:value-type="float" office:value="0.120356903740889" calcext:value-type="float">
            <text:p>0.120356903740889</text:p>
          </table:table-cell>
          <table:table-cell office:value-type="float" office:value="0.12051859836382" calcext:value-type="float">
            <text:p>0.12051859836382</text:p>
          </table:table-cell>
          <table:table-cell office:value-type="float" office:value="0.120477941482543" calcext:value-type="float">
            <text:p>0.120477941482543</text:p>
          </table:table-cell>
          <table:table-cell office:value-type="float" office:value="0.120300527297721" calcext:value-type="float">
            <text:p>0.120300527297721</text:p>
          </table:table-cell>
          <table:table-cell office:value-type="float" office:value="0.120538456579921" calcext:value-type="float">
            <text:p>0.120538456579921</text:p>
          </table:table-cell>
          <table:table-cell office:value-type="float" office:value="0.120480496540102" calcext:value-type="float">
            <text:p>0.120480496540102</text:p>
          </table:table-cell>
          <table:table-cell office:value-type="float" office:value="0.12044776148874" calcext:value-type="float">
            <text:p>0.12044776148874</text:p>
          </table:table-cell>
          <table:table-cell office:value-type="float" office:value="0.120581590333545" calcext:value-type="float">
            <text:p>0.120581590333545</text:p>
          </table:table-cell>
          <table:table-cell office:value-type="float" office:value="0.120278606547513" calcext:value-type="float">
            <text:p>0.120278606547513</text:p>
          </table:table-cell>
          <table:table-cell office:value-type="float" office:value="0.120404515274204" calcext:value-type="float">
            <text:p>0.120404515274204</text:p>
          </table:table-cell>
          <table:table-cell office:value-type="float" office:value="0.120380556156096" calcext:value-type="float">
            <text:p>0.120380556156096</text:p>
          </table:table-cell>
          <table:table-cell office:value-type="float" office:value="0.120398024151458" calcext:value-type="float">
            <text:p>0.120398024151458</text:p>
          </table:table-cell>
          <table:table-cell office:value-type="float" office:value="0.120442768428353" calcext:value-type="float">
            <text:p>0.120442768428353</text:p>
          </table:table-cell>
          <table:table-cell office:value-type="float" office:value="0.120605064879473" calcext:value-type="float">
            <text:p>0.120605064879473</text:p>
          </table:table-cell>
          <table:table-cell office:value-type="float" office:value="0.120349508950304" calcext:value-type="float">
            <text:p>0.120349508950304</text:p>
          </table:table-cell>
          <table:table-cell office:value-type="float" office:value="0.120545442016791" calcext:value-type="float">
            <text:p>0.120545442016791</text:p>
          </table:table-cell>
          <table:table-cell office:value-type="float" office:value="0.120493390905233" calcext:value-type="float">
            <text:p>0.120493390905233</text:p>
          </table:table-cell>
          <table:table-cell office:value-type="float" office:value="0.12038595099722" calcext:value-type="float">
            <text:p>0.12038595099722</text:p>
          </table:table-cell>
          <table:table-cell office:value-type="float" office:value="0.120358137433668" calcext:value-type="float">
            <text:p>0.120358137433668</text:p>
          </table:table-cell>
          <table:table-cell office:value-type="float" office:value="0.120472399849027" calcext:value-type="float">
            <text:p>0.120472399849027</text:p>
          </table:table-cell>
          <table:table-cell office:value-type="float" office:value="0.120465945168838" calcext:value-type="float">
            <text:p>0.120465945168838</text:p>
          </table:table-cell>
          <table:table-cell office:value-type="float" office:value="0.120378471821183" calcext:value-type="float">
            <text:p>0.120378471821183</text:p>
          </table:table-cell>
          <table:table-cell office:value-type="float" office:value="0.120414572960968" calcext:value-type="float">
            <text:p>0.120414572960968</text:p>
          </table:table-cell>
          <table:table-cell office:value-type="float" office:value="0.120451092739996" calcext:value-type="float">
            <text:p>0.120451092739996</text:p>
          </table:table-cell>
          <table:table-cell office:value-type="float" office:value="0.120485344005188" calcext:value-type="float">
            <text:p>0.120485344005188</text:p>
          </table:table-cell>
          <table:table-cell office:value-type="float" office:value="0.120493126646112" calcext:value-type="float">
            <text:p>0.120493126646112</text:p>
          </table:table-cell>
          <table:table-cell office:value-type="float" office:value="0.120394248275205" calcext:value-type="float">
            <text:p>0.120394248275205</text:p>
          </table:table-cell>
          <table:table-cell office:value-type="float" office:value="0.120411823896885" calcext:value-type="float">
            <text:p>0.120411823896885</text:p>
          </table:table-cell>
          <table:table-cell office:value-type="float" office:value="0.120511785255578" calcext:value-type="float">
            <text:p>0.120511785255578</text:p>
          </table:table-cell>
          <table:table-cell office:value-type="float" office:value="0.120324386170715" calcext:value-type="float">
            <text:p>0.120324386170715</text:p>
          </table:table-cell>
          <table:table-cell office:value-type="float" office:value="0.120491650223622" calcext:value-type="float">
            <text:p>0.120491650223622</text:p>
          </table:table-cell>
          <table:table-cell office:value-type="float" office:value="0.120388592585281" calcext:value-type="float">
            <text:p>0.120388592585281</text:p>
          </table:table-cell>
          <table:table-cell office:value-type="float" office:value="0.120297483066837" calcext:value-type="float">
            <text:p>0.120297483066837</text:p>
          </table:table-cell>
          <table:table-cell office:value-type="float" office:value="0.120235457113571" calcext:value-type="float">
            <text:p>0.120235457113571</text:p>
          </table:table-cell>
          <table:table-cell office:value-type="float" office:value="0.120519515813302" calcext:value-type="float">
            <text:p>0.120519515813302</text:p>
          </table:table-cell>
          <table:table-cell office:value-type="float" office:value="0.120264612719044" calcext:value-type="float">
            <text:p>0.120264612719044</text:p>
          </table:table-cell>
          <table:table-cell office:value-type="float" office:value="0.120377373552473" calcext:value-type="float">
            <text:p>0.120377373552473</text:p>
          </table:table-cell>
          <table:table-cell office:value-type="float" office:value="0.120577370284175" calcext:value-type="float">
            <text:p>0.120577370284175</text:p>
          </table:table-cell>
          <table:table-cell office:value-type="float" office:value="0.120319871764258" calcext:value-type="float">
            <text:p>0.120319871764258</text:p>
          </table:table-cell>
          <table:table-cell office:value-type="float" office:value="0.120242716008832" calcext:value-type="float">
            <text:p>0.120242716008832</text:p>
          </table:table-cell>
          <table:table-cell office:value-type="float" office:value="0.120410864772319" calcext:value-type="float">
            <text:p>0.120410864772319</text:p>
          </table:table-cell>
          <table:table-cell office:value-type="float" office:value="0.12043011375686" calcext:value-type="float">
            <text:p>0.12043011375686</text:p>
          </table:table-cell>
          <table:table-cell office:value-type="float" office:value="0.120409888043032" calcext:value-type="float">
            <text:p>0.120409888043032</text:p>
          </table:table-cell>
          <table:table-cell office:value-type="float" office:value="0.120614365532952" calcext:value-type="float">
            <text:p>0.120614365532952</text:p>
          </table:table-cell>
          <table:table-cell office:value-type="float" office:value="0.120430562873067" calcext:value-type="float">
            <text:p>0.120430562873067</text:p>
          </table:table-cell>
          <table:table-cell office:value-type="float" office:value="0.120455143090239" calcext:value-type="float">
            <text:p>0.120455143090239</text:p>
          </table:table-cell>
          <table:table-cell office:value-type="float" office:value="0.120479570401124" calcext:value-type="float">
            <text:p>0.120479570401124</text:p>
          </table:table-cell>
          <table:table-cell office:value-type="float" office:value="0.120630681152137" calcext:value-type="float">
            <text:p>0.120630681152137</text:p>
          </table:table-cell>
          <table:table-cell office:value-type="float" office:value="0.120289466902532" calcext:value-type="float">
            <text:p>0.120289466902532</text:p>
          </table:table-cell>
          <table:table-cell office:value-type="float" office:value="0.120804037689537" calcext:value-type="float">
            <text:p>0.120804037689537</text:p>
          </table:table-cell>
          <table:table-cell office:value-type="float" office:value="0.121117755526042" calcext:value-type="float">
            <text:p>0.121117755526042</text:p>
          </table:table-cell>
          <table:table-cell office:value-type="float" office:value="0.120989473876957" calcext:value-type="float">
            <text:p>0.120989473876957</text:p>
          </table:table-cell>
          <table:table-cell office:value-type="float" office:value="0.121199205831138" calcext:value-type="float">
            <text:p>0.121199205831138</text:p>
          </table:table-cell>
          <table:table-cell office:value-type="float" office:value="0.120801397951848" calcext:value-type="float">
            <text:p>0.120801397951848</text:p>
          </table:table-cell>
          <table:table-cell office:value-type="float" office:value="0.121106890367108" calcext:value-type="float">
            <text:p>0.121106890367108</text:p>
          </table:table-cell>
          <table:table-cell office:value-type="float" office:value="0.121055374167211" calcext:value-type="float">
            <text:p>0.121055374167211</text:p>
          </table:table-cell>
          <table:table-cell office:value-type="float" office:value="0.121095132223377" calcext:value-type="float">
            <text:p>0.121095132223377</text:p>
          </table:table-cell>
          <table:table-cell office:value-type="float" office:value="0.121025287739903" calcext:value-type="float">
            <text:p>0.121025287739903</text:p>
          </table:table-cell>
          <table:table-cell office:value-type="float" office:value="0.120807338441411" calcext:value-type="float">
            <text:p>0.120807338441411</text:p>
          </table:table-cell>
          <table:table-cell office:value-type="float" office:value="0.118749545448876" calcext:value-type="float">
            <text:p>0.118749545448876</text:p>
          </table:table-cell>
          <table:table-cell office:value-type="float" office:value="0.116453443298592" calcext:value-type="float">
            <text:p>0.116453443298592</text:p>
          </table:table-cell>
          <table:table-cell office:value-type="float" office:value="0.114138551062197" calcext:value-type="float">
            <text:p>0.114138551062197</text:p>
          </table:table-cell>
          <table:table-cell office:value-type="float" office:value="0.111189561861808" calcext:value-type="float">
            <text:p>0.111189561861808</text:p>
          </table:table-cell>
          <table:table-cell office:value-type="float" office:value="0.0996363126555081" calcext:value-type="float">
            <text:p>0.099636312655508</text:p>
          </table:table-cell>
          <table:table-cell office:value-type="float" office:value="0.0952502411700232" calcext:value-type="float">
            <text:p>0.095250241170023</text:p>
          </table:table-cell>
          <table:table-cell office:value-type="float" office:value="0.191667560342589" calcext:value-type="float">
            <text:p>0.191667560342589</text:p>
          </table:table-cell>
          <table:table-cell office:value-type="float" office:value="0.199670569372112" calcext:value-type="float">
            <text:p>0.199670569372112</text:p>
          </table:table-cell>
          <table:table-cell office:value-type="float" office:value="0.21039554373395" calcext:value-type="float">
            <text:p>0.21039554373395</text:p>
          </table:table-cell>
          <table:table-cell office:value-type="float" office:value="0.205091027984974" calcext:value-type="float">
            <text:p>0.205091027984974</text:p>
          </table:table-cell>
          <table:table-cell office:value-type="float" office:value="0.202958054499693" calcext:value-type="float">
            <text:p>0.202958054499693</text:p>
          </table:table-cell>
          <table:table-cell office:value-type="float" office:value="0.202883521998316" calcext:value-type="float">
            <text:p>0.202883521998316</text:p>
          </table:table-cell>
          <table:table-cell office:value-type="float" office:value="0.206992423450141" calcext:value-type="float">
            <text:p>0.206992423450141</text:p>
          </table:table-cell>
          <table:table-cell office:value-type="float" office:value="0.20950714872877" calcext:value-type="float">
            <text:p>0.20950714872877</text:p>
          </table:table-cell>
          <table:table-cell office:value-type="float" office:value="0.123555075264686" calcext:value-type="float">
            <text:p>0.123555075264686</text:p>
          </table:table-cell>
          <table:table-cell office:value-type="float" office:value="0.109385216494948" calcext:value-type="float">
            <text:p>0.109385216494948</text:p>
          </table:table-cell>
          <table:table-cell office:value-type="float" office:value="0.102918682037217" calcext:value-type="float">
            <text:p>0.102918682037217</text:p>
          </table:table-cell>
          <table:table-cell office:value-type="float" office:value="0.106142743725989" calcext:value-type="float">
            <text:p>0.106142743725989</text:p>
          </table:table-cell>
          <table:table-cell office:value-type="float" office:value="0.118048281857111" calcext:value-type="float">
            <text:p>0.118048281857111</text:p>
          </table:table-cell>
          <table:table-cell office:value-type="float" office:value="0.120893451511915" calcext:value-type="float">
            <text:p>0.120893451511915</text:p>
          </table:table-cell>
          <table:table-cell office:value-type="float" office:value="0.121500102440196" calcext:value-type="float">
            <text:p>0.121500102440196</text:p>
          </table:table-cell>
          <table:table-cell office:value-type="float" office:value="0.121995973090756" calcext:value-type="float">
            <text:p>0.121995973090756</text:p>
          </table:table-cell>
          <table:table-cell office:value-type="float" office:value="0.117205669548424" calcext:value-type="float">
            <text:p>0.117205669548424</text:p>
          </table:table-cell>
          <table:table-cell office:value-type="float" office:value="0.111752733193449" calcext:value-type="float">
            <text:p>0.111752733193449</text:p>
          </table:table-cell>
          <table:table-cell office:value-type="float" office:value="0.10616566072584" calcext:value-type="float">
            <text:p>0.10616566072584</text:p>
          </table:table-cell>
          <table:table-cell office:value-type="float" office:value="0.102812078246796" calcext:value-type="float">
            <text:p>0.102812078246796</text:p>
          </table:table-cell>
          <table:table-cell office:value-type="float" office:value="0.0895109379163598" calcext:value-type="float">
            <text:p>0.08951093791636</text:p>
          </table:table-cell>
          <table:table-cell office:value-type="float" office:value="0.0883963113708037" calcext:value-type="float">
            <text:p>0.088396311370804</text:p>
          </table:table-cell>
          <table:table-cell office:value-type="float" office:value="0.095252602725607" calcext:value-type="float">
            <text:p>0.095252602725607</text:p>
          </table:table-cell>
          <table:table-cell office:value-type="float" office:value="0.112116313262928" calcext:value-type="float">
            <text:p>0.112116313262928</text:p>
          </table:table-cell>
          <table:table-cell office:value-type="float" office:value="0.12991576883497" calcext:value-type="float">
            <text:p>0.12991576883497</text:p>
          </table:table-cell>
          <table:table-cell office:value-type="float" office:value="0.183299794154824" calcext:value-type="float">
            <text:p>0.183299794154824</text:p>
          </table:table-cell>
          <table:table-cell office:value-type="float" office:value="0.185399676675315" calcext:value-type="float">
            <text:p>0.185399676675315</text:p>
          </table:table-cell>
          <table:table-cell office:value-type="float" office:value="0.188519730417809" calcext:value-type="float">
            <text:p>0.188519730417809</text:p>
          </table:table-cell>
          <table:table-cell office:value-type="float" office:value="0.142587973530319" calcext:value-type="float">
            <text:p>0.142587973530319</text:p>
          </table:table-cell>
          <table:table-cell office:value-type="float" office:value="0.138846294446129" calcext:value-type="float">
            <text:p>0.138846294446129</text:p>
          </table:table-cell>
          <table:table-cell office:value-type="float" office:value="0.187257230360395" calcext:value-type="float">
            <text:p>0.187257230360395</text:p>
          </table:table-cell>
          <table:table-cell office:value-type="float" office:value="0.186536018100998" calcext:value-type="float">
            <text:p>0.186536018100998</text:p>
          </table:table-cell>
          <table:table-cell office:value-type="float" office:value="0.114683102948703" calcext:value-type="float">
            <text:p>0.114683102948703</text:p>
          </table:table-cell>
          <table:table-cell office:value-type="float" office:value="0.113690176958558" calcext:value-type="float">
            <text:p>0.113690176958558</text:p>
          </table:table-cell>
          <table:table-cell office:value-type="float" office:value="0.114045791118783" calcext:value-type="float">
            <text:p>0.114045791118783</text:p>
          </table:table-cell>
          <table:table-cell office:value-type="float" office:value="0.114519416866014" calcext:value-type="float">
            <text:p>0.114519416866014</text:p>
          </table:table-cell>
          <table:table-cell office:value-type="float" office:value="0.114722165754518" calcext:value-type="float">
            <text:p>0.114722165754518</text:p>
          </table:table-cell>
          <table:table-cell office:value-type="float" office:value="0.116842767805755" calcext:value-type="float">
            <text:p>0.116842767805755</text:p>
          </table:table-cell>
          <table:table-cell office:value-type="float" office:value="0.115033431428973" calcext:value-type="float">
            <text:p>0.115033431428973</text:p>
          </table:table-cell>
          <table:table-cell office:value-type="float" office:value="0.114565221726989" calcext:value-type="float">
            <text:p>0.114565221726989</text:p>
          </table:table-cell>
          <table:table-cell office:value-type="float" office:value="0.113996425138951" calcext:value-type="float">
            <text:p>0.113996425138951</text:p>
          </table:table-cell>
          <table:table-cell office:value-type="float" office:value="0.111442820352637" calcext:value-type="float">
            <text:p>0.111442820352637</text:p>
          </table:table-cell>
          <table:table-cell office:value-type="float" office:value="0.115796153975321" calcext:value-type="float">
            <text:p>0.115796153975321</text:p>
          </table:table-cell>
          <table:table-cell office:value-type="float" office:value="0.118374980132736" calcext:value-type="float">
            <text:p>0.118374980132736</text:p>
          </table:table-cell>
          <table:table-cell office:value-type="float" office:value="0.121361061995783" calcext:value-type="float">
            <text:p>0.121361061995783</text:p>
          </table:table-cell>
          <table:table-cell office:value-type="float" office:value="0.121086556034918" calcext:value-type="float">
            <text:p>0.121086556034918</text:p>
          </table:table-cell>
          <table:table-cell office:value-type="float" office:value="0.116906321486982" calcext:value-type="float">
            <text:p>0.116906321486982</text:p>
          </table:table-cell>
          <table:table-cell office:value-type="float" office:value="0.113954020444764" calcext:value-type="float">
            <text:p>0.113954020444764</text:p>
          </table:table-cell>
          <table:table-cell office:value-type="float" office:value="0.107405569861876" calcext:value-type="float">
            <text:p>0.107405569861876</text:p>
          </table:table-cell>
          <table:table-cell office:value-type="float" office:value="0.0960878073789455" calcext:value-type="float">
            <text:p>0.096087807378946</text:p>
          </table:table-cell>
          <table:table-cell office:value-type="float" office:value="0.0935065121921151" calcext:value-type="float">
            <text:p>0.093506512192115</text:p>
          </table:table-cell>
          <table:table-cell office:value-type="float" office:value="0.140655118339571" calcext:value-type="float">
            <text:p>0.140655118339571</text:p>
          </table:table-cell>
          <table:table-cell office:value-type="float" office:value="0.184406174799746" calcext:value-type="float">
            <text:p>0.184406174799746</text:p>
          </table:table-cell>
          <table:table-cell office:value-type="float" office:value="0.188306933562918" calcext:value-type="float">
            <text:p>0.188306933562918</text:p>
          </table:table-cell>
          <table:table-cell office:value-type="float" office:value="0.193890004584355" calcext:value-type="float">
            <text:p>0.193890004584355</text:p>
          </table:table-cell>
          <table:table-cell office:value-type="float" office:value="0.198950075743667" calcext:value-type="float">
            <text:p>0.198950075743667</text:p>
          </table:table-cell>
          <table:table-cell office:value-type="float" office:value="0.20241640370012" calcext:value-type="float">
            <text:p>0.20241640370012</text:p>
          </table:table-cell>
          <table:table-cell office:value-type="float" office:value="0.150042510552594" calcext:value-type="float">
            <text:p>0.150042510552594</text:p>
          </table:table-cell>
          <table:table-cell office:value-type="float" office:value="0.151129810578845" calcext:value-type="float">
            <text:p>0.151129810578845</text:p>
          </table:table-cell>
          <table:table-cell office:value-type="float" office:value="0.152569170781648" calcext:value-type="float">
            <text:p>0.152569170781648</text:p>
          </table:table-cell>
          <table:table-cell office:value-type="float" office:value="0.199135516033291" calcext:value-type="float">
            <text:p>0.199135516033291</text:p>
          </table:table-cell>
          <table:table-cell office:value-type="float" office:value="0.13153526677354" calcext:value-type="float">
            <text:p>0.13153526677354</text:p>
          </table:table-cell>
          <table:table-cell office:value-type="float" office:value="0.128844218098559" calcext:value-type="float">
            <text:p>0.128844218098559</text:p>
          </table:table-cell>
          <table:table-cell office:value-type="float" office:value="0.130939535927329" calcext:value-type="float">
            <text:p>0.130939535927329</text:p>
          </table:table-cell>
          <table:table-cell office:value-type="float" office:value="0.124737523880646" calcext:value-type="float">
            <text:p>0.124737523880646</text:p>
          </table:table-cell>
          <table:table-cell office:value-type="float" office:value="0.121749124412233" calcext:value-type="float">
            <text:p>0.121749124412233</text:p>
          </table:table-cell>
          <table:table-cell office:value-type="float" office:value="0.121025498036549" calcext:value-type="float">
            <text:p>0.121025498036549</text:p>
          </table:table-cell>
          <table:table-cell office:value-type="float" office:value="0.121511136168348" calcext:value-type="float">
            <text:p>0.121511136168348</text:p>
          </table:table-cell>
          <table:table-cell office:value-type="float" office:value="0.122267022454701" calcext:value-type="float">
            <text:p>0.122267022454701</text:p>
          </table:table-cell>
          <table:table-cell office:value-type="float" office:value="0.11615510564612" calcext:value-type="float">
            <text:p>0.11615510564612</text:p>
          </table:table-cell>
          <table:table-cell office:value-type="float" office:value="0.119312913257765" calcext:value-type="float">
            <text:p>0.119312913257765</text:p>
          </table:table-cell>
          <table:table-cell office:value-type="float" office:value="0.120886240759749" calcext:value-type="float">
            <text:p>0.120886240759749</text:p>
          </table:table-cell>
          <table:table-cell office:value-type="float" office:value="0.127391115009236" calcext:value-type="float">
            <text:p>0.127391115009236</text:p>
          </table:table-cell>
          <table:table-cell office:value-type="float" office:value="0.129802100923018" calcext:value-type="float">
            <text:p>0.129802100923018</text:p>
          </table:table-cell>
          <table:table-cell office:value-type="float" office:value="0.132533092328228" calcext:value-type="float">
            <text:p>0.132533092328228</text:p>
          </table:table-cell>
          <table:table-cell office:value-type="float" office:value="0.133749158977072" calcext:value-type="float">
            <text:p>0.133749158977072</text:p>
          </table:table-cell>
          <table:table-cell office:value-type="float" office:value="0.130745770785489" calcext:value-type="float">
            <text:p>0.130745770785489</text:p>
          </table:table-cell>
          <table:table-cell office:value-type="float" office:value="0.128397613172689" calcext:value-type="float">
            <text:p>0.128397613172689</text:p>
          </table:table-cell>
          <table:table-cell office:value-type="float" office:value="0.126585095532294" calcext:value-type="float">
            <text:p>0.126585095532294</text:p>
          </table:table-cell>
          <table:table-cell office:value-type="float" office:value="0.124579072161525" calcext:value-type="float">
            <text:p>0.124579072161525</text:p>
          </table:table-cell>
          <table:table-cell office:value-type="float" office:value="0.118952800287075" calcext:value-type="float">
            <text:p>0.118952800287075</text:p>
          </table:table-cell>
          <table:table-cell office:value-type="float" office:value="0.101102111104945" calcext:value-type="float">
            <text:p>0.101102111104945</text:p>
          </table:table-cell>
          <table:table-cell office:value-type="float" office:value="0.0947137630502608" calcext:value-type="float">
            <text:p>0.094713763050261</text:p>
          </table:table-cell>
          <table:table-cell office:value-type="float" office:value="0.0976145995775869" calcext:value-type="float">
            <text:p>0.097614599577587</text:p>
          </table:table-cell>
          <table:table-cell office:value-type="float" office:value="0.194797661784162" calcext:value-type="float">
            <text:p>0.194797661784162</text:p>
          </table:table-cell>
          <table:table-cell office:value-type="float" office:value="0.208244578282121" calcext:value-type="float">
            <text:p>0.208244578282121</text:p>
          </table:table-cell>
          <table:table-cell office:value-type="float" office:value="0.145864875054538" calcext:value-type="float">
            <text:p>0.145864875054538</text:p>
          </table:table-cell>
          <table:table-cell office:value-type="float" office:value="0.146177758403715" calcext:value-type="float">
            <text:p>0.146177758403715</text:p>
          </table:table-cell>
          <table:table-cell office:value-type="float" office:value="0.148573023867848" calcext:value-type="float">
            <text:p>0.148573023867848</text:p>
          </table:table-cell>
          <table:table-cell office:value-type="float" office:value="0.116487719728161" calcext:value-type="float">
            <text:p>0.116487719728161</text:p>
          </table:table-cell>
          <table:table-cell office:value-type="float" office:value="0.105107951572978" calcext:value-type="float">
            <text:p>0.105107951572978</text:p>
          </table:table-cell>
          <table:table-cell office:value-type="float" office:value="0.109291258720028" calcext:value-type="float">
            <text:p>0.109291258720028</text:p>
          </table:table-cell>
          <table:table-cell office:value-type="float" office:value="0.106316576775007" calcext:value-type="float">
            <text:p>0.106316576775007</text:p>
          </table:table-cell>
          <table:table-cell office:value-type="float" office:value="0.105466545581229" calcext:value-type="float">
            <text:p>0.105466545581229</text:p>
          </table:table-cell>
          <table:table-cell office:value-type="float" office:value="0.108782224661236" calcext:value-type="float">
            <text:p>0.108782224661236</text:p>
          </table:table-cell>
          <table:table-cell office:value-type="float" office:value="0.11234542897808" calcext:value-type="float">
            <text:p>0.11234542897808</text:p>
          </table:table-cell>
          <table:table-cell office:value-type="float" office:value="0.120668684995645" calcext:value-type="float">
            <text:p>0.120668684995645</text:p>
          </table:table-cell>
          <table:table-cell office:value-type="float" office:value="0.125561469194564" calcext:value-type="float">
            <text:p>0.125561469194564</text:p>
          </table:table-cell>
          <table:table-cell office:value-type="float" office:value="0.131268075216963" calcext:value-type="float">
            <text:p>0.131268075216963</text:p>
          </table:table-cell>
          <table:table-cell office:value-type="float" office:value="0.132427639474438" calcext:value-type="float">
            <text:p>0.132427639474438</text:p>
          </table:table-cell>
          <table:table-cell office:value-type="float" office:value="0.134657910453028" calcext:value-type="float">
            <text:p>0.134657910453028</text:p>
          </table:table-cell>
          <table:table-cell office:value-type="float" office:value="0.132392610824806" calcext:value-type="float">
            <text:p>0.132392610824806</text:p>
          </table:table-cell>
          <table:table-cell office:value-type="float" office:value="0.129145520510821" calcext:value-type="float">
            <text:p>0.129145520510821</text:p>
          </table:table-cell>
          <table:table-cell office:value-type="float" office:value="0.125379101344099" calcext:value-type="float">
            <text:p>0.125379101344099</text:p>
          </table:table-cell>
          <table:table-cell office:value-type="float" office:value="0.12347625573209" calcext:value-type="float">
            <text:p>0.12347625573209</text:p>
          </table:table-cell>
          <table:table-cell office:value-type="float" office:value="0.11339527468921" calcext:value-type="float">
            <text:p>0.11339527468921</text:p>
          </table:table-cell>
          <table:table-cell office:value-type="float" office:value="0.0995242088933695" calcext:value-type="float">
            <text:p>0.09952420889337</text:p>
          </table:table-cell>
          <table:table-cell office:value-type="float" office:value="0.0989766766464718" calcext:value-type="float">
            <text:p>0.098976676646472</text:p>
          </table:table-cell>
          <table:table-cell office:value-type="float" office:value="0.194908183606469" calcext:value-type="float">
            <text:p>0.194908183606469</text:p>
          </table:table-cell>
          <table:table-cell office:value-type="float" office:value="0.206110584872307" calcext:value-type="float">
            <text:p>0.206110584872307</text:p>
          </table:table-cell>
          <table:table-cell office:value-type="float" office:value="0.201110007328914" calcext:value-type="float">
            <text:p>0.201110007328914</text:p>
          </table:table-cell>
          <table:table-cell office:value-type="float" office:value="0.201197310432375" calcext:value-type="float">
            <text:p>0.201197310432375</text:p>
          </table:table-cell>
          <table:table-cell office:value-type="float" office:value="0.200887816372376" calcext:value-type="float">
            <text:p>0.200887816372376</text:p>
          </table:table-cell>
          <table:table-cell office:value-type="float" office:value="0.20508188021271" calcext:value-type="float">
            <text:p>0.20508188021271</text:p>
          </table:table-cell>
          <table:table-cell office:value-type="float" office:value="0.100032221303523" calcext:value-type="float">
            <text:p>0.100032221303523</text:p>
          </table:table-cell>
          <table:table-cell office:value-type="float" office:value="0.10009087696017" calcext:value-type="float">
            <text:p>0.10009087696017</text:p>
          </table:table-cell>
          <table:table-cell office:value-type="float" office:value="0.0996247183265992" calcext:value-type="float">
            <text:p>0.099624718326599</text:p>
          </table:table-cell>
          <table:table-cell office:value-type="float" office:value="0.099876978014835" calcext:value-type="float">
            <text:p>0.099876978014835</text:p>
          </table:table-cell>
          <table:table-cell office:value-type="float" office:value="0.102818772906605" calcext:value-type="float">
            <text:p>0.102818772906605</text:p>
          </table:table-cell>
          <table:table-cell office:value-type="float" office:value="0.106220651819413" calcext:value-type="float">
            <text:p>0.106220651819413</text:p>
          </table:table-cell>
          <table:table-cell office:value-type="float" office:value="0.114215807532645" calcext:value-type="float">
            <text:p>0.114215807532645</text:p>
          </table:table-cell>
          <table:table-cell office:value-type="float" office:value="0.124192705889228" calcext:value-type="float">
            <text:p>0.124192705889228</text:p>
          </table:table-cell>
          <table:table-cell office:value-type="float" office:value="0.125311284346644" calcext:value-type="float">
            <text:p>0.125311284346644</text:p>
          </table:table-cell>
          <table:table-cell office:value-type="float" office:value="0.124978410643978" calcext:value-type="float">
            <text:p>0.124978410643978</text:p>
          </table:table-cell>
          <table:table-cell office:value-type="float" office:value="0.125120277721939" calcext:value-type="float">
            <text:p>0.125120277721939</text:p>
          </table:table-cell>
          <table:table-cell office:value-type="float" office:value="0.122634540742179" calcext:value-type="float">
            <text:p>0.122634540742179</text:p>
          </table:table-cell>
          <table:table-cell office:value-type="float" office:value="0.123218774560075" calcext:value-type="float">
            <text:p>0.123218774560075</text:p>
          </table:table-cell>
          <table:table-cell office:value-type="float" office:value="0.120868400028869" calcext:value-type="float">
            <text:p>0.120868400028869</text:p>
          </table:table-cell>
          <table:table-cell office:value-type="float" office:value="0.114189970276523" calcext:value-type="float">
            <text:p>0.114189970276523</text:p>
          </table:table-cell>
          <table:table-cell office:value-type="float" office:value="0.111688160200846" calcext:value-type="float">
            <text:p>0.111688160200846</text:p>
          </table:table-cell>
          <table:table-cell office:value-type="float" office:value="0.104350704641295" calcext:value-type="float">
            <text:p>0.104350704641295</text:p>
          </table:table-cell>
          <table:table-cell office:value-type="float" office:value="0.0949879432693283" calcext:value-type="float">
            <text:p>0.094987943269328</text:p>
          </table:table-cell>
          <table:table-cell office:value-type="float" office:value="0.193137010407525" calcext:value-type="float">
            <text:p>0.193137010407525</text:p>
          </table:table-cell>
          <table:table-cell office:value-type="float" office:value="0.200282056525212" calcext:value-type="float">
            <text:p>0.200282056525212</text:p>
          </table:table-cell>
          <table:table-cell office:value-type="float" office:value="0.203367163899085" calcext:value-type="float">
            <text:p>0.203367163899085</text:p>
          </table:table-cell>
          <table:table-cell office:value-type="float" office:value="0.202635635282034" calcext:value-type="float">
            <text:p>0.202635635282034</text:p>
          </table:table-cell>
          <table:table-cell office:value-type="float" office:value="0.19852545780927" calcext:value-type="float">
            <text:p>0.19852545780927</text:p>
          </table:table-cell>
          <table:table-cell office:value-type="float" office:value="0.195315228979425" calcext:value-type="float">
            <text:p>0.195315228979425</text:p>
          </table:table-cell>
          <table:table-cell office:value-type="float" office:value="0.192609296051124" calcext:value-type="float">
            <text:p>0.192609296051124</text:p>
          </table:table-cell>
          <table:table-cell office:value-type="float" office:value="0.198851696552721" calcext:value-type="float">
            <text:p>0.198851696552721</text:p>
          </table:table-cell>
          <table:table-cell office:value-type="float" office:value="0.107950615396584" calcext:value-type="float">
            <text:p>0.107950615396584</text:p>
          </table:table-cell>
          <table:table-cell office:value-type="float" office:value="0.10701749713895" calcext:value-type="float">
            <text:p>0.10701749713895</text:p>
          </table:table-cell>
          <table:table-cell office:value-type="float" office:value="0.104066790604252" calcext:value-type="float">
            <text:p>0.104066790604252</text:p>
          </table:table-cell>
          <table:table-cell office:value-type="float" office:value="0.107010333250029" calcext:value-type="float">
            <text:p>0.107010333250029</text:p>
          </table:table-cell>
          <table:table-cell office:value-type="float" office:value="0.112664537516202" calcext:value-type="float">
            <text:p>0.112664537516202</text:p>
          </table:table-cell>
          <table:table-cell office:value-type="float" office:value="0.118543796392289" calcext:value-type="float">
            <text:p>0.118543796392289</text:p>
          </table:table-cell>
          <table:table-cell office:value-type="float" office:value="0.121901472115977" calcext:value-type="float">
            <text:p>0.121901472115977</text:p>
          </table:table-cell>
          <table:table-cell office:value-type="float" office:value="0.126895403681056" calcext:value-type="float">
            <text:p>0.126895403681056</text:p>
          </table:table-cell>
          <table:table-cell office:value-type="float" office:value="0.126714147909994" calcext:value-type="float">
            <text:p>0.126714147909994</text:p>
          </table:table-cell>
          <table:table-cell office:value-type="float" office:value="0.127432706912209" calcext:value-type="float">
            <text:p>0.127432706912209</text:p>
          </table:table-cell>
          <table:table-cell office:value-type="float" office:value="0.126744798428304" calcext:value-type="float">
            <text:p>0.126744798428304</text:p>
          </table:table-cell>
          <table:table-cell office:value-type="float" office:value="0.12499436085423" calcext:value-type="float">
            <text:p>0.12499436085423</text:p>
          </table:table-cell>
          <table:table-cell office:value-type="float" office:value="0.122498154715461" calcext:value-type="float">
            <text:p>0.122498154715461</text:p>
          </table:table-cell>
          <table:table-cell office:value-type="float" office:value="0.11895818699655" calcext:value-type="float">
            <text:p>0.11895818699655</text:p>
          </table:table-cell>
          <table:table-cell office:value-type="float" office:value="0.109232089784048" calcext:value-type="float">
            <text:p>0.109232089784048</text:p>
          </table:table-cell>
          <table:table-cell office:value-type="float" office:value="0.104585026581946" calcext:value-type="float">
            <text:p>0.104585026581946</text:p>
          </table:table-cell>
          <table:table-cell office:value-type="float" office:value="0.107449376802158" calcext:value-type="float">
            <text:p>0.107449376802158</text:p>
          </table:table-cell>
          <table:table-cell office:value-type="float" office:value="0.118968990298449" calcext:value-type="float">
            <text:p>0.118968990298449</text:p>
          </table:table-cell>
          <table:table-cell office:value-type="float" office:value="0.133275114871615" calcext:value-type="float">
            <text:p>0.133275114871615</text:p>
          </table:table-cell>
          <table:table-cell office:value-type="float" office:value="0.173712484159479" calcext:value-type="float">
            <text:p>0.173712484159479</text:p>
          </table:table-cell>
          <table:table-cell office:value-type="float" office:value="0.18596426231882" calcext:value-type="float">
            <text:p>0.18596426231882</text:p>
          </table:table-cell>
          <table:table-cell office:value-type="float" office:value="0.186178505476373" calcext:value-type="float">
            <text:p>0.186178505476373</text:p>
          </table:table-cell>
          <table:table-cell office:value-type="float" office:value="0.187300118989943" calcext:value-type="float">
            <text:p>0.187300118989943</text:p>
          </table:table-cell>
          <table:table-cell office:value-type="float" office:value="0.185785217583813" calcext:value-type="float">
            <text:p>0.185785217583813</text:p>
          </table:table-cell>
          <table:table-cell office:value-type="float" office:value="0.188119095739832" calcext:value-type="float">
            <text:p>0.188119095739832</text:p>
          </table:table-cell>
          <table:table-cell office:value-type="float" office:value="0.209298752450714" calcext:value-type="float">
            <text:p>0.209298752450714</text:p>
          </table:table-cell>
          <table:table-cell office:value-type="float" office:value="0.21305259802578" calcext:value-type="float">
            <text:p>0.21305259802578</text:p>
          </table:table-cell>
          <table:table-cell table:number-columns-repeated="590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4592980455584" calcext:value-type="float">
            <text:p>-0.014592980455584</text:p>
          </table:table-cell>
          <table:table-cell office:value-type="float" office:value="-0.0146062006747876" calcext:value-type="float">
            <text:p>-0.014606200674788</text:p>
          </table:table-cell>
          <table:table-cell office:value-type="float" office:value="-0.014595556756063" calcext:value-type="float">
            <text:p>-0.014595556756063</text:p>
          </table:table-cell>
          <table:table-cell office:value-type="float" office:value="-0.0146038143502098" calcext:value-type="float">
            <text:p>-0.01460381435021</text:p>
          </table:table-cell>
          <table:table-cell office:value-type="float" office:value="-0.0145814426805488" calcext:value-type="float">
            <text:p>-0.014581442680549</text:p>
          </table:table-cell>
          <table:table-cell office:value-type="float" office:value="-0.0146038807095646" calcext:value-type="float">
            <text:p>-0.014603880709565</text:p>
          </table:table-cell>
          <table:table-cell office:value-type="float" office:value="-0.01459183471953" calcext:value-type="float">
            <text:p>-0.01459183471953</text:p>
          </table:table-cell>
          <table:table-cell office:value-type="float" office:value="-0.0146016644308386" calcext:value-type="float">
            <text:p>-0.014601664430839</text:p>
          </table:table-cell>
          <table:table-cell office:value-type="float" office:value="-0.0145869305937367" calcext:value-type="float">
            <text:p>-0.014586930593737</text:p>
          </table:table-cell>
          <table:table-cell office:value-type="float" office:value="-0.0146133249031037" calcext:value-type="float">
            <text:p>-0.014613324903104</text:p>
          </table:table-cell>
          <table:table-cell office:value-type="float" office:value="-0.0146124723863382" calcext:value-type="float">
            <text:p>-0.014612472386338</text:p>
          </table:table-cell>
          <table:table-cell office:value-type="float" office:value="-0.0145903260491687" calcext:value-type="float">
            <text:p>-0.014590326049169</text:p>
          </table:table-cell>
          <table:table-cell office:value-type="float" office:value="-0.0146030232517223" calcext:value-type="float">
            <text:p>-0.014603023251722</text:p>
          </table:table-cell>
          <table:table-cell office:value-type="float" office:value="-0.0146089722843182" calcext:value-type="float">
            <text:p>-0.014608972284318</text:p>
          </table:table-cell>
          <table:table-cell office:value-type="float" office:value="-0.0146042834980849" calcext:value-type="float">
            <text:p>-0.014604283498085</text:p>
          </table:table-cell>
          <table:table-cell office:value-type="float" office:value="-0.0146013610695498" calcext:value-type="float">
            <text:p>-0.01460136106955</text:p>
          </table:table-cell>
          <table:table-cell office:value-type="float" office:value="-0.0146122178345015" calcext:value-type="float">
            <text:p>-0.014612217834502</text:p>
          </table:table-cell>
          <table:table-cell office:value-type="float" office:value="-0.0145955649289401" calcext:value-type="float">
            <text:p>-0.01459556492894</text:p>
          </table:table-cell>
          <table:table-cell office:value-type="float" office:value="-0.0146069013441898" calcext:value-type="float">
            <text:p>-0.01460690134419</text:p>
          </table:table-cell>
          <table:table-cell office:value-type="float" office:value="-0.0146097113750766" calcext:value-type="float">
            <text:p>-0.014609711375077</text:p>
          </table:table-cell>
          <table:table-cell office:value-type="float" office:value="-0.0145794302810564" calcext:value-type="float">
            <text:p>-0.014579430281056</text:p>
          </table:table-cell>
          <table:table-cell office:value-type="float" office:value="-0.0145912424813136" calcext:value-type="float">
            <text:p>-0.014591242481314</text:p>
          </table:table-cell>
          <table:table-cell office:value-type="float" office:value="-0.0146109446947368" calcext:value-type="float">
            <text:p>-0.014610944694737</text:p>
          </table:table-cell>
          <table:table-cell office:value-type="float" office:value="-0.0146099502538844" calcext:value-type="float">
            <text:p>-0.014609950253884</text:p>
          </table:table-cell>
          <table:table-cell office:value-type="float" office:value="-0.0145917614983118" calcext:value-type="float">
            <text:p>-0.014591761498312</text:p>
          </table:table-cell>
          <table:table-cell office:value-type="float" office:value="-0.0146181136799457" calcext:value-type="float">
            <text:p>-0.014618113679946</text:p>
          </table:table-cell>
          <table:table-cell office:value-type="float" office:value="-0.0146218938572706" calcext:value-type="float">
            <text:p>-0.014621893857271</text:p>
          </table:table-cell>
          <table:table-cell office:value-type="float" office:value="-0.0146059182810691" calcext:value-type="float">
            <text:p>-0.014605918281069</text:p>
          </table:table-cell>
          <table:table-cell office:value-type="float" office:value="-0.0146247646458619" calcext:value-type="float">
            <text:p>-0.014624764645862</text:p>
          </table:table-cell>
          <table:table-cell office:value-type="float" office:value="-0.0145920593784611" calcext:value-type="float">
            <text:p>-0.014592059378461</text:p>
          </table:table-cell>
          <table:table-cell office:value-type="float" office:value="-0.0146027836562561" calcext:value-type="float">
            <text:p>-0.014602783656256</text:p>
          </table:table-cell>
          <table:table-cell office:value-type="float" office:value="-0.0146058271119139" calcext:value-type="float">
            <text:p>-0.014605827111914</text:p>
          </table:table-cell>
          <table:table-cell office:value-type="float" office:value="-0.014603039720899" calcext:value-type="float">
            <text:p>-0.014603039720899</text:p>
          </table:table-cell>
          <table:table-cell office:value-type="float" office:value="-0.0146140529500323" calcext:value-type="float">
            <text:p>-0.014614052950032</text:p>
          </table:table-cell>
          <table:table-cell office:value-type="float" office:value="-0.0146291853466508" calcext:value-type="float">
            <text:p>-0.014629185346651</text:p>
          </table:table-cell>
          <table:table-cell office:value-type="float" office:value="-0.0145847034854307" calcext:value-type="float">
            <text:p>-0.014584703485431</text:p>
          </table:table-cell>
          <table:table-cell office:value-type="float" office:value="-0.0146028718810998" calcext:value-type="float">
            <text:p>-0.0146028718811</text:p>
          </table:table-cell>
          <table:table-cell office:value-type="float" office:value="-0.0146165577668969" calcext:value-type="float">
            <text:p>-0.014616557766897</text:p>
          </table:table-cell>
          <table:table-cell office:value-type="float" office:value="-0.0146033191206786" calcext:value-type="float">
            <text:p>-0.014603319120679</text:p>
          </table:table-cell>
          <table:table-cell office:value-type="float" office:value="-0.0145972637912618" calcext:value-type="float">
            <text:p>-0.014597263791262</text:p>
          </table:table-cell>
          <table:table-cell office:value-type="float" office:value="-0.0146183896044725" calcext:value-type="float">
            <text:p>-0.014618389604473</text:p>
          </table:table-cell>
          <table:table-cell office:value-type="float" office:value="-0.0146582894903924" calcext:value-type="float">
            <text:p>-0.014658289490392</text:p>
          </table:table-cell>
          <table:table-cell office:value-type="float" office:value="-0.0145965989379181" calcext:value-type="float">
            <text:p>-0.014596598937918</text:p>
          </table:table-cell>
          <table:table-cell office:value-type="float" office:value="-0.0146040564708935" calcext:value-type="float">
            <text:p>-0.014604056470894</text:p>
          </table:table-cell>
          <table:table-cell office:value-type="float" office:value="-0.0146074178171711" calcext:value-type="float">
            <text:p>-0.014607417817171</text:p>
          </table:table-cell>
          <table:table-cell office:value-type="float" office:value="-0.0146131265966886" calcext:value-type="float">
            <text:p>-0.014613126596689</text:p>
          </table:table-cell>
          <table:table-cell office:value-type="float" office:value="-0.0145882293593397" calcext:value-type="float">
            <text:p>-0.01458822935934</text:p>
          </table:table-cell>
          <table:table-cell office:value-type="float" office:value="-0.0146091484618016" calcext:value-type="float">
            <text:p>-0.014609148461802</text:p>
          </table:table-cell>
          <table:table-cell office:value-type="float" office:value="-0.0146037346001813" calcext:value-type="float">
            <text:p>-0.014603734600181</text:p>
          </table:table-cell>
          <table:table-cell office:value-type="float" office:value="-0.0146139594147815" calcext:value-type="float">
            <text:p>-0.014613959414782</text:p>
          </table:table-cell>
          <table:table-cell office:value-type="float" office:value="-0.0145864824747483" calcext:value-type="float">
            <text:p>-0.014586482474748</text:p>
          </table:table-cell>
          <table:table-cell office:value-type="float" office:value="-0.0146103457708669" calcext:value-type="float">
            <text:p>-0.014610345770867</text:p>
          </table:table-cell>
          <table:table-cell office:value-type="float" office:value="-0.0145921120400617" calcext:value-type="float">
            <text:p>-0.014592112040062</text:p>
          </table:table-cell>
          <table:table-cell office:value-type="float" office:value="-0.0145884373144364" calcext:value-type="float">
            <text:p>-0.014588437314436</text:p>
          </table:table-cell>
          <table:table-cell office:value-type="float" office:value="-0.0145757501871998" calcext:value-type="float">
            <text:p>-0.0145757501872</text:p>
          </table:table-cell>
          <table:table-cell office:value-type="float" office:value="-0.0146113672356094" calcext:value-type="float">
            <text:p>-0.014611367235609</text:p>
          </table:table-cell>
          <table:table-cell office:value-type="float" office:value="-0.0145979175394376" calcext:value-type="float">
            <text:p>-0.014597917539438</text:p>
          </table:table-cell>
          <table:table-cell office:value-type="float" office:value="-0.0145972196866594" calcext:value-type="float">
            <text:p>-0.014597219686659</text:p>
          </table:table-cell>
          <table:table-cell office:value-type="float" office:value="-0.0146047669693575" calcext:value-type="float">
            <text:p>-0.014604766969358</text:p>
          </table:table-cell>
          <table:table-cell office:value-type="float" office:value="-0.0145893228296298" calcext:value-type="float">
            <text:p>-0.01458932282963</text:p>
          </table:table-cell>
          <table:table-cell office:value-type="float" office:value="-0.0146306194809283" calcext:value-type="float">
            <text:p>-0.014630619480928</text:p>
          </table:table-cell>
          <table:table-cell office:value-type="float" office:value="-0.0145912546019674" calcext:value-type="float">
            <text:p>-0.014591254601967</text:p>
          </table:table-cell>
          <table:table-cell office:value-type="float" office:value="-0.0146119016342958" calcext:value-type="float">
            <text:p>-0.014611901634296</text:p>
          </table:table-cell>
          <table:table-cell office:value-type="float" office:value="-0.014627119536855" calcext:value-type="float">
            <text:p>-0.014627119536855</text:p>
          </table:table-cell>
          <table:table-cell office:value-type="float" office:value="-0.0146353370221059" calcext:value-type="float">
            <text:p>-0.014635337022106</text:p>
          </table:table-cell>
          <table:table-cell office:value-type="float" office:value="-0.0146539502377346" calcext:value-type="float">
            <text:p>-0.014653950237735</text:p>
          </table:table-cell>
          <table:table-cell office:value-type="float" office:value="-0.0145974433391005" calcext:value-type="float">
            <text:p>-0.014597443339101</text:p>
          </table:table-cell>
          <table:table-cell office:value-type="float" office:value="-0.0146277340850518" calcext:value-type="float">
            <text:p>-0.014627734085052</text:p>
          </table:table-cell>
          <table:table-cell office:value-type="float" office:value="-0.0146162035820577" calcext:value-type="float">
            <text:p>-0.014616203582058</text:p>
          </table:table-cell>
          <table:table-cell office:value-type="float" office:value="-0.014191303921892" calcext:value-type="float">
            <text:p>-0.014191303921892</text:p>
          </table:table-cell>
          <table:table-cell office:value-type="float" office:value="-0.0134857645575611" calcext:value-type="float">
            <text:p>-0.013485764557561</text:p>
          </table:table-cell>
          <table:table-cell office:value-type="float" office:value="-0.0135084142541905" calcext:value-type="float">
            <text:p>-0.013508414254191</text:p>
          </table:table-cell>
          <table:table-cell office:value-type="float" office:value="-0.0134707021016044" calcext:value-type="float">
            <text:p>-0.013470702101604</text:p>
          </table:table-cell>
          <table:table-cell office:value-type="float" office:value="-0.0135024157889812" calcext:value-type="float">
            <text:p>-0.013502415788981</text:p>
          </table:table-cell>
          <table:table-cell office:value-type="float" office:value="-0.0133943708996994" calcext:value-type="float">
            <text:p>-0.013394370899699</text:p>
          </table:table-cell>
          <table:table-cell office:value-type="float" office:value="-0.0134218963347243" calcext:value-type="float">
            <text:p>-0.013421896334724</text:p>
          </table:table-cell>
          <table:table-cell office:value-type="float" office:value="-0.0134937748158859" calcext:value-type="float">
            <text:p>-0.013493774815886</text:p>
          </table:table-cell>
          <table:table-cell office:value-type="float" office:value="-0.0134316352473751" calcext:value-type="float">
            <text:p>-0.013431635247375</text:p>
          </table:table-cell>
          <table:table-cell office:value-type="float" office:value="-0.0134198747875009" calcext:value-type="float">
            <text:p>-0.013419874787501</text:p>
          </table:table-cell>
          <table:table-cell office:value-type="float" office:value="-0.0140438280212778" calcext:value-type="float">
            <text:p>-0.014043828021278</text:p>
          </table:table-cell>
          <table:table-cell office:value-type="float" office:value="-0.0167019524619802" calcext:value-type="float">
            <text:p>-0.01670195246198</text:p>
          </table:table-cell>
          <table:table-cell office:value-type="float" office:value="-0.0194272215958151" calcext:value-type="float">
            <text:p>-0.019427221595815</text:p>
          </table:table-cell>
          <table:table-cell office:value-type="float" office:value="-0.0231184848648979" calcext:value-type="float">
            <text:p>-0.023118484864898</text:p>
          </table:table-cell>
          <table:table-cell office:value-type="float" office:value="-0.0274008376805434" calcext:value-type="float">
            <text:p>-0.027400837680543</text:p>
          </table:table-cell>
          <table:table-cell office:value-type="float" office:value="-0.0333551240433883" calcext:value-type="float">
            <text:p>-0.033355124043388</text:p>
          </table:table-cell>
          <table:table-cell office:value-type="float" office:value="-0.0372000617286598" calcext:value-type="float">
            <text:p>-0.03720006172866</text:p>
          </table:table-cell>
          <table:table-cell office:value-type="float" office:value="-0.0487192217281631" calcext:value-type="float">
            <text:p>-0.048719221728163</text:p>
          </table:table-cell>
          <table:table-cell office:value-type="float" office:value="-0.0477430114719661" calcext:value-type="float">
            <text:p>-0.047743011471966</text:p>
          </table:table-cell>
          <table:table-cell office:value-type="float" office:value="-0.0226680672456739" calcext:value-type="float">
            <text:p>-0.022668067245674</text:p>
          </table:table-cell>
          <table:table-cell office:value-type="float" office:value="-0.0216387133969849" calcext:value-type="float">
            <text:p>-0.021638713396985</text:p>
          </table:table-cell>
          <table:table-cell office:value-type="float" office:value="-0.021680660958157" calcext:value-type="float">
            <text:p>-0.021680660958157</text:p>
          </table:table-cell>
          <table:table-cell office:value-type="float" office:value="-0.0217919385516997" calcext:value-type="float">
            <text:p>-0.0217919385517</text:p>
          </table:table-cell>
          <table:table-cell office:value-type="float" office:value="-0.0249543411975033" calcext:value-type="float">
            <text:p>-0.024954341197503</text:p>
          </table:table-cell>
          <table:table-cell office:value-type="float" office:value="-0.0285310142972238" calcext:value-type="float">
            <text:p>-0.028531014297224</text:p>
          </table:table-cell>
          <table:table-cell office:value-type="float" office:value="-0.0298716933110822" calcext:value-type="float">
            <text:p>-0.029871693311082</text:p>
          </table:table-cell>
          <table:table-cell office:value-type="float" office:value="-0.022077245753432" calcext:value-type="float">
            <text:p>-0.022077245753432</text:p>
          </table:table-cell>
          <table:table-cell office:value-type="float" office:value="-0.016774211157274" calcext:value-type="float">
            <text:p>-0.016774211157274</text:p>
          </table:table-cell>
          <table:table-cell office:value-type="float" office:value="-0.0132866358216304" calcext:value-type="float">
            <text:p>-0.01328663582163</text:p>
          </table:table-cell>
          <table:table-cell office:value-type="float" office:value="-0.0148612313807106" calcext:value-type="float">
            <text:p>-0.014861231380711</text:p>
          </table:table-cell>
          <table:table-cell office:value-type="float" office:value="-0.0137080728956211" calcext:value-type="float">
            <text:p>-0.013708072895621</text:p>
          </table:table-cell>
          <table:table-cell office:value-type="float" office:value="-0.0133306226603572" calcext:value-type="float">
            <text:p>-0.013330622660357</text:p>
          </table:table-cell>
          <table:table-cell office:value-type="float" office:value="-0.0132256433545552" calcext:value-type="float">
            <text:p>-0.013225643354555</text:p>
          </table:table-cell>
          <table:table-cell office:value-type="float" office:value="-0.0128282196704563" calcext:value-type="float">
            <text:p>-0.012828219670456</text:p>
          </table:table-cell>
          <table:table-cell office:value-type="float" office:value="-0.016002132940706" calcext:value-type="float">
            <text:p>-0.016002132940706</text:p>
          </table:table-cell>
          <table:table-cell office:value-type="float" office:value="-0.018674399434505" calcext:value-type="float">
            <text:p>-0.018674399434505</text:p>
          </table:table-cell>
          <table:table-cell office:value-type="float" office:value="-0.0225979000157698" calcext:value-type="float">
            <text:p>-0.02259790001577</text:p>
          </table:table-cell>
          <table:table-cell office:value-type="float" office:value="-0.0295174448850461" calcext:value-type="float">
            <text:p>-0.029517444885046</text:p>
          </table:table-cell>
          <table:table-cell office:value-type="float" office:value="-0.0310260776156461" calcext:value-type="float">
            <text:p>-0.031026077615646</text:p>
          </table:table-cell>
          <table:table-cell office:value-type="float" office:value="-0.0359187373148774" calcext:value-type="float">
            <text:p>-0.035918737314877</text:p>
          </table:table-cell>
          <table:table-cell office:value-type="float" office:value="-0.0286371317272644" calcext:value-type="float">
            <text:p>-0.028637131727264</text:p>
          </table:table-cell>
          <table:table-cell office:value-type="float" office:value="-0.0376647253335721" calcext:value-type="float">
            <text:p>-0.037664725333572</text:p>
          </table:table-cell>
          <table:table-cell office:value-type="float" office:value="-0.0404494211105125" calcext:value-type="float">
            <text:p>-0.040449421110513</text:p>
          </table:table-cell>
          <table:table-cell office:value-type="float" office:value="-0.0377704260592073" calcext:value-type="float">
            <text:p>-0.037770426059207</text:p>
          </table:table-cell>
          <table:table-cell office:value-type="float" office:value="-0.0358135152031785" calcext:value-type="float">
            <text:p>-0.035813515203179</text:p>
          </table:table-cell>
          <table:table-cell office:value-type="float" office:value="-0.0145804752046661" calcext:value-type="float">
            <text:p>-0.014580475204666</text:p>
          </table:table-cell>
          <table:table-cell office:value-type="float" office:value="-0.0142425525032694" calcext:value-type="float">
            <text:p>-0.014242552503269</text:p>
          </table:table-cell>
          <table:table-cell office:value-type="float" office:value="-0.0115782066042717" calcext:value-type="float">
            <text:p>-0.011578206604272</text:p>
          </table:table-cell>
          <table:table-cell office:value-type="float" office:value="-0.0107616388841172" calcext:value-type="float">
            <text:p>-0.010761638884117</text:p>
          </table:table-cell>
          <table:table-cell office:value-type="float" office:value="-0.0469777043065718" calcext:value-type="float">
            <text:p>-0.046977704306572</text:p>
          </table:table-cell>
          <table:table-cell office:value-type="float" office:value="-0.0460690920712114" calcext:value-type="float">
            <text:p>-0.046069092071211</text:p>
          </table:table-cell>
          <table:table-cell office:value-type="float" office:value="-0.0444162542297675" calcext:value-type="float">
            <text:p>-0.044416254229768</text:p>
          </table:table-cell>
          <table:table-cell office:value-type="float" office:value="-0.0401816746460978" calcext:value-type="float">
            <text:p>-0.040181674646098</text:p>
          </table:table-cell>
          <table:table-cell office:value-type="float" office:value="-0.0369672320597172" calcext:value-type="float">
            <text:p>-0.036967232059717</text:p>
          </table:table-cell>
          <table:table-cell office:value-type="float" office:value="-0.0336268281385769" calcext:value-type="float">
            <text:p>-0.033626828138577</text:p>
          </table:table-cell>
          <table:table-cell office:value-type="float" office:value="-0.0304041465122484" calcext:value-type="float">
            <text:p>-0.030404146512248</text:p>
          </table:table-cell>
          <table:table-cell office:value-type="float" office:value="-0.0267606042365225" calcext:value-type="float">
            <text:p>-0.026760604236523</text:p>
          </table:table-cell>
          <table:table-cell office:value-type="float" office:value="-0.022714307297226" calcext:value-type="float">
            <text:p>-0.022714307297226</text:p>
          </table:table-cell>
          <table:table-cell office:value-type="float" office:value="-0.0173156173895119" calcext:value-type="float">
            <text:p>-0.017315617389512</text:p>
          </table:table-cell>
          <table:table-cell office:value-type="float" office:value="-0.0166516319155492" calcext:value-type="float">
            <text:p>-0.016651631915549</text:p>
          </table:table-cell>
          <table:table-cell office:value-type="float" office:value="-0.0162259504873881" calcext:value-type="float">
            <text:p>-0.016225950487388</text:p>
          </table:table-cell>
          <table:table-cell office:value-type="float" office:value="-0.0142642002089795" calcext:value-type="float">
            <text:p>-0.01426420020898</text:p>
          </table:table-cell>
          <table:table-cell office:value-type="float" office:value="-0.0135484099165946" calcext:value-type="float">
            <text:p>-0.013548409916595</text:p>
          </table:table-cell>
          <table:table-cell office:value-type="float" office:value="-0.0144505125263952" calcext:value-type="float">
            <text:p>-0.014450512526395</text:p>
          </table:table-cell>
          <table:table-cell office:value-type="float" office:value="-0.015952352539946" calcext:value-type="float">
            <text:p>-0.015952352539946</text:p>
          </table:table-cell>
          <table:table-cell office:value-type="float" office:value="-0.0213430979793142" calcext:value-type="float">
            <text:p>-0.021343097979314</text:p>
          </table:table-cell>
          <table:table-cell office:value-type="float" office:value="-0.0272068945650823" calcext:value-type="float">
            <text:p>-0.027206894565082</text:p>
          </table:table-cell>
          <table:table-cell office:value-type="float" office:value="-0.0313124572580581" calcext:value-type="float">
            <text:p>-0.031312457258058</text:p>
          </table:table-cell>
          <table:table-cell office:value-type="float" office:value="-0.0357179740105136" calcext:value-type="float">
            <text:p>-0.035717974010514</text:p>
          </table:table-cell>
          <table:table-cell office:value-type="float" office:value="-0.0463167030188016" calcext:value-type="float">
            <text:p>-0.046316703018802</text:p>
          </table:table-cell>
          <table:table-cell office:value-type="float" office:value="-0.0441600697849823" calcext:value-type="float">
            <text:p>-0.044160069784982</text:p>
          </table:table-cell>
          <table:table-cell office:value-type="float" office:value="-0.0397750308952966" calcext:value-type="float">
            <text:p>-0.039775030895297</text:p>
          </table:table-cell>
          <table:table-cell office:value-type="float" office:value="-0.0401287329489916" calcext:value-type="float">
            <text:p>-0.040128732948992</text:p>
          </table:table-cell>
          <table:table-cell office:value-type="float" office:value="-0.0413899362104222" calcext:value-type="float">
            <text:p>-0.041389936210422</text:p>
          </table:table-cell>
          <table:table-cell office:value-type="float" office:value="-0.0153532467955482" calcext:value-type="float">
            <text:p>-0.015353246795548</text:p>
          </table:table-cell>
          <table:table-cell office:value-type="float" office:value="-0.0154270151421471" calcext:value-type="float">
            <text:p>-0.015427015142147</text:p>
          </table:table-cell>
          <table:table-cell office:value-type="float" office:value="-0.0153176303582818" calcext:value-type="float">
            <text:p>-0.015317630358282</text:p>
          </table:table-cell>
          <table:table-cell office:value-type="float" office:value="-0.00507626368036946" calcext:value-type="float">
            <text:p>-0.005076263680369</text:p>
          </table:table-cell>
          <table:table-cell office:value-type="float" office:value="-0.0427640786023091" calcext:value-type="float">
            <text:p>-0.042764078602309</text:p>
          </table:table-cell>
          <table:table-cell office:value-type="float" office:value="-0.0410369815809229" calcext:value-type="float">
            <text:p>-0.041036981580923</text:p>
          </table:table-cell>
          <table:table-cell office:value-type="float" office:value="-0.03887310499944" calcext:value-type="float">
            <text:p>-0.03887310499944</text:p>
          </table:table-cell>
          <table:table-cell office:value-type="float" office:value="-0.0328871355944075" calcext:value-type="float">
            <text:p>-0.032887135594408</text:p>
          </table:table-cell>
          <table:table-cell office:value-type="float" office:value="-0.0208034700211315" calcext:value-type="float">
            <text:p>-0.020803470021132</text:p>
          </table:table-cell>
          <table:table-cell office:value-type="float" office:value="-0.0170417304758215" calcext:value-type="float">
            <text:p>-0.017041730475822</text:p>
          </table:table-cell>
          <table:table-cell office:value-type="float" office:value="-0.0149528245335792" calcext:value-type="float">
            <text:p>-0.014952824533579</text:p>
          </table:table-cell>
          <table:table-cell office:value-type="float" office:value="-0.0121802337039616" calcext:value-type="float">
            <text:p>-0.012180233703962</text:p>
          </table:table-cell>
          <table:table-cell office:value-type="float" office:value="-0.00823355036475409" calcext:value-type="float">
            <text:p>-0.008233550364754</text:p>
          </table:table-cell>
          <table:table-cell office:value-type="float" office:value="-0.0134621592456687" calcext:value-type="float">
            <text:p>-0.013462159245669</text:p>
          </table:table-cell>
          <table:table-cell office:value-type="float" office:value="-0.0163277590869311" calcext:value-type="float">
            <text:p>-0.016327759086931</text:p>
          </table:table-cell>
          <table:table-cell office:value-type="float" office:value="-0.0167785012554779" calcext:value-type="float">
            <text:p>-0.016778501255478</text:p>
          </table:table-cell>
          <table:table-cell office:value-type="float" office:value="-0.0166398815533595" calcext:value-type="float">
            <text:p>-0.01663988155336</text:p>
          </table:table-cell>
          <table:table-cell office:value-type="float" office:value="-0.0168328673506849" calcext:value-type="float">
            <text:p>-0.016832867350685</text:p>
          </table:table-cell>
          <table:table-cell office:value-type="float" office:value="-0.0159365770697782" calcext:value-type="float">
            <text:p>-0.015936577069778</text:p>
          </table:table-cell>
          <table:table-cell office:value-type="float" office:value="-0.0150304514440922" calcext:value-type="float">
            <text:p>-0.015030451444092</text:p>
          </table:table-cell>
          <table:table-cell office:value-type="float" office:value="-0.0176659506823929" calcext:value-type="float">
            <text:p>-0.017665950682393</text:p>
          </table:table-cell>
          <table:table-cell office:value-type="float" office:value="-0.0207738517906229" calcext:value-type="float">
            <text:p>-0.020773851790623</text:p>
          </table:table-cell>
          <table:table-cell office:value-type="float" office:value="-0.024600949155179" calcext:value-type="float">
            <text:p>-0.024600949155179</text:p>
          </table:table-cell>
          <table:table-cell office:value-type="float" office:value="-0.0282815683165821" calcext:value-type="float">
            <text:p>-0.028281568316582</text:p>
          </table:table-cell>
          <table:table-cell office:value-type="float" office:value="-0.0321261520802472" calcext:value-type="float">
            <text:p>-0.032126152080247</text:p>
          </table:table-cell>
          <table:table-cell office:value-type="float" office:value="-0.0325031601995374" calcext:value-type="float">
            <text:p>-0.032503160199537</text:p>
          </table:table-cell>
          <table:table-cell office:value-type="float" office:value="-0.038526974580011" calcext:value-type="float">
            <text:p>-0.038526974580011</text:p>
          </table:table-cell>
          <table:table-cell office:value-type="float" office:value="-0.0447808637085948" calcext:value-type="float">
            <text:p>-0.044780863708595</text:p>
          </table:table-cell>
          <table:table-cell office:value-type="float" office:value="-0.0425654642681848" calcext:value-type="float">
            <text:p>-0.042565464268185</text:p>
          </table:table-cell>
          <table:table-cell office:value-type="float" office:value="-0.0144005464330198" calcext:value-type="float">
            <text:p>-0.01440054643302</text:p>
          </table:table-cell>
          <table:table-cell office:value-type="float" office:value="-0.0133509535188695" calcext:value-type="float">
            <text:p>-0.01335095351887</text:p>
          </table:table-cell>
          <table:table-cell office:value-type="float" office:value="-0.013628199406611" calcext:value-type="float">
            <text:p>-0.013628199406611</text:p>
          </table:table-cell>
          <table:table-cell office:value-type="float" office:value="-0.0340021122450919" calcext:value-type="float">
            <text:p>-0.034002112245092</text:p>
          </table:table-cell>
          <table:table-cell office:value-type="float" office:value="-0.021316202889062" calcext:value-type="float">
            <text:p>-0.021316202889062</text:p>
          </table:table-cell>
          <table:table-cell office:value-type="float" office:value="-0.0172752819690943" calcext:value-type="float">
            <text:p>-0.017275281969094</text:p>
          </table:table-cell>
          <table:table-cell office:value-type="float" office:value="-0.0134469381210609" calcext:value-type="float">
            <text:p>-0.013446938121061</text:p>
          </table:table-cell>
          <table:table-cell office:value-type="float" office:value="-0.0110404950092765" calcext:value-type="float">
            <text:p>-0.011040495009277</text:p>
          </table:table-cell>
          <table:table-cell office:value-type="float" office:value="-0.0123978145284004" calcext:value-type="float">
            <text:p>-0.0123978145284</text:p>
          </table:table-cell>
          <table:table-cell office:value-type="float" office:value="-0.0135149855894764" calcext:value-type="float">
            <text:p>-0.013514985589476</text:p>
          </table:table-cell>
          <table:table-cell office:value-type="float" office:value="-0.0169746556427249" calcext:value-type="float">
            <text:p>-0.016974655642725</text:p>
          </table:table-cell>
          <table:table-cell office:value-type="float" office:value="-0.0166982888478665" calcext:value-type="float">
            <text:p>-0.016698288847867</text:p>
          </table:table-cell>
          <table:table-cell office:value-type="float" office:value="-0.0161193208457029" calcext:value-type="float">
            <text:p>-0.016119320845703</text:p>
          </table:table-cell>
          <table:table-cell office:value-type="float" office:value="-0.0153322866557048" calcext:value-type="float">
            <text:p>-0.015332286655705</text:p>
          </table:table-cell>
          <table:table-cell office:value-type="float" office:value="-0.0148415895480298" calcext:value-type="float">
            <text:p>-0.01484158954803</text:p>
          </table:table-cell>
          <table:table-cell office:value-type="float" office:value="-0.01469962349943" calcext:value-type="float">
            <text:p>-0.01469962349943</text:p>
          </table:table-cell>
          <table:table-cell office:value-type="float" office:value="-0.0189526836445283" calcext:value-type="float">
            <text:p>-0.018952683644528</text:p>
          </table:table-cell>
          <table:table-cell office:value-type="float" office:value="-0.0265271518113433" calcext:value-type="float">
            <text:p>-0.026527151811343</text:p>
          </table:table-cell>
          <table:table-cell office:value-type="float" office:value="-0.0314639164832395" calcext:value-type="float">
            <text:p>-0.03146391648324</text:p>
          </table:table-cell>
          <table:table-cell office:value-type="float" office:value="-0.032043421115153" calcext:value-type="float">
            <text:p>-0.032043421115153</text:p>
          </table:table-cell>
          <table:table-cell office:value-type="float" office:value="-0.035425344740988" calcext:value-type="float">
            <text:p>-0.035425344740988</text:p>
          </table:table-cell>
          <table:table-cell office:value-type="float" office:value="-0.037315255524779" calcext:value-type="float">
            <text:p>-0.037315255524779</text:p>
          </table:table-cell>
          <table:table-cell office:value-type="float" office:value="-0.0483602192568296" calcext:value-type="float">
            <text:p>-0.04836021925683</text:p>
          </table:table-cell>
          <table:table-cell office:value-type="float" office:value="-0.018944847706978" calcext:value-type="float">
            <text:p>-0.018944847706978</text:p>
          </table:table-cell>
          <table:table-cell office:value-type="float" office:value="-0.0173589922898202" calcext:value-type="float">
            <text:p>-0.01735899228982</text:p>
          </table:table-cell>
          <table:table-cell office:value-type="float" office:value="-0.0169966569905814" calcext:value-type="float">
            <text:p>-0.016996656990581</text:p>
          </table:table-cell>
          <table:table-cell office:value-type="float" office:value="-0.0162659718522202" calcext:value-type="float">
            <text:p>-0.01626597185222</text:p>
          </table:table-cell>
          <table:table-cell office:value-type="float" office:value="-0.0165324825432409" calcext:value-type="float">
            <text:p>-0.016532482543241</text:p>
          </table:table-cell>
          <table:table-cell office:value-type="float" office:value="-0.0102386305942592" calcext:value-type="float">
            <text:p>-0.010238630594259</text:p>
          </table:table-cell>
          <table:table-cell office:value-type="float" office:value="-0.00827723949983354" calcext:value-type="float">
            <text:p>-0.008277239499834</text:p>
          </table:table-cell>
          <table:table-cell office:value-type="float" office:value="-0.00593024365136406" calcext:value-type="float">
            <text:p>-0.005930243651364</text:p>
          </table:table-cell>
          <table:table-cell office:value-type="float" office:value="-0.00503385695548528" calcext:value-type="float">
            <text:p>-0.005033856955485</text:p>
          </table:table-cell>
          <table:table-cell office:value-type="float" office:value="-0.00692790259499554" calcext:value-type="float">
            <text:p>-0.006927902594996</text:p>
          </table:table-cell>
          <table:table-cell office:value-type="float" office:value="-0.00982813608276815" calcext:value-type="float">
            <text:p>-0.009828136082768</text:p>
          </table:table-cell>
          <table:table-cell office:value-type="float" office:value="-0.0149423184550257" calcext:value-type="float">
            <text:p>-0.014942318455026</text:p>
          </table:table-cell>
          <table:table-cell office:value-type="float" office:value="-0.0152319881727378" calcext:value-type="float">
            <text:p>-0.015231988172738</text:p>
          </table:table-cell>
          <table:table-cell office:value-type="float" office:value="-0.0146301132553891" calcext:value-type="float">
            <text:p>-0.014630113255389</text:p>
          </table:table-cell>
          <table:table-cell office:value-type="float" office:value="-0.0134584162605277" calcext:value-type="float">
            <text:p>-0.013458416260528</text:p>
          </table:table-cell>
          <table:table-cell office:value-type="float" office:value="-0.0131314365593135" calcext:value-type="float">
            <text:p>-0.013131436559314</text:p>
          </table:table-cell>
          <table:table-cell office:value-type="float" office:value="-0.0133459872045145" calcext:value-type="float">
            <text:p>-0.013345987204515</text:p>
          </table:table-cell>
          <table:table-cell office:value-type="float" office:value="-0.0149563610728612" calcext:value-type="float">
            <text:p>-0.014956361072861</text:p>
          </table:table-cell>
          <table:table-cell office:value-type="float" office:value="-0.0209809386475723" calcext:value-type="float">
            <text:p>-0.020980938647572</text:p>
          </table:table-cell>
          <table:table-cell office:value-type="float" office:value="-0.024337247963238" calcext:value-type="float">
            <text:p>-0.024337247963238</text:p>
          </table:table-cell>
          <table:table-cell office:value-type="float" office:value="-0.0292769549149154" calcext:value-type="float">
            <text:p>-0.029276954914915</text:p>
          </table:table-cell>
          <table:table-cell office:value-type="float" office:value="-0.0316607527300128" calcext:value-type="float">
            <text:p>-0.031660752730013</text:p>
          </table:table-cell>
          <table:table-cell office:value-type="float" office:value="-0.0382416866364673" calcext:value-type="float">
            <text:p>-0.038241686636467</text:p>
          </table:table-cell>
          <table:table-cell office:value-type="float" office:value="-0.0434652129140372" calcext:value-type="float">
            <text:p>-0.043465212914037</text:p>
          </table:table-cell>
          <table:table-cell office:value-type="float" office:value="-0.0401355058369357" calcext:value-type="float">
            <text:p>-0.040135505836936</text:p>
          </table:table-cell>
          <table:table-cell office:value-type="float" office:value="-0.0415441941440557" calcext:value-type="float">
            <text:p>-0.041544194144056</text:p>
          </table:table-cell>
          <table:table-cell office:value-type="float" office:value="-0.0169205825555095" calcext:value-type="float">
            <text:p>-0.01692058255551</text:p>
          </table:table-cell>
          <table:table-cell office:value-type="float" office:value="-0.0169167898434929" calcext:value-type="float">
            <text:p>-0.016916789843493</text:p>
          </table:table-cell>
          <table:table-cell office:value-type="float" office:value="-0.0160089797198459" calcext:value-type="float">
            <text:p>-0.016008979719846</text:p>
          </table:table-cell>
          <table:table-cell office:value-type="float" office:value="-0.0154670549615066" calcext:value-type="float">
            <text:p>-0.015467054961507</text:p>
          </table:table-cell>
          <table:table-cell office:value-type="float" office:value="-0.0156434338888563" calcext:value-type="float">
            <text:p>-0.015643433888856</text:p>
          </table:table-cell>
          <table:table-cell office:value-type="float" office:value="-0.00556498388634724" calcext:value-type="float">
            <text:p>-0.005564983886347</text:p>
          </table:table-cell>
          <table:table-cell office:value-type="float" office:value="-0.00395369136862941" calcext:value-type="float">
            <text:p>-0.003953691368629</text:p>
          </table:table-cell>
          <table:table-cell office:value-type="float" office:value="-0.00148160819540882" calcext:value-type="float">
            <text:p>-0.001481608195409</text:p>
          </table:table-cell>
          <table:table-cell office:value-type="float" office:value="-0.00460757146122247" calcext:value-type="float">
            <text:p>-0.004607571461222</text:p>
          </table:table-cell>
          <table:table-cell office:value-type="float" office:value="-0.012968285187183" calcext:value-type="float">
            <text:p>-0.012968285187183</text:p>
          </table:table-cell>
          <table:table-cell office:value-type="float" office:value="-0.0145957823812852" calcext:value-type="float">
            <text:p>-0.014595782381285</text:p>
          </table:table-cell>
          <table:table-cell office:value-type="float" office:value="-0.0145989946592804" calcext:value-type="float">
            <text:p>-0.01459899465928</text:p>
          </table:table-cell>
          <table:table-cell office:value-type="float" office:value="-0.0138816322415124" calcext:value-type="float">
            <text:p>-0.013881632241512</text:p>
          </table:table-cell>
          <table:table-cell office:value-type="float" office:value="-0.0130353092610599" calcext:value-type="float">
            <text:p>-0.01303530926106</text:p>
          </table:table-cell>
          <table:table-cell office:value-type="float" office:value="-0.0125566953740994" calcext:value-type="float">
            <text:p>-0.012556695374099</text:p>
          </table:table-cell>
          <table:table-cell office:value-type="float" office:value="-0.0117700122941982" calcext:value-type="float">
            <text:p>-0.011770012294198</text:p>
          </table:table-cell>
          <table:table-cell office:value-type="float" office:value="-0.0117916935376032" calcext:value-type="float">
            <text:p>-0.011791693537603</text:p>
          </table:table-cell>
          <table:table-cell office:value-type="float" office:value="-0.013466078739368" calcext:value-type="float">
            <text:p>-0.013466078739368</text:p>
          </table:table-cell>
          <table:table-cell office:value-type="float" office:value="-0.0180071759267176" calcext:value-type="float">
            <text:p>-0.018007175926718</text:p>
          </table:table-cell>
          <table:table-cell office:value-type="float" office:value="-0.0197317028160574" calcext:value-type="float">
            <text:p>-0.019731702816057</text:p>
          </table:table-cell>
          <table:table-cell office:value-type="float" office:value="-0.0373544455340647" calcext:value-type="float">
            <text:p>-0.037354445534065</text:p>
          </table:table-cell>
          <table:table-cell office:value-type="float" office:value="-0.0372454971173584" calcext:value-type="float">
            <text:p>-0.037245497117358</text:p>
          </table:table-cell>
          <table:table-cell office:value-type="float" office:value="-0.0348866285986913" calcext:value-type="float">
            <text:p>-0.034886628598691</text:p>
          </table:table-cell>
          <table:table-cell office:value-type="float" office:value="-0.0422542593189671" calcext:value-type="float">
            <text:p>-0.042254259318967</text:p>
          </table:table-cell>
          <table:table-cell office:value-type="float" office:value="-0.0504486775318048" calcext:value-type="float">
            <text:p>-0.050448677531805</text:p>
          </table:table-cell>
          <table:table-cell office:value-type="float" office:value="-0.0498791645501435" calcext:value-type="float">
            <text:p>-0.049879164550144</text:p>
          </table:table-cell>
          <table:table-cell office:value-type="float" office:value="-0.0501272934322808" calcext:value-type="float">
            <text:p>-0.050127293432281</text:p>
          </table:table-cell>
          <table:table-cell office:value-type="float" office:value="-0.0515485010594036" calcext:value-type="float">
            <text:p>-0.051548501059404</text:p>
          </table:table-cell>
          <table:table-cell office:value-type="float" office:value="-0.051606975785965" calcext:value-type="float">
            <text:p>-0.051606975785965</text:p>
          </table:table-cell>
          <table:table-cell office:value-type="float" office:value="-0.0505481301757493" calcext:value-type="float">
            <text:p>-0.050548130175749</text:p>
          </table:table-cell>
          <table:table-cell office:value-type="float" office:value="-0.0206350150375262" calcext:value-type="float">
            <text:p>-0.020635015037526</text:p>
          </table:table-cell>
          <table:table-cell office:value-type="float" office:value="-0.0217054224772367" calcext:value-type="float">
            <text:p>-0.021705422477237</text:p>
          </table:table-cell>
          <table:table-cell table:number-columns-repeated="590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80034158420898" calcext:value-type="float">
            <text:p>0.580034158420898</text:p>
          </table:table-cell>
          <table:table-cell office:value-type="float" office:value="0.580748197223365" calcext:value-type="float">
            <text:p>0.580748197223365</text:p>
          </table:table-cell>
          <table:table-cell office:value-type="float" office:value="0.580084623317355" calcext:value-type="float">
            <text:p>0.580084623317355</text:p>
          </table:table-cell>
          <table:table-cell office:value-type="float" office:value="0.580951954390301" calcext:value-type="float">
            <text:p>0.580951954390301</text:p>
          </table:table-cell>
          <table:table-cell office:value-type="float" office:value="0.579529625854878" calcext:value-type="float">
            <text:p>0.579529625854878</text:p>
          </table:table-cell>
          <table:table-cell office:value-type="float" office:value="0.580970209600513" calcext:value-type="float">
            <text:p>0.580970209600513</text:p>
          </table:table-cell>
          <table:table-cell office:value-type="float" office:value="0.580650016528992" calcext:value-type="float">
            <text:p>0.580650016528992</text:p>
          </table:table-cell>
          <table:table-cell office:value-type="float" office:value="0.580611645916165" calcext:value-type="float">
            <text:p>0.580611645916165</text:p>
          </table:table-cell>
          <table:table-cell office:value-type="float" office:value="0.579934227653053" calcext:value-type="float">
            <text:p>0.579934227653053</text:p>
          </table:table-cell>
          <table:table-cell office:value-type="float" office:value="0.580754393631222" calcext:value-type="float">
            <text:p>0.580754393631222</text:p>
          </table:table-cell>
          <table:table-cell office:value-type="float" office:value="0.581383847959478" calcext:value-type="float">
            <text:p>0.581383847959478</text:p>
          </table:table-cell>
          <table:table-cell office:value-type="float" office:value="0.580273030014234" calcext:value-type="float">
            <text:p>0.580273030014234</text:p>
          </table:table-cell>
          <table:table-cell office:value-type="float" office:value="0.580811818299235" calcext:value-type="float">
            <text:p>0.580811818299235</text:p>
          </table:table-cell>
          <table:table-cell office:value-type="float" office:value="0.581153569049589" calcext:value-type="float">
            <text:p>0.581153569049589</text:p>
          </table:table-cell>
          <table:table-cell office:value-type="float" office:value="0.580292559521765" calcext:value-type="float">
            <text:p>0.580292559521765</text:p>
          </table:table-cell>
          <table:table-cell office:value-type="float" office:value="0.580758614209117" calcext:value-type="float">
            <text:p>0.580758614209117</text:p>
          </table:table-cell>
          <table:table-cell office:value-type="float" office:value="0.581322621030377" calcext:value-type="float">
            <text:p>0.581322621030377</text:p>
          </table:table-cell>
          <table:table-cell office:value-type="float" office:value="0.580745080422377" calcext:value-type="float">
            <text:p>0.580745080422377</text:p>
          </table:table-cell>
          <table:table-cell office:value-type="float" office:value="0.580758396890501" calcext:value-type="float">
            <text:p>0.580758396890501</text:p>
          </table:table-cell>
          <table:table-cell office:value-type="float" office:value="0.580946501319143" calcext:value-type="float">
            <text:p>0.580946501319143</text:p>
          </table:table-cell>
          <table:table-cell office:value-type="float" office:value="0.579763848207447" calcext:value-type="float">
            <text:p>0.579763848207447</text:p>
          </table:table-cell>
          <table:table-cell office:value-type="float" office:value="0.580358911465232" calcext:value-type="float">
            <text:p>0.580358911465232</text:p>
          </table:table-cell>
          <table:table-cell office:value-type="float" office:value="0.581209155169905" calcext:value-type="float">
            <text:p>0.581209155169905</text:p>
          </table:table-cell>
          <table:table-cell office:value-type="float" office:value="0.581004771631866" calcext:value-type="float">
            <text:p>0.581004771631866</text:p>
          </table:table-cell>
          <table:table-cell office:value-type="float" office:value="0.580143973452255" calcext:value-type="float">
            <text:p>0.580143973452255</text:p>
          </table:table-cell>
          <table:table-cell office:value-type="float" office:value="0.581363637687639" calcext:value-type="float">
            <text:p>0.581363637687639</text:p>
          </table:table-cell>
          <table:table-cell office:value-type="float" office:value="0.581107559349705" calcext:value-type="float">
            <text:p>0.581107559349705</text:p>
          </table:table-cell>
          <table:table-cell office:value-type="float" office:value="0.580901048683819" calcext:value-type="float">
            <text:p>0.580901048683819</text:p>
          </table:table-cell>
          <table:table-cell office:value-type="float" office:value="0.581500063912843" calcext:value-type="float">
            <text:p>0.581500063912843</text:p>
          </table:table-cell>
          <table:table-cell office:value-type="float" office:value="0.58013748584887" calcext:value-type="float">
            <text:p>0.58013748584887</text:p>
          </table:table-cell>
          <table:table-cell office:value-type="float" office:value="0.580704113793515" calcext:value-type="float">
            <text:p>0.580704113793515</text:p>
          </table:table-cell>
          <table:table-cell office:value-type="float" office:value="0.580619592093719" calcext:value-type="float">
            <text:p>0.580619592093719</text:p>
          </table:table-cell>
          <table:table-cell office:value-type="float" office:value="0.580673388899072" calcext:value-type="float">
            <text:p>0.580673388899072</text:p>
          </table:table-cell>
          <table:table-cell office:value-type="float" office:value="0.580867172149186" calcext:value-type="float">
            <text:p>0.580867172149186</text:p>
          </table:table-cell>
          <table:table-cell office:value-type="float" office:value="0.581613675703319" calcext:value-type="float">
            <text:p>0.581613675703319</text:p>
          </table:table-cell>
          <table:table-cell office:value-type="float" office:value="0.580403758301779" calcext:value-type="float">
            <text:p>0.580403758301779</text:p>
          </table:table-cell>
          <table:table-cell office:value-type="float" office:value="0.581341254238943" calcext:value-type="float">
            <text:p>0.581341254238943</text:p>
          </table:table-cell>
          <table:table-cell office:value-type="float" office:value="0.581108368392732" calcext:value-type="float">
            <text:p>0.581108368392732</text:p>
          </table:table-cell>
          <table:table-cell office:value-type="float" office:value="0.580605035919355" calcext:value-type="float">
            <text:p>0.580605035919355</text:p>
          </table:table-cell>
          <table:table-cell office:value-type="float" office:value="0.580519085245826" calcext:value-type="float">
            <text:p>0.580519085245826</text:p>
          </table:table-cell>
          <table:table-cell office:value-type="float" office:value="0.581074983179102" calcext:value-type="float">
            <text:p>0.581074983179102</text:p>
          </table:table-cell>
          <table:table-cell office:value-type="float" office:value="0.580945663680534" calcext:value-type="float">
            <text:p>0.580945663680534</text:p>
          </table:table-cell>
          <table:table-cell office:value-type="float" office:value="0.580499193961992" calcext:value-type="float">
            <text:p>0.580499193961992</text:p>
          </table:table-cell>
          <table:table-cell office:value-type="float" office:value="0.580691916196763" calcext:value-type="float">
            <text:p>0.580691916196763</text:p>
          </table:table-cell>
          <table:table-cell office:value-type="float" office:value="0.580847924988724" calcext:value-type="float">
            <text:p>0.580847924988724</text:p>
          </table:table-cell>
          <table:table-cell office:value-type="float" office:value="0.581138647817649" calcext:value-type="float">
            <text:p>0.581138647817649</text:p>
          </table:table-cell>
          <table:table-cell office:value-type="float" office:value="0.581119466567104" calcext:value-type="float">
            <text:p>0.581119466567104</text:p>
          </table:table-cell>
          <table:table-cell office:value-type="float" office:value="0.580681331119152" calcext:value-type="float">
            <text:p>0.580681331119152</text:p>
          </table:table-cell>
          <table:table-cell office:value-type="float" office:value="0.58063245455125" calcext:value-type="float">
            <text:p>0.58063245455125</text:p>
          </table:table-cell>
          <table:table-cell office:value-type="float" office:value="0.581128005038224" calcext:value-type="float">
            <text:p>0.581128005038224</text:p>
          </table:table-cell>
          <table:table-cell office:value-type="float" office:value="0.580263810560559" calcext:value-type="float">
            <text:p>0.580263810560559</text:p>
          </table:table-cell>
          <table:table-cell office:value-type="float" office:value="0.581059454448752" calcext:value-type="float">
            <text:p>0.581059454448752</text:p>
          </table:table-cell>
          <table:table-cell office:value-type="float" office:value="0.580678369010071" calcext:value-type="float">
            <text:p>0.580678369010071</text:p>
          </table:table-cell>
          <table:table-cell office:value-type="float" office:value="0.580134995200969" calcext:value-type="float">
            <text:p>0.580134995200969</text:p>
          </table:table-cell>
          <table:table-cell office:value-type="float" office:value="0.579773160017897" calcext:value-type="float">
            <text:p>0.579773160017897</text:p>
          </table:table-cell>
          <table:table-cell office:value-type="float" office:value="0.58129606159204" calcext:value-type="float">
            <text:p>0.58129606159204</text:p>
          </table:table-cell>
          <table:table-cell office:value-type="float" office:value="0.580014206081557" calcext:value-type="float">
            <text:p>0.580014206081557</text:p>
          </table:table-cell>
          <table:table-cell office:value-type="float" office:value="0.5804243641315" calcext:value-type="float">
            <text:p>0.5804243641315</text:p>
          </table:table-cell>
          <table:table-cell office:value-type="float" office:value="0.581155138231251" calcext:value-type="float">
            <text:p>0.581155138231251</text:p>
          </table:table-cell>
          <table:table-cell office:value-type="float" office:value="0.580436442613576" calcext:value-type="float">
            <text:p>0.580436442613576</text:p>
          </table:table-cell>
          <table:table-cell office:value-type="float" office:value="0.580158998152475" calcext:value-type="float">
            <text:p>0.580158998152475</text:p>
          </table:table-cell>
          <table:table-cell office:value-type="float" office:value="0.580211092676334" calcext:value-type="float">
            <text:p>0.580211092676334</text:p>
          </table:table-cell>
          <table:table-cell office:value-type="float" office:value="0.580919309930034" calcext:value-type="float">
            <text:p>0.580919309930034</text:p>
          </table:table-cell>
          <table:table-cell office:value-type="float" office:value="0.5808285807163" calcext:value-type="float">
            <text:p>0.5808285807163</text:p>
          </table:table-cell>
          <table:table-cell office:value-type="float" office:value="0.581465455132622" calcext:value-type="float">
            <text:p>0.581465455132622</text:p>
          </table:table-cell>
          <table:table-cell office:value-type="float" office:value="0.58103077994051" calcext:value-type="float">
            <text:p>0.58103077994051</text:p>
          </table:table-cell>
          <table:table-cell office:value-type="float" office:value="0.580787376287439" calcext:value-type="float">
            <text:p>0.580787376287439</text:p>
          </table:table-cell>
          <table:table-cell office:value-type="float" office:value="0.58095315806752" calcext:value-type="float">
            <text:p>0.58095315806752</text:p>
          </table:table-cell>
          <table:table-cell office:value-type="float" office:value="0.581601058142019" calcext:value-type="float">
            <text:p>0.581601058142019</text:p>
          </table:table-cell>
          <table:table-cell office:value-type="float" office:value="0.580393488418983" calcext:value-type="float">
            <text:p>0.580393488418983</text:p>
          </table:table-cell>
          <table:table-cell office:value-type="float" office:value="0.581193066559115" calcext:value-type="float">
            <text:p>0.581193066559115</text:p>
          </table:table-cell>
          <table:table-cell office:value-type="float" office:value="0.581534729026201" calcext:value-type="float">
            <text:p>0.581534729026201</text:p>
          </table:table-cell>
          <table:table-cell office:value-type="float" office:value="0.580741432414523" calcext:value-type="float">
            <text:p>0.580741432414523</text:p>
          </table:table-cell>
          <table:table-cell office:value-type="float" office:value="0.582706428293505" calcext:value-type="float">
            <text:p>0.582706428293505</text:p>
          </table:table-cell>
          <table:table-cell office:value-type="float" office:value="0.579595725025795" calcext:value-type="float">
            <text:p>0.579595725025795</text:p>
          </table:table-cell>
          <table:table-cell office:value-type="float" office:value="0.581000428248788" calcext:value-type="float">
            <text:p>0.581000428248788</text:p>
          </table:table-cell>
          <table:table-cell office:value-type="float" office:value="0.581484699628003" calcext:value-type="float">
            <text:p>0.581484699628003</text:p>
          </table:table-cell>
          <table:table-cell office:value-type="float" office:value="0.581544929947863" calcext:value-type="float">
            <text:p>0.581544929947863</text:p>
          </table:table-cell>
          <table:table-cell office:value-type="float" office:value="0.580856664856219" calcext:value-type="float">
            <text:p>0.580856664856219</text:p>
          </table:table-cell>
          <table:table-cell office:value-type="float" office:value="0.580344313664976" calcext:value-type="float">
            <text:p>0.580344313664976</text:p>
          </table:table-cell>
          <table:table-cell office:value-type="float" office:value="0.581866825320019" calcext:value-type="float">
            <text:p>0.581866825320019</text:p>
          </table:table-cell>
          <table:table-cell office:value-type="float" office:value="0.579091475148514" calcext:value-type="float">
            <text:p>0.579091475148514</text:p>
          </table:table-cell>
          <table:table-cell office:value-type="float" office:value="0.579074704942665" calcext:value-type="float">
            <text:p>0.579074704942665</text:p>
          </table:table-cell>
          <table:table-cell office:value-type="float" office:value="0.580472929147843" calcext:value-type="float">
            <text:p>0.580472929147843</text:p>
          </table:table-cell>
          <table:table-cell office:value-type="float" office:value="0.56299681654437" calcext:value-type="float">
            <text:p>0.56299681654437</text:p>
          </table:table-cell>
          <table:table-cell office:value-type="float" office:value="0.553283463577724" calcext:value-type="float">
            <text:p>0.553283463577724</text:p>
          </table:table-cell>
          <table:table-cell office:value-type="float" office:value="0.588077153000508" calcext:value-type="float">
            <text:p>0.588077153000508</text:p>
          </table:table-cell>
          <table:table-cell office:value-type="float" office:value="0.602019230948719" calcext:value-type="float">
            <text:p>0.602019230948719</text:p>
          </table:table-cell>
          <table:table-cell office:value-type="float" office:value="0.553341625925049" calcext:value-type="float">
            <text:p>0.553341625925049</text:p>
          </table:table-cell>
          <table:table-cell office:value-type="float" office:value="0.545922355001691" calcext:value-type="float">
            <text:p>0.545922355001691</text:p>
          </table:table-cell>
          <table:table-cell office:value-type="float" office:value="0.545420933399465" calcext:value-type="float">
            <text:p>0.545420933399465</text:p>
          </table:table-cell>
          <table:table-cell office:value-type="float" office:value="0.54384404734244" calcext:value-type="float">
            <text:p>0.54384404734244</text:p>
          </table:table-cell>
          <table:table-cell office:value-type="float" office:value="0.554487272960628" calcext:value-type="float">
            <text:p>0.554487272960628</text:p>
          </table:table-cell>
          <table:table-cell office:value-type="float" office:value="0.549030706768437" calcext:value-type="float">
            <text:p>0.549030706768437</text:p>
          </table:table-cell>
          <table:table-cell office:value-type="float" office:value="0.519295407847917" calcext:value-type="float">
            <text:p>0.519295407847917</text:p>
          </table:table-cell>
          <table:table-cell office:value-type="float" office:value="0.487266578470674" calcext:value-type="float">
            <text:p>0.487266578470674</text:p>
          </table:table-cell>
          <table:table-cell office:value-type="float" office:value="0.477444861776662" calcext:value-type="float">
            <text:p>0.477444861776662</text:p>
          </table:table-cell>
          <table:table-cell office:value-type="float" office:value="0.491058317296011" calcext:value-type="float">
            <text:p>0.491058317296011</text:p>
          </table:table-cell>
          <table:table-cell office:value-type="float" office:value="0.49935796643741" calcext:value-type="float">
            <text:p>0.49935796643741</text:p>
          </table:table-cell>
          <table:table-cell office:value-type="float" office:value="0.510467929494585" calcext:value-type="float">
            <text:p>0.510467929494585</text:p>
          </table:table-cell>
          <table:table-cell office:value-type="float" office:value="0.516588009903308" calcext:value-type="float">
            <text:p>0.516588009903308</text:p>
          </table:table-cell>
          <table:table-cell office:value-type="float" office:value="0.527518736235748" calcext:value-type="float">
            <text:p>0.527518736235748</text:p>
          </table:table-cell>
          <table:table-cell office:value-type="float" office:value="0.536070284488452" calcext:value-type="float">
            <text:p>0.536070284488452</text:p>
          </table:table-cell>
          <table:table-cell office:value-type="float" office:value="0.545843306001595" calcext:value-type="float">
            <text:p>0.545843306001595</text:p>
          </table:table-cell>
          <table:table-cell office:value-type="float" office:value="0.541768084045556" calcext:value-type="float">
            <text:p>0.541768084045556</text:p>
          </table:table-cell>
          <table:table-cell office:value-type="float" office:value="0.548338564061502" calcext:value-type="float">
            <text:p>0.548338564061502</text:p>
          </table:table-cell>
          <table:table-cell office:value-type="float" office:value="0.511881702234843" calcext:value-type="float">
            <text:p>0.511881702234843</text:p>
          </table:table-cell>
          <table:table-cell office:value-type="float" office:value="0.507090035502906" calcext:value-type="float">
            <text:p>0.507090035502906</text:p>
          </table:table-cell>
          <table:table-cell office:value-type="float" office:value="0.516171899090978" calcext:value-type="float">
            <text:p>0.516171899090978</text:p>
          </table:table-cell>
          <table:table-cell office:value-type="float" office:value="0.482389420339863" calcext:value-type="float">
            <text:p>0.482389420339863</text:p>
          </table:table-cell>
          <table:table-cell office:value-type="float" office:value="0.513634315647687" calcext:value-type="float">
            <text:p>0.513634315647687</text:p>
          </table:table-cell>
          <table:table-cell office:value-type="float" office:value="0.561561170647251" calcext:value-type="float">
            <text:p>0.561561170647251</text:p>
          </table:table-cell>
          <table:table-cell office:value-type="float" office:value="0.563019767154978" calcext:value-type="float">
            <text:p>0.563019767154978</text:p>
          </table:table-cell>
          <table:table-cell office:value-type="float" office:value="0.572769316715224" calcext:value-type="float">
            <text:p>0.572769316715224</text:p>
          </table:table-cell>
          <table:table-cell office:value-type="float" office:value="0.577883915311076" calcext:value-type="float">
            <text:p>0.577883915311076</text:p>
          </table:table-cell>
          <table:table-cell office:value-type="float" office:value="0.573369870701439" calcext:value-type="float">
            <text:p>0.573369870701439</text:p>
          </table:table-cell>
          <table:table-cell office:value-type="float" office:value="0.512632726909196" calcext:value-type="float">
            <text:p>0.512632726909196</text:p>
          </table:table-cell>
          <table:table-cell office:value-type="float" office:value="0.505082768739388" calcext:value-type="float">
            <text:p>0.505082768739388</text:p>
          </table:table-cell>
          <table:table-cell office:value-type="float" office:value="0.530043056947849" calcext:value-type="float">
            <text:p>0.530043056947849</text:p>
          </table:table-cell>
          <table:table-cell office:value-type="float" office:value="0.529766181084984" calcext:value-type="float">
            <text:p>0.529766181084984</text:p>
          </table:table-cell>
          <table:table-cell office:value-type="float" office:value="0.530533089466967" calcext:value-type="float">
            <text:p>0.530533089466967</text:p>
          </table:table-cell>
          <table:table-cell office:value-type="float" office:value="0.521989641292001" calcext:value-type="float">
            <text:p>0.521989641292001</text:p>
          </table:table-cell>
          <table:table-cell office:value-type="float" office:value="0.506831165291681" calcext:value-type="float">
            <text:p>0.506831165291681</text:p>
          </table:table-cell>
          <table:table-cell office:value-type="float" office:value="0.498568368854189" calcext:value-type="float">
            <text:p>0.498568368854189</text:p>
          </table:table-cell>
          <table:table-cell office:value-type="float" office:value="0.474951655998316" calcext:value-type="float">
            <text:p>0.474951655998316</text:p>
          </table:table-cell>
          <table:table-cell office:value-type="float" office:value="0.461971652573217" calcext:value-type="float">
            <text:p>0.461971652573217</text:p>
          </table:table-cell>
          <table:table-cell office:value-type="float" office:value="0.464544488056433" calcext:value-type="float">
            <text:p>0.464544488056433</text:p>
          </table:table-cell>
          <table:table-cell office:value-type="float" office:value="0.464244286373737" calcext:value-type="float">
            <text:p>0.464244286373737</text:p>
          </table:table-cell>
          <table:table-cell office:value-type="float" office:value="0.47816186008612" calcext:value-type="float">
            <text:p>0.47816186008612</text:p>
          </table:table-cell>
          <table:table-cell office:value-type="float" office:value="0.489830988996734" calcext:value-type="float">
            <text:p>0.489830988996734</text:p>
          </table:table-cell>
          <table:table-cell office:value-type="float" office:value="0.512293799196664" calcext:value-type="float">
            <text:p>0.512293799196664</text:p>
          </table:table-cell>
          <table:table-cell office:value-type="float" office:value="0.530393585806306" calcext:value-type="float">
            <text:p>0.530393585806306</text:p>
          </table:table-cell>
          <table:table-cell office:value-type="float" office:value="0.540297547880493" calcext:value-type="float">
            <text:p>0.540297547880493</text:p>
          </table:table-cell>
          <table:table-cell office:value-type="float" office:value="0.543805796377123" calcext:value-type="float">
            <text:p>0.543805796377123</text:p>
          </table:table-cell>
          <table:table-cell office:value-type="float" office:value="0.553164295319863" calcext:value-type="float">
            <text:p>0.553164295319863</text:p>
          </table:table-cell>
          <table:table-cell office:value-type="float" office:value="0.536028713526467" calcext:value-type="float">
            <text:p>0.536028713526467</text:p>
          </table:table-cell>
          <table:table-cell office:value-type="float" office:value="0.531559800134822" calcext:value-type="float">
            <text:p>0.531559800134822</text:p>
          </table:table-cell>
          <table:table-cell office:value-type="float" office:value="0.520866498545265" calcext:value-type="float">
            <text:p>0.520866498545265</text:p>
          </table:table-cell>
          <table:table-cell office:value-type="float" office:value="0.568364356705087" calcext:value-type="float">
            <text:p>0.568364356705087</text:p>
          </table:table-cell>
          <table:table-cell office:value-type="float" office:value="0.579405278193616" calcext:value-type="float">
            <text:p>0.579405278193616</text:p>
          </table:table-cell>
          <table:table-cell office:value-type="float" office:value="0.595079583804778" calcext:value-type="float">
            <text:p>0.595079583804778</text:p>
          </table:table-cell>
          <table:table-cell office:value-type="float" office:value="0.604049488650761" calcext:value-type="float">
            <text:p>0.604049488650761</text:p>
          </table:table-cell>
          <table:table-cell office:value-type="float" office:value="0.606805437350408" calcext:value-type="float">
            <text:p>0.606805437350408</text:p>
          </table:table-cell>
          <table:table-cell office:value-type="float" office:value="0.571329838194864" calcext:value-type="float">
            <text:p>0.571329838194864</text:p>
          </table:table-cell>
          <table:table-cell office:value-type="float" office:value="0.570063448534465" calcext:value-type="float">
            <text:p>0.570063448534465</text:p>
          </table:table-cell>
          <table:table-cell office:value-type="float" office:value="0.566916882157005" calcext:value-type="float">
            <text:p>0.566916882157005</text:p>
          </table:table-cell>
          <table:table-cell office:value-type="float" office:value="0.535629270552557" calcext:value-type="float">
            <text:p>0.535629270552557</text:p>
          </table:table-cell>
          <table:table-cell office:value-type="float" office:value="0.571893356824158" calcext:value-type="float">
            <text:p>0.571893356824158</text:p>
          </table:table-cell>
          <table:table-cell office:value-type="float" office:value="0.568968699816845" calcext:value-type="float">
            <text:p>0.568968699816845</text:p>
          </table:table-cell>
          <table:table-cell office:value-type="float" office:value="0.578252324384992" calcext:value-type="float">
            <text:p>0.578252324384992</text:p>
          </table:table-cell>
          <table:table-cell office:value-type="float" office:value="0.558935104258804" calcext:value-type="float">
            <text:p>0.558935104258804</text:p>
          </table:table-cell>
          <table:table-cell office:value-type="float" office:value="0.532720837657966" calcext:value-type="float">
            <text:p>0.532720837657966</text:p>
          </table:table-cell>
          <table:table-cell office:value-type="float" office:value="0.512465078163011" calcext:value-type="float">
            <text:p>0.512465078163011</text:p>
          </table:table-cell>
          <table:table-cell office:value-type="float" office:value="0.503466449314169" calcext:value-type="float">
            <text:p>0.503466449314169</text:p>
          </table:table-cell>
          <table:table-cell office:value-type="float" office:value="0.508893341622985" calcext:value-type="float">
            <text:p>0.508893341622985</text:p>
          </table:table-cell>
          <table:table-cell office:value-type="float" office:value="0.504846463684926" calcext:value-type="float">
            <text:p>0.504846463684926</text:p>
          </table:table-cell>
          <table:table-cell office:value-type="float" office:value="0.51651330249832" calcext:value-type="float">
            <text:p>0.51651330249832</text:p>
          </table:table-cell>
          <table:table-cell office:value-type="float" office:value="0.521816232648696" calcext:value-type="float">
            <text:p>0.521816232648696</text:p>
          </table:table-cell>
          <table:table-cell office:value-type="float" office:value="0.540086727778657" calcext:value-type="float">
            <text:p>0.540086727778657</text:p>
          </table:table-cell>
          <table:table-cell office:value-type="float" office:value="0.542410755908137" calcext:value-type="float">
            <text:p>0.542410755908137</text:p>
          </table:table-cell>
          <table:table-cell office:value-type="float" office:value="0.55081874840829" calcext:value-type="float">
            <text:p>0.55081874840829</text:p>
          </table:table-cell>
          <table:table-cell office:value-type="float" office:value="0.570137706263384" calcext:value-type="float">
            <text:p>0.570137706263384</text:p>
          </table:table-cell>
          <table:table-cell office:value-type="float" office:value="0.572320692867959" calcext:value-type="float">
            <text:p>0.572320692867959</text:p>
          </table:table-cell>
          <table:table-cell office:value-type="float" office:value="0.578630252000334" calcext:value-type="float">
            <text:p>0.578630252000334</text:p>
          </table:table-cell>
          <table:table-cell office:value-type="float" office:value="0.582923126829512" calcext:value-type="float">
            <text:p>0.582923126829512</text:p>
          </table:table-cell>
          <table:table-cell office:value-type="float" office:value="0.590014136987845" calcext:value-type="float">
            <text:p>0.590014136987845</text:p>
          </table:table-cell>
          <table:table-cell office:value-type="float" office:value="0.587488134272663" calcext:value-type="float">
            <text:p>0.587488134272663</text:p>
          </table:table-cell>
          <table:table-cell office:value-type="float" office:value="0.558154272157659" calcext:value-type="float">
            <text:p>0.558154272157659</text:p>
          </table:table-cell>
          <table:table-cell office:value-type="float" office:value="0.547544584510316" calcext:value-type="float">
            <text:p>0.547544584510316</text:p>
          </table:table-cell>
          <table:table-cell office:value-type="float" office:value="0.560681399804195" calcext:value-type="float">
            <text:p>0.560681399804195</text:p>
          </table:table-cell>
          <table:table-cell office:value-type="float" office:value="0.591998771122196" calcext:value-type="float">
            <text:p>0.591998771122196</text:p>
          </table:table-cell>
          <table:table-cell office:value-type="float" office:value="0.640501287709372" calcext:value-type="float">
            <text:p>0.640501287709372</text:p>
          </table:table-cell>
          <table:table-cell office:value-type="float" office:value="0.60947122778868" calcext:value-type="float">
            <text:p>0.60947122778868</text:p>
          </table:table-cell>
          <table:table-cell office:value-type="float" office:value="0.613615266774118" calcext:value-type="float">
            <text:p>0.613615266774118</text:p>
          </table:table-cell>
          <table:table-cell office:value-type="float" office:value="0.604269479755425" calcext:value-type="float">
            <text:p>0.604269479755425</text:p>
          </table:table-cell>
          <table:table-cell office:value-type="float" office:value="0.597881595482669" calcext:value-type="float">
            <text:p>0.597881595482669</text:p>
          </table:table-cell>
          <table:table-cell office:value-type="float" office:value="0.548484105478153" calcext:value-type="float">
            <text:p>0.548484105478153</text:p>
          </table:table-cell>
          <table:table-cell office:value-type="float" office:value="0.527322482553354" calcext:value-type="float">
            <text:p>0.527322482553354</text:p>
          </table:table-cell>
          <table:table-cell office:value-type="float" office:value="0.517478925164191" calcext:value-type="float">
            <text:p>0.517478925164191</text:p>
          </table:table-cell>
          <table:table-cell office:value-type="float" office:value="0.517190136379891" calcext:value-type="float">
            <text:p>0.517190136379891</text:p>
          </table:table-cell>
          <table:table-cell office:value-type="float" office:value="0.527606089483637" calcext:value-type="float">
            <text:p>0.527606089483637</text:p>
          </table:table-cell>
          <table:table-cell office:value-type="float" office:value="0.535277986393862" calcext:value-type="float">
            <text:p>0.535277986393862</text:p>
          </table:table-cell>
          <table:table-cell office:value-type="float" office:value="0.55414751103132" calcext:value-type="float">
            <text:p>0.55414751103132</text:p>
          </table:table-cell>
          <table:table-cell office:value-type="float" office:value="0.563336240797156" calcext:value-type="float">
            <text:p>0.563336240797156</text:p>
          </table:table-cell>
          <table:table-cell office:value-type="float" office:value="0.576300255621043" calcext:value-type="float">
            <text:p>0.576300255621043</text:p>
          </table:table-cell>
          <table:table-cell office:value-type="float" office:value="0.575598034700387" calcext:value-type="float">
            <text:p>0.575598034700387</text:p>
          </table:table-cell>
          <table:table-cell office:value-type="float" office:value="0.591042584022166" calcext:value-type="float">
            <text:p>0.591042584022166</text:p>
          </table:table-cell>
          <table:table-cell office:value-type="float" office:value="0.597238240684513" calcext:value-type="float">
            <text:p>0.597238240684513</text:p>
          </table:table-cell>
          <table:table-cell office:value-type="float" office:value="0.599103660074541" calcext:value-type="float">
            <text:p>0.599103660074541</text:p>
          </table:table-cell>
          <table:table-cell office:value-type="float" office:value="0.605623255818491" calcext:value-type="float">
            <text:p>0.605623255818491</text:p>
          </table:table-cell>
          <table:table-cell office:value-type="float" office:value="0.612783412973088" calcext:value-type="float">
            <text:p>0.612783412973088</text:p>
          </table:table-cell>
          <table:table-cell office:value-type="float" office:value="0.58983846368974" calcext:value-type="float">
            <text:p>0.58983846368974</text:p>
          </table:table-cell>
          <table:table-cell office:value-type="float" office:value="0.562980311159123" calcext:value-type="float">
            <text:p>0.562980311159123</text:p>
          </table:table-cell>
          <table:table-cell office:value-type="float" office:value="0.555844248030525" calcext:value-type="float">
            <text:p>0.555844248030525</text:p>
          </table:table-cell>
          <table:table-cell office:value-type="float" office:value="0.646271551544801" calcext:value-type="float">
            <text:p>0.646271551544801</text:p>
          </table:table-cell>
          <table:table-cell office:value-type="float" office:value="0.601408716762323" calcext:value-type="float">
            <text:p>0.601408716762323</text:p>
          </table:table-cell>
          <table:table-cell office:value-type="float" office:value="0.590811029632502" calcext:value-type="float">
            <text:p>0.590811029632502</text:p>
          </table:table-cell>
          <table:table-cell office:value-type="float" office:value="0.596859230214446" calcext:value-type="float">
            <text:p>0.596859230214446</text:p>
          </table:table-cell>
          <table:table-cell office:value-type="float" office:value="0.59691267194085" calcext:value-type="float">
            <text:p>0.59691267194085</text:p>
          </table:table-cell>
          <table:table-cell office:value-type="float" office:value="0.603145536246446" calcext:value-type="float">
            <text:p>0.603145536246446</text:p>
          </table:table-cell>
          <table:table-cell office:value-type="float" office:value="0.533554142728275" calcext:value-type="float">
            <text:p>0.533554142728275</text:p>
          </table:table-cell>
          <table:table-cell office:value-type="float" office:value="0.51980446829729" calcext:value-type="float">
            <text:p>0.51980446829729</text:p>
          </table:table-cell>
          <table:table-cell office:value-type="float" office:value="0.518875400138046" calcext:value-type="float">
            <text:p>0.518875400138046</text:p>
          </table:table-cell>
          <table:table-cell office:value-type="float" office:value="0.521177409649033" calcext:value-type="float">
            <text:p>0.521177409649033</text:p>
          </table:table-cell>
          <table:table-cell office:value-type="float" office:value="0.533116775409423" calcext:value-type="float">
            <text:p>0.533116775409423</text:p>
          </table:table-cell>
          <table:table-cell office:value-type="float" office:value="0.539324714230283" calcext:value-type="float">
            <text:p>0.539324714230283</text:p>
          </table:table-cell>
          <table:table-cell office:value-type="float" office:value="0.562549654207883" calcext:value-type="float">
            <text:p>0.562549654207883</text:p>
          </table:table-cell>
          <table:table-cell office:value-type="float" office:value="0.577595620715675" calcext:value-type="float">
            <text:p>0.577595620715675</text:p>
          </table:table-cell>
          <table:table-cell office:value-type="float" office:value="0.576496070326078" calcext:value-type="float">
            <text:p>0.576496070326078</text:p>
          </table:table-cell>
          <table:table-cell office:value-type="float" office:value="0.587833393236204" calcext:value-type="float">
            <text:p>0.587833393236204</text:p>
          </table:table-cell>
          <table:table-cell office:value-type="float" office:value="0.596347306063481" calcext:value-type="float">
            <text:p>0.596347306063481</text:p>
          </table:table-cell>
          <table:table-cell office:value-type="float" office:value="0.588379425832262" calcext:value-type="float">
            <text:p>0.588379425832262</text:p>
          </table:table-cell>
          <table:table-cell office:value-type="float" office:value="0.598110124743985" calcext:value-type="float">
            <text:p>0.598110124743985</text:p>
          </table:table-cell>
          <table:table-cell office:value-type="float" office:value="0.603251943433237" calcext:value-type="float">
            <text:p>0.603251943433237</text:p>
          </table:table-cell>
          <table:table-cell office:value-type="float" office:value="0.585244958472274" calcext:value-type="float">
            <text:p>0.585244958472274</text:p>
          </table:table-cell>
          <table:table-cell office:value-type="float" office:value="0.595749664324166" calcext:value-type="float">
            <text:p>0.595749664324166</text:p>
          </table:table-cell>
          <table:table-cell office:value-type="float" office:value="0.58279668059503" calcext:value-type="float">
            <text:p>0.58279668059503</text:p>
          </table:table-cell>
          <table:table-cell office:value-type="float" office:value="0.558799883676001" calcext:value-type="float">
            <text:p>0.558799883676001</text:p>
          </table:table-cell>
          <table:table-cell office:value-type="float" office:value="0.623974807430348" calcext:value-type="float">
            <text:p>0.623974807430348</text:p>
          </table:table-cell>
          <table:table-cell office:value-type="float" office:value="0.641541061890478" calcext:value-type="float">
            <text:p>0.641541061890478</text:p>
          </table:table-cell>
          <table:table-cell office:value-type="float" office:value="0.64675311546613" calcext:value-type="float">
            <text:p>0.64675311546613</text:p>
          </table:table-cell>
          <table:table-cell office:value-type="float" office:value="0.595256754933377" calcext:value-type="float">
            <text:p>0.595256754933377</text:p>
          </table:table-cell>
          <table:table-cell office:value-type="float" office:value="0.592157509941383" calcext:value-type="float">
            <text:p>0.592157509941383</text:p>
          </table:table-cell>
          <table:table-cell office:value-type="float" office:value="0.59334730493977" calcext:value-type="float">
            <text:p>0.59334730493977</text:p>
          </table:table-cell>
          <table:table-cell office:value-type="float" office:value="0.59351425623957" calcext:value-type="float">
            <text:p>0.59351425623957</text:p>
          </table:table-cell>
          <table:table-cell office:value-type="float" office:value="0.610071349085981" calcext:value-type="float">
            <text:p>0.610071349085981</text:p>
          </table:table-cell>
          <table:table-cell office:value-type="float" office:value="0.522045326452263" calcext:value-type="float">
            <text:p>0.522045326452263</text:p>
          </table:table-cell>
          <table:table-cell office:value-type="float" office:value="0.520736263971328" calcext:value-type="float">
            <text:p>0.520736263971328</text:p>
          </table:table-cell>
          <table:table-cell office:value-type="float" office:value="0.520964257521572" calcext:value-type="float">
            <text:p>0.520964257521572</text:p>
          </table:table-cell>
          <table:table-cell office:value-type="float" office:value="0.530738113827007" calcext:value-type="float">
            <text:p>0.530738113827007</text:p>
          </table:table-cell>
          <table:table-cell office:value-type="float" office:value="0.546388708984057" calcext:value-type="float">
            <text:p>0.546388708984057</text:p>
          </table:table-cell>
          <table:table-cell office:value-type="float" office:value="0.569247181975305" calcext:value-type="float">
            <text:p>0.569247181975305</text:p>
          </table:table-cell>
          <table:table-cell office:value-type="float" office:value="0.57331771782633" calcext:value-type="float">
            <text:p>0.57331771782633</text:p>
          </table:table-cell>
          <table:table-cell office:value-type="float" office:value="0.586171813599853" calcext:value-type="float">
            <text:p>0.586171813599853</text:p>
          </table:table-cell>
          <table:table-cell office:value-type="float" office:value="0.587886577794551" calcext:value-type="float">
            <text:p>0.587886577794551</text:p>
          </table:table-cell>
          <table:table-cell office:value-type="float" office:value="0.59265824916322" calcext:value-type="float">
            <text:p>0.59265824916322</text:p>
          </table:table-cell>
          <table:table-cell office:value-type="float" office:value="0.598614063825862" calcext:value-type="float">
            <text:p>0.598614063825862</text:p>
          </table:table-cell>
          <table:table-cell office:value-type="float" office:value="0.599660513724374" calcext:value-type="float">
            <text:p>0.599660513724374</text:p>
          </table:table-cell>
          <table:table-cell office:value-type="float" office:value="0.602483736513523" calcext:value-type="float">
            <text:p>0.602483736513523</text:p>
          </table:table-cell>
          <table:table-cell office:value-type="float" office:value="0.605133996620166" calcext:value-type="float">
            <text:p>0.605133996620166</text:p>
          </table:table-cell>
          <table:table-cell office:value-type="float" office:value="0.572318559598585" calcext:value-type="float">
            <text:p>0.572318559598585</text:p>
          </table:table-cell>
          <table:table-cell office:value-type="float" office:value="0.580419628158818" calcext:value-type="float">
            <text:p>0.580419628158818</text:p>
          </table:table-cell>
          <table:table-cell office:value-type="float" office:value="0.560511122725658" calcext:value-type="float">
            <text:p>0.560511122725658</text:p>
          </table:table-cell>
          <table:table-cell office:value-type="float" office:value="0.562882850825291" calcext:value-type="float">
            <text:p>0.562882850825291</text:p>
          </table:table-cell>
          <table:table-cell office:value-type="float" office:value="0.58814608413991" calcext:value-type="float">
            <text:p>0.58814608413991</text:p>
          </table:table-cell>
          <table:table-cell office:value-type="float" office:value="0.621890354492625" calcext:value-type="float">
            <text:p>0.621890354492625</text:p>
          </table:table-cell>
          <table:table-cell office:value-type="float" office:value="0.643606172475535" calcext:value-type="float">
            <text:p>0.643606172475535</text:p>
          </table:table-cell>
          <table:table-cell office:value-type="float" office:value="0.647455380525641" calcext:value-type="float">
            <text:p>0.647455380525641</text:p>
          </table:table-cell>
          <table:table-cell office:value-type="float" office:value="0.651771868940923" calcext:value-type="float">
            <text:p>0.651771868940923</text:p>
          </table:table-cell>
          <table:table-cell office:value-type="float" office:value="0.646660738076044" calcext:value-type="float">
            <text:p>0.646660738076044</text:p>
          </table:table-cell>
          <table:table-cell office:value-type="float" office:value="0.639602585652195" calcext:value-type="float">
            <text:p>0.639602585652195</text:p>
          </table:table-cell>
          <table:table-cell office:value-type="float" office:value="0.582199712175875" calcext:value-type="float">
            <text:p>0.582199712175875</text:p>
          </table:table-cell>
          <table:table-cell office:value-type="float" office:value="0.590413302030508" calcext:value-type="float">
            <text:p>0.590413302030508</text:p>
          </table:table-cell>
          <table:table-cell table:number-columns-repeated="590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83277530358304" calcext:value-type="float">
            <text:p>-0.183277530358304</text:p>
          </table:table-cell>
          <table:table-cell office:value-type="float" office:value="-0.183426337262638" calcext:value-type="float">
            <text:p>-0.183426337262638</text:p>
          </table:table-cell>
          <table:table-cell office:value-type="float" office:value="-0.183286766824382" calcext:value-type="float">
            <text:p>-0.183286766824382</text:p>
          </table:table-cell>
          <table:table-cell office:value-type="float" office:value="-0.183457869996827" calcext:value-type="float">
            <text:p>-0.183457869996827</text:p>
          </table:table-cell>
          <table:table-cell office:value-type="float" office:value="-0.183163516972936" calcext:value-type="float">
            <text:p>-0.183163516972936</text:p>
          </table:table-cell>
          <table:table-cell office:value-type="float" office:value="-0.183478510553674" calcext:value-type="float">
            <text:p>-0.183478510553674</text:p>
          </table:table-cell>
          <table:table-cell office:value-type="float" office:value="-0.183379329321413" calcext:value-type="float">
            <text:p>-0.183379329321413</text:p>
          </table:table-cell>
          <table:table-cell office:value-type="float" office:value="-0.183394274443911" calcext:value-type="float">
            <text:p>-0.183394274443911</text:p>
          </table:table-cell>
          <table:table-cell office:value-type="float" office:value="-0.183248765307421" calcext:value-type="float">
            <text:p>-0.183248765307421</text:p>
          </table:table-cell>
          <table:table-cell office:value-type="float" office:value="-0.183404229071019" calcext:value-type="float">
            <text:p>-0.183404229071019</text:p>
          </table:table-cell>
          <table:table-cell office:value-type="float" office:value="-0.183520962277377" calcext:value-type="float">
            <text:p>-0.183520962277377</text:p>
          </table:table-cell>
          <table:table-cell office:value-type="float" office:value="-0.183320660390346" calcext:value-type="float">
            <text:p>-0.183320660390346</text:p>
          </table:table-cell>
          <table:table-cell office:value-type="float" office:value="-0.183415044443378" calcext:value-type="float">
            <text:p>-0.183415044443378</text:p>
          </table:table-cell>
          <table:table-cell office:value-type="float" office:value="-0.183481621513607" calcext:value-type="float">
            <text:p>-0.183481621513607</text:p>
          </table:table-cell>
          <table:table-cell office:value-type="float" office:value="-0.183316278970986" calcext:value-type="float">
            <text:p>-0.183316278970986</text:p>
          </table:table-cell>
          <table:table-cell office:value-type="float" office:value="-0.183407632828024" calcext:value-type="float">
            <text:p>-0.183407632828024</text:p>
          </table:table-cell>
          <table:table-cell office:value-type="float" office:value="-0.183558546300508" calcext:value-type="float">
            <text:p>-0.183558546300508</text:p>
          </table:table-cell>
          <table:table-cell office:value-type="float" office:value="-0.183430868856883" calcext:value-type="float">
            <text:p>-0.183430868856883</text:p>
          </table:table-cell>
          <table:table-cell office:value-type="float" office:value="-0.183415969052255" calcext:value-type="float">
            <text:p>-0.183415969052255</text:p>
          </table:table-cell>
          <table:table-cell office:value-type="float" office:value="-0.183468349387831" calcext:value-type="float">
            <text:p>-0.183468349387831</text:p>
          </table:table-cell>
          <table:table-cell office:value-type="float" office:value="-0.183198924943624" calcext:value-type="float">
            <text:p>-0.183198924943624</text:p>
          </table:table-cell>
          <table:table-cell office:value-type="float" office:value="-0.183344953234273" calcext:value-type="float">
            <text:p>-0.183344953234273</text:p>
          </table:table-cell>
          <table:table-cell office:value-type="float" office:value="-0.183513374600545" calcext:value-type="float">
            <text:p>-0.183513374600545</text:p>
          </table:table-cell>
          <table:table-cell office:value-type="float" office:value="-0.183470102848159" calcext:value-type="float">
            <text:p>-0.183470102848159</text:p>
          </table:table-cell>
          <table:table-cell office:value-type="float" office:value="-0.18328988823676" calcext:value-type="float">
            <text:p>-0.18328988823676</text:p>
          </table:table-cell>
          <table:table-cell office:value-type="float" office:value="-0.183539116458239" calcext:value-type="float">
            <text:p>-0.183539116458239</text:p>
          </table:table-cell>
          <table:table-cell office:value-type="float" office:value="-0.183470718742652" calcext:value-type="float">
            <text:p>-0.183470718742652</text:p>
          </table:table-cell>
          <table:table-cell office:value-type="float" office:value="-0.183452957583719" calcext:value-type="float">
            <text:p>-0.183452957583719</text:p>
          </table:table-cell>
          <table:table-cell office:value-type="float" office:value="-0.183571680743795" calcext:value-type="float">
            <text:p>-0.183571680743795</text:p>
          </table:table-cell>
          <table:table-cell office:value-type="float" office:value="-0.183270696164397" calcext:value-type="float">
            <text:p>-0.183270696164397</text:p>
          </table:table-cell>
          <table:table-cell office:value-type="float" office:value="-0.183395344269144" calcext:value-type="float">
            <text:p>-0.183395344269144</text:p>
          </table:table-cell>
          <table:table-cell office:value-type="float" office:value="-0.18337816022655" calcext:value-type="float">
            <text:p>-0.18337816022655</text:p>
          </table:table-cell>
          <table:table-cell office:value-type="float" office:value="-0.183409824810592" calcext:value-type="float">
            <text:p>-0.183409824810592</text:p>
          </table:table-cell>
          <table:table-cell office:value-type="float" office:value="-0.18342592546744" calcext:value-type="float">
            <text:p>-0.18342592546744</text:p>
          </table:table-cell>
          <table:table-cell office:value-type="float" office:value="-0.183598913529069" calcext:value-type="float">
            <text:p>-0.183598913529069</text:p>
          </table:table-cell>
          <table:table-cell office:value-type="float" office:value="-0.183346298568681" calcext:value-type="float">
            <text:p>-0.183346298568681</text:p>
          </table:table-cell>
          <table:table-cell office:value-type="float" office:value="-0.183524853478015" calcext:value-type="float">
            <text:p>-0.183524853478015</text:p>
          </table:table-cell>
          <table:table-cell office:value-type="float" office:value="-0.18349639003561" calcext:value-type="float">
            <text:p>-0.18349639003561</text:p>
          </table:table-cell>
          <table:table-cell office:value-type="float" office:value="-0.183387348048111" calcext:value-type="float">
            <text:p>-0.183387348048111</text:p>
          </table:table-cell>
          <table:table-cell office:value-type="float" office:value="-0.183348174554604" calcext:value-type="float">
            <text:p>-0.183348174554604</text:p>
          </table:table-cell>
          <table:table-cell office:value-type="float" office:value="-0.183464567651429" calcext:value-type="float">
            <text:p>-0.183464567651429</text:p>
          </table:table-cell>
          <table:table-cell office:value-type="float" office:value="-0.183461733475168" calcext:value-type="float">
            <text:p>-0.183461733475168</text:p>
          </table:table-cell>
          <table:table-cell office:value-type="float" office:value="-0.183360225377266" calcext:value-type="float">
            <text:p>-0.183360225377266</text:p>
          </table:table-cell>
          <table:table-cell office:value-type="float" office:value="-0.183402752821657" calcext:value-type="float">
            <text:p>-0.183402752821657</text:p>
          </table:table-cell>
          <table:table-cell office:value-type="float" office:value="-0.183451745030576" calcext:value-type="float">
            <text:p>-0.183451745030576</text:p>
          </table:table-cell>
          <table:table-cell office:value-type="float" office:value="-0.183482333939219" calcext:value-type="float">
            <text:p>-0.183482333939219</text:p>
          </table:table-cell>
          <table:table-cell office:value-type="float" office:value="-0.18349178221059" calcext:value-type="float">
            <text:p>-0.18349178221059</text:p>
          </table:table-cell>
          <table:table-cell office:value-type="float" office:value="-0.183387414064643" calcext:value-type="float">
            <text:p>-0.183387414064643</text:p>
          </table:table-cell>
          <table:table-cell office:value-type="float" office:value="-0.183410733823014" calcext:value-type="float">
            <text:p>-0.183410733823014</text:p>
          </table:table-cell>
          <table:table-cell office:value-type="float" office:value="-0.183503532835559" calcext:value-type="float">
            <text:p>-0.183503532835559</text:p>
          </table:table-cell>
          <table:table-cell office:value-type="float" office:value="-0.183324485357188" calcext:value-type="float">
            <text:p>-0.183324485357188</text:p>
          </table:table-cell>
          <table:table-cell office:value-type="float" office:value="-0.183477508766116" calcext:value-type="float">
            <text:p>-0.183477508766116</text:p>
          </table:table-cell>
          <table:table-cell office:value-type="float" office:value="-0.183383845116285" calcext:value-type="float">
            <text:p>-0.183383845116285</text:p>
          </table:table-cell>
          <table:table-cell office:value-type="float" office:value="-0.183297471804536" calcext:value-type="float">
            <text:p>-0.183297471804536</text:p>
          </table:table-cell>
          <table:table-cell office:value-type="float" office:value="-0.183232020936309" calcext:value-type="float">
            <text:p>-0.183232020936309</text:p>
          </table:table-cell>
          <table:table-cell office:value-type="float" office:value="-0.183505736512812" calcext:value-type="float">
            <text:p>-0.183505736512812</text:p>
          </table:table-cell>
          <table:table-cell office:value-type="float" office:value="-0.183252387156723" calcext:value-type="float">
            <text:p>-0.183252387156723</text:p>
          </table:table-cell>
          <table:table-cell office:value-type="float" office:value="-0.183374533133249" calcext:value-type="float">
            <text:p>-0.183374533133249</text:p>
          </table:table-cell>
          <table:table-cell office:value-type="float" office:value="-0.183564536039693" calcext:value-type="float">
            <text:p>-0.183564536039693</text:p>
          </table:table-cell>
          <table:table-cell office:value-type="float" office:value="-0.18330362151543" calcext:value-type="float">
            <text:p>-0.18330362151543</text:p>
          </table:table-cell>
          <table:table-cell office:value-type="float" office:value="-0.183241421471429" calcext:value-type="float">
            <text:p>-0.183241421471429</text:p>
          </table:table-cell>
          <table:table-cell office:value-type="float" office:value="-0.183399452956803" calcext:value-type="float">
            <text:p>-0.183399452956803</text:p>
          </table:table-cell>
          <table:table-cell office:value-type="float" office:value="-0.183418542073719" calcext:value-type="float">
            <text:p>-0.183418542073719</text:p>
          </table:table-cell>
          <table:table-cell office:value-type="float" office:value="-0.183405456219333" calcext:value-type="float">
            <text:p>-0.183405456219333</text:p>
          </table:table-cell>
          <table:table-cell office:value-type="float" office:value="-0.183591983485024" calcext:value-type="float">
            <text:p>-0.183591983485024</text:p>
          </table:table-cell>
          <table:table-cell office:value-type="float" office:value="-0.183431320944219" calcext:value-type="float">
            <text:p>-0.183431320944219</text:p>
          </table:table-cell>
          <table:table-cell office:value-type="float" office:value="-0.183453583191583" calcext:value-type="float">
            <text:p>-0.183453583191583</text:p>
          </table:table-cell>
          <table:table-cell office:value-type="float" office:value="-0.183476117410778" calcext:value-type="float">
            <text:p>-0.183476117410778</text:p>
          </table:table-cell>
          <table:table-cell office:value-type="float" office:value="-0.183626018822368" calcext:value-type="float">
            <text:p>-0.183626018822368</text:p>
          </table:table-cell>
          <table:table-cell office:value-type="float" office:value="-0.183268996423444" calcext:value-type="float">
            <text:p>-0.183268996423444</text:p>
          </table:table-cell>
          <table:table-cell office:value-type="float" office:value="-0.183805071427262" calcext:value-type="float">
            <text:p>-0.183805071427262</text:p>
          </table:table-cell>
          <table:table-cell office:value-type="float" office:value="-0.184135066106902" calcext:value-type="float">
            <text:p>-0.184135066106902</text:p>
          </table:table-cell>
          <table:table-cell office:value-type="float" office:value="-0.183966714222498" calcext:value-type="float">
            <text:p>-0.183966714222498</text:p>
          </table:table-cell>
          <table:table-cell office:value-type="float" office:value="-0.184203118799572" calcext:value-type="float">
            <text:p>-0.184203118799572</text:p>
          </table:table-cell>
          <table:table-cell office:value-type="float" office:value="-0.183791257910958" calcext:value-type="float">
            <text:p>-0.183791257910958</text:p>
          </table:table-cell>
          <table:table-cell office:value-type="float" office:value="-0.184103566277725" calcext:value-type="float">
            <text:p>-0.184103566277725</text:p>
          </table:table-cell>
          <table:table-cell office:value-type="float" office:value="-0.184059977895779" calcext:value-type="float">
            <text:p>-0.184059977895779</text:p>
          </table:table-cell>
          <table:table-cell office:value-type="float" office:value="-0.184081695867761" calcext:value-type="float">
            <text:p>-0.184081695867761</text:p>
          </table:table-cell>
          <table:table-cell office:value-type="float" office:value="-0.184019185250993" calcext:value-type="float">
            <text:p>-0.184019185250993</text:p>
          </table:table-cell>
          <table:table-cell office:value-type="float" office:value="-0.183809162766128" calcext:value-type="float">
            <text:p>-0.183809162766128</text:p>
          </table:table-cell>
          <table:table-cell office:value-type="float" office:value="-0.181750644607631" calcext:value-type="float">
            <text:p>-0.181750644607631</text:p>
          </table:table-cell>
          <table:table-cell office:value-type="float" office:value="-0.179427479137932" calcext:value-type="float">
            <text:p>-0.179427479137932</text:p>
          </table:table-cell>
          <table:table-cell office:value-type="float" office:value="-0.177127116354813" calcext:value-type="float">
            <text:p>-0.177127116354813</text:p>
          </table:table-cell>
          <table:table-cell office:value-type="float" office:value="-0.174169513827369" calcext:value-type="float">
            <text:p>-0.174169513827369</text:p>
          </table:table-cell>
          <table:table-cell office:value-type="float" office:value="-0.162630665538495" calcext:value-type="float">
            <text:p>-0.162630665538495</text:p>
          </table:table-cell>
          <table:table-cell office:value-type="float" office:value="-0.158237160680862" calcext:value-type="float">
            <text:p>-0.158237160680862</text:p>
          </table:table-cell>
          <table:table-cell office:value-type="float" office:value="-0.254670414033295" calcext:value-type="float">
            <text:p>-0.254670414033295</text:p>
          </table:table-cell>
          <table:table-cell office:value-type="float" office:value="-0.262703774601214" calcext:value-type="float">
            <text:p>-0.262703774601214</text:p>
          </table:table-cell>
          <table:table-cell office:value-type="float" office:value="-0.273415398908244" calcext:value-type="float">
            <text:p>-0.273415398908244</text:p>
          </table:table-cell>
          <table:table-cell office:value-type="float" office:value="-0.268089756614095" calcext:value-type="float">
            <text:p>-0.268089756614095</text:p>
          </table:table-cell>
          <table:table-cell office:value-type="float" office:value="-0.265967428725838" calcext:value-type="float">
            <text:p>-0.265967428725838</text:p>
          </table:table-cell>
          <table:table-cell office:value-type="float" office:value="-0.265906284441578" calcext:value-type="float">
            <text:p>-0.265906284441578</text:p>
          </table:table-cell>
          <table:table-cell office:value-type="float" office:value="-0.270011938802926" calcext:value-type="float">
            <text:p>-0.270011938802926</text:p>
          </table:table-cell>
          <table:table-cell office:value-type="float" office:value="-0.272524428088315" calcext:value-type="float">
            <text:p>-0.272524428088315</text:p>
          </table:table-cell>
          <table:table-cell office:value-type="float" office:value="-0.186571271391642" calcext:value-type="float">
            <text:p>-0.186571271391642</text:p>
          </table:table-cell>
          <table:table-cell office:value-type="float" office:value="-0.172378549416121" calcext:value-type="float">
            <text:p>-0.172378549416121</text:p>
          </table:table-cell>
          <table:table-cell office:value-type="float" office:value="-0.165928174595954" calcext:value-type="float">
            <text:p>-0.165928174595954</text:p>
          </table:table-cell>
          <table:table-cell office:value-type="float" office:value="-0.169158345535704" calcext:value-type="float">
            <text:p>-0.169158345535704</text:p>
          </table:table-cell>
          <table:table-cell office:value-type="float" office:value="-0.181065762580902" calcext:value-type="float">
            <text:p>-0.181065762580902</text:p>
          </table:table-cell>
          <table:table-cell office:value-type="float" office:value="-0.183898916096866" calcext:value-type="float">
            <text:p>-0.183898916096866</text:p>
          </table:table-cell>
          <table:table-cell office:value-type="float" office:value="-0.184503147584125" calcext:value-type="float">
            <text:p>-0.184503147584125</text:p>
          </table:table-cell>
          <table:table-cell office:value-type="float" office:value="-0.185002235671769" calcext:value-type="float">
            <text:p>-0.185002235671769</text:p>
          </table:table-cell>
          <table:table-cell office:value-type="float" office:value="-0.180216928426567" calcext:value-type="float">
            <text:p>-0.180216928426567</text:p>
          </table:table-cell>
          <table:table-cell office:value-type="float" office:value="-0.174753815932911" calcext:value-type="float">
            <text:p>-0.174753815932911</text:p>
          </table:table-cell>
          <table:table-cell office:value-type="float" office:value="-0.169171489225714" calcext:value-type="float">
            <text:p>-0.169171489225714</text:p>
          </table:table-cell>
          <table:table-cell office:value-type="float" office:value="-0.165822897452607" calcext:value-type="float">
            <text:p>-0.165822897452607</text:p>
          </table:table-cell>
          <table:table-cell office:value-type="float" office:value="-0.152501031050514" calcext:value-type="float">
            <text:p>-0.152501031050514</text:p>
          </table:table-cell>
          <table:table-cell office:value-type="float" office:value="-0.151367300540637" calcext:value-type="float">
            <text:p>-0.151367300540637</text:p>
          </table:table-cell>
          <table:table-cell office:value-type="float" office:value="-0.158255221264804" calcext:value-type="float">
            <text:p>-0.158255221264804</text:p>
          </table:table-cell>
          <table:table-cell office:value-type="float" office:value="-0.175104760335561" calcext:value-type="float">
            <text:p>-0.175104760335561</text:p>
          </table:table-cell>
          <table:table-cell office:value-type="float" office:value="-0.192914339556669" calcext:value-type="float">
            <text:p>-0.192914339556669</text:p>
          </table:table-cell>
          <table:table-cell office:value-type="float" office:value="-0.246304673497735" calcext:value-type="float">
            <text:p>-0.246304673497735</text:p>
          </table:table-cell>
          <table:table-cell office:value-type="float" office:value="-0.24840512943393" calcext:value-type="float">
            <text:p>-0.24840512943393</text:p>
          </table:table-cell>
          <table:table-cell office:value-type="float" office:value="-0.251529298415794" calcext:value-type="float">
            <text:p>-0.251529298415794</text:p>
          </table:table-cell>
          <table:table-cell office:value-type="float" office:value="-0.205575443053204" calcext:value-type="float">
            <text:p>-0.205575443053204</text:p>
          </table:table-cell>
          <table:table-cell office:value-type="float" office:value="-0.201852022352829" calcext:value-type="float">
            <text:p>-0.201852022352829</text:p>
          </table:table-cell>
          <table:table-cell office:value-type="float" office:value="-0.250229376326438" calcext:value-type="float">
            <text:p>-0.250229376326438</text:p>
          </table:table-cell>
          <table:table-cell office:value-type="float" office:value="-0.249542586324237" calcext:value-type="float">
            <text:p>-0.249542586324237</text:p>
          </table:table-cell>
          <table:table-cell office:value-type="float" office:value="-0.17768371873347" calcext:value-type="float">
            <text:p>-0.17768371873347</text:p>
          </table:table-cell>
          <table:table-cell office:value-type="float" office:value="-0.176698344511552" calcext:value-type="float">
            <text:p>-0.176698344511552</text:p>
          </table:table-cell>
          <table:table-cell office:value-type="float" office:value="-0.17706643954349" calcext:value-type="float">
            <text:p>-0.17706643954349</text:p>
          </table:table-cell>
          <table:table-cell office:value-type="float" office:value="-0.177520560640315" calcext:value-type="float">
            <text:p>-0.177520560640315</text:p>
          </table:table-cell>
          <table:table-cell office:value-type="float" office:value="-0.177722269978721" calcext:value-type="float">
            <text:p>-0.177722269978721</text:p>
          </table:table-cell>
          <table:table-cell office:value-type="float" office:value="-0.179842414493355" calcext:value-type="float">
            <text:p>-0.179842414493355</text:p>
          </table:table-cell>
          <table:table-cell office:value-type="float" office:value="-0.178044691821179" calcext:value-type="float">
            <text:p>-0.178044691821179</text:p>
          </table:table-cell>
          <table:table-cell office:value-type="float" office:value="-0.177564503923818" calcext:value-type="float">
            <text:p>-0.177564503923818</text:p>
          </table:table-cell>
          <table:table-cell office:value-type="float" office:value="-0.177008538953064" calcext:value-type="float">
            <text:p>-0.177008538953064</text:p>
          </table:table-cell>
          <table:table-cell office:value-type="float" office:value="-0.174451030089984" calcext:value-type="float">
            <text:p>-0.174451030089984</text:p>
          </table:table-cell>
          <table:table-cell office:value-type="float" office:value="-0.178801250817442" calcext:value-type="float">
            <text:p>-0.178801250817442</text:p>
          </table:table-cell>
          <table:table-cell office:value-type="float" office:value="-0.181375792892087" calcext:value-type="float">
            <text:p>-0.181375792892087</text:p>
          </table:table-cell>
          <table:table-cell office:value-type="float" office:value="-0.184384579666236" calcext:value-type="float">
            <text:p>-0.184384579666236</text:p>
          </table:table-cell>
          <table:table-cell office:value-type="float" office:value="-0.18409183272194" calcext:value-type="float">
            <text:p>-0.18409183272194</text:p>
          </table:table-cell>
          <table:table-cell office:value-type="float" office:value="-0.179924899799382" calcext:value-type="float">
            <text:p>-0.179924899799382</text:p>
          </table:table-cell>
          <table:table-cell office:value-type="float" office:value="-0.176967086986481" calcext:value-type="float">
            <text:p>-0.176967086986481</text:p>
          </table:table-cell>
          <table:table-cell office:value-type="float" office:value="-0.170414571409402" calcext:value-type="float">
            <text:p>-0.170414571409402</text:p>
          </table:table-cell>
          <table:table-cell office:value-type="float" office:value="-0.159093792804251" calcext:value-type="float">
            <text:p>-0.159093792804251</text:p>
          </table:table-cell>
          <table:table-cell office:value-type="float" office:value="-0.156508279833302" calcext:value-type="float">
            <text:p>-0.156508279833302</text:p>
          </table:table-cell>
          <table:table-cell office:value-type="float" office:value="-0.203654519306236" calcext:value-type="float">
            <text:p>-0.203654519306236</text:p>
          </table:table-cell>
          <table:table-cell office:value-type="float" office:value="-0.247421456560707" calcext:value-type="float">
            <text:p>-0.247421456560707</text:p>
          </table:table-cell>
          <table:table-cell office:value-type="float" office:value="-0.25131075693989" calcext:value-type="float">
            <text:p>-0.25131075693989</text:p>
          </table:table-cell>
          <table:table-cell office:value-type="float" office:value="-0.256904266311419" calcext:value-type="float">
            <text:p>-0.256904266311419</text:p>
          </table:table-cell>
          <table:table-cell office:value-type="float" office:value="-0.261952789364255" calcext:value-type="float">
            <text:p>-0.261952789364255</text:p>
          </table:table-cell>
          <table:table-cell office:value-type="float" office:value="-0.265423147689451" calcext:value-type="float">
            <text:p>-0.265423147689451</text:p>
          </table:table-cell>
          <table:table-cell office:value-type="float" office:value="-0.213062716996143" calcext:value-type="float">
            <text:p>-0.213062716996143</text:p>
          </table:table-cell>
          <table:table-cell office:value-type="float" office:value="-0.214132371849271" calcext:value-type="float">
            <text:p>-0.214132371849271</text:p>
          </table:table-cell>
          <table:table-cell office:value-type="float" office:value="-0.215573803073005" calcext:value-type="float">
            <text:p>-0.215573803073005</text:p>
          </table:table-cell>
          <table:table-cell office:value-type="float" office:value="-0.262133625437767" calcext:value-type="float">
            <text:p>-0.262133625437767</text:p>
          </table:table-cell>
          <table:table-cell office:value-type="float" office:value="-0.194536419898279" calcext:value-type="float">
            <text:p>-0.194536419898279</text:p>
          </table:table-cell>
          <table:table-cell office:value-type="float" office:value="-0.191848191402991" calcext:value-type="float">
            <text:p>-0.191848191402991</text:p>
          </table:table-cell>
          <table:table-cell office:value-type="float" office:value="-0.193946530615238" calcext:value-type="float">
            <text:p>-0.193946530615238</text:p>
          </table:table-cell>
          <table:table-cell office:value-type="float" office:value="-0.187743360905109" calcext:value-type="float">
            <text:p>-0.187743360905109</text:p>
          </table:table-cell>
          <table:table-cell office:value-type="float" office:value="-0.1847514647656" calcext:value-type="float">
            <text:p>-0.1847514647656</text:p>
          </table:table-cell>
          <table:table-cell office:value-type="float" office:value="-0.184023004699781" calcext:value-type="float">
            <text:p>-0.184023004699781</text:p>
          </table:table-cell>
          <table:table-cell office:value-type="float" office:value="-0.184532468621703" calcext:value-type="float">
            <text:p>-0.184532468621703</text:p>
          </table:table-cell>
          <table:table-cell office:value-type="float" office:value="-0.185275194091095" calcext:value-type="float">
            <text:p>-0.185275194091095</text:p>
          </table:table-cell>
          <table:table-cell office:value-type="float" office:value="-0.179153421904772" calcext:value-type="float">
            <text:p>-0.179153421904772</text:p>
          </table:table-cell>
          <table:table-cell office:value-type="float" office:value="-0.182318908523693" calcext:value-type="float">
            <text:p>-0.182318908523693</text:p>
          </table:table-cell>
          <table:table-cell office:value-type="float" office:value="-0.183902054860615" calcext:value-type="float">
            <text:p>-0.183902054860615</text:p>
          </table:table-cell>
          <table:table-cell office:value-type="float" office:value="-0.190408715255394" calcext:value-type="float">
            <text:p>-0.190408715255394</text:p>
          </table:table-cell>
          <table:table-cell office:value-type="float" office:value="-0.192789513644354" calcext:value-type="float">
            <text:p>-0.192789513644354</text:p>
          </table:table-cell>
          <table:table-cell office:value-type="float" office:value="-0.195553834500872" calcext:value-type="float">
            <text:p>-0.195553834500872</text:p>
          </table:table-cell>
          <table:table-cell office:value-type="float" office:value="-0.196748077089301" calcext:value-type="float">
            <text:p>-0.196748077089301</text:p>
          </table:table-cell>
          <table:table-cell office:value-type="float" office:value="-0.193747554648294" calcext:value-type="float">
            <text:p>-0.193747554648294</text:p>
          </table:table-cell>
          <table:table-cell office:value-type="float" office:value="-0.191391966958875" calcext:value-type="float">
            <text:p>-0.191391966958875</text:p>
          </table:table-cell>
          <table:table-cell office:value-type="float" office:value="-0.189589327855331" calcext:value-type="float">
            <text:p>-0.189589327855331</text:p>
          </table:table-cell>
          <table:table-cell office:value-type="float" office:value="-0.187580350460966" calcext:value-type="float">
            <text:p>-0.187580350460966</text:p>
          </table:table-cell>
          <table:table-cell office:value-type="float" office:value="-0.181954656091014" calcext:value-type="float">
            <text:p>-0.181954656091014</text:p>
          </table:table-cell>
          <table:table-cell office:value-type="float" office:value="-0.164118653339766" calcext:value-type="float">
            <text:p>-0.164118653339766</text:p>
          </table:table-cell>
          <table:table-cell office:value-type="float" office:value="-0.15770462341908" calcext:value-type="float">
            <text:p>-0.15770462341908</text:p>
          </table:table-cell>
          <table:table-cell office:value-type="float" office:value="-0.16063785138485" calcext:value-type="float">
            <text:p>-0.16063785138485</text:p>
          </table:table-cell>
          <table:table-cell office:value-type="float" office:value="-0.257794786479227" calcext:value-type="float">
            <text:p>-0.257794786479227</text:p>
          </table:table-cell>
          <table:table-cell office:value-type="float" office:value="-0.271258463460106" calcext:value-type="float">
            <text:p>-0.271258463460106</text:p>
          </table:table-cell>
          <table:table-cell office:value-type="float" office:value="-0.20889582656624" calcext:value-type="float">
            <text:p>-0.20889582656624</text:p>
          </table:table-cell>
          <table:table-cell office:value-type="float" office:value="-0.209206159717324" calcext:value-type="float">
            <text:p>-0.209206159717324</text:p>
          </table:table-cell>
          <table:table-cell office:value-type="float" office:value="-0.211580294552875" calcext:value-type="float">
            <text:p>-0.211580294552875</text:p>
          </table:table-cell>
          <table:table-cell office:value-type="float" office:value="-0.179495714952319" calcext:value-type="float">
            <text:p>-0.179495714952319</text:p>
          </table:table-cell>
          <table:table-cell office:value-type="float" office:value="-0.168110850666528" calcext:value-type="float">
            <text:p>-0.168110850666528</text:p>
          </table:table-cell>
          <table:table-cell office:value-type="float" office:value="-0.172288522751423" calcext:value-type="float">
            <text:p>-0.172288522751423</text:p>
          </table:table-cell>
          <table:table-cell office:value-type="float" office:value="-0.169329077499629" calcext:value-type="float">
            <text:p>-0.169329077499629</text:p>
          </table:table-cell>
          <table:table-cell office:value-type="float" office:value="-0.168471621001593" calcext:value-type="float">
            <text:p>-0.168471621001593</text:p>
          </table:table-cell>
          <table:table-cell office:value-type="float" office:value="-0.171794601202646" calcext:value-type="float">
            <text:p>-0.171794601202646</text:p>
          </table:table-cell>
          <table:table-cell office:value-type="float" office:value="-0.175353538893246" calcext:value-type="float">
            <text:p>-0.175353538893246</text:p>
          </table:table-cell>
          <table:table-cell office:value-type="float" office:value="-0.183684639227607" calcext:value-type="float">
            <text:p>-0.183684639227607</text:p>
          </table:table-cell>
          <table:table-cell office:value-type="float" office:value="-0.188567770294389" calcext:value-type="float">
            <text:p>-0.188567770294389</text:p>
          </table:table-cell>
          <table:table-cell office:value-type="float" office:value="-0.194280576842523" calcext:value-type="float">
            <text:p>-0.194280576842523</text:p>
          </table:table-cell>
          <table:table-cell office:value-type="float" office:value="-0.195445954552282" calcext:value-type="float">
            <text:p>-0.195445954552282</text:p>
          </table:table-cell>
          <table:table-cell office:value-type="float" office:value="-0.197666084139594" calcext:value-type="float">
            <text:p>-0.197666084139594</text:p>
          </table:table-cell>
          <table:table-cell office:value-type="float" office:value="-0.195403002401686" calcext:value-type="float">
            <text:p>-0.195403002401686</text:p>
          </table:table-cell>
          <table:table-cell office:value-type="float" office:value="-0.192151783502209" calcext:value-type="float">
            <text:p>-0.192151783502209</text:p>
          </table:table-cell>
          <table:table-cell office:value-type="float" office:value="-0.18838354076862" calcext:value-type="float">
            <text:p>-0.18838354076862</text:p>
          </table:table-cell>
          <table:table-cell office:value-type="float" office:value="-0.186481123984975" calcext:value-type="float">
            <text:p>-0.186481123984975</text:p>
          </table:table-cell>
          <table:table-cell office:value-type="float" office:value="-0.176393594382783" calcext:value-type="float">
            <text:p>-0.176393594382783</text:p>
          </table:table-cell>
          <table:table-cell office:value-type="float" office:value="-0.162543288285417" calcext:value-type="float">
            <text:p>-0.162543288285417</text:p>
          </table:table-cell>
          <table:table-cell office:value-type="float" office:value="-0.161981813093227" calcext:value-type="float">
            <text:p>-0.161981813093227</text:p>
          </table:table-cell>
          <table:table-cell office:value-type="float" office:value="-0.257905206653856" calcext:value-type="float">
            <text:p>-0.257905206653856</text:p>
          </table:table-cell>
          <table:table-cell office:value-type="float" office:value="-0.269119645545287" calcext:value-type="float">
            <text:p>-0.269119645545287</text:p>
          </table:table-cell>
          <table:table-cell office:value-type="float" office:value="-0.26412926053236" calcext:value-type="float">
            <text:p>-0.26412926053236</text:p>
          </table:table-cell>
          <table:table-cell office:value-type="float" office:value="-0.264209585614091" calcext:value-type="float">
            <text:p>-0.264209585614091</text:p>
          </table:table-cell>
          <table:table-cell office:value-type="float" office:value="-0.263910327907716" calcext:value-type="float">
            <text:p>-0.263910327907716</text:p>
          </table:table-cell>
          <table:table-cell office:value-type="float" office:value="-0.268093766488442" calcext:value-type="float">
            <text:p>-0.268093766488442</text:p>
          </table:table-cell>
          <table:table-cell office:value-type="float" office:value="-0.163027266424829" calcext:value-type="float">
            <text:p>-0.163027266424829</text:p>
          </table:table-cell>
          <table:table-cell office:value-type="float" office:value="-0.163093107537191" calcext:value-type="float">
            <text:p>-0.163093107537191</text:p>
          </table:table-cell>
          <table:table-cell office:value-type="float" office:value="-0.162628531642051" calcext:value-type="float">
            <text:p>-0.162628531642051</text:p>
          </table:table-cell>
          <table:table-cell office:value-type="float" office:value="-0.162884730224639" calcext:value-type="float">
            <text:p>-0.162884730224639</text:p>
          </table:table-cell>
          <table:table-cell office:value-type="float" office:value="-0.165821021450195" calcext:value-type="float">
            <text:p>-0.165821021450195</text:p>
          </table:table-cell>
          <table:table-cell office:value-type="float" office:value="-0.16924725723501" calcext:value-type="float">
            <text:p>-0.16924725723501</text:p>
          </table:table-cell>
          <table:table-cell office:value-type="float" office:value="-0.177214860165127" calcext:value-type="float">
            <text:p>-0.177214860165127</text:p>
          </table:table-cell>
          <table:table-cell office:value-type="float" office:value="-0.187205478907794" calcext:value-type="float">
            <text:p>-0.187205478907794</text:p>
          </table:table-cell>
          <table:table-cell office:value-type="float" office:value="-0.188318098727443" calcext:value-type="float">
            <text:p>-0.188318098727443</text:p>
          </table:table-cell>
          <table:table-cell office:value-type="float" office:value="-0.187992509823479" calcext:value-type="float">
            <text:p>-0.187992509823479</text:p>
          </table:table-cell>
          <table:table-cell office:value-type="float" office:value="-0.188130879674097" calcext:value-type="float">
            <text:p>-0.188130879674097</text:p>
          </table:table-cell>
          <table:table-cell office:value-type="float" office:value="-0.185627740078766" calcext:value-type="float">
            <text:p>-0.185627740078766</text:p>
          </table:table-cell>
          <table:table-cell office:value-type="float" office:value="-0.186214751229551" calcext:value-type="float">
            <text:p>-0.186214751229551</text:p>
          </table:table-cell>
          <table:table-cell office:value-type="float" office:value="-0.183865170467234" calcext:value-type="float">
            <text:p>-0.183865170467234</text:p>
          </table:table-cell>
          <table:table-cell office:value-type="float" office:value="-0.177192380459075" calcext:value-type="float">
            <text:p>-0.177192380459075</text:p>
          </table:table-cell>
          <table:table-cell office:value-type="float" office:value="-0.174697524917868" calcext:value-type="float">
            <text:p>-0.174697524917868</text:p>
          </table:table-cell>
          <table:table-cell office:value-type="float" office:value="-0.167361851613635" calcext:value-type="float">
            <text:p>-0.167361851613635</text:p>
          </table:table-cell>
          <table:table-cell office:value-type="float" office:value="-0.157974605011215" calcext:value-type="float">
            <text:p>-0.157974605011215</text:p>
          </table:table-cell>
          <table:table-cell office:value-type="float" office:value="-0.256124312870823" calcext:value-type="float">
            <text:p>-0.256124312870823</text:p>
          </table:table-cell>
          <table:table-cell office:value-type="float" office:value="-0.263286508986751" calcext:value-type="float">
            <text:p>-0.263286508986751</text:p>
          </table:table-cell>
          <table:table-cell office:value-type="float" office:value="-0.266359544269902" calcext:value-type="float">
            <text:p>-0.266359544269902</text:p>
          </table:table-cell>
          <table:table-cell office:value-type="float" office:value="-0.265618737410316" calcext:value-type="float">
            <text:p>-0.265618737410316</text:p>
          </table:table-cell>
          <table:table-cell office:value-type="float" office:value="-0.261529816538725" calcext:value-type="float">
            <text:p>-0.261529816538725</text:p>
          </table:table-cell>
          <table:table-cell office:value-type="float" office:value="-0.258302309251277" calcext:value-type="float">
            <text:p>-0.258302309251277</text:p>
          </table:table-cell>
          <table:table-cell office:value-type="float" office:value="-0.255600623918297" calcext:value-type="float">
            <text:p>-0.255600623918297</text:p>
          </table:table-cell>
          <table:table-cell office:value-type="float" office:value="-0.261848637682141" calcext:value-type="float">
            <text:p>-0.261848637682141</text:p>
          </table:table-cell>
          <table:table-cell office:value-type="float" office:value="-0.170936784272694" calcext:value-type="float">
            <text:p>-0.170936784272694</text:p>
          </table:table-cell>
          <table:table-cell office:value-type="float" office:value="-0.169987603734273" calcext:value-type="float">
            <text:p>-0.169987603734273</text:p>
          </table:table-cell>
          <table:table-cell office:value-type="float" office:value="-0.167062085473497" calcext:value-type="float">
            <text:p>-0.167062085473497</text:p>
          </table:table-cell>
          <table:table-cell office:value-type="float" office:value="-0.169985150678315" calcext:value-type="float">
            <text:p>-0.169985150678315</text:p>
          </table:table-cell>
          <table:table-cell office:value-type="float" office:value="-0.175652263280915" calcext:value-type="float">
            <text:p>-0.175652263280915</text:p>
          </table:table-cell>
          <table:table-cell office:value-type="float" office:value="-0.181541143264441" calcext:value-type="float">
            <text:p>-0.181541143264441</text:p>
          </table:table-cell>
          <table:table-cell office:value-type="float" office:value="-0.184902230925745" calcext:value-type="float">
            <text:p>-0.184902230925745</text:p>
          </table:table-cell>
          <table:table-cell office:value-type="float" office:value="-0.18989537677331" calcext:value-type="float">
            <text:p>-0.18989537677331</text:p>
          </table:table-cell>
          <table:table-cell office:value-type="float" office:value="-0.18969188630426" calcext:value-type="float">
            <text:p>-0.18969188630426</text:p>
          </table:table-cell>
          <table:table-cell office:value-type="float" office:value="-0.190434140857696" calcext:value-type="float">
            <text:p>-0.190434140857696</text:p>
          </table:table-cell>
          <table:table-cell office:value-type="float" office:value="-0.189710894421728" calcext:value-type="float">
            <text:p>-0.189710894421728</text:p>
          </table:table-cell>
          <table:table-cell office:value-type="float" office:value="-0.187973171997063" calcext:value-type="float">
            <text:p>-0.187973171997063</text:p>
          </table:table-cell>
          <table:table-cell office:value-type="float" office:value="-0.185472622168409" calcext:value-type="float">
            <text:p>-0.185472622168409</text:p>
          </table:table-cell>
          <table:table-cell office:value-type="float" office:value="-0.181924445113141" calcext:value-type="float">
            <text:p>-0.181924445113141</text:p>
          </table:table-cell>
          <table:table-cell office:value-type="float" office:value="-0.172219249900882" calcext:value-type="float">
            <text:p>-0.172219249900882</text:p>
          </table:table-cell>
          <table:table-cell office:value-type="float" office:value="-0.167562410630038" calcext:value-type="float">
            <text:p>-0.167562410630038</text:p>
          </table:table-cell>
          <table:table-cell office:value-type="float" office:value="-0.17042168634799" calcext:value-type="float">
            <text:p>-0.17042168634799</text:p>
          </table:table-cell>
          <table:table-cell office:value-type="float" office:value="-0.181963503919924" calcext:value-type="float">
            <text:p>-0.181963503919924</text:p>
          </table:table-cell>
          <table:table-cell office:value-type="float" office:value="-0.196267875660987" calcext:value-type="float">
            <text:p>-0.196267875660987</text:p>
          </table:table-cell>
          <table:table-cell office:value-type="float" office:value="-0.236699005845057" calcext:value-type="float">
            <text:p>-0.236699005845057</text:p>
          </table:table-cell>
          <table:table-cell office:value-type="float" office:value="-0.248950225536333" calcext:value-type="float">
            <text:p>-0.248950225536333</text:p>
          </table:table-cell>
          <table:table-cell office:value-type="float" office:value="-0.249184274148425" calcext:value-type="float">
            <text:p>-0.249184274148425</text:p>
          </table:table-cell>
          <table:table-cell office:value-type="float" office:value="-0.250279908011287" calcext:value-type="float">
            <text:p>-0.250279908011287</text:p>
          </table:table-cell>
          <table:table-cell office:value-type="float" office:value="-0.248762150076284" calcext:value-type="float">
            <text:p>-0.248762150076284</text:p>
          </table:table-cell>
          <table:table-cell office:value-type="float" office:value="-0.25108996563848" calcext:value-type="float">
            <text:p>-0.25108996563848</text:p>
          </table:table-cell>
          <table:table-cell office:value-type="float" office:value="-0.272290776837225" calcext:value-type="float">
            <text:p>-0.272290776837225</text:p>
          </table:table-cell>
          <table:table-cell office:value-type="float" office:value="-0.276060505377548" calcext:value-type="float">
            <text:p>-0.276060505377548</text:p>
          </table:table-cell>
          <table:table-cell table:number-columns-repeated="590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0745382346547" calcext:value-type="float">
            <text:p>0.300745382346547</text:p>
          </table:table-cell>
          <table:table-cell office:value-type="float" office:value="0.300767837025911" calcext:value-type="float">
            <text:p>0.300767837025911</text:p>
          </table:table-cell>
          <table:table-cell office:value-type="float" office:value="0.300759757322156" calcext:value-type="float">
            <text:p>0.300759757322156</text:p>
          </table:table-cell>
          <table:table-cell office:value-type="float" office:value="0.300772249027092" calcext:value-type="float">
            <text:p>0.300772249027092</text:p>
          </table:table-cell>
          <table:table-cell office:value-type="float" office:value="0.300739907422943" calcext:value-type="float">
            <text:p>0.300739907422943</text:p>
          </table:table-cell>
          <table:table-cell office:value-type="float" office:value="0.300772885671768" calcext:value-type="float">
            <text:p>0.300772885671768</text:p>
          </table:table-cell>
          <table:table-cell office:value-type="float" office:value="0.30074942691305" calcext:value-type="float">
            <text:p>0.30074942691305</text:p>
          </table:table-cell>
          <table:table-cell office:value-type="float" office:value="0.300763449365582" calcext:value-type="float">
            <text:p>0.300763449365582</text:p>
          </table:table-cell>
          <table:table-cell office:value-type="float" office:value="0.300745317777777" calcext:value-type="float">
            <text:p>0.300745317777777</text:p>
          </table:table-cell>
          <table:table-cell office:value-type="float" office:value="0.300773163516703" calcext:value-type="float">
            <text:p>0.300773163516703</text:p>
          </table:table-cell>
          <table:table-cell office:value-type="float" office:value="0.300766105830696" calcext:value-type="float">
            <text:p>0.300766105830696</text:p>
          </table:table-cell>
          <table:table-cell office:value-type="float" office:value="0.300756424536735" calcext:value-type="float">
            <text:p>0.300756424536735</text:p>
          </table:table-cell>
          <table:table-cell office:value-type="float" office:value="0.300761825904508" calcext:value-type="float">
            <text:p>0.300761825904508</text:p>
          </table:table-cell>
          <table:table-cell office:value-type="float" office:value="0.300765715140645" calcext:value-type="float">
            <text:p>0.300765715140645</text:p>
          </table:table-cell>
          <table:table-cell office:value-type="float" office:value="0.300759576068636" calcext:value-type="float">
            <text:p>0.300759576068636</text:p>
          </table:table-cell>
          <table:table-cell office:value-type="float" office:value="0.300761985407469" calcext:value-type="float">
            <text:p>0.300761985407469</text:p>
          </table:table-cell>
          <table:table-cell office:value-type="float" office:value="0.30078576710118" calcext:value-type="float">
            <text:p>0.30078576710118</text:p>
          </table:table-cell>
          <table:table-cell office:value-type="float" office:value="0.300764461679847" calcext:value-type="float">
            <text:p>0.300764461679847</text:p>
          </table:table-cell>
          <table:table-cell office:value-type="float" office:value="0.30076491938721" calcext:value-type="float">
            <text:p>0.30076491938721</text:p>
          </table:table-cell>
          <table:table-cell office:value-type="float" office:value="0.300779371411771" calcext:value-type="float">
            <text:p>0.300779371411771</text:p>
          </table:table-cell>
          <table:table-cell office:value-type="float" office:value="0.300736832874203" calcext:value-type="float">
            <text:p>0.300736832874203</text:p>
          </table:table-cell>
          <table:table-cell office:value-type="float" office:value="0.300741992427209" calcext:value-type="float">
            <text:p>0.300741992427209</text:p>
          </table:table-cell>
          <table:table-cell office:value-type="float" office:value="0.300775471060603" calcext:value-type="float">
            <text:p>0.300775471060603</text:p>
          </table:table-cell>
          <table:table-cell office:value-type="float" office:value="0.300765088964981" calcext:value-type="float">
            <text:p>0.300765088964981</text:p>
          </table:table-cell>
          <table:table-cell office:value-type="float" office:value="0.300750850851481" calcext:value-type="float">
            <text:p>0.300750850851481</text:p>
          </table:table-cell>
          <table:table-cell office:value-type="float" office:value="0.300783426992157" calcext:value-type="float">
            <text:p>0.300783426992157</text:p>
          </table:table-cell>
          <table:table-cell office:value-type="float" office:value="0.300781362880163" calcext:value-type="float">
            <text:p>0.300781362880163</text:p>
          </table:table-cell>
          <table:table-cell office:value-type="float" office:value="0.300774819784842" calcext:value-type="float">
            <text:p>0.300774819784842</text:p>
          </table:table-cell>
          <table:table-cell office:value-type="float" office:value="0.300785264609463" calcext:value-type="float">
            <text:p>0.300785264609463</text:p>
          </table:table-cell>
          <table:table-cell office:value-type="float" office:value="0.300756356820262" calcext:value-type="float">
            <text:p>0.300756356820262</text:p>
          </table:table-cell>
          <table:table-cell office:value-type="float" office:value="0.300757768886506" calcext:value-type="float">
            <text:p>0.300757768886506</text:p>
          </table:table-cell>
          <table:table-cell office:value-type="float" office:value="0.300768221514329" calcext:value-type="float">
            <text:p>0.300768221514329</text:p>
          </table:table-cell>
          <table:table-cell office:value-type="float" office:value="0.300776137878241" calcext:value-type="float">
            <text:p>0.300776137878241</text:p>
          </table:table-cell>
          <table:table-cell office:value-type="float" office:value="0.300767365572857" calcext:value-type="float">
            <text:p>0.300767365572857</text:p>
          </table:table-cell>
          <table:table-cell office:value-type="float" office:value="0.300792173877067" calcext:value-type="float">
            <text:p>0.300792173877067</text:p>
          </table:table-cell>
          <table:table-cell office:value-type="float" office:value="0.300742901321868" calcext:value-type="float">
            <text:p>0.300742901321868</text:p>
          </table:table-cell>
          <table:table-cell office:value-type="float" office:value="0.300762031997274" calcext:value-type="float">
            <text:p>0.300762031997274</text:p>
          </table:table-cell>
          <table:table-cell office:value-type="float" office:value="0.30078284313023" calcext:value-type="float">
            <text:p>0.30078284313023</text:p>
          </table:table-cell>
          <table:table-cell office:value-type="float" office:value="0.300772145031845" calcext:value-type="float">
            <text:p>0.300772145031845</text:p>
          </table:table-cell>
          <table:table-cell office:value-type="float" office:value="0.300765419228513" calcext:value-type="float">
            <text:p>0.300765419228513</text:p>
          </table:table-cell>
          <table:table-cell office:value-type="float" office:value="0.300780647228273" calcext:value-type="float">
            <text:p>0.300780647228273</text:p>
          </table:table-cell>
          <table:table-cell office:value-type="float" office:value="0.300823770420597" calcext:value-type="float">
            <text:p>0.300823770420597</text:p>
          </table:table-cell>
          <table:table-cell office:value-type="float" office:value="0.300746134603923" calcext:value-type="float">
            <text:p>0.300746134603923</text:p>
          </table:table-cell>
          <table:table-cell office:value-type="float" office:value="0.300764577973621" calcext:value-type="float">
            <text:p>0.300764577973621</text:p>
          </table:table-cell>
          <table:table-cell office:value-type="float" office:value="0.300777081930299" calcext:value-type="float">
            <text:p>0.300777081930299</text:p>
          </table:table-cell>
          <table:table-cell office:value-type="float" office:value="0.300774410200958" calcext:value-type="float">
            <text:p>0.300774410200958</text:p>
          </table:table-cell>
          <table:table-cell office:value-type="float" office:value="0.300750628123541" calcext:value-type="float">
            <text:p>0.300750628123541</text:p>
          </table:table-cell>
          <table:table-cell office:value-type="float" office:value="0.300774815225631" calcext:value-type="float">
            <text:p>0.300774815225631</text:p>
          </table:table-cell>
          <table:table-cell office:value-type="float" office:value="0.300768100377892" calcext:value-type="float">
            <text:p>0.300768100377892</text:p>
          </table:table-cell>
          <table:table-cell office:value-type="float" office:value="0.3007722741842" calcext:value-type="float">
            <text:p>0.3007722741842</text:p>
          </table:table-cell>
          <table:table-cell office:value-type="float" office:value="0.300746509404285" calcext:value-type="float">
            <text:p>0.300746509404285</text:p>
          </table:table-cell>
          <table:table-cell office:value-type="float" office:value="0.300774340528039" calcext:value-type="float">
            <text:p>0.300774340528039</text:p>
          </table:table-cell>
          <table:table-cell office:value-type="float" office:value="0.30075428802626" calcext:value-type="float">
            <text:p>0.30075428802626</text:p>
          </table:table-cell>
          <table:table-cell office:value-type="float" office:value="0.30075409762233" calcext:value-type="float">
            <text:p>0.30075409762233</text:p>
          </table:table-cell>
          <table:table-cell office:value-type="float" office:value="0.300744050643729" calcext:value-type="float">
            <text:p>0.300744050643729</text:p>
          </table:table-cell>
          <table:table-cell office:value-type="float" office:value="0.300781054209664" calcext:value-type="float">
            <text:p>0.300781054209664</text:p>
          </table:table-cell>
          <table:table-cell office:value-type="float" office:value="0.300758869011934" calcext:value-type="float">
            <text:p>0.300758869011934</text:p>
          </table:table-cell>
          <table:table-cell office:value-type="float" office:value="0.300762591003269" calcext:value-type="float">
            <text:p>0.300762591003269</text:p>
          </table:table-cell>
          <table:table-cell office:value-type="float" office:value="0.300757871628119" calcext:value-type="float">
            <text:p>0.300757871628119</text:p>
          </table:table-cell>
          <table:table-cell office:value-type="float" office:value="0.300744547819991" calcext:value-type="float">
            <text:p>0.300744547819991</text:p>
          </table:table-cell>
          <table:table-cell office:value-type="float" office:value="0.300800724823555" calcext:value-type="float">
            <text:p>0.300800724823555</text:p>
          </table:table-cell>
          <table:table-cell office:value-type="float" office:value="0.300754458677219" calcext:value-type="float">
            <text:p>0.300754458677219</text:p>
          </table:table-cell>
          <table:table-cell office:value-type="float" office:value="0.30077058314374" calcext:value-type="float">
            <text:p>0.30077058314374</text:p>
          </table:table-cell>
          <table:table-cell office:value-type="float" office:value="0.300781425075455" calcext:value-type="float">
            <text:p>0.300781425075455</text:p>
          </table:table-cell>
          <table:table-cell office:value-type="float" office:value="0.300797861927481" calcext:value-type="float">
            <text:p>0.300797861927481</text:p>
          </table:table-cell>
          <table:table-cell office:value-type="float" office:value="0.300821628695051" calcext:value-type="float">
            <text:p>0.300821628695051</text:p>
          </table:table-cell>
          <table:table-cell office:value-type="float" office:value="0.300759489083667" calcext:value-type="float">
            <text:p>0.300759489083667</text:p>
          </table:table-cell>
          <table:table-cell office:value-type="float" office:value="0.300799103162208" calcext:value-type="float">
            <text:p>0.300799103162208</text:p>
          </table:table-cell>
          <table:table-cell office:value-type="float" office:value="0.300776969127823" calcext:value-type="float">
            <text:p>0.300776969127823</text:p>
          </table:table-cell>
          <table:table-cell office:value-type="float" office:value="0.300341231235699" calcext:value-type="float">
            <text:p>0.300341231235699</text:p>
          </table:table-cell>
          <table:table-cell office:value-type="float" office:value="0.299649590901975" calcext:value-type="float">
            <text:p>0.299649590901975</text:p>
          </table:table-cell>
          <table:table-cell office:value-type="float" office:value="0.299680954400039" calcext:value-type="float">
            <text:p>0.299680954400039</text:p>
          </table:table-cell>
          <table:table-cell office:value-type="float" office:value="0.299633993535927" calcext:value-type="float">
            <text:p>0.299633993535927</text:p>
          </table:table-cell>
          <table:table-cell office:value-type="float" office:value="0.299674530790924" calcext:value-type="float">
            <text:p>0.299674530790924</text:p>
          </table:table-cell>
          <table:table-cell office:value-type="float" office:value="0.299553410022253" calcext:value-type="float">
            <text:p>0.299553410022253</text:p>
          </table:table-cell>
          <table:table-cell office:value-type="float" office:value="0.299584056716869" calcext:value-type="float">
            <text:p>0.299584056716869</text:p>
          </table:table-cell>
          <table:table-cell office:value-type="float" office:value="0.299661160189439" calcext:value-type="float">
            <text:p>0.299661160189439</text:p>
          </table:table-cell>
          <table:table-cell office:value-type="float" office:value="0.29959467591069" calcext:value-type="float">
            <text:p>0.29959467591069</text:p>
          </table:table-cell>
          <table:table-cell office:value-type="float" office:value="0.299578846009795" calcext:value-type="float">
            <text:p>0.299578846009795</text:p>
          </table:table-cell>
          <table:table-cell office:value-type="float" office:value="0.30021233451895" calcext:value-type="float">
            <text:p>0.30021233451895</text:p>
          </table:table-cell>
          <table:table-cell office:value-type="float" office:value="0.302867791805322" calcext:value-type="float">
            <text:p>0.302867791805322</text:p>
          </table:table-cell>
          <table:table-cell office:value-type="float" office:value="0.305579086147215" calcext:value-type="float">
            <text:p>0.305579086147215</text:p>
          </table:table-cell>
          <table:table-cell office:value-type="float" office:value="0.309274512892639" calcext:value-type="float">
            <text:p>0.309274512892639</text:p>
          </table:table-cell>
          <table:table-cell office:value-type="float" office:value="0.313549135258599" calcext:value-type="float">
            <text:p>0.313549135258599</text:p>
          </table:table-cell>
          <table:table-cell office:value-type="float" office:value="0.319514779122458" calcext:value-type="float">
            <text:p>0.319514779122458</text:p>
          </table:table-cell>
          <table:table-cell office:value-type="float" office:value="0.323344971464808" calcext:value-type="float">
            <text:p>0.323344971464808</text:p>
          </table:table-cell>
          <table:table-cell office:value-type="float" office:value="0.334875630364944" calcext:value-type="float">
            <text:p>0.334875630364944</text:p>
          </table:table-cell>
          <table:table-cell office:value-type="float" office:value="0.333917684562027" calcext:value-type="float">
            <text:p>0.333917684562027</text:p>
          </table:table-cell>
          <table:table-cell office:value-type="float" office:value="0.30882550955032" calcext:value-type="float">
            <text:p>0.30882550955032</text:p>
          </table:table-cell>
          <table:table-cell office:value-type="float" office:value="0.307786593568607" calcext:value-type="float">
            <text:p>0.307786593568607</text:p>
          </table:table-cell>
          <table:table-cell office:value-type="float" office:value="0.307829548840159" calcext:value-type="float">
            <text:p>0.307829548840159</text:p>
          </table:table-cell>
          <table:table-cell office:value-type="float" office:value="0.307943351995703" calcext:value-type="float">
            <text:p>0.307943351995703</text:p>
          </table:table-cell>
          <table:table-cell office:value-type="float" office:value="0.311096747565332" calcext:value-type="float">
            <text:p>0.311096747565332</text:p>
          </table:table-cell>
          <table:table-cell office:value-type="float" office:value="0.31467659340157" calcext:value-type="float">
            <text:p>0.31467659340157</text:p>
          </table:table-cell>
          <table:table-cell office:value-type="float" office:value="0.316022429235737" calcext:value-type="float">
            <text:p>0.316022429235737</text:p>
          </table:table-cell>
          <table:table-cell office:value-type="float" office:value="0.308192631509174" calcext:value-type="float">
            <text:p>0.308192631509174</text:p>
          </table:table-cell>
          <table:table-cell office:value-type="float" office:value="0.302910792034386" calcext:value-type="float">
            <text:p>0.302910792034386</text:p>
          </table:table-cell>
          <table:table-cell office:value-type="float" office:value="0.29942871379208" calcext:value-type="float">
            <text:p>0.29942871379208</text:p>
          </table:table-cell>
          <table:table-cell office:value-type="float" office:value="0.301017559532166" calcext:value-type="float">
            <text:p>0.301017559532166</text:p>
          </table:table-cell>
          <table:table-cell office:value-type="float" office:value="0.299847499713305" calcext:value-type="float">
            <text:p>0.299847499713305</text:p>
          </table:table-cell>
          <table:table-cell office:value-type="float" office:value="0.299478275600829" calcext:value-type="float">
            <text:p>0.299478275600829</text:p>
          </table:table-cell>
          <table:table-cell office:value-type="float" office:value="0.299373547042424" calcext:value-type="float">
            <text:p>0.299373547042424</text:p>
          </table:table-cell>
          <table:table-cell office:value-type="float" office:value="0.298977836370655" calcext:value-type="float">
            <text:p>0.298977836370655</text:p>
          </table:table-cell>
          <table:table-cell office:value-type="float" office:value="0.302140564315375" calcext:value-type="float">
            <text:p>0.302140564315375</text:p>
          </table:table-cell>
          <table:table-cell office:value-type="float" office:value="0.304808083733095" calcext:value-type="float">
            <text:p>0.304808083733095</text:p>
          </table:table-cell>
          <table:table-cell office:value-type="float" office:value="0.308736362186778" calcext:value-type="float">
            <text:p>0.308736362186778</text:p>
          </table:table-cell>
          <table:table-cell office:value-type="float" office:value="0.315644390661372" calcext:value-type="float">
            <text:p>0.315644390661372</text:p>
          </table:table-cell>
          <table:table-cell office:value-type="float" office:value="0.317142678574913" calcext:value-type="float">
            <text:p>0.317142678574913</text:p>
          </table:table-cell>
          <table:table-cell office:value-type="float" office:value="0.322047780935267" calcext:value-type="float">
            <text:p>0.322047780935267</text:p>
          </table:table-cell>
          <table:table-cell office:value-type="float" office:value="0.314747600377695" calcext:value-type="float">
            <text:p>0.314747600377695</text:p>
          </table:table-cell>
          <table:table-cell office:value-type="float" office:value="0.323797821573379" calcext:value-type="float">
            <text:p>0.323797821573379</text:p>
          </table:table-cell>
          <table:table-cell office:value-type="float" office:value="0.326595480190257" calcext:value-type="float">
            <text:p>0.326595480190257</text:p>
          </table:table-cell>
          <table:table-cell office:value-type="float" office:value="0.323914943715629" calcext:value-type="float">
            <text:p>0.323914943715629</text:p>
          </table:table-cell>
          <table:table-cell office:value-type="float" office:value="0.321942595772224" calcext:value-type="float">
            <text:p>0.321942595772224</text:p>
          </table:table-cell>
          <table:table-cell office:value-type="float" office:value="0.300719135244689" calcext:value-type="float">
            <text:p>0.300719135244689</text:p>
          </table:table-cell>
          <table:table-cell office:value-type="float" office:value="0.300386237435878" calcext:value-type="float">
            <text:p>0.300386237435878</text:p>
          </table:table-cell>
          <table:table-cell office:value-type="float" office:value="0.297687621793008" calcext:value-type="float">
            <text:p>0.297687621793008</text:p>
          </table:table-cell>
          <table:table-cell office:value-type="float" office:value="0.296896697734841" calcext:value-type="float">
            <text:p>0.296896697734841</text:p>
          </table:table-cell>
          <table:table-cell office:value-type="float" office:value="0.333105753048207" calcext:value-type="float">
            <text:p>0.333105753048207</text:p>
          </table:table-cell>
          <table:table-cell office:value-type="float" office:value="0.332221742708074" calcext:value-type="float">
            <text:p>0.332221742708074</text:p>
          </table:table-cell>
          <table:table-cell office:value-type="float" office:value="0.330562994420833" calcext:value-type="float">
            <text:p>0.330562994420833</text:p>
          </table:table-cell>
          <table:table-cell office:value-type="float" office:value="0.326309406889183" calcext:value-type="float">
            <text:p>0.326309406889183</text:p>
          </table:table-cell>
          <table:table-cell office:value-type="float" office:value="0.323095968846651" calcext:value-type="float">
            <text:p>0.323095968846651</text:p>
          </table:table-cell>
          <table:table-cell office:value-type="float" office:value="0.319752191127237" calcext:value-type="float">
            <text:p>0.319752191127237</text:p>
          </table:table-cell>
          <table:table-cell office:value-type="float" office:value="0.316532654316466" calcext:value-type="float">
            <text:p>0.316532654316466</text:p>
          </table:table-cell>
          <table:table-cell office:value-type="float" office:value="0.31289927578453" calcext:value-type="float">
            <text:p>0.31289927578453</text:p>
          </table:table-cell>
          <table:table-cell office:value-type="float" office:value="0.308848757500766" calcext:value-type="float">
            <text:p>0.308848757500766</text:p>
          </table:table-cell>
          <table:table-cell office:value-type="float" office:value="0.303447952047764" calcext:value-type="float">
            <text:p>0.303447952047764</text:p>
          </table:table-cell>
          <table:table-cell office:value-type="float" office:value="0.302785884884601" calcext:value-type="float">
            <text:p>0.302785884884601</text:p>
          </table:table-cell>
          <table:table-cell office:value-type="float" office:value="0.302356526222564" calcext:value-type="float">
            <text:p>0.302356526222564</text:p>
          </table:table-cell>
          <table:table-cell office:value-type="float" office:value="0.300409665619151" calcext:value-type="float">
            <text:p>0.300409665619151</text:p>
          </table:table-cell>
          <table:table-cell office:value-type="float" office:value="0.299689028675544" calcext:value-type="float">
            <text:p>0.299689028675544</text:p>
          </table:table-cell>
          <table:table-cell office:value-type="float" office:value="0.300584610992593" calcext:value-type="float">
            <text:p>0.300584610992593</text:p>
          </table:table-cell>
          <table:table-cell office:value-type="float" office:value="0.302079699223532" calcext:value-type="float">
            <text:p>0.302079699223532</text:p>
          </table:table-cell>
          <table:table-cell office:value-type="float" office:value="0.307464874839342" calcext:value-type="float">
            <text:p>0.307464874839342</text:p>
          </table:table-cell>
          <table:table-cell office:value-type="float" office:value="0.313325910108378" calcext:value-type="float">
            <text:p>0.313325910108378</text:p>
          </table:table-cell>
          <table:table-cell office:value-type="float" office:value="0.317441856631014" calcext:value-type="float">
            <text:p>0.317441856631014</text:p>
          </table:table-cell>
          <table:table-cell office:value-type="float" office:value="0.321836422935052" calcext:value-type="float">
            <text:p>0.321836422935052</text:p>
          </table:table-cell>
          <table:table-cell office:value-type="float" office:value="0.332448899950171" calcext:value-type="float">
            <text:p>0.332448899950171</text:p>
          </table:table-cell>
          <table:table-cell office:value-type="float" office:value="0.330287170118022" calcext:value-type="float">
            <text:p>0.330287170118022</text:p>
          </table:table-cell>
          <table:table-cell office:value-type="float" office:value="0.32590112622853" calcext:value-type="float">
            <text:p>0.32590112622853</text:p>
          </table:table-cell>
          <table:table-cell office:value-type="float" office:value="0.326260513453001" calcext:value-type="float">
            <text:p>0.326260513453001</text:p>
          </table:table-cell>
          <table:table-cell office:value-type="float" office:value="0.327513630049315" calcext:value-type="float">
            <text:p>0.327513630049315</text:p>
          </table:table-cell>
          <table:table-cell office:value-type="float" office:value="0.301479926560298" calcext:value-type="float">
            <text:p>0.301479926560298</text:p>
          </table:table-cell>
          <table:table-cell office:value-type="float" office:value="0.301541889046273" calcext:value-type="float">
            <text:p>0.301541889046273</text:p>
          </table:table-cell>
          <table:table-cell office:value-type="float" office:value="0.301443692708784" calcext:value-type="float">
            <text:p>0.301443692708784</text:p>
          </table:table-cell>
          <table:table-cell office:value-type="float" office:value="0.291197538393327" calcext:value-type="float">
            <text:p>0.291197538393327</text:p>
          </table:table-cell>
          <table:table-cell office:value-type="float" office:value="0.328891099271949" calcext:value-type="float">
            <text:p>0.328891099271949</text:p>
          </table:table-cell>
          <table:table-cell office:value-type="float" office:value="0.327167682868034" calcext:value-type="float">
            <text:p>0.327167682868034</text:p>
          </table:table-cell>
          <table:table-cell office:value-type="float" office:value="0.324988078526048" calcext:value-type="float">
            <text:p>0.324988078526048</text:p>
          </table:table-cell>
          <table:table-cell office:value-type="float" office:value="0.31901002685537" calcext:value-type="float">
            <text:p>0.31901002685537</text:p>
          </table:table-cell>
          <table:table-cell office:value-type="float" office:value="0.306911235241962" calcext:value-type="float">
            <text:p>0.306911235241962</text:p>
          </table:table-cell>
          <table:table-cell office:value-type="float" office:value="0.303156321408196" calcext:value-type="float">
            <text:p>0.303156321408196</text:p>
          </table:table-cell>
          <table:table-cell office:value-type="float" office:value="0.301068956996105" calcext:value-type="float">
            <text:p>0.301068956996105</text:p>
          </table:table-cell>
          <table:table-cell office:value-type="float" office:value="0.29830100410402" calcext:value-type="float">
            <text:p>0.29830100410402</text:p>
          </table:table-cell>
          <table:table-cell office:value-type="float" office:value="0.294356584588093" calcext:value-type="float">
            <text:p>0.294356584588093</text:p>
          </table:table-cell>
          <table:table-cell office:value-type="float" office:value="0.299591885388388" calcext:value-type="float">
            <text:p>0.299591885388388</text:p>
          </table:table-cell>
          <table:table-cell office:value-type="float" office:value="0.302456702192998" calcext:value-type="float">
            <text:p>0.302456702192998</text:p>
          </table:table-cell>
          <table:table-cell office:value-type="float" office:value="0.302907048376999" calcext:value-type="float">
            <text:p>0.302907048376999</text:p>
          </table:table-cell>
          <table:table-cell office:value-type="float" office:value="0.302754913409826" calcext:value-type="float">
            <text:p>0.302754913409826</text:p>
          </table:table-cell>
          <table:table-cell office:value-type="float" office:value="0.302963096361359" calcext:value-type="float">
            <text:p>0.302963096361359</text:p>
          </table:table-cell>
          <table:table-cell office:value-type="float" office:value="0.302051703309204" calcext:value-type="float">
            <text:p>0.302051703309204</text:p>
          </table:table-cell>
          <table:table-cell office:value-type="float" office:value="0.301155172695452" calcext:value-type="float">
            <text:p>0.301155172695452</text:p>
          </table:table-cell>
          <table:table-cell office:value-type="float" office:value="0.303779168936383" calcext:value-type="float">
            <text:p>0.303779168936383</text:p>
          </table:table-cell>
          <table:table-cell office:value-type="float" office:value="0.306891827549771" calcext:value-type="float">
            <text:p>0.306891827549771</text:p>
          </table:table-cell>
          <table:table-cell office:value-type="float" office:value="0.310714930709165" calcext:value-type="float">
            <text:p>0.310714930709165</text:p>
          </table:table-cell>
          <table:table-cell office:value-type="float" office:value="0.314404071625871" calcext:value-type="float">
            <text:p>0.314404071625871</text:p>
          </table:table-cell>
          <table:table-cell office:value-type="float" office:value="0.318256396560805" calcext:value-type="float">
            <text:p>0.318256396560805</text:p>
          </table:table-cell>
          <table:table-cell office:value-type="float" office:value="0.318620833780465" calcext:value-type="float">
            <text:p>0.318620833780465</text:p>
          </table:table-cell>
          <table:table-cell office:value-type="float" office:value="0.324659724981688" calcext:value-type="float">
            <text:p>0.324659724981688</text:p>
          </table:table-cell>
          <table:table-cell office:value-type="float" office:value="0.330919820336892" calcext:value-type="float">
            <text:p>0.330919820336892</text:p>
          </table:table-cell>
          <table:table-cell office:value-type="float" office:value="0.328699437517431" calcext:value-type="float">
            <text:p>0.328699437517431</text:p>
          </table:table-cell>
          <table:table-cell office:value-type="float" office:value="0.300530372881068" calcext:value-type="float">
            <text:p>0.300530372881068</text:p>
          </table:table-cell>
          <table:table-cell office:value-type="float" office:value="0.299477037917172" calcext:value-type="float">
            <text:p>0.299477037917172</text:p>
          </table:table-cell>
          <table:table-cell office:value-type="float" office:value="0.299756784400471" calcext:value-type="float">
            <text:p>0.299756784400471</text:p>
          </table:table-cell>
          <table:table-cell office:value-type="float" office:value="0.320132628651265" calcext:value-type="float">
            <text:p>0.320132628651265</text:p>
          </table:table-cell>
          <table:table-cell office:value-type="float" office:value="0.307415127130113" calcext:value-type="float">
            <text:p>0.307415127130113</text:p>
          </table:table-cell>
          <table:table-cell office:value-type="float" office:value="0.303382090434336" calcext:value-type="float">
            <text:p>0.303382090434336</text:p>
          </table:table-cell>
          <table:table-cell office:value-type="float" office:value="0.299564504427974" calcext:value-type="float">
            <text:p>0.299564504427974</text:p>
          </table:table-cell>
          <table:table-cell office:value-type="float" office:value="0.297161119673334" calcext:value-type="float">
            <text:p>0.297161119673334</text:p>
          </table:table-cell>
          <table:table-cell office:value-type="float" office:value="0.2985222469941" calcext:value-type="float">
            <text:p>0.2985222469941</text:p>
          </table:table-cell>
          <table:table-cell office:value-type="float" office:value="0.299642199500727" calcext:value-type="float">
            <text:p>0.299642199500727</text:p>
          </table:table-cell>
          <table:table-cell office:value-type="float" office:value="0.303094884165044" calcext:value-type="float">
            <text:p>0.303094884165044</text:p>
          </table:table-cell>
          <table:table-cell office:value-type="float" office:value="0.302821353691169" calcext:value-type="float">
            <text:p>0.302821353691169</text:p>
          </table:table-cell>
          <table:table-cell office:value-type="float" office:value="0.302233776351989" calcext:value-type="float">
            <text:p>0.302233776351989</text:p>
          </table:table-cell>
          <table:table-cell office:value-type="float" office:value="0.301456479453306" calcext:value-type="float">
            <text:p>0.301456479453306</text:p>
          </table:table-cell>
          <table:table-cell office:value-type="float" office:value="0.300968907846536" calcext:value-type="float">
            <text:p>0.300968907846536</text:p>
          </table:table-cell>
          <table:table-cell office:value-type="float" office:value="0.300817632884683" calcext:value-type="float">
            <text:p>0.300817632884683</text:p>
          </table:table-cell>
          <table:table-cell office:value-type="float" office:value="0.305075195321447" calcext:value-type="float">
            <text:p>0.305075195321447</text:p>
          </table:table-cell>
          <table:table-cell office:value-type="float" office:value="0.312642432137015" calcext:value-type="float">
            <text:p>0.312642432137015</text:p>
          </table:table-cell>
          <table:table-cell office:value-type="float" office:value="0.317583385344333" calcext:value-type="float">
            <text:p>0.317583385344333</text:p>
          </table:table-cell>
          <table:table-cell office:value-type="float" office:value="0.318151755428482" calcext:value-type="float">
            <text:p>0.318151755428482</text:p>
          </table:table-cell>
          <table:table-cell office:value-type="float" office:value="0.321539747768472" calcext:value-type="float">
            <text:p>0.321539747768472</text:p>
          </table:table-cell>
          <table:table-cell office:value-type="float" office:value="0.323424996853754" calcext:value-type="float">
            <text:p>0.323424996853754</text:p>
          </table:table-cell>
          <table:table-cell office:value-type="float" office:value="0.334477419755391" calcext:value-type="float">
            <text:p>0.334477419755391</text:p>
          </table:table-cell>
          <table:table-cell office:value-type="float" office:value="0.305074563316421" calcext:value-type="float">
            <text:p>0.305074563316421</text:p>
          </table:table-cell>
          <table:table-cell office:value-type="float" office:value="0.303474526994581" calcext:value-type="float">
            <text:p>0.303474526994581</text:p>
          </table:table-cell>
          <table:table-cell office:value-type="float" office:value="0.303126492839282" calcext:value-type="float">
            <text:p>0.303126492839282</text:p>
          </table:table-cell>
          <table:table-cell office:value-type="float" office:value="0.302385398178581" calcext:value-type="float">
            <text:p>0.302385398178581</text:p>
          </table:table-cell>
          <table:table-cell office:value-type="float" office:value="0.302669001357293" calcext:value-type="float">
            <text:p>0.302669001357293</text:p>
          </table:table-cell>
          <table:table-cell office:value-type="float" office:value="0.296341308761455" calcext:value-type="float">
            <text:p>0.296341308761455</text:p>
          </table:table-cell>
          <table:table-cell office:value-type="float" office:value="0.294387564805573" calcext:value-type="float">
            <text:p>0.294387564805573</text:p>
          </table:table-cell>
          <table:table-cell office:value-type="float" office:value="0.292033805389078" calcext:value-type="float">
            <text:p>0.292033805389078</text:p>
          </table:table-cell>
          <table:table-cell office:value-type="float" office:value="0.291151926399893" calcext:value-type="float">
            <text:p>0.291151926399893</text:p>
          </table:table-cell>
          <table:table-cell office:value-type="float" office:value="0.293052912158442" calcext:value-type="float">
            <text:p>0.293052912158442</text:p>
          </table:table-cell>
          <table:table-cell office:value-type="float" office:value="0.295967415121962" calcext:value-type="float">
            <text:p>0.295967415121962</text:p>
          </table:table-cell>
          <table:table-cell office:value-type="float" office:value="0.301056072743475" calcext:value-type="float">
            <text:p>0.301056072743475</text:p>
          </table:table-cell>
          <table:table-cell office:value-type="float" office:value="0.301354918198953" calcext:value-type="float">
            <text:p>0.301354918198953</text:p>
          </table:table-cell>
          <table:table-cell office:value-type="float" office:value="0.300746587801419" calcext:value-type="float">
            <text:p>0.300746587801419</text:p>
          </table:table-cell>
          <table:table-cell office:value-type="float" office:value="0.299572586343717" calcext:value-type="float">
            <text:p>0.299572586343717</text:p>
          </table:table-cell>
          <table:table-cell office:value-type="float" office:value="0.299255008295665" calcext:value-type="float">
            <text:p>0.299255008295665</text:p>
          </table:table-cell>
          <table:table-cell office:value-type="float" office:value="0.299461495526421" calcext:value-type="float">
            <text:p>0.299461495526421</text:p>
          </table:table-cell>
          <table:table-cell office:value-type="float" office:value="0.301076499947086" calcext:value-type="float">
            <text:p>0.301076499947086</text:p>
          </table:table-cell>
          <table:table-cell office:value-type="float" office:value="0.307107434101079" calcext:value-type="float">
            <text:p>0.307107434101079</text:p>
          </table:table-cell>
          <table:table-cell office:value-type="float" office:value="0.310449734876755" calcext:value-type="float">
            <text:p>0.310449734876755</text:p>
          </table:table-cell>
          <table:table-cell office:value-type="float" office:value="0.315402483541151" calcext:value-type="float">
            <text:p>0.315402483541151</text:p>
          </table:table-cell>
          <table:table-cell office:value-type="float" office:value="0.317772160666768" calcext:value-type="float">
            <text:p>0.317772160666768</text:p>
          </table:table-cell>
          <table:table-cell office:value-type="float" office:value="0.324345355967691" calcext:value-type="float">
            <text:p>0.324345355967691</text:p>
          </table:table-cell>
          <table:table-cell office:value-type="float" office:value="0.329571555275985" calcext:value-type="float">
            <text:p>0.329571555275985</text:p>
          </table:table-cell>
          <table:table-cell office:value-type="float" office:value="0.326258375141083" calcext:value-type="float">
            <text:p>0.326258375141083</text:p>
          </table:table-cell>
          <table:table-cell office:value-type="float" office:value="0.327658059235787" calcext:value-type="float">
            <text:p>0.327658059235787</text:p>
          </table:table-cell>
          <table:table-cell office:value-type="float" office:value="0.303037829611446" calcext:value-type="float">
            <text:p>0.303037829611446</text:p>
          </table:table-cell>
          <table:table-cell office:value-type="float" office:value="0.303033629728282" calcext:value-type="float">
            <text:p>0.303033629728282</text:p>
          </table:table-cell>
          <table:table-cell office:value-type="float" office:value="0.302120451283209" calcext:value-type="float">
            <text:p>0.302120451283209</text:p>
          </table:table-cell>
          <table:table-cell office:value-type="float" office:value="0.301579894075309" calcext:value-type="float">
            <text:p>0.301579894075309</text:p>
          </table:table-cell>
          <table:table-cell office:value-type="float" office:value="0.301757072405311" calcext:value-type="float">
            <text:p>0.301757072405311</text:p>
          </table:table-cell>
          <table:table-cell office:value-type="float" office:value="0.291657290755134" calcext:value-type="float">
            <text:p>0.291657290755134</text:p>
          </table:table-cell>
          <table:table-cell office:value-type="float" office:value="0.290047527939427" calcext:value-type="float">
            <text:p>0.290047527939427</text:p>
          </table:table-cell>
          <table:table-cell office:value-type="float" office:value="0.287598360542865" calcext:value-type="float">
            <text:p>0.287598360542865</text:p>
          </table:table-cell>
          <table:table-cell office:value-type="float" office:value="0.29071463899371" calcext:value-type="float">
            <text:p>0.29071463899371</text:p>
          </table:table-cell>
          <table:table-cell office:value-type="float" office:value="0.299086259444629" calcext:value-type="float">
            <text:p>0.299086259444629</text:p>
          </table:table-cell>
          <table:table-cell office:value-type="float" office:value="0.300718741538926" calcext:value-type="float">
            <text:p>0.300718741538926</text:p>
          </table:table-cell>
          <table:table-cell office:value-type="float" office:value="0.300720460115833" calcext:value-type="float">
            <text:p>0.300720460115833</text:p>
          </table:table-cell>
          <table:table-cell office:value-type="float" office:value="0.300009559065287" calcext:value-type="float">
            <text:p>0.300009559065287</text:p>
          </table:table-cell>
          <table:table-cell office:value-type="float" office:value="0.299141807428352" calcext:value-type="float">
            <text:p>0.299141807428352</text:p>
          </table:table-cell>
          <table:table-cell office:value-type="float" office:value="0.298678572460168" calcext:value-type="float">
            <text:p>0.298678572460168</text:p>
          </table:table-cell>
          <table:table-cell office:value-type="float" office:value="0.29788001823241" calcext:value-type="float">
            <text:p>0.29788001823241</text:p>
          </table:table-cell>
          <table:table-cell office:value-type="float" office:value="0.297901522276476" calcext:value-type="float">
            <text:p>0.297901522276476</text:p>
          </table:table-cell>
          <table:table-cell office:value-type="float" office:value="0.29956817686892" calcext:value-type="float">
            <text:p>0.29956817686892</text:p>
          </table:table-cell>
          <table:table-cell office:value-type="float" office:value="0.304106761889258" calcext:value-type="float">
            <text:p>0.304106761889258</text:p>
          </table:table-cell>
          <table:table-cell office:value-type="float" office:value="0.305840727790825" calcext:value-type="float">
            <text:p>0.305840727790825</text:p>
          </table:table-cell>
          <table:table-cell office:value-type="float" office:value="0.323455223297206" calcext:value-type="float">
            <text:p>0.323455223297206</text:p>
          </table:table-cell>
          <table:table-cell office:value-type="float" office:value="0.323339905537217" calcext:value-type="float">
            <text:p>0.323339905537217</text:p>
          </table:table-cell>
          <table:table-cell office:value-type="float" office:value="0.320983316620992" calcext:value-type="float">
            <text:p>0.320983316620992</text:p>
          </table:table-cell>
          <table:table-cell office:value-type="float" office:value="0.328367346414171" calcext:value-type="float">
            <text:p>0.328367346414171</text:p>
          </table:table-cell>
          <table:table-cell office:value-type="float" office:value="0.336564671515622" calcext:value-type="float">
            <text:p>0.336564671515622</text:p>
          </table:table-cell>
          <table:table-cell office:value-type="float" office:value="0.336002291895513" calcext:value-type="float">
            <text:p>0.336002291895513</text:p>
          </table:table-cell>
          <table:table-cell office:value-type="float" office:value="0.336243831725742" calcext:value-type="float">
            <text:p>0.336243831725742</text:p>
          </table:table-cell>
          <table:table-cell office:value-type="float" office:value="0.337653486805889" calcext:value-type="float">
            <text:p>0.337653486805889</text:p>
          </table:table-cell>
          <table:table-cell office:value-type="float" office:value="0.337719949396542" calcext:value-type="float">
            <text:p>0.337719949396542</text:p>
          </table:table-cell>
          <table:table-cell office:value-type="float" office:value="0.336641438402779" calcext:value-type="float">
            <text:p>0.336641438402779</text:p>
          </table:table-cell>
          <table:table-cell office:value-type="float" office:value="0.306755577521367" calcext:value-type="float">
            <text:p>0.306755577521367</text:p>
          </table:table-cell>
          <table:table-cell office:value-type="float" office:value="0.307820746767823" calcext:value-type="float">
            <text:p>0.307820746767823</text:p>
          </table:table-cell>
          <table:table-cell table:number-columns-repeated="590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79023632340156" calcext:value-type="float">
            <text:p>-0.379023632340156</text:p>
          </table:table-cell>
          <table:table-cell office:value-type="float" office:value="-0.379696115735867" calcext:value-type="float">
            <text:p>-0.379696115735867</text:p>
          </table:table-cell>
          <table:table-cell office:value-type="float" office:value="-0.379049527870797" calcext:value-type="float">
            <text:p>-0.379049527870797</text:p>
          </table:table-cell>
          <table:table-cell office:value-type="float" office:value="-0.379879275198279" calcext:value-type="float">
            <text:p>-0.379879275198279</text:p>
          </table:table-cell>
          <table:table-cell office:value-type="float" office:value="-0.378503503929812" calcext:value-type="float">
            <text:p>-0.378503503929812</text:p>
          </table:table-cell>
          <table:table-cell office:value-type="float" office:value="-0.379901984904187" calcext:value-type="float">
            <text:p>-0.379901984904187</text:p>
          </table:table-cell>
          <table:table-cell office:value-type="float" office:value="-0.379629048001524" calcext:value-type="float">
            <text:p>-0.379629048001524</text:p>
          </table:table-cell>
          <table:table-cell office:value-type="float" office:value="-0.379570948752006" calcext:value-type="float">
            <text:p>-0.379570948752006</text:p>
          </table:table-cell>
          <table:table-cell office:value-type="float" office:value="-0.378927606706036" calcext:value-type="float">
            <text:p>-0.378927606706036</text:p>
          </table:table-cell>
          <table:table-cell office:value-type="float" office:value="-0.379719585806963" calcext:value-type="float">
            <text:p>-0.379719585806963</text:p>
          </table:table-cell>
          <table:table-cell office:value-type="float" office:value="-0.380411724624541" calcext:value-type="float">
            <text:p>-0.380411724624541</text:p>
          </table:table-cell>
          <table:table-cell office:value-type="float" office:value="-0.379225950863871" calcext:value-type="float">
            <text:p>-0.379225950863871</text:p>
          </table:table-cell>
          <table:table-cell office:value-type="float" office:value="-0.379796967574786" calcext:value-type="float">
            <text:p>-0.379796967574786</text:p>
          </table:table-cell>
          <table:table-cell office:value-type="float" office:value="-0.380175149524576" calcext:value-type="float">
            <text:p>-0.380175149524576</text:p>
          </table:table-cell>
          <table:table-cell office:value-type="float" office:value="-0.379267843815527" calcext:value-type="float">
            <text:p>-0.379267843815527</text:p>
          </table:table-cell>
          <table:table-cell office:value-type="float" office:value="-0.379708049424943" calcext:value-type="float">
            <text:p>-0.379708049424943</text:p>
          </table:table-cell>
          <table:table-cell office:value-type="float" office:value="-0.380178731361637" calcext:value-type="float">
            <text:p>-0.380178731361637</text:p>
          </table:table-cell>
          <table:table-cell office:value-type="float" office:value="-0.379657919599911" calcext:value-type="float">
            <text:p>-0.379657919599911</text:p>
          </table:table-cell>
          <table:table-cell office:value-type="float" office:value="-0.379714286445944" calcext:value-type="float">
            <text:p>-0.379714286445944</text:p>
          </table:table-cell>
          <table:table-cell office:value-type="float" office:value="-0.379881726725289" calcext:value-type="float">
            <text:p>-0.379881726725289</text:p>
          </table:table-cell>
          <table:table-cell office:value-type="float" office:value="-0.378732968848599" calcext:value-type="float">
            <text:p>-0.378732968848599</text:p>
          </table:table-cell>
          <table:table-cell office:value-type="float" office:value="-0.37934442435681" calcext:value-type="float">
            <text:p>-0.37934442435681</text:p>
          </table:table-cell>
          <table:table-cell office:value-type="float" office:value="-0.380141547962046" calcext:value-type="float">
            <text:p>-0.380141547962046</text:p>
          </table:table-cell>
          <table:table-cell office:value-type="float" office:value="-0.379969407103028" calcext:value-type="float">
            <text:p>-0.379969407103028</text:p>
          </table:table-cell>
          <table:table-cell office:value-type="float" office:value="-0.379104285104974" calcext:value-type="float">
            <text:p>-0.379104285104974</text:p>
          </table:table-cell>
          <table:table-cell office:value-type="float" office:value="-0.380281281494662" calcext:value-type="float">
            <text:p>-0.380281281494662</text:p>
          </table:table-cell>
          <table:table-cell office:value-type="float" office:value="-0.380050262347347" calcext:value-type="float">
            <text:p>-0.380050262347347</text:p>
          </table:table-cell>
          <table:table-cell office:value-type="float" office:value="-0.379802614593221" calcext:value-type="float">
            <text:p>-0.379802614593221</text:p>
          </table:table-cell>
          <table:table-cell office:value-type="float" office:value="-0.380430387443007" calcext:value-type="float">
            <text:p>-0.380430387443007</text:p>
          </table:table-cell>
          <table:table-cell office:value-type="float" office:value="-0.379068840742262" calcext:value-type="float">
            <text:p>-0.379068840742262</text:p>
          </table:table-cell>
          <table:table-cell office:value-type="float" office:value="-0.37968338776632" calcext:value-type="float">
            <text:p>-0.37968338776632</text:p>
          </table:table-cell>
          <table:table-cell office:value-type="float" office:value="-0.379573363398622" calcext:value-type="float">
            <text:p>-0.379573363398622</text:p>
          </table:table-cell>
          <table:table-cell office:value-type="float" office:value="-0.379565486892907" calcext:value-type="float">
            <text:p>-0.379565486892907</text:p>
          </table:table-cell>
          <table:table-cell office:value-type="float" office:value="-0.379830698450156" calcext:value-type="float">
            <text:p>-0.379830698450156</text:p>
          </table:table-cell>
          <table:table-cell office:value-type="float" office:value="-0.380558218128328" calcext:value-type="float">
            <text:p>-0.380558218128328</text:p>
          </table:table-cell>
          <table:table-cell office:value-type="float" office:value="-0.379341849456324" calcext:value-type="float">
            <text:p>-0.379341849456324</text:p>
          </table:table-cell>
          <table:table-cell office:value-type="float" office:value="-0.380335466704248" calcext:value-type="float">
            <text:p>-0.380335466704248</text:p>
          </table:table-cell>
          <table:table-cell office:value-type="float" office:value="-0.38002331068185" calcext:value-type="float">
            <text:p>-0.38002331068185</text:p>
          </table:table-cell>
          <table:table-cell office:value-type="float" office:value="-0.379538315293349" calcext:value-type="float">
            <text:p>-0.379538315293349</text:p>
          </table:table-cell>
          <table:table-cell office:value-type="float" office:value="-0.379499214996308" calcext:value-type="float">
            <text:p>-0.379499214996308</text:p>
          </table:table-cell>
          <table:table-cell office:value-type="float" office:value="-0.380038361338924" calcext:value-type="float">
            <text:p>-0.380038361338924</text:p>
          </table:table-cell>
          <table:table-cell office:value-type="float" office:value="-0.379906631168915" calcext:value-type="float">
            <text:p>-0.379906631168915</text:p>
          </table:table-cell>
          <table:table-cell office:value-type="float" office:value="-0.37948998248711" calcext:value-type="float">
            <text:p>-0.37948998248711</text:p>
          </table:table-cell>
          <table:table-cell office:value-type="float" office:value="-0.379658987665734" calcext:value-type="float">
            <text:p>-0.379658987665734</text:p>
          </table:table-cell>
          <table:table-cell office:value-type="float" office:value="-0.379772873924472" calcext:value-type="float">
            <text:p>-0.379772873924472</text:p>
          </table:table-cell>
          <table:table-cell office:value-type="float" office:value="-0.380069160407748" calcext:value-type="float">
            <text:p>-0.380069160407748</text:p>
          </table:table-cell>
          <table:table-cell office:value-type="float" office:value="-0.380059070313894" calcext:value-type="float">
            <text:p>-0.380059070313894</text:p>
          </table:table-cell>
          <table:table-cell office:value-type="float" office:value="-0.379633681194621" calcext:value-type="float">
            <text:p>-0.379633681194621</text:p>
          </table:table-cell>
          <table:table-cell office:value-type="float" office:value="-0.379581414292683" calcext:value-type="float">
            <text:p>-0.379581414292683</text:p>
          </table:table-cell>
          <table:table-cell office:value-type="float" office:value="-0.380099468420738" calcext:value-type="float">
            <text:p>-0.380099468420738</text:p>
          </table:table-cell>
          <table:table-cell office:value-type="float" office:value="-0.379201452151784" calcext:value-type="float">
            <text:p>-0.379201452151784</text:p>
          </table:table-cell>
          <table:table-cell office:value-type="float" office:value="-0.380022670002814" calcext:value-type="float">
            <text:p>-0.380022670002814</text:p>
          </table:table-cell>
          <table:table-cell office:value-type="float" office:value="-0.379634091434478" calcext:value-type="float">
            <text:p>-0.379634091434478</text:p>
          </table:table-cell>
          <table:table-cell office:value-type="float" office:value="-0.379053654566378" calcext:value-type="float">
            <text:p>-0.379053654566378</text:p>
          </table:table-cell>
          <table:table-cell office:value-type="float" office:value="-0.378706227043317" calcext:value-type="float">
            <text:p>-0.378706227043317</text:p>
          </table:table-cell>
          <table:table-cell office:value-type="float" office:value="-0.380242628023594" calcext:value-type="float">
            <text:p>-0.380242628023594</text:p>
          </table:table-cell>
          <table:table-cell office:value-type="float" office:value="-0.37897484848233" calcext:value-type="float">
            <text:p>-0.37897484848233</text:p>
          </table:table-cell>
          <table:table-cell office:value-type="float" office:value="-0.379347182840892" calcext:value-type="float">
            <text:p>-0.379347182840892</text:p>
          </table:table-cell>
          <table:table-cell office:value-type="float" office:value="-0.380152740252946" calcext:value-type="float">
            <text:p>-0.380152740252946</text:p>
          </table:table-cell>
          <table:table-cell office:value-type="float" office:value="-0.379411443876332" calcext:value-type="float">
            <text:p>-0.379411443876332</text:p>
          </table:table-cell>
          <table:table-cell office:value-type="float" office:value="-0.379085975659225" calcext:value-type="float">
            <text:p>-0.379085975659225</text:p>
          </table:table-cell>
          <table:table-cell office:value-type="float" office:value="-0.379172759699199" calcext:value-type="float">
            <text:p>-0.379172759699199</text:p>
          </table:table-cell>
          <table:table-cell office:value-type="float" office:value="-0.379883708486693" calcext:value-type="float">
            <text:p>-0.379883708486693</text:p>
          </table:table-cell>
          <table:table-cell office:value-type="float" office:value="-0.379789138243044" calcext:value-type="float">
            <text:p>-0.379789138243044</text:p>
          </table:table-cell>
          <table:table-cell office:value-type="float" office:value="-0.380445017122392" calcext:value-type="float">
            <text:p>-0.380445017122392</text:p>
          </table:table-cell>
          <table:table-cell office:value-type="float" office:value="-0.379940767769606" calcext:value-type="float">
            <text:p>-0.379940767769606</text:p>
          </table:table-cell>
          <table:table-cell office:value-type="float" office:value="-0.379735105470723" calcext:value-type="float">
            <text:p>-0.379735105470723</text:p>
          </table:table-cell>
          <table:table-cell office:value-type="float" office:value="-0.379865780765587" calcext:value-type="float">
            <text:p>-0.379865780765587</text:p>
          </table:table-cell>
          <table:table-cell office:value-type="float" office:value="-0.380559141745865" calcext:value-type="float">
            <text:p>-0.380559141745865</text:p>
          </table:table-cell>
          <table:table-cell office:value-type="float" office:value="-0.379396444962434" calcext:value-type="float">
            <text:p>-0.379396444962434</text:p>
          </table:table-cell>
          <table:table-cell office:value-type="float" office:value="-0.380114546294097" calcext:value-type="float">
            <text:p>-0.380114546294097</text:p>
          </table:table-cell>
          <table:table-cell office:value-type="float" office:value="-0.380412240795533" calcext:value-type="float">
            <text:p>-0.380412240795533</text:p>
          </table:table-cell>
          <table:table-cell office:value-type="float" office:value="-0.37972551300236" calcext:value-type="float">
            <text:p>-0.37972551300236</text:p>
          </table:table-cell>
          <table:table-cell office:value-type="float" office:value="-0.381611794684844" calcext:value-type="float">
            <text:p>-0.381611794684844</text:p>
          </table:table-cell>
          <table:table-cell office:value-type="float" office:value="-0.378546066689989" calcext:value-type="float">
            <text:p>-0.378546066689989</text:p>
          </table:table-cell>
          <table:table-cell office:value-type="float" office:value="-0.379947472400319" calcext:value-type="float">
            <text:p>-0.379947472400319</text:p>
          </table:table-cell>
          <table:table-cell office:value-type="float" office:value="-0.380418148148224" calcext:value-type="float">
            <text:p>-0.380418148148224</text:p>
          </table:table-cell>
          <table:table-cell office:value-type="float" office:value="-0.380488600956434" calcext:value-type="float">
            <text:p>-0.380488600956434</text:p>
          </table:table-cell>
          <table:table-cell office:value-type="float" office:value="-0.379811924975638" calcext:value-type="float">
            <text:p>-0.379811924975638</text:p>
          </table:table-cell>
          <table:table-cell office:value-type="float" office:value="-0.37925478834746" calcext:value-type="float">
            <text:p>-0.37925478834746</text:p>
          </table:table-cell>
          <table:table-cell office:value-type="float" office:value="-0.380788312238918" calcext:value-type="float">
            <text:p>-0.380788312238918</text:p>
          </table:table-cell>
          <table:table-cell office:value-type="float" office:value="-0.378090386207736" calcext:value-type="float">
            <text:p>-0.378090386207736</text:p>
          </table:table-cell>
          <table:table-cell office:value-type="float" office:value="-0.378029779110962" calcext:value-type="float">
            <text:p>-0.378029779110962</text:p>
          </table:table-cell>
          <table:table-cell office:value-type="float" office:value="-0.379455972981193" calcext:value-type="float">
            <text:p>-0.379455972981193</text:p>
          </table:table-cell>
          <table:table-cell office:value-type="float" office:value="-0.361916362643674" calcext:value-type="float">
            <text:p>-0.361916362643674</text:p>
          </table:table-cell>
          <table:table-cell office:value-type="float" office:value="-0.352204203904638" calcext:value-type="float">
            <text:p>-0.352204203904638</text:p>
          </table:table-cell>
          <table:table-cell office:value-type="float" office:value="-0.387072524136457" calcext:value-type="float">
            <text:p>-0.387072524136457</text:p>
          </table:table-cell>
          <table:table-cell office:value-type="float" office:value="-0.400975599210543" calcext:value-type="float">
            <text:p>-0.400975599210543</text:p>
          </table:table-cell>
          <table:table-cell office:value-type="float" office:value="-0.352329030230276" calcext:value-type="float">
            <text:p>-0.352329030230276</text:p>
          </table:table-cell>
          <table:table-cell office:value-type="float" office:value="-0.344935245521614" calcext:value-type="float">
            <text:p>-0.344935245521614</text:p>
          </table:table-cell>
          <table:table-cell office:value-type="float" office:value="-0.344430922026886" calcext:value-type="float">
            <text:p>-0.344430922026886</text:p>
          </table:table-cell>
          <table:table-cell office:value-type="float" office:value="-0.342788781980257" calcext:value-type="float">
            <text:p>-0.342788781980257</text:p>
          </table:table-cell>
          <table:table-cell office:value-type="float" office:value="-0.3534385448361" calcext:value-type="float">
            <text:p>-0.3534385448361</text:p>
          </table:table-cell>
          <table:table-cell office:value-type="float" office:value="-0.347999616741082" calcext:value-type="float">
            <text:p>-0.347999616741082</text:p>
          </table:table-cell>
          <table:table-cell office:value-type="float" office:value="-0.318245014947516" calcext:value-type="float">
            <text:p>-0.318245014947516</text:p>
          </table:table-cell>
          <table:table-cell office:value-type="float" office:value="-0.28626183707351" calcext:value-type="float">
            <text:p>-0.28626183707351</text:p>
          </table:table-cell>
          <table:table-cell office:value-type="float" office:value="-0.27643493809668" calcext:value-type="float">
            <text:p>-0.27643493809668</text:p>
          </table:table-cell>
          <table:table-cell office:value-type="float" office:value="-0.29009112503853" calcext:value-type="float">
            <text:p>-0.29009112503853</text:p>
          </table:table-cell>
          <table:table-cell office:value-type="float" office:value="-0.298348803865193" calcext:value-type="float">
            <text:p>-0.298348803865193</text:p>
          </table:table-cell>
          <table:table-cell office:value-type="float" office:value="-0.309534881580013" calcext:value-type="float">
            <text:p>-0.309534881580013</text:p>
          </table:table-cell>
          <table:table-cell office:value-type="float" office:value="-0.315605550393547" calcext:value-type="float">
            <text:p>-0.315605550393547</text:p>
          </table:table-cell>
          <table:table-cell office:value-type="float" office:value="-0.326525878369269" calcext:value-type="float">
            <text:p>-0.326525878369269</text:p>
          </table:table-cell>
          <table:table-cell office:value-type="float" office:value="-0.335061417950557" calcext:value-type="float">
            <text:p>-0.335061417950557</text:p>
          </table:table-cell>
          <table:table-cell office:value-type="float" office:value="-0.344834574920203" calcext:value-type="float">
            <text:p>-0.344834574920203</text:p>
          </table:table-cell>
          <table:table-cell office:value-type="float" office:value="-0.34073914332486" calcext:value-type="float">
            <text:p>-0.34073914332486</text:p>
          </table:table-cell>
          <table:table-cell office:value-type="float" office:value="-0.347301221606851" calcext:value-type="float">
            <text:p>-0.347301221606851</text:p>
          </table:table-cell>
          <table:table-cell office:value-type="float" office:value="-0.31091964101787" calcext:value-type="float">
            <text:p>-0.31091964101787</text:p>
          </table:table-cell>
          <table:table-cell office:value-type="float" office:value="-0.306161320116674" calcext:value-type="float">
            <text:p>-0.306161320116674</text:p>
          </table:table-cell>
          <table:table-cell office:value-type="float" office:value="-0.315167947926166" calcext:value-type="float">
            <text:p>-0.315167947926166</text:p>
          </table:table-cell>
          <table:table-cell office:value-type="float" office:value="-0.281437974060196" calcext:value-type="float">
            <text:p>-0.281437974060196</text:p>
          </table:table-cell>
          <table:table-cell office:value-type="float" office:value="-0.312623923177101" calcext:value-type="float">
            <text:p>-0.312623923177101</text:p>
          </table:table-cell>
          <table:table-cell office:value-type="float" office:value="-0.360598014774648" calcext:value-type="float">
            <text:p>-0.360598014774648</text:p>
          </table:table-cell>
          <table:table-cell office:value-type="float" office:value="-0.362034159067681" calcext:value-type="float">
            <text:p>-0.362034159067681</text:p>
          </table:table-cell>
          <table:table-cell office:value-type="float" office:value="-0.371755169311672" calcext:value-type="float">
            <text:p>-0.371755169311672</text:p>
          </table:table-cell>
          <table:table-cell office:value-type="float" office:value="-0.376944495615247" calcext:value-type="float">
            <text:p>-0.376944495615247</text:p>
          </table:table-cell>
          <table:table-cell office:value-type="float" office:value="-0.372386175751891" calcext:value-type="float">
            <text:p>-0.372386175751891</text:p>
          </table:table-cell>
          <table:table-cell office:value-type="float" office:value="-0.311695578870885" calcext:value-type="float">
            <text:p>-0.311695578870885</text:p>
          </table:table-cell>
          <table:table-cell office:value-type="float" office:value="-0.30407099650201" calcext:value-type="float">
            <text:p>-0.30407099650201</text:p>
          </table:table-cell>
          <table:table-cell office:value-type="float" office:value="-0.329049912703491" calcext:value-type="float">
            <text:p>-0.329049912703491</text:p>
          </table:table-cell>
          <table:table-cell office:value-type="float" office:value="-0.328751560557175" calcext:value-type="float">
            <text:p>-0.328751560557175</text:p>
          </table:table-cell>
          <table:table-cell office:value-type="float" office:value="-0.329499134797635" calcext:value-type="float">
            <text:p>-0.329499134797635</text:p>
          </table:table-cell>
          <table:table-cell office:value-type="float" office:value="-0.32099690099024" calcext:value-type="float">
            <text:p>-0.32099690099024</text:p>
          </table:table-cell>
          <table:table-cell office:value-type="float" office:value="-0.305813422596675" calcext:value-type="float">
            <text:p>-0.305813422596675</text:p>
          </table:table-cell>
          <table:table-cell office:value-type="float" office:value="-0.297530472636667" calcext:value-type="float">
            <text:p>-0.297530472636667</text:p>
          </table:table-cell>
          <table:table-cell office:value-type="float" office:value="-0.273866314090295" calcext:value-type="float">
            <text:p>-0.273866314090295</text:p>
          </table:table-cell>
          <table:table-cell office:value-type="float" office:value="-0.260944818343437" calcext:value-type="float">
            <text:p>-0.260944818343437</text:p>
          </table:table-cell>
          <table:table-cell office:value-type="float" office:value="-0.263511167949138" calcext:value-type="float">
            <text:p>-0.263511167949138</text:p>
          </table:table-cell>
          <table:table-cell office:value-type="float" office:value="-0.263282325003833" calcext:value-type="float">
            <text:p>-0.263282325003833</text:p>
          </table:table-cell>
          <table:table-cell office:value-type="float" office:value="-0.277184951801428" calcext:value-type="float">
            <text:p>-0.277184951801428</text:p>
          </table:table-cell>
          <table:table-cell office:value-type="float" office:value="-0.288850227601598" calcext:value-type="float">
            <text:p>-0.288850227601598</text:p>
          </table:table-cell>
          <table:table-cell office:value-type="float" office:value="-0.311266330615991" calcext:value-type="float">
            <text:p>-0.311266330615991</text:p>
          </table:table-cell>
          <table:table-cell office:value-type="float" office:value="-0.329372131383742" calcext:value-type="float">
            <text:p>-0.329372131383742</text:p>
          </table:table-cell>
          <table:table-cell office:value-type="float" office:value="-0.339279017596363" calcext:value-type="float">
            <text:p>-0.339279017596363</text:p>
          </table:table-cell>
          <table:table-cell office:value-type="float" office:value="-0.342774803963503" calcext:value-type="float">
            <text:p>-0.342774803963503</text:p>
          </table:table-cell>
          <table:table-cell office:value-type="float" office:value="-0.352150615514086" calcext:value-type="float">
            <text:p>-0.352150615514086</text:p>
          </table:table-cell>
          <table:table-cell office:value-type="float" office:value="-0.335008827595557" calcext:value-type="float">
            <text:p>-0.335008827595557</text:p>
          </table:table-cell>
          <table:table-cell office:value-type="float" office:value="-0.330541841850411" calcext:value-type="float">
            <text:p>-0.330541841850411</text:p>
          </table:table-cell>
          <table:table-cell office:value-type="float" office:value="-0.319899429297033" calcext:value-type="float">
            <text:p>-0.319899429297033</text:p>
          </table:table-cell>
          <table:table-cell office:value-type="float" office:value="-0.367375574780745" calcext:value-type="float">
            <text:p>-0.367375574780745</text:p>
          </table:table-cell>
          <table:table-cell office:value-type="float" office:value="-0.378408667685626" calcext:value-type="float">
            <text:p>-0.378408667685626</text:p>
          </table:table-cell>
          <table:table-cell office:value-type="float" office:value="-0.394103211825761" calcext:value-type="float">
            <text:p>-0.394103211825761</text:p>
          </table:table-cell>
          <table:table-cell office:value-type="float" office:value="-0.403108218085194" calcext:value-type="float">
            <text:p>-0.403108218085194</text:p>
          </table:table-cell>
          <table:table-cell office:value-type="float" office:value="-0.405867377362335" calcext:value-type="float">
            <text:p>-0.405867377362335</text:p>
          </table:table-cell>
          <table:table-cell office:value-type="float" office:value="-0.370330547830957" calcext:value-type="float">
            <text:p>-0.370330547830957</text:p>
          </table:table-cell>
          <table:table-cell office:value-type="float" office:value="-0.369093713084463" calcext:value-type="float">
            <text:p>-0.369093713084463</text:p>
          </table:table-cell>
          <table:table-cell office:value-type="float" office:value="-0.36593081574941" calcext:value-type="float">
            <text:p>-0.36593081574941</text:p>
          </table:table-cell>
          <table:table-cell office:value-type="float" office:value="-0.334617683532384" calcext:value-type="float">
            <text:p>-0.334617683532384</text:p>
          </table:table-cell>
          <table:table-cell office:value-type="float" office:value="-0.37094312664229" calcext:value-type="float">
            <text:p>-0.37094312664229</text:p>
          </table:table-cell>
          <table:table-cell office:value-type="float" office:value="-0.368020801949187" calcext:value-type="float">
            <text:p>-0.368020801949187</text:p>
          </table:table-cell>
          <table:table-cell office:value-type="float" office:value="-0.377271299226784" calcext:value-type="float">
            <text:p>-0.377271299226784</text:p>
          </table:table-cell>
          <table:table-cell office:value-type="float" office:value="-0.357967755658052" calcext:value-type="float">
            <text:p>-0.357967755658052</text:p>
          </table:table-cell>
          <table:table-cell office:value-type="float" office:value="-0.331703210707991" calcext:value-type="float">
            <text:p>-0.331703210707991</text:p>
          </table:table-cell>
          <table:table-cell office:value-type="float" office:value="-0.31146638800485" calcext:value-type="float">
            <text:p>-0.31146638800485</text:p>
          </table:table-cell>
          <table:table-cell office:value-type="float" office:value="-0.302403580389663" calcext:value-type="float">
            <text:p>-0.302403580389663</text:p>
          </table:table-cell>
          <table:table-cell office:value-type="float" office:value="-0.307896367989677" calcext:value-type="float">
            <text:p>-0.307896367989677</text:p>
          </table:table-cell>
          <table:table-cell office:value-type="float" office:value="-0.303897557822742" calcext:value-type="float">
            <text:p>-0.303897557822742</text:p>
          </table:table-cell>
          <table:table-cell office:value-type="float" office:value="-0.31554417493305" calcext:value-type="float">
            <text:p>-0.31554417493305</text:p>
          </table:table-cell>
          <table:table-cell office:value-type="float" office:value="-0.320833908824893" calcext:value-type="float">
            <text:p>-0.320833908824893</text:p>
          </table:table-cell>
          <table:table-cell office:value-type="float" office:value="-0.339105697494175" calcext:value-type="float">
            <text:p>-0.339105697494175</text:p>
          </table:table-cell>
          <table:table-cell office:value-type="float" office:value="-0.341496400166513" calcext:value-type="float">
            <text:p>-0.341496400166513</text:p>
          </table:table-cell>
          <table:table-cell office:value-type="float" office:value="-0.349801601036524" calcext:value-type="float">
            <text:p>-0.349801601036524</text:p>
          </table:table-cell>
          <table:table-cell office:value-type="float" office:value="-0.369184411726415" calcext:value-type="float">
            <text:p>-0.369184411726415</text:p>
          </table:table-cell>
          <table:table-cell office:value-type="float" office:value="-0.371356341461603" calcext:value-type="float">
            <text:p>-0.371356341461603</text:p>
          </table:table-cell>
          <table:table-cell office:value-type="float" office:value="-0.377660875585544" calcext:value-type="float">
            <text:p>-0.377660875585544</text:p>
          </table:table-cell>
          <table:table-cell office:value-type="float" office:value="-0.38192028537092" calcext:value-type="float">
            <text:p>-0.38192028537092</text:p>
          </table:table-cell>
          <table:table-cell office:value-type="float" office:value="-0.389024885955986" calcext:value-type="float">
            <text:p>-0.389024885955986</text:p>
          </table:table-cell>
          <table:table-cell office:value-type="float" office:value="-0.386490968010724" calcext:value-type="float">
            <text:p>-0.386490968010724</text:p>
          </table:table-cell>
          <table:table-cell office:value-type="float" office:value="-0.357123600806866" calcext:value-type="float">
            <text:p>-0.357123600806866</text:p>
          </table:table-cell>
          <table:table-cell office:value-type="float" office:value="-0.346574796144751" calcext:value-type="float">
            <text:p>-0.346574796144751</text:p>
          </table:table-cell>
          <table:table-cell office:value-type="float" office:value="-0.359613211354589" calcext:value-type="float">
            <text:p>-0.359613211354589</text:p>
          </table:table-cell>
          <table:table-cell office:value-type="float" office:value="-0.391041063063376" calcext:value-type="float">
            <text:p>-0.391041063063376</text:p>
          </table:table-cell>
          <table:table-cell office:value-type="float" office:value="-0.43949239283762" calcext:value-type="float">
            <text:p>-0.43949239283762</text:p>
          </table:table-cell>
          <table:table-cell office:value-type="float" office:value="-0.408465191339679" calcext:value-type="float">
            <text:p>-0.408465191339679</text:p>
          </table:table-cell>
          <table:table-cell office:value-type="float" office:value="-0.412632265771119" calcext:value-type="float">
            <text:p>-0.412632265771119</text:p>
          </table:table-cell>
          <table:table-cell office:value-type="float" office:value="-0.40331761576793" calcext:value-type="float">
            <text:p>-0.40331761576793</text:p>
          </table:table-cell>
          <table:table-cell office:value-type="float" office:value="-0.396921719051199" calcext:value-type="float">
            <text:p>-0.396921719051199</text:p>
          </table:table-cell>
          <table:table-cell office:value-type="float" office:value="-0.347482081819772" calcext:value-type="float">
            <text:p>-0.347482081819772</text:p>
          </table:table-cell>
          <table:table-cell office:value-type="float" office:value="-0.326302661898549" calcext:value-type="float">
            <text:p>-0.326302661898549</text:p>
          </table:table-cell>
          <table:table-cell office:value-type="float" office:value="-0.31644361031681" calcext:value-type="float">
            <text:p>-0.31644361031681</text:p>
          </table:table-cell>
          <table:table-cell office:value-type="float" office:value="-0.316226974918844" calcext:value-type="float">
            <text:p>-0.316226974918844</text:p>
          </table:table-cell>
          <table:table-cell office:value-type="float" office:value="-0.326618257241147" calcext:value-type="float">
            <text:p>-0.326618257241147</text:p>
          </table:table-cell>
          <table:table-cell office:value-type="float" office:value="-0.334307453686864" calcext:value-type="float">
            <text:p>-0.334307453686864</text:p>
          </table:table-cell>
          <table:table-cell office:value-type="float" office:value="-0.353190066683511" calcext:value-type="float">
            <text:p>-0.353190066683511</text:p>
          </table:table-cell>
          <table:table-cell office:value-type="float" office:value="-0.362376618150294" calcext:value-type="float">
            <text:p>-0.362376618150294</text:p>
          </table:table-cell>
          <table:table-cell office:value-type="float" office:value="-0.375334488322458" calcext:value-type="float">
            <text:p>-0.375334488322458</text:p>
          </table:table-cell>
          <table:table-cell office:value-type="float" office:value="-0.3745978092747" calcext:value-type="float">
            <text:p>-0.3745978092747</text:p>
          </table:table-cell>
          <table:table-cell office:value-type="float" office:value="-0.390073255207419" calcext:value-type="float">
            <text:p>-0.390073255207419</text:p>
          </table:table-cell>
          <table:table-cell office:value-type="float" office:value="-0.396230488246841" calcext:value-type="float">
            <text:p>-0.396230488246841</text:p>
          </table:table-cell>
          <table:table-cell office:value-type="float" office:value="-0.398079780805256" calcext:value-type="float">
            <text:p>-0.398079780805256</text:p>
          </table:table-cell>
          <table:table-cell office:value-type="float" office:value="-0.404624988017225" calcext:value-type="float">
            <text:p>-0.404624988017225</text:p>
          </table:table-cell>
          <table:table-cell office:value-type="float" office:value="-0.411786222220776" calcext:value-type="float">
            <text:p>-0.411786222220776</text:p>
          </table:table-cell>
          <table:table-cell office:value-type="float" office:value="-0.38886568194548" calcext:value-type="float">
            <text:p>-0.38886568194548</text:p>
          </table:table-cell>
          <table:table-cell office:value-type="float" office:value="-0.361975252710304" calcext:value-type="float">
            <text:p>-0.361975252710304</text:p>
          </table:table-cell>
          <table:table-cell office:value-type="float" office:value="-0.354834670014174" calcext:value-type="float">
            <text:p>-0.354834670014174</text:p>
          </table:table-cell>
          <table:table-cell office:value-type="float" office:value="-0.445325286133885" calcext:value-type="float">
            <text:p>-0.445325286133885</text:p>
          </table:table-cell>
          <table:table-cell office:value-type="float" office:value="-0.400421167489938" calcext:value-type="float">
            <text:p>-0.400421167489938</text:p>
          </table:table-cell>
          <table:table-cell office:value-type="float" office:value="-0.389807043654877" calcext:value-type="float">
            <text:p>-0.389807043654877</text:p>
          </table:table-cell>
          <table:table-cell office:value-type="float" office:value="-0.395908698042485" calcext:value-type="float">
            <text:p>-0.395908698042485</text:p>
          </table:table-cell>
          <table:table-cell office:value-type="float" office:value="-0.395906054994681" calcext:value-type="float">
            <text:p>-0.395906054994681</text:p>
          </table:table-cell>
          <table:table-cell office:value-type="float" office:value="-0.402142747094722" calcext:value-type="float">
            <text:p>-0.402142747094722</text:p>
          </table:table-cell>
          <table:table-cell office:value-type="float" office:value="-0.33259780087059" calcext:value-type="float">
            <text:p>-0.33259780087059</text:p>
          </table:table-cell>
          <table:table-cell office:value-type="float" office:value="-0.318800085427024" calcext:value-type="float">
            <text:p>-0.318800085427024</text:p>
          </table:table-cell>
          <table:table-cell office:value-type="float" office:value="-0.317910886552729" calcext:value-type="float">
            <text:p>-0.317910886552729</text:p>
          </table:table-cell>
          <table:table-cell office:value-type="float" office:value="-0.320194634741946" calcext:value-type="float">
            <text:p>-0.320194634741946</text:p>
          </table:table-cell>
          <table:table-cell office:value-type="float" office:value="-0.332154346913293" calcext:value-type="float">
            <text:p>-0.332154346913293</text:p>
          </table:table-cell>
          <table:table-cell office:value-type="float" office:value="-0.338327116348987" calcext:value-type="float">
            <text:p>-0.338327116348987</text:p>
          </table:table-cell>
          <table:table-cell office:value-type="float" office:value="-0.3616325833839" calcext:value-type="float">
            <text:p>-0.3616325833839</text:p>
          </table:table-cell>
          <table:table-cell office:value-type="float" office:value="-0.376638787730353" calcext:value-type="float">
            <text:p>-0.376638787730353</text:p>
          </table:table-cell>
          <table:table-cell office:value-type="float" office:value="-0.3755520721773" calcext:value-type="float">
            <text:p>-0.3755520721773</text:p>
          </table:table-cell>
          <table:table-cell office:value-type="float" office:value="-0.386886838050838" calcext:value-type="float">
            <text:p>-0.386886838050838</text:p>
          </table:table-cell>
          <table:table-cell office:value-type="float" office:value="-0.395391756883687" calcext:value-type="float">
            <text:p>-0.395391756883687</text:p>
          </table:table-cell>
          <table:table-cell office:value-type="float" office:value="-0.387463726086706" calcext:value-type="float">
            <text:p>-0.387463726086706</text:p>
          </table:table-cell>
          <table:table-cell office:value-type="float" office:value="-0.397155756417537" calcext:value-type="float">
            <text:p>-0.397155756417537</text:p>
          </table:table-cell>
          <table:table-cell office:value-type="float" office:value="-0.402299142884618" calcext:value-type="float">
            <text:p>-0.402299142884618</text:p>
          </table:table-cell>
          <table:table-cell office:value-type="float" office:value="-0.384279395488228" calcext:value-type="float">
            <text:p>-0.384279395488228</text:p>
          </table:table-cell>
          <table:table-cell office:value-type="float" office:value="-0.394763651620838" calcext:value-type="float">
            <text:p>-0.394763651620838</text:p>
          </table:table-cell>
          <table:table-cell office:value-type="float" office:value="-0.381792489194702" calcext:value-type="float">
            <text:p>-0.381792489194702</text:p>
          </table:table-cell>
          <table:table-cell office:value-type="float" office:value="-0.357828968870569" calcext:value-type="float">
            <text:p>-0.357828968870569</text:p>
          </table:table-cell>
          <table:table-cell office:value-type="float" office:value="-0.423026098026311" calcext:value-type="float">
            <text:p>-0.423026098026311</text:p>
          </table:table-cell>
          <table:table-cell office:value-type="float" office:value="-0.44057094604817" calcext:value-type="float">
            <text:p>-0.44057094604817</text:p>
          </table:table-cell>
          <table:table-cell office:value-type="float" office:value="-0.445833660620036" calcext:value-type="float">
            <text:p>-0.445833660620036</text:p>
          </table:table-cell>
          <table:table-cell office:value-type="float" office:value="-0.394334616620756" calcext:value-type="float">
            <text:p>-0.394334616620756</text:p>
          </table:table-cell>
          <table:table-cell office:value-type="float" office:value="-0.39120860432739" calcext:value-type="float">
            <text:p>-0.39120860432739</text:p>
          </table:table-cell>
          <table:table-cell office:value-type="float" office:value="-0.392447226805163" calcext:value-type="float">
            <text:p>-0.392447226805163</text:p>
          </table:table-cell>
          <table:table-cell office:value-type="float" office:value="-0.392616598281893" calcext:value-type="float">
            <text:p>-0.392616598281893</text:p>
          </table:table-cell>
          <table:table-cell office:value-type="float" office:value="-0.409129238822783" calcext:value-type="float">
            <text:p>-0.409129238822783</text:p>
          </table:table-cell>
          <table:table-cell office:value-type="float" office:value="-0.321075958818778" calcext:value-type="float">
            <text:p>-0.321075958818778</text:p>
          </table:table-cell>
          <table:table-cell office:value-type="float" office:value="-0.319811775492291" calcext:value-type="float">
            <text:p>-0.319811775492291</text:p>
          </table:table-cell>
          <table:table-cell office:value-type="float" office:value="-0.319994434969544" calcext:value-type="float">
            <text:p>-0.319994434969544</text:p>
          </table:table-cell>
          <table:table-cell office:value-type="float" office:value="-0.329885326814422" calcext:value-type="float">
            <text:p>-0.329885326814422</text:p>
          </table:table-cell>
          <table:table-cell office:value-type="float" office:value="-0.345474226501826" calcext:value-type="float">
            <text:p>-0.345474226501826</text:p>
          </table:table-cell>
          <table:table-cell office:value-type="float" office:value="-0.368323586029042" calcext:value-type="float">
            <text:p>-0.368323586029042</text:p>
          </table:table-cell>
          <table:table-cell office:value-type="float" office:value="-0.372414682786939" calcext:value-type="float">
            <text:p>-0.372414682786939</text:p>
          </table:table-cell>
          <table:table-cell office:value-type="float" office:value="-0.385214345700221" calcext:value-type="float">
            <text:p>-0.385214345700221</text:p>
          </table:table-cell>
          <table:table-cell office:value-type="float" office:value="-0.387032722059201" calcext:value-type="float">
            <text:p>-0.387032722059201</text:p>
          </table:table-cell>
          <table:table-cell office:value-type="float" office:value="-0.391705146506567" calcext:value-type="float">
            <text:p>-0.391705146506567</text:p>
          </table:table-cell>
          <table:table-cell office:value-type="float" office:value="-0.397759688844522" calcext:value-type="float">
            <text:p>-0.397759688844522</text:p>
          </table:table-cell>
          <table:table-cell office:value-type="float" office:value="-0.398731816422046" calcext:value-type="float">
            <text:p>-0.398731816422046</text:p>
          </table:table-cell>
          <table:table-cell office:value-type="float" office:value="-0.401599993685402" calcext:value-type="float">
            <text:p>-0.401599993685402</text:p>
          </table:table-cell>
          <table:table-cell office:value-type="float" office:value="-0.404261560926365" calcext:value-type="float">
            <text:p>-0.404261560926365</text:p>
          </table:table-cell>
          <table:table-cell office:value-type="float" office:value="-0.371382919549498" calcext:value-type="float">
            <text:p>-0.371382919549498</text:p>
          </table:table-cell>
          <table:table-cell office:value-type="float" office:value="-0.379529518685118" calcext:value-type="float">
            <text:p>-0.379529518685118</text:p>
          </table:table-cell>
          <table:table-cell office:value-type="float" office:value="-0.359610233750805" calcext:value-type="float">
            <text:p>-0.359610233750805</text:p>
          </table:table-cell>
          <table:table-cell office:value-type="float" office:value="-0.361931259825709" calcext:value-type="float">
            <text:p>-0.361931259825709</text:p>
          </table:table-cell>
          <table:table-cell office:value-type="float" office:value="-0.387190821708447" calcext:value-type="float">
            <text:p>-0.387190821708447</text:p>
          </table:table-cell>
          <table:table-cell office:value-type="float" office:value="-0.421045912018483" calcext:value-type="float">
            <text:p>-0.421045912018483</text:p>
          </table:table-cell>
          <table:table-cell office:value-type="float" office:value="-0.442741001305537" calcext:value-type="float">
            <text:p>-0.442741001305537</text:p>
          </table:table-cell>
          <table:table-cell office:value-type="float" office:value="-0.446556117242399" calcext:value-type="float">
            <text:p>-0.446556117242399</text:p>
          </table:table-cell>
          <table:table-cell office:value-type="float" office:value="-0.450904451522954" calcext:value-type="float">
            <text:p>-0.450904451522954</text:p>
          </table:table-cell>
          <table:table-cell office:value-type="float" office:value="-0.445759230317574" calcext:value-type="float">
            <text:p>-0.445759230317574</text:p>
          </table:table-cell>
          <table:table-cell office:value-type="float" office:value="-0.438725755169258" calcext:value-type="float">
            <text:p>-0.438725755169258</text:p>
          </table:table-cell>
          <table:table-cell office:value-type="float" office:value="-0.381268288439254" calcext:value-type="float">
            <text:p>-0.381268288439254</text:p>
          </table:table-cell>
          <table:table-cell office:value-type="float" office:value="-0.389491376124211" calcext:value-type="float">
            <text:p>-0.389491376124211</text:p>
          </table:table-cell>
          <table:table-cell table:number-columns-repeated="590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112744258410902" calcext:value-type="float">
            <text:p>1.12744258410902E-05</text:p>
          </table:table-cell>
          <table:table-cell office:value-type="float" office:value="0.0000224546793639591" calcext:value-type="float">
            <text:p>2.24546793639591E-05</text:p>
          </table:table-cell>
          <table:table-cell office:value-type="float" office:value="-0.0000080797037549929" calcext:value-type="float">
            <text:p>-8.0797037549929E-06</text:p>
          </table:table-cell>
          <table:table-cell office:value-type="float" office:value="0.0000124917049356688" calcext:value-type="float">
            <text:p>1.24917049356688E-05</text:p>
          </table:table-cell>
          <table:table-cell office:value-type="float" office:value="-0.0000323416041489999" calcext:value-type="float">
            <text:p>-3.23416041489999E-05</text:p>
          </table:table-cell>
          <table:table-cell office:value-type="float" office:value="0.0000329782488249775" calcext:value-type="float">
            <text:p>3.29782488249775E-05</text:p>
          </table:table-cell>
          <table:table-cell office:value-type="float" office:value="-0.0000234587587180091" calcext:value-type="float">
            <text:p>-2.34587587180091E-05</text:p>
          </table:table-cell>
          <table:table-cell office:value-type="float" office:value="0.0000140224525322918" calcext:value-type="float">
            <text:p>1.40224525322918E-05</text:p>
          </table:table-cell>
          <table:table-cell office:value-type="float" office:value="-0.0000181315878051702" calcext:value-type="float">
            <text:p>-1.81315878051702E-05</text:p>
          </table:table-cell>
          <table:table-cell office:value-type="float" office:value="0.0000278457389263909" calcext:value-type="float">
            <text:p>2.78457389263909E-05</text:p>
          </table:table-cell>
          <table:table-cell office:value-type="float" office:value="-0.00000705768600778312" calcext:value-type="float">
            <text:p>-7.05768600778312E-06</text:p>
          </table:table-cell>
          <table:table-cell office:value-type="float" office:value="-0.00000968129396022865" calcext:value-type="float">
            <text:p>-9.68129396022865E-06</text:p>
          </table:table-cell>
          <table:table-cell office:value-type="float" office:value="0.00000540136777277267" calcext:value-type="float">
            <text:p>5.40136777277267E-06</text:p>
          </table:table-cell>
          <table:table-cell office:value-type="float" office:value="0.000003889236136978" calcext:value-type="float">
            <text:p>3.889236136978E-06</text:p>
          </table:table-cell>
          <table:table-cell office:value-type="float" office:value="-0.00000613907200913699" calcext:value-type="float">
            <text:p>-6.13907200913699E-06</text:p>
          </table:table-cell>
          <table:table-cell office:value-type="float" office:value="0.00000240933883327576" calcext:value-type="float">
            <text:p>2.40933883327576E-06</text:p>
          </table:table-cell>
          <table:table-cell office:value-type="float" office:value="0.0000237816937104784" calcext:value-type="float">
            <text:p>2.37816937104784E-05</text:p>
          </table:table-cell>
          <table:table-cell office:value-type="float" office:value="-0.0000213054213323849" calcext:value-type="float">
            <text:p>-2.13054213323849E-05</text:p>
          </table:table-cell>
          <table:table-cell office:value-type="float" office:value="0.000000457707363121784" calcext:value-type="float">
            <text:p>4.57707363121784E-07</text:p>
          </table:table-cell>
          <table:table-cell office:value-type="float" office:value="0.0000144520245602409" calcext:value-type="float">
            <text:p>1.44520245602409E-05</text:p>
          </table:table-cell>
          <table:table-cell office:value-type="float" office:value="-0.0000425385375678045" calcext:value-type="float">
            <text:p>-4.25385375678045E-05</text:p>
          </table:table-cell>
          <table:table-cell office:value-type="float" office:value="0.00000515955300572912" calcext:value-type="float">
            <text:p>5.15955300572912E-06</text:p>
          </table:table-cell>
          <table:table-cell office:value-type="float" office:value="0.0000334786333940351" calcext:value-type="float">
            <text:p>3.34786333940351E-05</text:p>
          </table:table-cell>
          <table:table-cell office:value-type="float" office:value="-0.0000103820956212086" calcext:value-type="float">
            <text:p>-1.03820956212086E-05</text:p>
          </table:table-cell>
          <table:table-cell office:value-type="float" office:value="-0.0000142381135005976" calcext:value-type="float">
            <text:p>-1.42381135005976E-05</text:p>
          </table:table-cell>
          <table:table-cell office:value-type="float" office:value="0.0000325761406759217" calcext:value-type="float">
            <text:p>3.25761406759217E-05</text:p>
          </table:table-cell>
          <table:table-cell office:value-type="float" office:value="-0.0000020641119941045" calcext:value-type="float">
            <text:p>-2.0641119941045E-06</text:p>
          </table:table-cell>
          <table:table-cell office:value-type="float" office:value="-0.00000654309532027719" calcext:value-type="float">
            <text:p>-6.54309532027719E-06</text:p>
          </table:table-cell>
          <table:table-cell office:value-type="float" office:value="0.0000104448246210365" calcext:value-type="float">
            <text:p>1.04448246210365E-05</text:p>
          </table:table-cell>
          <table:table-cell office:value-type="float" office:value="-0.0000289077892014489" calcext:value-type="float">
            <text:p>-2.89077892014489E-05</text:p>
          </table:table-cell>
          <table:table-cell office:value-type="float" office:value="0.00000141206624448831" calcext:value-type="float">
            <text:p>1.41206624448831E-06</text:p>
          </table:table-cell>
          <table:table-cell office:value-type="float" office:value="0.0000104526278221773" calcext:value-type="float">
            <text:p>1.04526278221773E-05</text:p>
          </table:table-cell>
          <table:table-cell office:value-type="float" office:value="0.00000791636391200834" calcext:value-type="float">
            <text:p>7.91636391200834E-06</text:p>
          </table:table-cell>
          <table:table-cell office:value-type="float" office:value="-0.00000877230538320895" calcext:value-type="float">
            <text:p>-8.77230538320895E-06</text:p>
          </table:table-cell>
          <table:table-cell office:value-type="float" office:value="0.0000248083042092562" calcext:value-type="float">
            <text:p>2.48083042092562E-05</text:p>
          </table:table-cell>
          <table:table-cell office:value-type="float" office:value="-0.0000492725551989315" calcext:value-type="float">
            <text:p>-4.92725551989315E-05</text:p>
          </table:table-cell>
          <table:table-cell office:value-type="float" office:value="0.0000191306754062648" calcext:value-type="float">
            <text:p>1.91306754062648E-05</text:p>
          </table:table-cell>
          <table:table-cell office:value-type="float" office:value="0.0000208111329554894" calcext:value-type="float">
            <text:p>2.08111329554894E-05</text:p>
          </table:table-cell>
          <table:table-cell office:value-type="float" office:value="-0.000010698098384887" calcext:value-type="float">
            <text:p>-1.0698098384887E-05</text:p>
          </table:table-cell>
          <table:table-cell office:value-type="float" office:value="-0.00000672580333194173" calcext:value-type="float">
            <text:p>-6.72580333194173E-06</text:p>
          </table:table-cell>
          <table:table-cell office:value-type="float" office:value="0.0000152279997600591" calcext:value-type="float">
            <text:p>1.52279997600591E-05</text:p>
          </table:table-cell>
          <table:table-cell office:value-type="float" office:value="0.0000431231923246345" calcext:value-type="float">
            <text:p>4.31231923246345E-05</text:p>
          </table:table-cell>
          <table:table-cell office:value-type="float" office:value="-0.0000776358166742486" calcext:value-type="float">
            <text:p>-7.76358166742486E-05</text:p>
          </table:table-cell>
          <table:table-cell office:value-type="float" office:value="0.000018443369697585" calcext:value-type="float">
            <text:p>1.8443369697585E-05</text:p>
          </table:table-cell>
          <table:table-cell office:value-type="float" office:value="0.0000125039566779006" calcext:value-type="float">
            <text:p>1.25039566779006E-05</text:p>
          </table:table-cell>
          <table:table-cell office:value-type="float" office:value="-0.00000267172934087512" calcext:value-type="float">
            <text:p>-2.67172934087512E-06</text:p>
          </table:table-cell>
          <table:table-cell office:value-type="float" office:value="-0.0000237820774165454" calcext:value-type="float">
            <text:p>-2.37820774165454E-05</text:p>
          </table:table-cell>
          <table:table-cell office:value-type="float" office:value="0.0000241871020895124" calcext:value-type="float">
            <text:p>2.41871020895124E-05</text:p>
          </table:table-cell>
          <table:table-cell office:value-type="float" office:value="-0.00000671484773828723" calcext:value-type="float">
            <text:p>-6.71484773828723E-06</text:p>
          </table:table-cell>
          <table:table-cell office:value-type="float" office:value="0.00000417380630746145" calcext:value-type="float">
            <text:p>4.17380630746145E-06</text:p>
          </table:table-cell>
          <table:table-cell office:value-type="float" office:value="-0.0000257647799150607" calcext:value-type="float">
            <text:p>-2.57647799150607E-05</text:p>
          </table:table-cell>
          <table:table-cell office:value-type="float" office:value="0.0000278311237543183" calcext:value-type="float">
            <text:p>2.78311237543183E-05</text:p>
          </table:table-cell>
          <table:table-cell office:value-type="float" office:value="-0.0000200525017793329" calcext:value-type="float">
            <text:p>-2.00525017793329E-05</text:p>
          </table:table-cell>
          <table:table-cell office:value-type="float" office:value="-0.00000019040392934544" calcext:value-type="float">
            <text:p>-1.9040392934544E-07</text:p>
          </table:table-cell>
          <table:table-cell office:value-type="float" office:value="-0.0000100469786019075" calcext:value-type="float">
            <text:p>-1.00469786019075E-05</text:p>
          </table:table-cell>
          <table:table-cell office:value-type="float" office:value="0.0000370035659352785" calcext:value-type="float">
            <text:p>3.70035659352785E-05</text:p>
          </table:table-cell>
          <table:table-cell office:value-type="float" office:value="-0.0000221851977298959" calcext:value-type="float">
            <text:p>-2.21851977298959E-05</text:p>
          </table:table-cell>
          <table:table-cell office:value-type="float" office:value="0.00000372199133513718" calcext:value-type="float">
            <text:p>3.72199133513718E-06</text:p>
          </table:table-cell>
          <table:table-cell office:value-type="float" office:value="-0.00000471937515061915" calcext:value-type="float">
            <text:p>-4.71937515061915E-06</text:p>
          </table:table-cell>
          <table:table-cell office:value-type="float" office:value="-0.0000133238081270748" calcext:value-type="float">
            <text:p>-1.33238081270748E-05</text:p>
          </table:table-cell>
          <table:table-cell office:value-type="float" office:value="0.00005617700356364" calcext:value-type="float">
            <text:p>5.617700356364E-05</text:p>
          </table:table-cell>
          <table:table-cell office:value-type="float" office:value="-0.0000462661463360159" calcext:value-type="float">
            <text:p>-4.62661463360159E-05</text:p>
          </table:table-cell>
          <table:table-cell office:value-type="float" office:value="0.0000161244665212168" calcext:value-type="float">
            <text:p>1.61244665212168E-05</text:p>
          </table:table-cell>
          <table:table-cell office:value-type="float" office:value="0.000010841931714356" calcext:value-type="float">
            <text:p>1.0841931714356E-05</text:p>
          </table:table-cell>
          <table:table-cell office:value-type="float" office:value="0.000016436852026791" calcext:value-type="float">
            <text:p>1.6436852026791E-05</text:p>
          </table:table-cell>
          <table:table-cell office:value-type="float" office:value="0.0000237667675692665" calcext:value-type="float">
            <text:p>2.37667675692665E-05</text:p>
          </table:table-cell>
          <table:table-cell office:value-type="float" office:value="-0.0000621396113831829" calcext:value-type="float">
            <text:p>-6.21396113831829E-05</text:p>
          </table:table-cell>
          <table:table-cell office:value-type="float" office:value="0.0000396140785410282" calcext:value-type="float">
            <text:p>3.96140785410282E-05</text:p>
          </table:table-cell>
          <table:table-cell office:value-type="float" office:value="-0.0000221340343850573" calcext:value-type="float">
            <text:p>-2.21340343850573E-05</text:p>
          </table:table-cell>
          <table:table-cell office:value-type="float" office:value="-0.000435737892124477" calcext:value-type="float">
            <text:p>-0.000435737892124</text:p>
          </table:table-cell>
          <table:table-cell office:value-type="float" office:value="-0.000691640333724097" calcext:value-type="float">
            <text:p>-0.000691640333724</text:p>
          </table:table-cell>
          <table:table-cell office:value-type="float" office:value="0.0000313634980639299" calcext:value-type="float">
            <text:p>3.13634980639299E-05</text:p>
          </table:table-cell>
          <table:table-cell office:value-type="float" office:value="-0.0000469608641118779" calcext:value-type="float">
            <text:p>-4.69608641118779E-05</text:p>
          </table:table-cell>
          <table:table-cell office:value-type="float" office:value="0.0000405372549969751" calcext:value-type="float">
            <text:p>4.05372549969751E-05</text:p>
          </table:table-cell>
          <table:table-cell office:value-type="float" office:value="-0.000121120768670935" calcext:value-type="float">
            <text:p>-0.000121120768671</text:p>
          </table:table-cell>
          <table:table-cell office:value-type="float" office:value="0.0000306466946162209" calcext:value-type="float">
            <text:p>3.06466946162209E-05</text:p>
          </table:table-cell>
          <table:table-cell office:value-type="float" office:value="0.000077103472570228" calcext:value-type="float">
            <text:p>7.7103472570228E-05</text:p>
          </table:table-cell>
          <table:table-cell office:value-type="float" office:value="-0.0000664842787497233" calcext:value-type="float">
            <text:p>-6.64842787497233E-05</text:p>
          </table:table-cell>
          <table:table-cell office:value-type="float" office:value="-0.0000158299008946039" calcext:value-type="float">
            <text:p>-1.58299008946039E-05</text:p>
          </table:table-cell>
          <table:table-cell office:value-type="float" office:value="0.000633488509154512" calcext:value-type="float">
            <text:p>0.000633488509155</text:p>
          </table:table-cell>
          <table:table-cell office:value-type="float" office:value="0.00265545728637262" calcext:value-type="float">
            <text:p>0.002655457286373</text:p>
          </table:table-cell>
          <table:table-cell office:value-type="float" office:value="0.00271129434189254" calcext:value-type="float">
            <text:p>0.002711294341893</text:p>
          </table:table-cell>
          <table:table-cell office:value-type="float" office:value="0.00369542674542461" calcext:value-type="float">
            <text:p>0.003695426745425</text:p>
          </table:table-cell>
          <table:table-cell office:value-type="float" office:value="0.00427462236595938" calcext:value-type="float">
            <text:p>0.004274622365959</text:p>
          </table:table-cell>
          <table:table-cell office:value-type="float" office:value="0.00596564386385945" calcext:value-type="float">
            <text:p>0.005965643863859</text:p>
          </table:table-cell>
          <table:table-cell office:value-type="float" office:value="0.00383019234235016" calcext:value-type="float">
            <text:p>0.00383019234235</text:p>
          </table:table-cell>
          <table:table-cell office:value-type="float" office:value="0.0115306589001354" calcext:value-type="float">
            <text:p>0.011530658900135</text:p>
          </table:table-cell>
          <table:table-cell office:value-type="float" office:value="-0.000957945802917137" calcext:value-type="float">
            <text:p>-0.000957945802917</text:p>
          </table:table-cell>
          <table:table-cell office:value-type="float" office:value="-0.025092175011707" calcext:value-type="float">
            <text:p>-0.025092175011707</text:p>
          </table:table-cell>
          <table:table-cell office:value-type="float" office:value="-0.00103891598171268" calcext:value-type="float">
            <text:p>-0.001038915981713</text:p>
          </table:table-cell>
          <table:table-cell office:value-type="float" office:value="0.0000429552715523474" calcext:value-type="float">
            <text:p>4.29552715523474E-05</text:p>
          </table:table-cell>
          <table:table-cell office:value-type="float" office:value="0.000113803155543268" calcext:value-type="float">
            <text:p>0.000113803155543</text:p>
          </table:table-cell>
          <table:table-cell office:value-type="float" office:value="0.00315339556962896" calcext:value-type="float">
            <text:p>0.003153395569629</text:p>
          </table:table-cell>
          <table:table-cell office:value-type="float" office:value="0.00357984583623816" calcext:value-type="float">
            <text:p>0.003579845836238</text:p>
          </table:table-cell>
          <table:table-cell office:value-type="float" office:value="0.00134583583416759" calcext:value-type="float">
            <text:p>0.001345835834168</text:p>
          </table:table-cell>
          <table:table-cell office:value-type="float" office:value="-0.00782979772656312" calcext:value-type="float">
            <text:p>-0.007829797726563</text:p>
          </table:table-cell>
          <table:table-cell office:value-type="float" office:value="-0.00528183947478772" calcext:value-type="float">
            <text:p>-0.005281839474788</text:p>
          </table:table-cell>
          <table:table-cell office:value-type="float" office:value="-0.00348207824230629" calcext:value-type="float">
            <text:p>-0.003482078242306</text:p>
          </table:table-cell>
          <table:table-cell office:value-type="float" office:value="0.00158884574008578" calcext:value-type="float">
            <text:p>0.001588845740086</text:p>
          </table:table-cell>
          <table:table-cell office:value-type="float" office:value="-0.00117005981886142" calcext:value-type="float">
            <text:p>-0.001170059818861</text:p>
          </table:table-cell>
          <table:table-cell office:value-type="float" office:value="-0.000369224112475308" calcext:value-type="float">
            <text:p>-0.000369224112475</text:p>
          </table:table-cell>
          <table:table-cell office:value-type="float" office:value="-0.000104728558405542" calcext:value-type="float">
            <text:p>-0.000104728558406</text:p>
          </table:table-cell>
          <table:table-cell office:value-type="float" office:value="-0.000395710671768468" calcext:value-type="float">
            <text:p>-0.000395710671768</text:p>
          </table:table-cell>
          <table:table-cell office:value-type="float" office:value="0.00316272794472028" calcext:value-type="float">
            <text:p>0.00316272794472</text:p>
          </table:table-cell>
          <table:table-cell office:value-type="float" office:value="0.00266751941771937" calcext:value-type="float">
            <text:p>0.002667519417719</text:p>
          </table:table-cell>
          <table:table-cell office:value-type="float" office:value="0.00392827845368338" calcext:value-type="float">
            <text:p>0.003928278453683</text:p>
          </table:table-cell>
          <table:table-cell office:value-type="float" office:value="0.00690802847459332" calcext:value-type="float">
            <text:p>0.006908028474593</text:p>
          </table:table-cell>
          <table:table-cell office:value-type="float" office:value="0.00149828791354173" calcext:value-type="float">
            <text:p>0.001498287913542</text:p>
          </table:table-cell>
          <table:table-cell office:value-type="float" office:value="0.00490510236035347" calcext:value-type="float">
            <text:p>0.004905102360353</text:p>
          </table:table-cell>
          <table:table-cell office:value-type="float" office:value="-0.00730018055757192" calcext:value-type="float">
            <text:p>-0.007300180557572</text:p>
          </table:table-cell>
          <table:table-cell office:value-type="float" office:value="0.00905022119568439" calcext:value-type="float">
            <text:p>0.009050221195684</text:p>
          </table:table-cell>
          <table:table-cell office:value-type="float" office:value="0.0027976586168782" calcext:value-type="float">
            <text:p>0.002797658616878</text:p>
          </table:table-cell>
          <table:table-cell office:value-type="float" office:value="-0.00268053647462807" calcext:value-type="float">
            <text:p>-0.002680536474628</text:p>
          </table:table-cell>
          <table:table-cell office:value-type="float" office:value="-0.00197234794340562" calcext:value-type="float">
            <text:p>-0.001972347943406</text:p>
          </table:table-cell>
          <table:table-cell office:value-type="float" office:value="-0.0212234605275349" calcext:value-type="float">
            <text:p>-0.021223460527535</text:p>
          </table:table-cell>
          <table:table-cell office:value-type="float" office:value="-0.000332897808811072" calcext:value-type="float">
            <text:p>-0.000332897808811</text:p>
          </table:table-cell>
          <table:table-cell office:value-type="float" office:value="-0.0026986156428695" calcext:value-type="float">
            <text:p>-0.00269861564287</text:p>
          </table:table-cell>
          <table:table-cell office:value-type="float" office:value="-0.000790924058167553" calcext:value-type="float">
            <text:p>-0.000790924058168</text:p>
          </table:table-cell>
          <table:table-cell office:value-type="float" office:value="0.0362090553133663" calcext:value-type="float">
            <text:p>0.036209055313366</text:p>
          </table:table-cell>
          <table:table-cell office:value-type="float" office:value="-0.000884010340132968" calcext:value-type="float">
            <text:p>-0.000884010340133</text:p>
          </table:table-cell>
          <table:table-cell office:value-type="float" office:value="-0.00165874828724077" calcext:value-type="float">
            <text:p>-0.001658748287241</text:p>
          </table:table-cell>
          <table:table-cell office:value-type="float" office:value="-0.00425358753164995" calcext:value-type="float">
            <text:p>-0.00425358753165</text:p>
          </table:table-cell>
          <table:table-cell office:value-type="float" office:value="-0.00321343804253238" calcext:value-type="float">
            <text:p>-0.003213438042532</text:p>
          </table:table-cell>
          <table:table-cell office:value-type="float" office:value="-0.00334377771941424" calcext:value-type="float">
            <text:p>-0.003343777719414</text:p>
          </table:table-cell>
          <table:table-cell office:value-type="float" office:value="-0.00321953681077053" calcext:value-type="float">
            <text:p>-0.003219536810771</text:p>
          </table:table-cell>
          <table:table-cell office:value-type="float" office:value="-0.00363337853193663" calcext:value-type="float">
            <text:p>-0.003633378531937</text:p>
          </table:table-cell>
          <table:table-cell office:value-type="float" office:value="-0.00405051828376374" calcext:value-type="float">
            <text:p>-0.004050518283764</text:p>
          </table:table-cell>
          <table:table-cell office:value-type="float" office:value="-0.00540080545300176" calcext:value-type="float">
            <text:p>-0.005400805453002</text:p>
          </table:table-cell>
          <table:table-cell office:value-type="float" office:value="-0.000662067163162805" calcext:value-type="float">
            <text:p>-0.000662067163163</text:p>
          </table:table-cell>
          <table:table-cell office:value-type="float" office:value="-0.000429358662037471" calcext:value-type="float">
            <text:p>-0.000429358662037</text:p>
          </table:table-cell>
          <table:table-cell office:value-type="float" office:value="-0.00194686060341259" calcext:value-type="float">
            <text:p>-0.001946860603413</text:p>
          </table:table-cell>
          <table:table-cell office:value-type="float" office:value="-0.000720636943607578" calcext:value-type="float">
            <text:p>-0.000720636943608</text:p>
          </table:table-cell>
          <table:table-cell office:value-type="float" office:value="0.000895582317049559" calcext:value-type="float">
            <text:p>0.00089558231705</text:p>
          </table:table-cell>
          <table:table-cell office:value-type="float" office:value="0.00149508823093891" calcext:value-type="float">
            <text:p>0.001495088230939</text:p>
          </table:table-cell>
          <table:table-cell office:value-type="float" office:value="0.00538517561581003" calcext:value-type="float">
            <text:p>0.00538517561581</text:p>
          </table:table-cell>
          <table:table-cell office:value-type="float" office:value="0.00586103526903631" calcext:value-type="float">
            <text:p>0.005861035269036</text:p>
          </table:table-cell>
          <table:table-cell office:value-type="float" office:value="0.00411594652263536" calcext:value-type="float">
            <text:p>0.004115946522635</text:p>
          </table:table-cell>
          <table:table-cell office:value-type="float" office:value="0.00439456630403845" calcext:value-type="float">
            <text:p>0.004394566304038</text:p>
          </table:table-cell>
          <table:table-cell office:value-type="float" office:value="0.010612477015119" calcext:value-type="float">
            <text:p>0.010612477015119</text:p>
          </table:table-cell>
          <table:table-cell office:value-type="float" office:value="-0.00216172983214935" calcext:value-type="float">
            <text:p>-0.002161729832149</text:p>
          </table:table-cell>
          <table:table-cell office:value-type="float" office:value="-0.00438604388949182" calcext:value-type="float">
            <text:p>-0.004386043889492</text:p>
          </table:table-cell>
          <table:table-cell office:value-type="float" office:value="0.000359387224471319" calcext:value-type="float">
            <text:p>0.000359387224471</text:p>
          </table:table-cell>
          <table:table-cell office:value-type="float" office:value="0.001253116596314" calcext:value-type="float">
            <text:p>0.001253116596314</text:p>
          </table:table-cell>
          <table:table-cell office:value-type="float" office:value="-0.0260337034890178" calcext:value-type="float">
            <text:p>-0.026033703489018</text:p>
          </table:table-cell>
          <table:table-cell office:value-type="float" office:value="0.0000619624859756196" calcext:value-type="float">
            <text:p>6.19624859756196E-05</text:p>
          </table:table-cell>
          <table:table-cell office:value-type="float" office:value="-0.0000981963374889205" calcext:value-type="float">
            <text:p>-9.81963374889205E-05</text:p>
          </table:table-cell>
          <table:table-cell office:value-type="float" office:value="-0.0102461543154576" calcext:value-type="float">
            <text:p>-0.010246154315458</text:p>
          </table:table-cell>
          <table:table-cell office:value-type="float" office:value="0.0376935608786228" calcext:value-type="float">
            <text:p>0.037693560878623</text:p>
          </table:table-cell>
          <table:table-cell office:value-type="float" office:value="-0.00172341640391549" calcext:value-type="float">
            <text:p>-0.001723416403915</text:p>
          </table:table-cell>
          <table:table-cell office:value-type="float" office:value="-0.00217960434198566" calcext:value-type="float">
            <text:p>-0.002179604341986</text:p>
          </table:table-cell>
          <table:table-cell office:value-type="float" office:value="-0.00597805167067861" calcext:value-type="float">
            <text:p>-0.005978051670679</text:p>
          </table:table-cell>
          <table:table-cell office:value-type="float" office:value="-0.0120987916134074" calcext:value-type="float">
            <text:p>-0.012098791613407</text:p>
          </table:table-cell>
          <table:table-cell office:value-type="float" office:value="-0.00375491383376625" calcext:value-type="float">
            <text:p>-0.003754913833766</text:p>
          </table:table-cell>
          <table:table-cell office:value-type="float" office:value="-0.00208736441209145" calcext:value-type="float">
            <text:p>-0.002087364412091</text:p>
          </table:table-cell>
          <table:table-cell office:value-type="float" office:value="-0.00276795289208415" calcext:value-type="float">
            <text:p>-0.002767952892084</text:p>
          </table:table-cell>
          <table:table-cell office:value-type="float" office:value="-0.00394441951592717" calcext:value-type="float">
            <text:p>-0.003944419515927</text:p>
          </table:table-cell>
          <table:table-cell office:value-type="float" office:value="0.005235300800295" calcext:value-type="float">
            <text:p>0.005235300800295</text:p>
          </table:table-cell>
          <table:table-cell office:value-type="float" office:value="0.0028648168046097" calcext:value-type="float">
            <text:p>0.00286481680461</text:p>
          </table:table-cell>
          <table:table-cell office:value-type="float" office:value="0.000450346184001193" calcext:value-type="float">
            <text:p>0.000450346184001</text:p>
          </table:table-cell>
          <table:table-cell office:value-type="float" office:value="-0.000152134967172701" calcext:value-type="float">
            <text:p>-0.000152134967173</text:p>
          </table:table-cell>
          <table:table-cell office:value-type="float" office:value="0.000208182951532299" calcext:value-type="float">
            <text:p>0.000208182951532</text:p>
          </table:table-cell>
          <table:table-cell office:value-type="float" office:value="-0.000911393052154985" calcext:value-type="float">
            <text:p>-0.000911393052155</text:p>
          </table:table-cell>
          <table:table-cell office:value-type="float" office:value="-0.000896530613752278" calcext:value-type="float">
            <text:p>-0.000896530613752</text:p>
          </table:table-cell>
          <table:table-cell office:value-type="float" office:value="0.00262399624093157" calcext:value-type="float">
            <text:p>0.002623996240932</text:p>
          </table:table-cell>
          <table:table-cell office:value-type="float" office:value="0.00311265861338816" calcext:value-type="float">
            <text:p>0.003112658613388</text:p>
          </table:table-cell>
          <table:table-cell office:value-type="float" office:value="0.00382310315939349" calcext:value-type="float">
            <text:p>0.003823103159393</text:p>
          </table:table-cell>
          <table:table-cell office:value-type="float" office:value="0.00368914091670613" calcext:value-type="float">
            <text:p>0.003689140916706</text:p>
          </table:table-cell>
          <table:table-cell office:value-type="float" office:value="0.00385232493493415" calcext:value-type="float">
            <text:p>0.003852324934934</text:p>
          </table:table-cell>
          <table:table-cell office:value-type="float" office:value="0.000364437219659619" calcext:value-type="float">
            <text:p>0.00036443721966</text:p>
          </table:table-cell>
          <table:table-cell office:value-type="float" office:value="0.00603889120122358" calcext:value-type="float">
            <text:p>0.006038891201224</text:p>
          </table:table-cell>
          <table:table-cell office:value-type="float" office:value="0.00626009535520411" calcext:value-type="float">
            <text:p>0.006260095355204</text:p>
          </table:table-cell>
          <table:table-cell office:value-type="float" office:value="-0.00222038281946085" calcext:value-type="float">
            <text:p>-0.002220382819461</text:p>
          </table:table-cell>
          <table:table-cell office:value-type="float" office:value="-0.0281690646363632" calcext:value-type="float">
            <text:p>-0.028169064636363</text:p>
          </table:table-cell>
          <table:table-cell office:value-type="float" office:value="-0.00105333496389615" calcext:value-type="float">
            <text:p>-0.001053334963896</text:p>
          </table:table-cell>
          <table:table-cell office:value-type="float" office:value="0.000279746483299037" calcext:value-type="float">
            <text:p>0.000279746483299</text:p>
          </table:table-cell>
          <table:table-cell office:value-type="float" office:value="0.020375844250794" calcext:value-type="float">
            <text:p>0.020375844250794</text:p>
          </table:table-cell>
          <table:table-cell office:value-type="float" office:value="-0.0127175015211522" calcext:value-type="float">
            <text:p>-0.012717501521152</text:p>
          </table:table-cell>
          <table:table-cell office:value-type="float" office:value="-0.0040330366957772" calcext:value-type="float">
            <text:p>-0.004033036695777</text:p>
          </table:table-cell>
          <table:table-cell office:value-type="float" office:value="-0.0038175860063619" calcext:value-type="float">
            <text:p>-0.003817586006362</text:p>
          </table:table-cell>
          <table:table-cell office:value-type="float" office:value="-0.00240338475463953" calcext:value-type="float">
            <text:p>-0.00240338475464</text:p>
          </table:table-cell>
          <table:table-cell office:value-type="float" office:value="0.00136112732076538" calcext:value-type="float">
            <text:p>0.001361127320765</text:p>
          </table:table-cell>
          <table:table-cell office:value-type="float" office:value="0.001119952506627" calcext:value-type="float">
            <text:p>0.001119952506627</text:p>
          </table:table-cell>
          <table:table-cell office:value-type="float" office:value="0.00345268466431686" calcext:value-type="float">
            <text:p>0.003452684664317</text:p>
          </table:table-cell>
          <table:table-cell office:value-type="float" office:value="-0.000273530473874739" calcext:value-type="float">
            <text:p>-0.000273530473875</text:p>
          </table:table-cell>
          <table:table-cell office:value-type="float" office:value="-0.000587577339179746" calcext:value-type="float">
            <text:p>-0.00058757733918</text:p>
          </table:table-cell>
          <table:table-cell office:value-type="float" office:value="-0.000777296898683333" calcext:value-type="float">
            <text:p>-0.000777296898683</text:p>
          </table:table-cell>
          <table:table-cell office:value-type="float" office:value="-0.000487571606769932" calcext:value-type="float">
            <text:p>-0.00048757160677</text:p>
          </table:table-cell>
          <table:table-cell office:value-type="float" office:value="-0.000151274961853243" calcext:value-type="float">
            <text:p>-0.000151274961853</text:p>
          </table:table-cell>
          <table:table-cell office:value-type="float" office:value="0.00425756243676401" calcext:value-type="float">
            <text:p>0.004257562436764</text:p>
          </table:table-cell>
          <table:table-cell office:value-type="float" office:value="0.00756723681556876" calcext:value-type="float">
            <text:p>0.007567236815569</text:p>
          </table:table-cell>
          <table:table-cell office:value-type="float" office:value="0.00494095320731758" calcext:value-type="float">
            <text:p>0.004940953207318</text:p>
          </table:table-cell>
          <table:table-cell office:value-type="float" office:value="0.000568370084149117" calcext:value-type="float">
            <text:p>0.000568370084149</text:p>
          </table:table-cell>
          <table:table-cell office:value-type="float" office:value="0.00338799233999043" calcext:value-type="float">
            <text:p>0.00338799233999</text:p>
          </table:table-cell>
          <table:table-cell office:value-type="float" office:value="0.00188524908528148" calcext:value-type="float">
            <text:p>0.001885249085281</text:p>
          </table:table-cell>
          <table:table-cell office:value-type="float" office:value="0.0110524229016368" calcext:value-type="float">
            <text:p>0.011052422901637</text:p>
          </table:table-cell>
          <table:table-cell office:value-type="float" office:value="-0.0294028564389701" calcext:value-type="float">
            <text:p>-0.02940285643897</text:p>
          </table:table-cell>
          <table:table-cell office:value-type="float" office:value="-0.00160003632183953" calcext:value-type="float">
            <text:p>-0.00160003632184</text:p>
          </table:table-cell>
          <table:table-cell office:value-type="float" office:value="-0.000348034155299548" calcext:value-type="float">
            <text:p>-0.0003480341553</text:p>
          </table:table-cell>
          <table:table-cell office:value-type="float" office:value="-0.000741094660700548" calcext:value-type="float">
            <text:p>-0.000741094660701</text:p>
          </table:table-cell>
          <table:table-cell office:value-type="float" office:value="0.000283603178711678" calcext:value-type="float">
            <text:p>0.000283603178712</text:p>
          </table:table-cell>
          <table:table-cell office:value-type="float" office:value="-0.00632769259583738" calcext:value-type="float">
            <text:p>-0.006327692595837</text:p>
          </table:table-cell>
          <table:table-cell office:value-type="float" office:value="-0.00195374395588227" calcext:value-type="float">
            <text:p>-0.001953743955882</text:p>
          </table:table-cell>
          <table:table-cell office:value-type="float" office:value="-0.00235375941649513" calcext:value-type="float">
            <text:p>-0.002353759416495</text:p>
          </table:table-cell>
          <table:table-cell office:value-type="float" office:value="-0.000881878989184959" calcext:value-type="float">
            <text:p>-0.000881878989185</text:p>
          </table:table-cell>
          <table:table-cell office:value-type="float" office:value="0.00190098575854863" calcext:value-type="float">
            <text:p>0.001900985758549</text:p>
          </table:table-cell>
          <table:table-cell office:value-type="float" office:value="0.00291450296352075" calcext:value-type="float">
            <text:p>0.002914502963521</text:p>
          </table:table-cell>
          <table:table-cell office:value-type="float" office:value="0.00508865762151273" calcext:value-type="float">
            <text:p>0.005088657621513</text:p>
          </table:table-cell>
          <table:table-cell office:value-type="float" office:value="0.000298845455478036" calcext:value-type="float">
            <text:p>0.000298845455478</text:p>
          </table:table-cell>
          <table:table-cell office:value-type="float" office:value="-0.000608330397533829" calcext:value-type="float">
            <text:p>-0.000608330397534</text:p>
          </table:table-cell>
          <table:table-cell office:value-type="float" office:value="-0.00117400145770191" calcext:value-type="float">
            <text:p>-0.001174001457702</text:p>
          </table:table-cell>
          <table:table-cell office:value-type="float" office:value="-0.000317578048051936" calcext:value-type="float">
            <text:p>-0.000317578048052</text:p>
          </table:table-cell>
          <table:table-cell office:value-type="float" office:value="0.000206487230755392" calcext:value-type="float">
            <text:p>0.000206487230755</text:p>
          </table:table-cell>
          <table:table-cell office:value-type="float" office:value="0.00161500442066481" calcext:value-type="float">
            <text:p>0.001615004420665</text:p>
          </table:table-cell>
          <table:table-cell office:value-type="float" office:value="0.00603093415399325" calcext:value-type="float">
            <text:p>0.006030934153993</text:p>
          </table:table-cell>
          <table:table-cell office:value-type="float" office:value="0.00334230077567571" calcext:value-type="float">
            <text:p>0.003342300775676</text:p>
          </table:table-cell>
          <table:table-cell office:value-type="float" office:value="0.00495274866439643" calcext:value-type="float">
            <text:p>0.004952748664396</text:p>
          </table:table-cell>
          <table:table-cell office:value-type="float" office:value="0.00236967712561653" calcext:value-type="float">
            <text:p>0.002369677125617</text:p>
          </table:table-cell>
          <table:table-cell office:value-type="float" office:value="0.0065731953009231" calcext:value-type="float">
            <text:p>0.006573195300923</text:p>
          </table:table-cell>
          <table:table-cell office:value-type="float" office:value="0.00522619930829438" calcext:value-type="float">
            <text:p>0.005226199308294</text:p>
          </table:table-cell>
          <table:table-cell office:value-type="float" office:value="-0.0033131801349025" calcext:value-type="float">
            <text:p>-0.003313180134903</text:p>
          </table:table-cell>
          <table:table-cell office:value-type="float" office:value="0.00139968409470459" calcext:value-type="float">
            <text:p>0.001399684094705</text:p>
          </table:table-cell>
          <table:table-cell office:value-type="float" office:value="-0.0246202296243407" calcext:value-type="float">
            <text:p>-0.024620229624341</text:p>
          </table:table-cell>
          <table:table-cell office:value-type="float" office:value="-0.00000419988316457953" calcext:value-type="float">
            <text:p>-4.19988316457953E-06</text:p>
          </table:table-cell>
          <table:table-cell office:value-type="float" office:value="-0.00091317844507327" calcext:value-type="float">
            <text:p>-0.000913178445073</text:p>
          </table:table-cell>
          <table:table-cell office:value-type="float" office:value="-0.000540557207899084" calcext:value-type="float">
            <text:p>-0.000540557207899</text:p>
          </table:table-cell>
          <table:table-cell office:value-type="float" office:value="0.000177178330001748" calcext:value-type="float">
            <text:p>0.000177178330002</text:p>
          </table:table-cell>
          <table:table-cell office:value-type="float" office:value="-0.0100997816501773" calcext:value-type="float">
            <text:p>-0.010099781650177</text:p>
          </table:table-cell>
          <table:table-cell office:value-type="float" office:value="-0.00160976281570696" calcext:value-type="float">
            <text:p>-0.001609762815707</text:p>
          </table:table-cell>
          <table:table-cell office:value-type="float" office:value="-0.00244916739656154" calcext:value-type="float">
            <text:p>-0.002449167396562</text:p>
          </table:table-cell>
          <table:table-cell office:value-type="float" office:value="0.00311627845084456" calcext:value-type="float">
            <text:p>0.003116278450845</text:p>
          </table:table-cell>
          <table:table-cell office:value-type="float" office:value="0.00837162045091933" calcext:value-type="float">
            <text:p>0.008371620450919</text:p>
          </table:table-cell>
          <table:table-cell office:value-type="float" office:value="0.00163248209429628" calcext:value-type="float">
            <text:p>0.001632482094296</text:p>
          </table:table-cell>
          <table:table-cell office:value-type="float" office:value="0.00000171857690789423" calcext:value-type="float">
            <text:p>1.71857690789423E-06</text:p>
          </table:table-cell>
          <table:table-cell office:value-type="float" office:value="-0.00071090105054622" calcext:value-type="float">
            <text:p>-0.000710901050546</text:p>
          </table:table-cell>
          <table:table-cell office:value-type="float" office:value="-0.000867751636935365" calcext:value-type="float">
            <text:p>-0.000867751636935</text:p>
          </table:table-cell>
          <table:table-cell office:value-type="float" office:value="-0.000463234968184068" calcext:value-type="float">
            <text:p>-0.000463234968184</text:p>
          </table:table-cell>
          <table:table-cell office:value-type="float" office:value="-0.000798554227757875" calcext:value-type="float">
            <text:p>-0.000798554227758</text:p>
          </table:table-cell>
          <table:table-cell office:value-type="float" office:value="0.0000215040440660896" calcext:value-type="float">
            <text:p>2.15040440660896E-05</text:p>
          </table:table-cell>
          <table:table-cell office:value-type="float" office:value="0.00166665459244447" calcext:value-type="float">
            <text:p>0.001666654592444</text:p>
          </table:table-cell>
          <table:table-cell office:value-type="float" office:value="0.00453858502033788" calcext:value-type="float">
            <text:p>0.004538585020338</text:p>
          </table:table-cell>
          <table:table-cell office:value-type="float" office:value="0.00173396590156616" calcext:value-type="float">
            <text:p>0.001733965901566</text:p>
          </table:table-cell>
          <table:table-cell office:value-type="float" office:value="0.0176144955063811" calcext:value-type="float">
            <text:p>0.017614495506381</text:p>
          </table:table-cell>
          <table:table-cell office:value-type="float" office:value="-0.000115317759988964" calcext:value-type="float">
            <text:p>-0.000115317759989</text:p>
          </table:table-cell>
          <table:table-cell office:value-type="float" office:value="-0.00235658891622481" calcext:value-type="float">
            <text:p>-0.002356588916225</text:p>
          </table:table-cell>
          <table:table-cell office:value-type="float" office:value="0.00738402979317898" calcext:value-type="float">
            <text:p>0.007384029793179</text:p>
          </table:table-cell>
          <table:table-cell office:value-type="float" office:value="0.0081973251014511" calcext:value-type="float">
            <text:p>0.008197325101451</text:p>
          </table:table-cell>
          <table:table-cell office:value-type="float" office:value="-0.00056237962010941" calcext:value-type="float">
            <text:p>-0.000562379620109</text:p>
          </table:table-cell>
          <table:table-cell office:value-type="float" office:value="0.00024153983022912" calcext:value-type="float">
            <text:p>0.000241539830229</text:p>
          </table:table-cell>
          <table:table-cell office:value-type="float" office:value="0.0014096550801474" calcext:value-type="float">
            <text:p>0.001409655080147</text:p>
          </table:table-cell>
          <table:table-cell office:value-type="float" office:value="0.0000664625906524607" calcext:value-type="float">
            <text:p>6.64625906524607E-05</text:p>
          </table:table-cell>
          <table:table-cell office:value-type="float" office:value="-0.00107851099376294" calcext:value-type="float">
            <text:p>-0.001078510993763</text:p>
          </table:table-cell>
          <table:table-cell office:value-type="float" office:value="-0.0298858608814113" calcext:value-type="float">
            <text:p>-0.029885860881411</text:p>
          </table:table-cell>
          <table:table-cell office:value-type="float" office:value="0.001065169246456" calcext:value-type="float">
            <text:p>0.001065169246456</text:p>
          </table:table-cell>
          <table:table-cell table:number-columns-repeated="590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767826657399074" calcext:value-type="float">
            <text:p>0.767826657399074</text:p>
          </table:table-cell>
          <table:table-cell table:formula="of:=[.B9]*9.8" office:value-type="float" office:value="7.52470124251093" calcext:value-type="float">
            <text:p>7.52470124251093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348272293008653" calcext:value-type="float">
            <text:p>3.48272293008653E-05</text:p>
          </table:table-cell>
          <table:table-cell table:formula="of:=0.5*[.D12]*(([.D5]-[.C5])/([.D1]-[.C1]))^2" office:value-type="float" office:value="0.000030639259905811" calcext:value-type="float">
            <text:p>3.0639259905811E-05</text:p>
          </table:table-cell>
          <table:table-cell table:formula="of:=0.5*[.E12]*(([.E5]-[.D5])/([.E1]-[.D1]))^2" office:value-type="float" office:value="0.0000115120780987977" calcext:value-type="float">
            <text:p>1.15120780987977E-05</text:p>
          </table:table-cell>
          <table:table-cell table:formula="of:=0.5*[.F12]*(([.F5]-[.E5])/([.F1]-[.E1]))^2" office:value-type="float" office:value="0.000136278827891847" calcext:value-type="float">
            <text:p>0.000136278827892</text:p>
          </table:table-cell>
          <table:table-cell table:formula="of:=0.5*[.G12]*(([.G5]-[.F5])/([.G1]-[.F1]))^2" office:value-type="float" office:value="0.00015606337744723" calcext:value-type="float">
            <text:p>0.000156063377447</text:p>
          </table:table-cell>
          <table:table-cell table:formula="of:=0.5*[.H12]*(([.H5]-[.G5])/([.H1]-[.G1]))^2" office:value-type="float" office:value="0.000015472361161767" calcext:value-type="float">
            <text:p>1.5472361161767E-05</text:p>
          </table:table-cell>
          <table:table-cell table:formula="of:=0.5*[.I12]*(([.I5]-[.H5])/([.I1]-[.H1]))^2" office:value-type="float" office:value="0.000000351314886549764" calcext:value-type="float">
            <text:p>3.51314886549764E-07</text:p>
          </table:table-cell>
          <table:table-cell table:formula="of:=0.5*[.J12]*(([.J5]-[.I5])/([.J1]-[.I1]))^2" office:value-type="float" office:value="0.00000832564962677383" calcext:value-type="float">
            <text:p>8.32564962677383E-06</text:p>
          </table:table-cell>
          <table:table-cell table:formula="of:=0.5*[.K12]*(([.K5]-[.J5])/([.K1]-[.J1]))^2" office:value-type="float" office:value="0.0000380150835424038" calcext:value-type="float">
            <text:p>3.80150835424038E-05</text:p>
          </table:table-cell>
          <table:table-cell table:formula="of:=0.5*[.L12]*(([.L5]-[.K5])/([.L1]-[.K1]))^2" office:value-type="float" office:value="0.0000214331707563315" calcext:value-type="float">
            <text:p>2.14331707563315E-05</text:p>
          </table:table-cell>
          <table:table-cell table:formula="of:=0.5*[.M12]*(([.M5]-[.L5])/([.M1]-[.L1]))^2" office:value-type="float" office:value="0.0000157765046272428" calcext:value-type="float">
            <text:p>1.57765046272428E-05</text:p>
          </table:table-cell>
          <table:table-cell table:formula="of:=0.5*[.N12]*(([.N5]-[.M5])/([.N1]-[.M1]))^2" office:value-type="float" office:value="0.0000140118293818562" calcext:value-type="float">
            <text:p>1.40118293818562E-05</text:p>
          </table:table-cell>
          <table:table-cell table:formula="of:=0.5*[.O12]*(([.O5]-[.N5])/([.O1]-[.N1]))^2" office:value-type="float" office:value="0.00000697183265710423" calcext:value-type="float">
            <text:p>6.97183265710423E-06</text:p>
          </table:table-cell>
          <table:table-cell table:formula="of:=0.5*[.P12]*(([.P5]-[.O5])/([.P1]-[.O1]))^2" office:value-type="float" office:value="0.0000429998379078164" calcext:value-type="float">
            <text:p>4.29998379078164E-05</text:p>
          </table:table-cell>
          <table:table-cell table:formula="of:=0.5*[.Q12]*(([.Q5]-[.P5])/([.Q1]-[.P1]))^2" office:value-type="float" office:value="0.00000328166680707879" calcext:value-type="float">
            <text:p>3.28166680707879E-06</text:p>
          </table:table-cell>
          <table:table-cell table:formula="of:=0.5*[.R12]*(([.R5]-[.Q5])/([.R1]-[.Q1]))^2" office:value-type="float" office:value="0.0000358228246859476" calcext:value-type="float">
            <text:p>3.58228246859476E-05</text:p>
          </table:table-cell>
          <table:table-cell table:formula="of:=0.5*[.S12]*(([.S5]-[.R5])/([.S1]-[.R1]))^2" office:value-type="float" office:value="0.000025640834787026" calcext:value-type="float">
            <text:p>2.5640834787026E-05</text:p>
          </table:table-cell>
          <table:table-cell table:formula="of:=0.5*[.T12]*(([.T5]-[.S5])/([.T1]-[.S1]))^2" office:value-type="float" office:value="0.000000349187543117311" calcext:value-type="float">
            <text:p>3.49187543117311E-07</text:p>
          </table:table-cell>
          <table:table-cell table:formula="of:=0.5*[.U12]*(([.U5]-[.T5])/([.U1]-[.T1]))^2" office:value-type="float" office:value="0.00000431559176818361" calcext:value-type="float">
            <text:p>4.31559176818361E-06</text:p>
          </table:table-cell>
          <table:table-cell table:formula="of:=0.5*[.V12]*(([.V5]-[.U5])/([.V1]-[.U1]))^2" office:value-type="float" office:value="0.0000285439912044566" calcext:value-type="float">
            <text:p>2.85439912044566E-05</text:p>
          </table:table-cell>
          <table:table-cell table:formula="of:=0.5*[.W12]*(([.W5]-[.V5])/([.W1]-[.V1]))^2" office:value-type="float" office:value="0.0000335411389907976" calcext:value-type="float">
            <text:p>3.35411389907976E-05</text:p>
          </table:table-cell>
          <table:table-cell table:formula="of:=0.5*[.X12]*(([.X5]-[.W5])/([.X1]-[.W1]))^2" office:value-type="float" office:value="0.0000111541937535373" calcext:value-type="float">
            <text:p>1.11541937535373E-05</text:p>
          </table:table-cell>
          <table:table-cell table:formula="of:=0.5*[.Y12]*(([.Y5]-[.X5])/([.Y1]-[.X1]))^2" office:value-type="float" office:value="0.00000294518628730018" calcext:value-type="float">
            <text:p>2.94518628730018E-06</text:p>
          </table:table-cell>
          <table:table-cell table:formula="of:=0.5*[.Z12]*(([.Z5]-[.Y5])/([.Z1]-[.Y1]))^2" office:value-type="float" office:value="0.0000510838713612104" calcext:value-type="float">
            <text:p>5.10838713612104E-05</text:p>
          </table:table-cell>
          <table:table-cell table:formula="of:=0.5*[.AA12]*(([.AA5]-[.Z5])/([.AA1]-[.Z1]))^2" office:value-type="float" office:value="0.0000244238101138184" calcext:value-type="float">
            <text:p>2.44238101138184E-05</text:p>
          </table:table-cell>
          <table:table-cell table:formula="of:=0.5*[.AB12]*(([.AB5]-[.AA5])/([.AB1]-[.AA1]))^2" office:value-type="float" office:value="0.00000735761960165836" calcext:value-type="float">
            <text:p>7.35761960165836E-06</text:p>
          </table:table-cell>
          <table:table-cell table:formula="of:=0.5*[.AC12]*(([.AC5]-[.AB5])/([.AC1]-[.AB1]))^2" office:value-type="float" office:value="0.000000496131426608861" calcext:value-type="float">
            <text:p>4.96131426608861E-07</text:p>
          </table:table-cell>
          <table:table-cell table:formula="of:=0.5*[.AD12]*(([.AD5]-[.AC5])/([.AD1]-[.AC1]))^2" office:value-type="float" office:value="0.0000221679244216973" calcext:value-type="float">
            <text:p>2.21679244216973E-05</text:p>
          </table:table-cell>
          <table:table-cell table:formula="of:=0.5*[.AE12]*(([.AE5]-[.AD5])/([.AE1]-[.AD1]))^2" office:value-type="float" office:value="0.000142474263154175" calcext:value-type="float">
            <text:p>0.000142474263154</text:p>
          </table:table-cell>
          <table:table-cell table:formula="of:=0.5*[.AF12]*(([.AF5]-[.AE5])/([.AF1]-[.AE1]))^2" office:value-type="float" office:value="0.0000244357400030227" calcext:value-type="float">
            <text:p>2.44357400030227E-05</text:p>
          </table:table-cell>
          <table:table-cell table:formula="of:=0.5*[.AG12]*(([.AG5]-[.AF5])/([.AG1]-[.AF1]))^2" office:value-type="float" office:value="0.000000464406841942509" calcext:value-type="float">
            <text:p>4.64406841942509E-07</text:p>
          </table:table-cell>
          <table:table-cell table:formula="of:=0.5*[.AH12]*(([.AH5]-[.AG5])/([.AH1]-[.AG1]))^2" office:value-type="float" office:value="0.000000394222783366358" calcext:value-type="float">
            <text:p>3.94222783366358E-07</text:p>
          </table:table-cell>
          <table:table-cell table:formula="of:=0.5*[.AI12]*(([.AI5]-[.AH5])/([.AI1]-[.AH1]))^2" office:value-type="float" office:value="0.000000407700575590204" calcext:value-type="float">
            <text:p>4.07700575590204E-07</text:p>
          </table:table-cell>
          <table:table-cell table:formula="of:=0.5*[.AJ12]*(([.AJ5]-[.AI5])/([.AJ1]-[.AI1]))^2" office:value-type="float" office:value="0.000011765849957807" calcext:value-type="float">
            <text:p>1.1765849957807E-05</text:p>
          </table:table-cell>
          <table:table-cell table:formula="of:=0.5*[.AK12]*(([.AK5]-[.AJ5])/([.AK1]-[.AJ1]))^2" office:value-type="float" office:value="0.0000250906711749994" calcext:value-type="float">
            <text:p>2.50906711749994E-05</text:p>
          </table:table-cell>
          <table:table-cell table:formula="of:=0.5*[.AL12]*(([.AL5]-[.AK5])/([.AL1]-[.AK1]))^2" office:value-type="float" office:value="0.0000501415468446483" calcext:value-type="float">
            <text:p>5.01415468446483E-05</text:p>
          </table:table-cell>
          <table:table-cell table:formula="of:=0.5*[.AM12]*(([.AM5]-[.AL5])/([.AM1]-[.AL1]))^2" office:value-type="float" office:value="0.000000318541402041794" calcext:value-type="float">
            <text:p>3.18541402041794E-07</text:p>
          </table:table-cell>
          <table:table-cell table:formula="of:=0.5*[.AN12]*(([.AN5]-[.AM5])/([.AN1]-[.AM1]))^2" office:value-type="float" office:value="0.0000187000020453859" calcext:value-type="float">
            <text:p>1.87000020453859E-05</text:p>
          </table:table-cell>
          <table:table-cell table:formula="of:=0.5*[.AO12]*(([.AO5]-[.AN5])/([.AO1]-[.AN1]))^2" office:value-type="float" office:value="0.00000241345243581614" calcext:value-type="float">
            <text:p>2.41345243581614E-06</text:p>
          </table:table-cell>
          <table:table-cell table:formula="of:=0.5*[.AP12]*(([.AP5]-[.AO5])/([.AP1]-[.AO1]))^2" office:value-type="float" office:value="0.0000213063267712539" calcext:value-type="float">
            <text:p>2.13063267712539E-05</text:p>
          </table:table-cell>
          <table:table-cell table:formula="of:=0.5*[.AQ12]*(([.AQ5]-[.AP5])/([.AQ1]-[.AP1]))^2" office:value-type="float" office:value="0.00000000315825983598884" calcext:value-type="float">
            <text:p>3.15825983598884E-09</text:p>
          </table:table-cell>
          <table:table-cell table:formula="of:=0.5*[.AR12]*(([.AR5]-[.AQ5])/([.AR1]-[.AQ1]))^2" office:value-type="float" office:value="0.0000162050101788033" calcext:value-type="float">
            <text:p>1.62050101788033E-05</text:p>
          </table:table-cell>
          <table:table-cell table:formula="of:=0.5*[.AS12]*(([.AS5]-[.AR5])/([.AS1]-[.AR1]))^2" office:value-type="float" office:value="0.00000284441334332238" calcext:value-type="float">
            <text:p>2.84441334332238E-06</text:p>
          </table:table-cell>
          <table:table-cell table:formula="of:=0.5*[.AT12]*(([.AT5]-[.AS5])/([.AT1]-[.AS1]))^2" office:value-type="float" office:value="0.000000943730926279577" calcext:value-type="float">
            <text:p>9.43730926279577E-07</text:p>
          </table:table-cell>
          <table:table-cell table:formula="of:=0.5*[.AU12]*(([.AU5]-[.AT5])/([.AU1]-[.AT1]))^2" office:value-type="float" office:value="0.00000147157398420187" calcext:value-type="float">
            <text:p>1.47157398420187E-06</text:p>
          </table:table-cell>
          <table:table-cell table:formula="of:=0.5*[.AV12]*(([.AV5]-[.AU5])/([.AV1]-[.AU1]))^2" office:value-type="float" office:value="0.000000140397331559269" calcext:value-type="float">
            <text:p>1.40397331559269E-07</text:p>
          </table:table-cell>
          <table:table-cell table:formula="of:=0.5*[.AW12]*(([.AW5]-[.AV5])/([.AW1]-[.AV1]))^2" office:value-type="float" office:value="0.0000171310453746747" calcext:value-type="float">
            <text:p>1.71310453746747E-05</text:p>
          </table:table-cell>
          <table:table-cell table:formula="of:=0.5*[.AX12]*(([.AX5]-[.AW5])/([.AX1]-[.AW1]))^2" office:value-type="float" office:value="0.000000855268011227782" calcext:value-type="float">
            <text:p>8.55268011227782E-07</text:p>
          </table:table-cell>
          <table:table-cell table:formula="of:=0.5*[.AY12]*(([.AY5]-[.AX5])/([.AY1]-[.AX1]))^2" office:value-type="float" office:value="0.00000338631549329511" calcext:value-type="float">
            <text:p>3.38631549329511E-06</text:p>
          </table:table-cell>
          <table:table-cell table:formula="of:=0.5*[.AZ12]*(([.AZ5]-[.AY5])/([.AZ1]-[.AY1]))^2" office:value-type="float" office:value="0.000050424339844111" calcext:value-type="float">
            <text:p>5.0424339844111E-05</text:p>
          </table:table-cell>
          <table:table-cell table:formula="of:=0.5*[.BA12]*(([.BA5]-[.AZ5])/([.BA1]-[.AZ1]))^2" office:value-type="float" office:value="0.0000368315120485509" calcext:value-type="float">
            <text:p>3.68315120485509E-05</text:p>
          </table:table-cell>
          <table:table-cell table:formula="of:=0.5*[.BB12]*(([.BB5]-[.BA5])/([.BB1]-[.BA1]))^2" office:value-type="float" office:value="0.0000137989473443457" calcext:value-type="float">
            <text:p>1.37989473443457E-05</text:p>
          </table:table-cell>
          <table:table-cell table:formula="of:=0.5*[.BC12]*(([.BC5]-[.BB5])/([.BC1]-[.BB1]))^2" office:value-type="float" office:value="0.0000117342878680164" calcext:value-type="float">
            <text:p>1.17342878680164E-05</text:p>
          </table:table-cell>
          <table:table-cell table:formula="of:=0.5*[.BD12]*(([.BD5]-[.BC5])/([.BD1]-[.BC1]))^2" office:value-type="float" office:value="0.00000168451404295392" calcext:value-type="float">
            <text:p>1.68451404295392E-06</text:p>
          </table:table-cell>
          <table:table-cell table:formula="of:=0.5*[.BE12]*(([.BE5]-[.BD5])/([.BE1]-[.BD1]))^2" office:value-type="float" office:value="0.000117842739152972" calcext:value-type="float">
            <text:p>0.000117842739153</text:p>
          </table:table-cell>
          <table:table-cell table:formula="of:=0.5*[.BF12]*(([.BF5]-[.BE5])/([.BF1]-[.BE1]))^2" office:value-type="float" office:value="0.000100958621688934" calcext:value-type="float">
            <text:p>0.000100958621689</text:p>
          </table:table-cell>
          <table:table-cell table:formula="of:=0.5*[.BG12]*(([.BG5]-[.BF5])/([.BG1]-[.BF1]))^2" office:value-type="float" office:value="0.0000234675819757502" calcext:value-type="float">
            <text:p>2.34675819757502E-05</text:p>
          </table:table-cell>
          <table:table-cell table:formula="of:=0.5*[.BH12]*(([.BH5]-[.BG5])/([.BH1]-[.BG1]))^2" office:value-type="float" office:value="0.00000630936891018922" calcext:value-type="float">
            <text:p>6.30936891018922E-06</text:p>
          </table:table-cell>
          <table:table-cell table:formula="of:=0.5*[.BI12]*(([.BI5]-[.BH5])/([.BI1]-[.BH1]))^2" office:value-type="float" office:value="0.0000267695039086385" calcext:value-type="float">
            <text:p>2.67695039086385E-05</text:p>
          </table:table-cell>
          <table:table-cell table:formula="of:=0.5*[.BJ12]*(([.BJ5]-[.BI5])/([.BJ1]-[.BI1]))^2" office:value-type="float" office:value="0.00000608543174318928" calcext:value-type="float">
            <text:p>6.08543174318928E-06</text:p>
          </table:table-cell>
          <table:table-cell table:formula="of:=0.5*[.BK12]*(([.BK5]-[.BJ5])/([.BK1]-[.BJ1]))^2" office:value-type="float" office:value="0.0000392823314768291" calcext:value-type="float">
            <text:p>3.92823314768291E-05</text:p>
          </table:table-cell>
          <table:table-cell table:formula="of:=0.5*[.BL12]*(([.BL5]-[.BK5])/([.BL1]-[.BK1]))^2" office:value-type="float" office:value="0.000000573159478703673" calcext:value-type="float">
            <text:p>5.73159478703673E-07</text:p>
          </table:table-cell>
          <table:table-cell table:formula="of:=0.5*[.BM12]*(([.BM5]-[.BL5])/([.BM1]-[.BL1]))^2" office:value-type="float" office:value="0.0000000673370656309624" calcext:value-type="float">
            <text:p>6.73370656309624E-08</text:p>
          </table:table-cell>
          <table:table-cell table:formula="of:=0.5*[.BN12]*(([.BN5]-[.BM5])/([.BN1]-[.BM1]))^2" office:value-type="float" office:value="0.000054726120150724" calcext:value-type="float">
            <text:p>5.4726120150724E-05</text:p>
          </table:table-cell>
          <table:table-cell table:formula="of:=0.5*[.BO12]*(([.BO5]-[.BN5])/([.BO1]-[.BN1]))^2" office:value-type="float" office:value="0.0000406012377455264" calcext:value-type="float">
            <text:p>4.06012377455264E-05</text:p>
          </table:table-cell>
          <table:table-cell table:formula="of:=0.5*[.BP12]*(([.BP5]-[.BO5])/([.BP1]-[.BO1]))^2" office:value-type="float" office:value="0.000000779557258823134" calcext:value-type="float">
            <text:p>7.79557258823134E-07</text:p>
          </table:table-cell>
          <table:table-cell table:formula="of:=0.5*[.BQ12]*(([.BQ5]-[.BP5])/([.BQ1]-[.BP1]))^2" office:value-type="float" office:value="0.000000798720885244816" calcext:value-type="float">
            <text:p>7.98720885244816E-07</text:p>
          </table:table-cell>
          <table:table-cell table:formula="of:=0.5*[.BR12]*(([.BR5]-[.BQ5])/([.BR1]-[.BQ1]))^2" office:value-type="float" office:value="0.0000353444686242849" calcext:value-type="float">
            <text:p>3.53444686242849E-05</text:p>
          </table:table-cell>
          <table:table-cell table:formula="of:=0.5*[.BS12]*(([.BS5]-[.BR5])/([.BS1]-[.BR1]))^2" office:value-type="float" office:value="0.000200493796365068" calcext:value-type="float">
            <text:p>0.000200493796365</text:p>
          </table:table-cell>
          <table:table-cell table:formula="of:=0.5*[.BT12]*(([.BT5]-[.BS5])/([.BT1]-[.BS1]))^2" office:value-type="float" office:value="0.000452023617335698" calcext:value-type="float">
            <text:p>0.000452023617336</text:p>
          </table:table-cell>
          <table:table-cell table:formula="of:=0.5*[.BU12]*(([.BU5]-[.BT5])/([.BU1]-[.BT1]))^2" office:value-type="float" office:value="0.000171286796769838" calcext:value-type="float">
            <text:p>0.00017128679677</text:p>
          </table:table-cell>
          <table:table-cell table:formula="of:=0.5*[.BV12]*(([.BV5]-[.BU5])/([.BV1]-[.BU1]))^2" office:value-type="float" office:value="0.0000445812441247803" calcext:value-type="float">
            <text:p>4.45812441247803E-05</text:p>
          </table:table-cell>
          <table:table-cell table:formula="of:=0.5*[.BW12]*(([.BW5]-[.BV5])/([.BW1]-[.BV1]))^2" office:value-type="float" office:value="0.0000879041454217406" calcext:value-type="float">
            <text:p>8.79041454217406E-05</text:p>
          </table:table-cell>
          <table:table-cell table:formula="of:=0.5*[.BX12]*(([.BX5]-[.BW5])/([.BX1]-[.BW1]))^2" office:value-type="float" office:value="0.0000667029307702931" calcext:value-type="float">
            <text:p>6.67029307702931E-05</text:p>
          </table:table-cell>
          <table:table-cell table:formula="of:=0.5*[.BY12]*(([.BY5]-[.BX5])/([.BY1]-[.BX1]))^2" office:value-type="float" office:value="0.000153416136459647" calcext:value-type="float">
            <text:p>0.00015341613646</text:p>
          </table:table-cell>
          <table:table-cell table:formula="of:=0.5*[.BZ12]*(([.BZ5]-[.BY5])/([.BZ1]-[.BY1]))^2" office:value-type="float" office:value="0.0000029884452157268" calcext:value-type="float">
            <text:p>2.9884452157268E-06</text:p>
          </table:table-cell>
          <table:table-cell table:formula="of:=0.5*[.CA12]*(([.CA5]-[.BZ5])/([.CA1]-[.BZ1]))^2" office:value-type="float" office:value="0.000000185473705610646" calcext:value-type="float">
            <text:p>1.85473705610646E-07</text:p>
          </table:table-cell>
          <table:table-cell table:formula="of:=0.5*[.CB12]*(([.CB5]-[.CA5])/([.CB1]-[.CA1]))^2" office:value-type="float" office:value="0.00000614626627191082" calcext:value-type="float">
            <text:p>6.14626627191082E-06</text:p>
          </table:table-cell>
          <table:table-cell table:formula="of:=0.5*[.CC12]*(([.CC5]-[.CB5])/([.CC1]-[.CB1]))^2" office:value-type="float" office:value="0.0000693801745592935" calcext:value-type="float">
            <text:p>6.93801745592935E-05</text:p>
          </table:table-cell>
          <table:table-cell table:formula="of:=0.5*[.CD12]*(([.CD5]-[.CC5])/([.CD1]-[.CC1]))^2" office:value-type="float" office:value="0.0016663000851768" calcext:value-type="float">
            <text:p>0.001666300085177</text:p>
          </table:table-cell>
          <table:table-cell table:formula="of:=0.5*[.CE12]*(([.CE5]-[.CD5])/([.CE1]-[.CD1]))^2" office:value-type="float" office:value="0.00848939044550946" calcext:value-type="float">
            <text:p>0.008489390445509</text:p>
          </table:table-cell>
          <table:table-cell table:formula="of:=0.5*[.CF12]*(([.CF5]-[.CE5])/([.CF1]-[.CE1]))^2" office:value-type="float" office:value="0.0083233176348643" calcext:value-type="float">
            <text:p>0.008323317634864</text:p>
          </table:table-cell>
          <table:table-cell table:formula="of:=0.5*[.CG12]*(([.CG5]-[.CF5])/([.CG1]-[.CF1]))^2" office:value-type="float" office:value="0.0137590873917898" calcext:value-type="float">
            <text:p>0.01375908739179</text:p>
          </table:table-cell>
          <table:table-cell table:formula="of:=0.5*[.CH12]*(([.CH5]-[.CG5])/([.CH1]-[.CG1]))^2" office:value-type="float" office:value="0.052356649041657" calcext:value-type="float">
            <text:p>0.052356649041657</text:p>
          </table:table-cell>
          <table:table-cell table:formula="of:=0.5*[.CI12]*(([.CI5]-[.CH5])/([.CI1]-[.CH1]))^2" office:value-type="float" office:value="0.00759047821124395" calcext:value-type="float">
            <text:p>0.007590478211244</text:p>
          </table:table-cell>
          <table:table-cell table:formula="of:=0.5*[.CJ12]*(([.CJ5]-[.CI5])/([.CJ1]-[.CI1]))^2" office:value-type="float" office:value="0.14627303413471" calcext:value-type="float">
            <text:p>0.14627303413471</text:p>
          </table:table-cell>
          <table:table-cell table:formula="of:=0.5*[.CK12]*(([.CK5]-[.CJ5])/([.CK1]-[.CJ1]))^2" office:value-type="float" office:value="0.101508995957485" calcext:value-type="float">
            <text:p>0.101508995957485</text:p>
          </table:table-cell>
          <table:table-cell table:formula="of:=0.5*[.CL12]*(([.CL5]-[.CK5])/([.CL1]-[.CK1]))^2" office:value-type="float" office:value="0.000624433145589432" calcext:value-type="float">
            <text:p>0.000624433145589</text:p>
          </table:table-cell>
          <table:table-cell table:formula="of:=0.5*[.CM12]*(([.CM5]-[.CL5])/([.CM1]-[.CL1]))^2" office:value-type="float" office:value="0.0446084103460906" calcext:value-type="float">
            <text:p>0.044608410346091</text:p>
          </table:table-cell>
          <table:table-cell table:formula="of:=0.5*[.CN12]*(([.CN5]-[.CM5])/([.CN1]-[.CM1]))^2" office:value-type="float" office:value="0.0070843127069729" calcext:value-type="float">
            <text:p>0.007084312706973</text:p>
          </table:table-cell>
          <table:table-cell table:formula="of:=0.5*[.CO12]*(([.CO5]-[.CN5])/([.CO1]-[.CN1]))^2" office:value-type="float" office:value="0.00000588001297192527" calcext:value-type="float">
            <text:p>5.88001297192527E-06</text:p>
          </table:table-cell>
          <table:table-cell table:formula="of:=0.5*[.CP12]*(([.CP5]-[.CO5])/([.CP1]-[.CO1]))^2" office:value-type="float" office:value="0.00662792430686952" calcext:value-type="float">
            <text:p>0.00662792430687</text:p>
          </table:table-cell>
          <table:table-cell table:formula="of:=0.5*[.CQ12]*(([.CQ5]-[.CP5])/([.CQ1]-[.CP1]))^2" office:value-type="float" office:value="0.00248211104208662" calcext:value-type="float">
            <text:p>0.002482111042087</text:p>
          </table:table-cell>
          <table:table-cell table:formula="of:=0.5*[.CR12]*(([.CR5]-[.CQ5])/([.CR1]-[.CQ1]))^2" office:value-type="float" office:value="0.035864079700775" calcext:value-type="float">
            <text:p>0.035864079700775</text:p>
          </table:table-cell>
          <table:table-cell table:formula="of:=0.5*[.CS12]*(([.CS5]-[.CR5])/([.CS1]-[.CR1]))^2" office:value-type="float" office:value="0.0352027124862281" calcext:value-type="float">
            <text:p>0.035202712486228</text:p>
          </table:table-cell>
          <table:table-cell table:formula="of:=0.5*[.CT12]*(([.CT5]-[.CS5])/([.CT1]-[.CS1]))^2" office:value-type="float" office:value="0.0163605610838325" calcext:value-type="float">
            <text:p>0.016360561083833</text:p>
          </table:table-cell>
          <table:table-cell table:formula="of:=0.5*[.CU12]*(([.CU5]-[.CT5])/([.CU1]-[.CT1]))^2" office:value-type="float" office:value="0.00410281945583779" calcext:value-type="float">
            <text:p>0.004102819455838</text:p>
          </table:table-cell>
          <table:table-cell table:formula="of:=0.5*[.CV12]*(([.CV5]-[.CU5])/([.CV1]-[.CU1]))^2" office:value-type="float" office:value="0.0247788950695195" calcext:value-type="float">
            <text:p>0.02477889506952</text:p>
          </table:table-cell>
          <table:table-cell table:formula="of:=0.5*[.CW12]*(([.CW5]-[.CV5])/([.CW1]-[.CV1]))^2" office:value-type="float" office:value="0.00315622900089856" calcext:value-type="float">
            <text:p>0.003156229000899</text:p>
          </table:table-cell>
          <table:table-cell table:formula="of:=0.5*[.CX12]*(([.CX5]-[.CW5])/([.CX1]-[.CW1]))^2" office:value-type="float" office:value="0.00057423794153226" calcext:value-type="float">
            <text:p>0.000574237941532</text:p>
          </table:table-cell>
          <table:table-cell table:formula="of:=0.5*[.CY12]*(([.CY5]-[.CX5])/([.CY1]-[.CX1]))^2" office:value-type="float" office:value="0.000391783186841137" calcext:value-type="float">
            <text:p>0.000391783186841</text:p>
          </table:table-cell>
          <table:table-cell table:formula="of:=0.5*[.CZ12]*(([.CZ5]-[.CY5])/([.CZ1]-[.CY1]))^2" office:value-type="float" office:value="0.00900432266954915" calcext:value-type="float">
            <text:p>0.009004322669549</text:p>
          </table:table-cell>
          <table:table-cell table:formula="of:=0.5*[.DA12]*(([.DA5]-[.CZ5])/([.DA1]-[.CZ1]))^2" office:value-type="float" office:value="0.0117357724906226" calcext:value-type="float">
            <text:p>0.011735772490623</text:p>
          </table:table-cell>
          <table:table-cell table:formula="of:=0.5*[.DB12]*(([.DB5]-[.DA5])/([.DB1]-[.DA1]))^2" office:value-type="float" office:value="0.0490141963771957" calcext:value-type="float">
            <text:p>0.049014196377196</text:p>
          </table:table-cell>
          <table:table-cell table:formula="of:=0.5*[.DC12]*(([.DC5]-[.DB5])/([.DC1]-[.DB1]))^2" office:value-type="float" office:value="0.0176356294369435" calcext:value-type="float">
            <text:p>0.017635629436944</text:p>
          </table:table-cell>
          <table:table-cell table:formula="of:=0.5*[.DD12]*(([.DD5]-[.DC5])/([.DD1]-[.DC1]))^2" office:value-type="float" office:value="0.0697814217733072" calcext:value-type="float">
            <text:p>0.069781421773307</text:p>
          </table:table-cell>
          <table:table-cell table:formula="of:=0.5*[.DE12]*(([.DE5]-[.DD5])/([.DE1]-[.DD1]))^2" office:value-type="float" office:value="0.00202155807023483" calcext:value-type="float">
            <text:p>0.002021558070235</text:p>
          </table:table-cell>
          <table:table-cell table:formula="of:=0.5*[.DF12]*(([.DF5]-[.DE5])/([.DF1]-[.DE1]))^2" office:value-type="float" office:value="0.0186544668641725" calcext:value-type="float">
            <text:p>0.018654466864173</text:p>
          </table:table-cell>
          <table:table-cell table:formula="of:=0.5*[.DG12]*(([.DG5]-[.DF5])/([.DG1]-[.DF1]))^2" office:value-type="float" office:value="0.0496132896286858" calcext:value-type="float">
            <text:p>0.049613289628686</text:p>
          </table:table-cell>
          <table:table-cell table:formula="of:=0.5*[.DH12]*(([.DH5]-[.DG5])/([.DH1]-[.DG1]))^2" office:value-type="float" office:value="0.124714509547526" calcext:value-type="float">
            <text:p>0.124714509547526</text:p>
          </table:table-cell>
          <table:table-cell table:formula="of:=0.5*[.DI12]*(([.DI5]-[.DH5])/([.DI1]-[.DH1]))^2" office:value-type="float" office:value="0.179330046222226" calcext:value-type="float">
            <text:p>0.179330046222226</text:p>
          </table:table-cell>
          <table:table-cell table:formula="of:=0.5*[.DJ12]*(([.DJ5]-[.DI5])/([.DJ1]-[.DI1]))^2" office:value-type="float" office:value="0.00693894912655487" calcext:value-type="float">
            <text:p>0.006938949126555</text:p>
          </table:table-cell>
          <table:table-cell table:formula="of:=0.5*[.DK12]*(([.DK5]-[.DJ5])/([.DK1]-[.DJ1]))^2" office:value-type="float" office:value="0.0153509616016827" calcext:value-type="float">
            <text:p>0.015350961601683</text:p>
          </table:table-cell>
          <table:table-cell table:formula="of:=0.5*[.DL12]*(([.DL5]-[.DK5])/([.DL1]-[.DK1]))^2" office:value-type="float" office:value="0.0129741534440662" calcext:value-type="float">
            <text:p>0.012974153444066</text:p>
          </table:table-cell>
          <table:table-cell table:formula="of:=0.5*[.DM12]*(([.DM5]-[.DL5])/([.DM1]-[.DL1]))^2" office:value-type="float" office:value="0.0218059797291489" calcext:value-type="float">
            <text:p>0.021805979729149</text:p>
          </table:table-cell>
          <table:table-cell table:formula="of:=0.5*[.DN12]*(([.DN5]-[.DM5])/([.DN1]-[.DM1]))^2" office:value-type="float" office:value="0.0575173326937183" calcext:value-type="float">
            <text:p>0.057517332693718</text:p>
          </table:table-cell>
          <table:table-cell table:formula="of:=0.5*[.DO12]*(([.DO5]-[.DN5])/([.DO1]-[.DN1]))^2" office:value-type="float" office:value="0.000741900260337526" calcext:value-type="float">
            <text:p>0.000741900260338</text:p>
          </table:table-cell>
          <table:table-cell table:formula="of:=0.5*[.DP12]*(([.DP5]-[.DO5])/([.DP1]-[.DO1]))^2" office:value-type="float" office:value="0.100270530752314" calcext:value-type="float">
            <text:p>0.100270530752314</text:p>
          </table:table-cell>
          <table:table-cell table:formula="of:=0.5*[.DQ12]*(([.DQ5]-[.DP5])/([.DQ1]-[.DP1]))^2" office:value-type="float" office:value="0.000381806309402119" calcext:value-type="float">
            <text:p>0.000381806309402</text:p>
          </table:table-cell>
          <table:table-cell table:formula="of:=0.5*[.DR12]*(([.DR5]-[.DQ5])/([.DR1]-[.DQ1]))^2" office:value-type="float" office:value="0.000213116711722419" calcext:value-type="float">
            <text:p>0.000213116711722</text:p>
          </table:table-cell>
          <table:table-cell table:formula="of:=0.5*[.DS12]*(([.DS5]-[.DR5])/([.DS1]-[.DR1]))^2" office:value-type="float" office:value="0.0000810931300735639" calcext:value-type="float">
            <text:p>8.10931300735639E-05</text:p>
          </table:table-cell>
          <table:table-cell table:formula="of:=0.5*[.DT12]*(([.DT5]-[.DS5])/([.DT1]-[.DS1]))^2" office:value-type="float" office:value="0.0000639955247528799" calcext:value-type="float">
            <text:p>6.39955247528799E-05</text:p>
          </table:table-cell>
          <table:table-cell table:formula="of:=0.5*[.DU12]*(([.DU5]-[.DT5])/([.DU1]-[.DT1]))^2" office:value-type="float" office:value="0.00707024937984236" calcext:value-type="float">
            <text:p>0.007070249379842</text:p>
          </table:table-cell>
          <table:table-cell table:formula="of:=0.5*[.DV12]*(([.DV5]-[.DU5])/([.DV1]-[.DU1]))^2" office:value-type="float" office:value="0.00508312241852539" calcext:value-type="float">
            <text:p>0.005083122418525</text:p>
          </table:table-cell>
          <table:table-cell table:formula="of:=0.5*[.DW12]*(([.DW5]-[.DV5])/([.DW1]-[.DV1]))^2" office:value-type="float" office:value="0.0000906660096508005" calcext:value-type="float">
            <text:p>9.06660096508005E-05</text:p>
          </table:table-cell>
          <table:table-cell table:formula="of:=0.5*[.DX12]*(([.DX5]-[.DW5])/([.DX1]-[.DW1]))^2" office:value-type="float" office:value="0.000486160909999825" calcext:value-type="float">
            <text:p>0.00048616091</text:p>
          </table:table-cell>
          <table:table-cell table:formula="of:=0.5*[.DY12]*(([.DY5]-[.DX5])/([.DY1]-[.DX1]))^2" office:value-type="float" office:value="0.00257193199670159" calcext:value-type="float">
            <text:p>0.002571931996702</text:p>
          </table:table-cell>
          <table:table-cell table:formula="of:=0.5*[.DZ12]*(([.DZ5]-[.DY5])/([.DZ1]-[.DY1]))^2" office:value-type="float" office:value="0.0074412289847146" calcext:value-type="float">
            <text:p>0.007441228984715</text:p>
          </table:table-cell>
          <table:table-cell table:formula="of:=0.5*[.EA12]*(([.EA5]-[.DZ5])/([.EA1]-[.DZ1]))^2" office:value-type="float" office:value="0.0104252184822265" calcext:value-type="float">
            <text:p>0.010425218482227</text:p>
          </table:table-cell>
          <table:table-cell table:formula="of:=0.5*[.EB12]*(([.EB5]-[.EA5])/([.EB1]-[.EA1]))^2" office:value-type="float" office:value="0.0035596558268242" calcext:value-type="float">
            <text:p>0.003559655826824</text:p>
          </table:table-cell>
          <table:table-cell table:formula="of:=0.5*[.EC12]*(([.EC5]-[.EB5])/([.EC1]-[.EB1]))^2" office:value-type="float" office:value="0.0000336986910420968" calcext:value-type="float">
            <text:p>3.36986910420968E-05</text:p>
          </table:table-cell>
          <table:table-cell table:formula="of:=0.5*[.ED12]*(([.ED5]-[.EC5])/([.ED1]-[.EC1]))^2" office:value-type="float" office:value="0.00682744492351882" calcext:value-type="float">
            <text:p>0.006827444923519</text:p>
          </table:table-cell>
          <table:table-cell table:formula="of:=0.5*[.EE12]*(([.EE5]-[.ED5])/([.EE1]-[.ED1]))^2" office:value-type="float" office:value="0.0137602571403558" calcext:value-type="float">
            <text:p>0.013760257140356</text:p>
          </table:table-cell>
          <table:table-cell table:formula="of:=0.5*[.EF12]*(([.EF5]-[.EE5])/([.EF1]-[.EE1]))^2" office:value-type="float" office:value="0.0168827976347128" calcext:value-type="float">
            <text:p>0.016882797634713</text:p>
          </table:table-cell>
          <table:table-cell table:formula="of:=0.5*[.EG12]*(([.EG5]-[.EF5])/([.EG1]-[.EF1]))^2" office:value-type="float" office:value="0.0503938780791452" calcext:value-type="float">
            <text:p>0.050393878079145</text:p>
          </table:table-cell>
          <table:table-cell table:formula="of:=0.5*[.EH12]*(([.EH5]-[.EG5])/([.EH1]-[.EG1]))^2" office:value-type="float" office:value="0.00262858322786519" calcext:value-type="float">
            <text:p>0.002628583227865</text:p>
          </table:table-cell>
          <table:table-cell table:formula="of:=0.5*[.EI12]*(([.EI5]-[.EH5])/([.EI1]-[.EH1]))^2" office:value-type="float" office:value="0.0971135649375982" calcext:value-type="float">
            <text:p>0.097113564937598</text:p>
          </table:table-cell>
          <table:table-cell table:formula="of:=0.5*[.EJ12]*(([.EJ5]-[.EI5])/([.EJ1]-[.EI1]))^2" office:value-type="float" office:value="0.120513650045516" calcext:value-type="float">
            <text:p>0.120513650045516</text:p>
          </table:table-cell>
          <table:table-cell table:formula="of:=0.5*[.EK12]*(([.EK5]-[.EJ5])/([.EK1]-[.EJ1]))^2" office:value-type="float" office:value="0.0237918465312069" calcext:value-type="float">
            <text:p>0.023791846531207</text:p>
          </table:table-cell>
          <table:table-cell table:formula="of:=0.5*[.EL12]*(([.EL5]-[.EK5])/([.EL1]-[.EK1]))^2" office:value-type="float" office:value="0.0123024277294035" calcext:value-type="float">
            <text:p>0.012302427729404</text:p>
          </table:table-cell>
          <table:table-cell table:formula="of:=0.5*[.EM12]*(([.EM5]-[.EL5])/([.EM1]-[.EL1]))^2" office:value-type="float" office:value="0.0400879515883247" calcext:value-type="float">
            <text:p>0.040087951588325</text:p>
          </table:table-cell>
          <table:table-cell table:formula="of:=0.5*[.EN12]*(([.EN5]-[.EM5])/([.EN1]-[.EM1]))^2" office:value-type="float" office:value="0.0189423482425913" calcext:value-type="float">
            <text:p>0.018942348242591</text:p>
          </table:table-cell>
          <table:table-cell table:formula="of:=0.5*[.EO12]*(([.EO5]-[.EN5])/([.EO1]-[.EN1]))^2" office:value-type="float" office:value="0.0220006507526858" calcext:value-type="float">
            <text:p>0.022000650752686</text:p>
          </table:table-cell>
          <table:table-cell table:formula="of:=0.5*[.EP12]*(([.EP5]-[.EO5])/([.EP1]-[.EO1]))^2" office:value-type="float" office:value="0.00179958560167381" calcext:value-type="float">
            <text:p>0.001799585601674</text:p>
          </table:table-cell>
          <table:table-cell table:formula="of:=0.5*[.EQ12]*(([.EQ5]-[.EP5])/([.EQ1]-[.EP1]))^2" office:value-type="float" office:value="0.00326793213184333" calcext:value-type="float">
            <text:p>0.003267932131843</text:p>
          </table:table-cell>
          <table:table-cell table:formula="of:=0.5*[.ER12]*(([.ER5]-[.EQ5])/([.ER1]-[.EQ1]))^2" office:value-type="float" office:value="0.0947127421779586" calcext:value-type="float">
            <text:p>0.094712742177959</text:p>
          </table:table-cell>
          <table:table-cell table:formula="of:=0.5*[.ES12]*(([.ES5]-[.ER5])/([.ES1]-[.ER1]))^2" office:value-type="float" office:value="0.0593697000119741" calcext:value-type="float">
            <text:p>0.059369700011974</text:p>
          </table:table-cell>
          <table:table-cell table:formula="of:=0.5*[.ET12]*(([.ET5]-[.ES5])/([.ET1]-[.ES1]))^2" office:value-type="float" office:value="0.0113608986690185" calcext:value-type="float">
            <text:p>0.011360898669019</text:p>
          </table:table-cell>
          <table:table-cell table:formula="of:=0.5*[.EU12]*(([.EU5]-[.ET5])/([.EU1]-[.ET1]))^2" office:value-type="float" office:value="0.00692200197089479" calcext:value-type="float">
            <text:p>0.006922001970895</text:p>
          </table:table-cell>
          <table:table-cell table:formula="of:=0.5*[.EV12]*(([.EV5]-[.EU5])/([.EV1]-[.EU1]))^2" office:value-type="float" office:value="0.0604924876924934" calcext:value-type="float">
            <text:p>0.060492487692493</text:p>
          </table:table-cell>
          <table:table-cell table:formula="of:=0.5*[.EW12]*(([.EW5]-[.EV5])/([.EW1]-[.EV1]))^2" office:value-type="float" office:value="0.0035181168313597" calcext:value-type="float">
            <text:p>0.00351811683136</text:p>
          </table:table-cell>
          <table:table-cell table:formula="of:=0.5*[.EX12]*(([.EX5]-[.EW5])/([.EX1]-[.EW1]))^2" office:value-type="float" office:value="0.000834229640086052" calcext:value-type="float">
            <text:p>0.000834229640086</text:p>
          </table:table-cell>
          <table:table-cell table:formula="of:=0.5*[.EY12]*(([.EY5]-[.EX5])/([.EY1]-[.EX1]))^2" office:value-type="float" office:value="0.000408032523232196" calcext:value-type="float">
            <text:p>0.000408032523232</text:p>
          </table:table-cell>
          <table:table-cell table:formula="of:=0.5*[.EZ12]*(([.EZ5]-[.EY5])/([.EZ1]-[.EY1]))^2" office:value-type="float" office:value="0.000867210536245249" calcext:value-type="float">
            <text:p>0.000867210536245</text:p>
          </table:table-cell>
          <table:table-cell table:formula="of:=0.5*[.FA12]*(([.FA5]-[.EZ5])/([.FA1]-[.EZ1]))^2" office:value-type="float" office:value="0.0147286264720674" calcext:value-type="float">
            <text:p>0.014728626472067</text:p>
          </table:table-cell>
          <table:table-cell table:formula="of:=0.5*[.FB12]*(([.FB5]-[.FA5])/([.FB1]-[.FA1]))^2" office:value-type="float" office:value="0.00393806316541758" calcext:value-type="float">
            <text:p>0.003938063165418</text:p>
          </table:table-cell>
          <table:table-cell table:formula="of:=0.5*[.FC12]*(([.FC5]-[.FB5])/([.FC1]-[.FB1]))^2" office:value-type="float" office:value="0.00394012529676673" calcext:value-type="float">
            <text:p>0.003940125296767</text:p>
          </table:table-cell>
          <table:table-cell table:formula="of:=0.5*[.FD12]*(([.FD5]-[.FC5])/([.FD1]-[.FC1]))^2" office:value-type="float" office:value="0.0665536346536657" calcext:value-type="float">
            <text:p>0.066553634653666</text:p>
          </table:table-cell>
          <table:table-cell table:formula="of:=0.5*[.FE12]*(([.FE5]-[.FD5])/([.FE1]-[.FD1]))^2" office:value-type="float" office:value="0.00891047258470416" calcext:value-type="float">
            <text:p>0.008910472584704</text:p>
          </table:table-cell>
          <table:table-cell table:formula="of:=0.5*[.FF12]*(([.FF5]-[.FE5])/([.FF1]-[.FE1]))^2" office:value-type="float" office:value="0.0120124723018564" calcext:value-type="float">
            <text:p>0.012012472301856</text:p>
          </table:table-cell>
          <table:table-cell table:formula="of:=0.5*[.FG12]*(([.FG5]-[.FF5])/([.FG1]-[.FF1]))^2" office:value-type="float" office:value="0.000560502447133368" calcext:value-type="float">
            <text:p>0.000560502447133</text:p>
          </table:table-cell>
          <table:table-cell table:formula="of:=0.5*[.FH12]*(([.FH5]-[.FG5])/([.FH1]-[.FG1]))^2" office:value-type="float" office:value="0.00353838253240332" calcext:value-type="float">
            <text:p>0.003538382532403</text:p>
          </table:table-cell>
          <table:table-cell table:formula="of:=0.5*[.FI12]*(([.FI5]-[.FH5])/([.FI1]-[.FH1]))^2" office:value-type="float" office:value="0.00218087764191238" calcext:value-type="float">
            <text:p>0.002180877641912</text:p>
          </table:table-cell>
          <table:table-cell table:formula="of:=0.5*[.FJ12]*(([.FJ5]-[.FI5])/([.FJ1]-[.FI1]))^2" office:value-type="float" office:value="0.00510862598405654" calcext:value-type="float">
            <text:p>0.005108625984057</text:p>
          </table:table-cell>
          <table:table-cell table:formula="of:=0.5*[.FK12]*(([.FK5]-[.FJ5])/([.FK1]-[.FJ1]))^2" office:value-type="float" office:value="0.00634498245539089" calcext:value-type="float">
            <text:p>0.006344982455391</text:p>
          </table:table-cell>
          <table:table-cell table:formula="of:=0.5*[.FL12]*(([.FL5]-[.FK5])/([.FL1]-[.FK1]))^2" office:value-type="float" office:value="0.0497552372247369" calcext:value-type="float">
            <text:p>0.049755237224737</text:p>
          </table:table-cell>
          <table:table-cell table:formula="of:=0.5*[.FM12]*(([.FM5]-[.FL5])/([.FM1]-[.FL1]))^2" office:value-type="float" office:value="0.125032122187281" calcext:value-type="float">
            <text:p>0.125032122187281</text:p>
          </table:table-cell>
          <table:table-cell table:formula="of:=0.5*[.FN12]*(([.FN5]-[.FM5])/([.FN1]-[.FM1]))^2" office:value-type="float" office:value="0.0646758713808576" calcext:value-type="float">
            <text:p>0.064675871380858</text:p>
          </table:table-cell>
          <table:table-cell table:formula="of:=0.5*[.FO12]*(([.FO5]-[.FN5])/([.FO1]-[.FN1]))^2" office:value-type="float" office:value="0.0135260802439049" calcext:value-type="float">
            <text:p>0.013526080243905</text:p>
          </table:table-cell>
          <table:table-cell table:formula="of:=0.5*[.FP12]*(([.FP5]-[.FO5])/([.FP1]-[.FO1]))^2" office:value-type="float" office:value="0.148396477802659" calcext:value-type="float">
            <text:p>0.148396477802659</text:p>
          </table:table-cell>
          <table:table-cell table:formula="of:=0.5*[.FQ12]*(([.FQ5]-[.FP5])/([.FQ1]-[.FP1]))^2" office:value-type="float" office:value="0.0712418662432742" calcext:value-type="float">
            <text:p>0.071241866243274</text:p>
          </table:table-cell>
          <table:table-cell table:formula="of:=0.5*[.FR12]*(([.FR5]-[.FQ5])/([.FR1]-[.FQ1]))^2" office:value-type="float" office:value="0.0238879306639536" calcext:value-type="float">
            <text:p>0.023887930663954</text:p>
          </table:table-cell>
          <table:table-cell table:formula="of:=0.5*[.FS12]*(([.FS5]-[.FR5])/([.FS1]-[.FR1]))^2" office:value-type="float" office:value="0.0000378677160842388" calcext:value-type="float">
            <text:p>3.78677160842388E-05</text:p>
          </table:table-cell>
          <table:table-cell table:formula="of:=0.5*[.FT12]*(([.FT5]-[.FS5])/([.FT1]-[.FS1]))^2" office:value-type="float" office:value="0.00886522434482314" calcext:value-type="float">
            <text:p>0.008865224344823</text:p>
          </table:table-cell>
          <table:table-cell table:formula="of:=0.5*[.FU12]*(([.FU5]-[.FT5])/([.FU1]-[.FT1]))^2" office:value-type="float" office:value="0.00404769956349004" calcext:value-type="float">
            <text:p>0.00404769956349</text:p>
          </table:table-cell>
          <table:table-cell table:formula="of:=0.5*[.FV12]*(([.FV5]-[.FU5])/([.FV1]-[.FU1]))^2" office:value-type="float" office:value="0.0509656770843601" calcext:value-type="float">
            <text:p>0.05096567708436</text:p>
          </table:table-cell>
          <table:table-cell table:formula="of:=0.5*[.FW12]*(([.FW5]-[.FV5])/([.FW1]-[.FV1]))^2" office:value-type="float" office:value="0.00686268212244791" calcext:value-type="float">
            <text:p>0.006862682122448</text:p>
          </table:table-cell>
          <table:table-cell table:formula="of:=0.5*[.FX12]*(([.FX5]-[.FW5])/([.FX1]-[.FW1]))^2" office:value-type="float" office:value="0.00344388714274978" calcext:value-type="float">
            <text:p>0.00344388714275</text:p>
          </table:table-cell>
          <table:table-cell table:formula="of:=0.5*[.FY12]*(([.FY5]-[.FX5])/([.FY1]-[.FX1]))^2" office:value-type="float" office:value="0.00115640342600601" calcext:value-type="float">
            <text:p>0.001156403426006</text:p>
          </table:table-cell>
          <table:table-cell table:formula="of:=0.5*[.FZ12]*(([.FZ5]-[.FY5])/([.FZ1]-[.FY1]))^2" office:value-type="float" office:value="0.0173676350742377" calcext:value-type="float">
            <text:p>0.017367635074238</text:p>
          </table:table-cell>
          <table:table-cell table:formula="of:=0.5*[.GA12]*(([.GA5]-[.FZ5])/([.GA1]-[.FZ1]))^2" office:value-type="float" office:value="0.019921679407359" calcext:value-type="float">
            <text:p>0.019921679407359</text:p>
          </table:table-cell>
          <table:table-cell table:formula="of:=0.5*[.GB12]*(([.GB5]-[.GA5])/([.GB1]-[.GA1]))^2" office:value-type="float" office:value="0.027291852814537" calcext:value-type="float">
            <text:p>0.027291852814537</text:p>
          </table:table-cell>
          <table:table-cell table:formula="of:=0.5*[.GC12]*(([.GC5]-[.GB5])/([.GC1]-[.GB1]))^2" office:value-type="float" office:value="0.0375043756775971" calcext:value-type="float">
            <text:p>0.037504375677597</text:p>
          </table:table-cell>
          <table:table-cell table:formula="of:=0.5*[.GD12]*(([.GD5]-[.GC5])/([.GD1]-[.GC1]))^2" office:value-type="float" office:value="0.0513315305264991" calcext:value-type="float">
            <text:p>0.051331530526499</text:p>
          </table:table-cell>
          <table:table-cell table:formula="of:=0.5*[.GE12]*(([.GE5]-[.GD5])/([.GE1]-[.GD1]))^2" office:value-type="float" office:value="0.0021361158395934" calcext:value-type="float">
            <text:p>0.002136115839593</text:p>
          </table:table-cell>
          <table:table-cell table:formula="of:=0.5*[.GF12]*(([.GF5]-[.GE5])/([.GF1]-[.GE1]))^2" office:value-type="float" office:value="0.00193813908621301" calcext:value-type="float">
            <text:p>0.001938139086213</text:p>
          </table:table-cell>
          <table:table-cell table:formula="of:=0.5*[.GG12]*(([.GG5]-[.GF5])/([.GG1]-[.GF1]))^2" office:value-type="float" office:value="0.00201385765824882" calcext:value-type="float">
            <text:p>0.002013857658249</text:p>
          </table:table-cell>
          <table:table-cell table:formula="of:=0.5*[.GH12]*(([.GH5]-[.GG5])/([.GH1]-[.GG1]))^2" office:value-type="float" office:value="0.00415640260397135" calcext:value-type="float">
            <text:p>0.004156402603971</text:p>
          </table:table-cell>
          <table:table-cell table:formula="of:=0.5*[.GI12]*(([.GI5]-[.GH5])/([.GI1]-[.GH1]))^2" office:value-type="float" office:value="0.00558349371285573" calcext:value-type="float">
            <text:p>0.005583493712856</text:p>
          </table:table-cell>
          <table:table-cell table:formula="of:=0.5*[.GJ12]*(([.GJ5]-[.GI5])/([.GJ1]-[.GI1]))^2" office:value-type="float" office:value="0.00569249586448434" calcext:value-type="float">
            <text:p>0.005692495864484</text:p>
          </table:table-cell>
          <table:table-cell table:formula="of:=0.5*[.GK12]*(([.GK5]-[.GJ5])/([.GK1]-[.GJ1]))^2" office:value-type="float" office:value="0.160051972433882" calcext:value-type="float">
            <text:p>0.160051972433882</text:p>
          </table:table-cell>
          <table:table-cell table:formula="of:=0.5*[.GL12]*(([.GL5]-[.GK5])/([.GL1]-[.GK1]))^2" office:value-type="float" office:value="0.0754310473914022" calcext:value-type="float">
            <text:p>0.075431047391402</text:p>
          </table:table-cell>
          <table:table-cell table:formula="of:=0.5*[.GM12]*(([.GM5]-[.GL5])/([.GM1]-[.GL1]))^2" office:value-type="float" office:value="0.000495852527397478" calcext:value-type="float">
            <text:p>0.000495852527397</text:p>
          </table:table-cell>
          <table:table-cell table:formula="of:=0.5*[.GN12]*(([.GN5]-[.GM5])/([.GN1]-[.GM1]))^2" office:value-type="float" office:value="0.144722724807876" calcext:value-type="float">
            <text:p>0.144722724807876</text:p>
          </table:table-cell>
          <table:table-cell table:formula="of:=0.5*[.GO12]*(([.GO5]-[.GN5])/([.GO1]-[.GN1]))^2" office:value-type="float" office:value="0.000879148643041259" calcext:value-type="float">
            <text:p>0.000879148643041</text:p>
          </table:table-cell>
          <table:table-cell table:formula="of:=0.5*[.GP12]*(([.GP5]-[.GO5])/([.GP1]-[.GO1]))^2" office:value-type="float" office:value="0.0391705340328322" calcext:value-type="float">
            <text:p>0.039170534032832</text:p>
          </table:table-cell>
          <table:table-cell table:formula="of:=0.5*[.GQ12]*(([.GQ5]-[.GP5])/([.GQ1]-[.GP1]))^2" office:value-type="float" office:value="0.0000101483103125671" calcext:value-type="float">
            <text:p>1.01483103125671E-05</text:p>
          </table:table-cell>
          <table:table-cell table:formula="of:=0.5*[.GR12]*(([.GR5]-[.GQ5])/([.GR1]-[.GQ1]))^2" office:value-type="float" office:value="0.00014085817988102" calcext:value-type="float">
            <text:p>0.000140858179881</text:p>
          </table:table-cell>
          <table:table-cell table:formula="of:=0.5*[.GS12]*(([.GS5]-[.GR5])/([.GS1]-[.GR1]))^2" office:value-type="float" office:value="0.00305856518560476" calcext:value-type="float">
            <text:p>0.003058565185605</text:p>
          </table:table-cell>
          <table:table-cell table:formula="of:=0.5*[.GT12]*(([.GT5]-[.GS5])/([.GT1]-[.GS1]))^2" office:value-type="float" office:value="0.0358724009888525" calcext:value-type="float">
            <text:p>0.035872400988853</text:p>
          </table:table-cell>
          <table:table-cell table:formula="of:=0.5*[.GU12]*(([.GU5]-[.GT5])/([.GU1]-[.GT1]))^2" office:value-type="float" office:value="0.00000170455175847985" calcext:value-type="float">
            <text:p>1.70455175847985E-06</text:p>
          </table:table-cell>
          <table:table-cell table:formula="of:=0.5*[.GV12]*(([.GV5]-[.GU5])/([.GV1]-[.GU1]))^2" office:value-type="float" office:value="0.000339462897812002" calcext:value-type="float">
            <text:p>0.000339462897812</text:p>
          </table:table-cell>
          <table:table-cell table:formula="of:=0.5*[.GW12]*(([.GW5]-[.GV5])/([.GW1]-[.GV1]))^2" office:value-type="float" office:value="0.000103236296174577" calcext:value-type="float">
            <text:p>0.000103236296175</text:p>
          </table:table-cell>
          <table:table-cell table:formula="of:=0.5*[.GX12]*(([.GX5]-[.GW5])/([.GX1]-[.GW1]))^2" office:value-type="float" office:value="0.0135605474960076" calcext:value-type="float">
            <text:p>0.013560547496008</text:p>
          </table:table-cell>
          <table:table-cell table:formula="of:=0.5*[.GY12]*(([.GY5]-[.GX5])/([.GY1]-[.GX1]))^2" office:value-type="float" office:value="0.0184634758592107" calcext:value-type="float">
            <text:p>0.018463475859211</text:p>
          </table:table-cell>
          <table:table-cell table:formula="of:=0.5*[.GZ12]*(([.GZ5]-[.GY5])/([.GZ1]-[.GY1]))^2" office:value-type="float" office:value="0.0249617105832157" calcext:value-type="float">
            <text:p>0.024961710583216</text:p>
          </table:table-cell>
          <table:table-cell table:formula="of:=0.5*[.HA12]*(([.HA5]-[.GZ5])/([.HA1]-[.GZ1]))^2" office:value-type="float" office:value="0.0392461935896744" calcext:value-type="float">
            <text:p>0.039246193589674</text:p>
          </table:table-cell>
          <table:table-cell table:formula="of:=0.5*[.HB12]*(([.HB5]-[.HA5])/([.HB1]-[.HA1]))^2" office:value-type="float" office:value="0.00194694610072646" calcext:value-type="float">
            <text:p>0.001946946100726</text:p>
          </table:table-cell>
          <table:table-cell table:formula="of:=0.5*[.HC12]*(([.HC5]-[.HB5])/([.HC1]-[.HB1]))^2" office:value-type="float" office:value="0.0000416811358044445" calcext:value-type="float">
            <text:p>4.16811358044445E-05</text:p>
          </table:table-cell>
          <table:table-cell table:formula="of:=0.5*[.HD12]*(([.HD5]-[.HC5])/([.HD1]-[.HC1]))^2" office:value-type="float" office:value="0.0000301126861067548" calcext:value-type="float">
            <text:p>3.01126861067548E-05</text:p>
          </table:table-cell>
          <table:table-cell table:formula="of:=0.5*[.HE12]*(([.HE5]-[.HD5])/([.HE1]-[.HD1]))^2" office:value-type="float" office:value="0.00985454763320998" calcext:value-type="float">
            <text:p>0.00985454763321</text:p>
          </table:table-cell>
          <table:table-cell table:formula="of:=0.5*[.HF12]*(([.HF5]-[.HE5])/([.HF1]-[.HE1]))^2" office:value-type="float" office:value="0.000541942296040835" calcext:value-type="float">
            <text:p>0.000541942296041</text:p>
          </table:table-cell>
          <table:table-cell table:formula="of:=0.5*[.HG12]*(([.HG5]-[.HF5])/([.HG1]-[.HF1]))^2" office:value-type="float" office:value="0.00217063757644295" calcext:value-type="float">
            <text:p>0.002170637576443</text:p>
          </table:table-cell>
          <table:table-cell table:formula="of:=0.5*[.HH12]*(([.HH5]-[.HG5])/([.HH1]-[.HG1]))^2" office:value-type="float" office:value="0.0700285703913588" calcext:value-type="float">
            <text:p>0.070028570391359</text:p>
          </table:table-cell>
          <table:table-cell table:formula="of:=0.5*[.HI12]*(([.HI5]-[.HH5])/([.HI1]-[.HH1]))^2" office:value-type="float" office:value="0.00978942899505695" calcext:value-type="float">
            <text:p>0.009789428995057</text:p>
          </table:table-cell>
          <table:table-cell table:formula="of:=0.5*[.HJ12]*(([.HJ5]-[.HI5])/([.HJ1]-[.HI1]))^2" office:value-type="float" office:value="0.0846331115571378" calcext:value-type="float">
            <text:p>0.084633111557138</text:p>
          </table:table-cell>
          <table:table-cell table:formula="of:=0.5*[.HK12]*(([.HK5]-[.HJ5])/([.HK1]-[.HJ1]))^2" office:value-type="float" office:value="0.0153992095170495" calcext:value-type="float">
            <text:p>0.01539920951705</text:p>
          </table:table-cell>
          <table:table-cell table:formula="of:=0.5*[.HL12]*(([.HL5]-[.HK5])/([.HL1]-[.HK1]))^2" office:value-type="float" office:value="0.12521549549016" calcext:value-type="float">
            <text:p>0.12521549549016</text:p>
          </table:table-cell>
          <table:table-cell table:formula="of:=0.5*[.HM12]*(([.HM5]-[.HL5])/([.HM1]-[.HL1]))^2" office:value-type="float" office:value="0.020169534493933" calcext:value-type="float">
            <text:p>0.020169534493933</text:p>
          </table:table-cell>
          <table:table-cell table:formula="of:=0.5*[.HN12]*(([.HN5]-[.HM5])/([.HN1]-[.HM1]))^2" office:value-type="float" office:value="0.0148525713120128" calcext:value-type="float">
            <text:p>0.014852571312013</text:p>
          </table:table-cell>
          <table:table-cell table:formula="of:=0.5*[.HO12]*(([.HO5]-[.HN5])/([.HO1]-[.HN1]))^2" office:value-type="float" office:value="0.0000106545801712338" calcext:value-type="float">
            <text:p>1.06545801712338E-05</text:p>
          </table:table-cell>
          <table:table-cell table:formula="of:=0.5*[.HP12]*(([.HP5]-[.HO5])/([.HP1]-[.HO1]))^2" office:value-type="float" office:value="0.026291894755113" calcext:value-type="float">
            <text:p>0.026291894755113</text:p>
          </table:table-cell>
          <table:table-cell table:formula="of:=0.5*[.HQ12]*(([.HQ5]-[.HP5])/([.HQ1]-[.HP1]))^2" office:value-type="float" office:value="0.0163809443839217" calcext:value-type="float">
            <text:p>0.016380944383922</text:p>
          </table:table-cell>
          <table:table-cell table:formula="of:=0.5*[.HR12]*(([.HR5]-[.HQ5])/([.HR1]-[.HQ1]))^2" office:value-type="float" office:value="0.0114780416179208" calcext:value-type="float">
            <text:p>0.011478041617921</text:p>
          </table:table-cell>
          <table:table-cell table:formula="of:=0.5*[.HS12]*(([.HS5]-[.HR5])/([.HS1]-[.HR1]))^2" office:value-type="float" office:value="0.00383676625157454" calcext:value-type="float">
            <text:p>0.003836766251575</text:p>
          </table:table-cell>
          <table:table-cell table:formula="of:=0.5*[.HT12]*(([.HT5]-[.HS5])/([.HT1]-[.HS1]))^2" office:value-type="float" office:value="0.0225649375138916" calcext:value-type="float">
            <text:p>0.022564937513892</text:p>
          </table:table-cell>
          <table:table-cell table:formula="of:=0.5*[.HU12]*(([.HU5]-[.HT5])/([.HU1]-[.HT1]))^2" office:value-type="float" office:value="0.00141692080932696" calcext:value-type="float">
            <text:p>0.001416920809327</text:p>
          </table:table-cell>
          <table:table-cell table:formula="of:=0.5*[.HV12]*(([.HV5]-[.HU5])/([.HV1]-[.HU1]))^2" office:value-type="float" office:value="0.003365041771011" calcext:value-type="float">
            <text:p>0.003365041771011</text:p>
          </table:table-cell>
          <table:table-cell table:formula="of:=0.5*[.HW12]*(([.HW5]-[.HV5])/([.HW1]-[.HV1]))^2" office:value-type="float" office:value="0.0134376998090468" calcext:value-type="float">
            <text:p>0.013437699809047</text:p>
          </table:table-cell>
          <table:table-cell table:formula="of:=0.5*[.HX12]*(([.HX5]-[.HW5])/([.HX1]-[.HW1]))^2" office:value-type="float" office:value="0.0126272423820843" calcext:value-type="float">
            <text:p>0.012627242382084</text:p>
          </table:table-cell>
          <table:table-cell table:formula="of:=0.5*[.HY12]*(([.HY5]-[.HX5])/([.HY1]-[.HX1]))^2" office:value-type="float" office:value="0.0545397741546622" calcext:value-type="float">
            <text:p>0.054539774154662</text:p>
          </table:table-cell>
          <table:table-cell table:formula="of:=0.5*[.HZ12]*(([.HZ5]-[.HY5])/([.HZ1]-[.HY1]))^2" office:value-type="float" office:value="0.0177667342984744" calcext:value-type="float">
            <text:p>0.017766734298475</text:p>
          </table:table-cell>
          <table:table-cell table:formula="of:=0.5*[.IA12]*(([.IA5]-[.HZ5])/([.IA1]-[.HZ1]))^2" office:value-type="float" office:value="0.0098024907388755" calcext:value-type="float">
            <text:p>0.009802490738876</text:p>
          </table:table-cell>
          <table:table-cell table:formula="of:=0.5*[.IB12]*(([.IB5]-[.IA5])/([.IB1]-[.IA1]))^2" office:value-type="float" office:value="0.0000651223202998546" calcext:value-type="float">
            <text:p>6.51223202998546E-05</text:p>
          </table:table-cell>
          <table:table-cell table:formula="of:=0.5*[.IC12]*(([.IC5]-[.IB5])/([.IC1]-[.IB1]))^2" office:value-type="float" office:value="0.000866470276897343" calcext:value-type="float">
            <text:p>0.000866470276897</text:p>
          </table:table-cell>
          <table:table-cell table:formula="of:=0.5*[.ID12]*(([.ID5]-[.IC5])/([.ID1]-[.IC1]))^2" office:value-type="float" office:value="0.000205665071785523" calcext:value-type="float">
            <text:p>0.000205665071786</text:p>
          </table:table-cell>
          <table:table-cell table:formula="of:=0.5*[.IE12]*(([.IE5]-[.ID5])/([.IE1]-[.ID1]))^2" office:value-type="float" office:value="0.00474907184285517" calcext:value-type="float">
            <text:p>0.004749071842855</text:p>
          </table:table-cell>
          <table:table-cell table:formula="of:=0.5*[.IF12]*(([.IF5]-[.IE5])/([.IF1]-[.IE1]))^2" office:value-type="float" office:value="0.00983360471266775" calcext:value-type="float">
            <text:p>0.009833604712668</text:p>
          </table:table-cell>
          <table:table-cell table:formula="of:=0.5*[.IG12]*(([.IG5]-[.IF5])/([.IG1]-[.IF1]))^2" office:value-type="float" office:value="0.0049499236860058" calcext:value-type="float">
            <text:p>0.004949923686006</text:p>
          </table:table-cell>
          <table:table-cell table:formula="of:=0.5*[.IH12]*(([.IH5]-[.IG5])/([.IH1]-[.IG1]))^2" office:value-type="float" office:value="0.148134589729137" calcext:value-type="float">
            <text:p>0.148134589729137</text:p>
          </table:table-cell>
          <table:table-cell table:formula="of:=0.5*[.II12]*(([.II5]-[.IH5])/([.II1]-[.IH1]))^2" office:value-type="float" office:value="0.00213170702086451" calcext:value-type="float">
            <text:p>0.002131707020865</text:p>
          </table:table-cell>
          <table:table-cell table:formula="of:=0.5*[.IJ12]*(([.IJ5]-[.II5])/([.IJ1]-[.II1]))^2" office:value-type="float" office:value="0.0128587055047851" calcext:value-type="float">
            <text:p>0.012858705504785</text:p>
          </table:table-cell>
          <table:table-cell table:formula="of:=0.5*[.IK12]*(([.IK5]-[.IJ5])/([.IK1]-[.IJ1]))^2" office:value-type="float" office:value="0.0523809773950759" calcext:value-type="float">
            <text:p>0.052380977395076</text:p>
          </table:table-cell>
          <table:table-cell table:formula="of:=0.5*[.IL12]*(([.IL5]-[.IK5])/([.IL1]-[.IK1]))^2" office:value-type="float" office:value="0.080456801322486" calcext:value-type="float">
            <text:p>0.080456801322486</text:p>
          </table:table-cell>
          <table:table-cell table:formula="of:=0.5*[.IM12]*(([.IM5]-[.IL5])/([.IM1]-[.IL1]))^2" office:value-type="float" office:value="0.160693574078158" calcext:value-type="float">
            <text:p>0.160693574078158</text:p>
          </table:table-cell>
          <table:table-cell table:formula="of:=0.5*[.IN12]*(([.IN5]-[.IM5])/([.IN1]-[.IM1]))^2" office:value-type="float" office:value="0.0590183340625014" calcext:value-type="float">
            <text:p>0.059018334062502</text:p>
          </table:table-cell>
          <table:table-cell table:formula="of:=0.5*[.IO12]*(([.IO5]-[.IN5])/([.IO1]-[.IN1]))^2" office:value-type="float" office:value="0.0000861595707202502" calcext:value-type="float">
            <text:p>8.61595707202502E-05</text:p>
          </table:table-cell>
          <table:table-cell table:formula="of:=0.5*[.IP12]*(([.IP5]-[.IO5])/([.IP1]-[.IO1]))^2" office:value-type="float" office:value="0.000472018677634794" calcext:value-type="float">
            <text:p>0.000472018677635</text:p>
          </table:table-cell>
          <table:table-cell table:formula="of:=0.5*[.IQ12]*(([.IQ5]-[.IP5])/([.IQ1]-[.IP1]))^2" office:value-type="float" office:value="0.0036231824333526" calcext:value-type="float">
            <text:p>0.003623182433353</text:p>
          </table:table-cell>
          <table:table-cell table:formula="of:=0.5*[.IR12]*(([.IR5]-[.IQ5])/([.IR1]-[.IQ1]))^2" office:value-type="float" office:value="0.00213073053383913" calcext:value-type="float">
            <text:p>0.002130730533839</text:p>
          </table:table-cell>
          <table:table-cell table:formula="of:=0.5*[.IS12]*(([.IS5]-[.IR5])/([.IS1]-[.IR1]))^2" office:value-type="float" office:value="0.00490944386978291" calcext:value-type="float">
            <text:p>0.004909443869783</text:p>
          </table:table-cell>
          <table:table-cell table:formula="of:=0.5*[.IT12]*(([.IT5]-[.IS5])/([.IT1]-[.IS1]))^2" office:value-type="float" office:value="0.0223511114829" calcext:value-type="float">
            <text:p>0.0223511114829</text:p>
          </table:table-cell>
          <table:table-cell table:formula="of:=0.5*[.IU12]*(([.IU5]-[.IT5])/([.IU1]-[.IT1]))^2" office:value-type="float" office:value="0.000329633368574955" calcext:value-type="float">
            <text:p>0.000329633368575</text:p>
          </table:table-cell>
          <table:table-cell table:formula="of:=0.5*[.IV12]*(([.IV5]-[.IU5])/([.IV1]-[.IU1]))^2" office:value-type="string" office:string-value="" calcext:value-type="error">
            <text:p>#DIV/0!</text:p>
          </table:table-cell>
          <table:table-cell table:formula="of:=0.5*[.IW12]*(([.IW5]-[.IV5])/([.IW1]-[.IV1]))^2" office:value-type="string" office:string-value="" calcext:value-type="error">
            <text:p>#DIV/0!</text:p>
          </table:table-cell>
          <table:table-cell table:formula="of:=0.5*[.IX12]*(([.IX5]-[.IW5])/([.IX1]-[.IW1]))^2" office:value-type="string" office:string-value="" calcext:value-type="error">
            <text:p>#DIV/0!</text:p>
          </table:table-cell>
          <table:table-cell table:formula="of:=0.5*[.IY12]*(([.IY5]-[.IX5])/([.IY1]-[.IX1]))^2" office:value-type="string" office:string-value="" calcext:value-type="error">
            <text:p>#DIV/0!</text:p>
          </table:table-cell>
          <table:table-cell table:formula="of:=0.5*[.IZ12]*(([.IZ5]-[.IY5])/([.IZ1]-[.IY1]))^2" office:value-type="string" office:string-value="" calcext:value-type="error">
            <text:p>#DIV/0!</text:p>
          </table:table-cell>
          <table:table-cell table:formula="of:=0.5*[.JA12]*(([.JA5]-[.IZ5])/([.JA1]-[.IZ1]))^2" office:value-type="string" office:string-value="" calcext:value-type="error">
            <text:p>#DIV/0!</text:p>
          </table:table-cell>
          <table:table-cell table:formula="of:=0.5*[.JB12]*(([.JB5]-[.JA5])/([.JB1]-[.JA1]))^2" office:value-type="string" office:string-value="" calcext:value-type="error">
            <text:p>#DIV/0!</text:p>
          </table:table-cell>
          <table:table-cell table:formula="of:=0.5*[.JC12]*(([.JC5]-[.JB5])/([.JC1]-[.JB1]))^2" office:value-type="string" office:string-value="" calcext:value-type="error">
            <text:p>#DIV/0!</text:p>
          </table:table-cell>
          <table:table-cell table:formula="of:=0.5*[.JD12]*(([.JD5]-[.JC5])/([.JD1]-[.JC1]))^2" office:value-type="string" office:string-value="" calcext:value-type="error">
            <text:p>#DIV/0!</text:p>
          </table:table-cell>
          <table:table-cell table:formula="of:=0.5*[.JE12]*(([.JE5]-[.JD5])/([.JE1]-[.JD1]))^2" office:value-type="string" office:string-value="" calcext:value-type="error">
            <text:p>#DIV/0!</text:p>
          </table:table-cell>
          <table:table-cell table:formula="of:=0.5*[.JF12]*(([.JF5]-[.JE5])/([.JF1]-[.JE1]))^2" office:value-type="string" office:string-value="" calcext:value-type="error">
            <text:p>#DIV/0!</text:p>
          </table:table-cell>
          <table:table-cell table:formula="of:=0.5*[.JG12]*(([.JG5]-[.JF5])/([.JG1]-[.JF1]))^2" office:value-type="string" office:string-value="" calcext:value-type="error">
            <text:p>#DIV/0!</text:p>
          </table:table-cell>
          <table:table-cell table:formula="of:=0.5*[.JH12]*(([.JH5]-[.JG5])/([.JH1]-[.JG1]))^2" office:value-type="string" office:string-value="" calcext:value-type="error">
            <text:p>#DIV/0!</text:p>
          </table:table-cell>
          <table:table-cell table:formula="of:=0.5*[.JI12]*(([.JI5]-[.JH5])/([.JI1]-[.JH1]))^2" office:value-type="string" office:string-value="" calcext:value-type="error">
            <text:p>#DIV/0!</text:p>
          </table:table-cell>
          <table:table-cell table:formula="of:=0.5*[.JJ12]*(([.JJ5]-[.JI5])/([.JJ1]-[.JI1]))^2" office:value-type="string" office:string-value="" calcext:value-type="error">
            <text:p>#DIV/0!</text:p>
          </table:table-cell>
          <table:table-cell table:formula="of:=0.5*[.JK12]*(([.JK5]-[.JJ5])/([.JK1]-[.JJ1]))^2" office:value-type="string" office:string-value="" calcext:value-type="error">
            <text:p>#DIV/0!</text:p>
          </table:table-cell>
          <table:table-cell table:formula="of:=0.5*[.JL12]*(([.JL5]-[.JK5])/([.JL1]-[.JK1]))^2" office:value-type="string" office:string-value="" calcext:value-type="error">
            <text:p>#DIV/0!</text:p>
          </table:table-cell>
          <table:table-cell table:formula="of:=0.5*[.JM12]*(([.JM5]-[.JL5])/([.JM1]-[.JL1]))^2" office:value-type="string" office:string-value="" calcext:value-type="error">
            <text:p>#DIV/0!</text:p>
          </table:table-cell>
          <table:table-cell table:formula="of:=0.5*[.JN12]*(([.JN5]-[.JM5])/([.JN1]-[.JM1]))^2" office:value-type="string" office:string-value="" calcext:value-type="error">
            <text:p>#DIV/0!</text:p>
          </table:table-cell>
          <table:table-cell table:formula="of:=0.5*[.JO12]*(([.JO5]-[.JN5])/([.JO1]-[.JN1]))^2" office:value-type="string" office:string-value="" calcext:value-type="error">
            <text:p>#DIV/0!</text:p>
          </table:table-cell>
          <table:table-cell table:formula="of:=0.5*[.JP12]*(([.JP5]-[.JO5])/([.JP1]-[.JO1]))^2" office:value-type="string" office:string-value="" calcext:value-type="error">
            <text:p>#DIV/0!</text:p>
          </table:table-cell>
          <table:table-cell table:formula="of:=0.5*[.JQ12]*(([.JQ5]-[.JP5])/([.JQ1]-[.JP1]))^2" office:value-type="string" office:string-value="" calcext:value-type="error">
            <text:p>#DIV/0!</text:p>
          </table:table-cell>
          <table:table-cell table:formula="of:=0.5*[.JR12]*(([.JR5]-[.JQ5])/([.JR1]-[.JQ1]))^2" office:value-type="string" office:string-value="" calcext:value-type="error">
            <text:p>#DIV/0!</text:p>
          </table:table-cell>
          <table:table-cell table:formula="of:=0.5*[.JS12]*(([.JS5]-[.JR5])/([.JS1]-[.JR1]))^2" office:value-type="string" office:string-value="" calcext:value-type="error">
            <text:p>#DIV/0!</text:p>
          </table:table-cell>
          <table:table-cell table:formula="of:=0.5*[.JT12]*(([.JT5]-[.JS5])/([.JT1]-[.JS1]))^2" office:value-type="string" office:string-value="" calcext:value-type="error">
            <text:p>#DIV/0!</text:p>
          </table:table-cell>
          <table:table-cell table:formula="of:=0.5*[.JU12]*(([.JU5]-[.JT5])/([.JU1]-[.JT1]))^2" office:value-type="string" office:string-value="" calcext:value-type="error">
            <text:p>#DIV/0!</text:p>
          </table:table-cell>
          <table:table-cell table:formula="of:=0.5*[.JV12]*(([.JV5]-[.JU5])/([.JV1]-[.JU1]))^2" office:value-type="string" office:string-value="" calcext:value-type="error">
            <text:p>#DIV/0!</text:p>
          </table:table-cell>
          <table:table-cell table:formula="of:=0.5*[.JW12]*(([.JW5]-[.JV5])/([.JW1]-[.JV1]))^2" office:value-type="string" office:string-value="" calcext:value-type="error">
            <text:p>#DIV/0!</text:p>
          </table:table-cell>
          <table:table-cell table:formula="of:=0.5*[.JX12]*(([.JX5]-[.JW5])/([.JX1]-[.JW1]))^2" office:value-type="string" office:string-value="" calcext:value-type="error">
            <text:p>#DIV/0!</text:p>
          </table:table-cell>
          <table:table-cell table:formula="of:=0.5*[.JY12]*(([.JY5]-[.JX5])/([.JY1]-[.JX1]))^2" office:value-type="string" office:string-value="" calcext:value-type="error">
            <text:p>#DIV/0!</text:p>
          </table:table-cell>
          <table:table-cell table:formula="of:=0.5*[.JZ12]*(([.JZ5]-[.JY5])/([.JZ1]-[.JY1]))^2" office:value-type="string" office:string-value="" calcext:value-type="error">
            <text:p>#DIV/0!</text:p>
          </table:table-cell>
          <table:table-cell table:formula="of:=0.5*[.KA12]*(([.KA5]-[.JZ5])/([.KA1]-[.JZ1]))^2" office:value-type="string" office:string-value="" calcext:value-type="error">
            <text:p>#DIV/0!</text:p>
          </table:table-cell>
          <table:table-cell table:formula="of:=0.5*[.KB12]*(([.KB5]-[.KA5])/([.KB1]-[.KA1]))^2" office:value-type="string" office:string-value="" calcext:value-type="error">
            <text:p>#DIV/0!</text:p>
          </table:table-cell>
          <table:table-cell table:formula="of:=0.5*[.KC12]*(([.KC5]-[.KB5])/([.KC1]-[.KB1]))^2" office:value-type="string" office:string-value="" calcext:value-type="error">
            <text:p>#DIV/0!</text:p>
          </table:table-cell>
          <table:table-cell table:formula="of:=0.5*[.KD12]*(([.KD5]-[.KC5])/([.KD1]-[.KC1]))^2" office:value-type="string" office:string-value="" calcext:value-type="error">
            <text:p>#DIV/0!</text:p>
          </table:table-cell>
          <table:table-cell table:formula="of:=0.5*[.KE12]*(([.KE5]-[.KD5])/([.KE1]-[.KD1]))^2" office:value-type="string" office:string-value="" calcext:value-type="error">
            <text:p>#DIV/0!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79302426719926" calcext:value-type="float">
            <text:p>7.9302426719926E-07</text:p>
          </table:table-cell>
          <table:table-cell table:formula="of:=0.5*[.D12]*(([.D6]-[.C6])/([.D1]-[.C1]))^2" office:value-type="float" office:value="0.000000102679149164133" calcext:value-type="float">
            <text:p>1.02679149164133E-07</text:p>
          </table:table-cell>
          <table:table-cell table:formula="of:=0.5*[.E12]*(([.E6]-[.D6])/([.E1]-[.D1]))^2" office:value-type="float" office:value="0.0000000613593906386937" calcext:value-type="float">
            <text:p>6.13593906386937E-08</text:p>
          </table:table-cell>
          <table:table-cell table:formula="of:=0.5*[.F12]*(([.F6]-[.E6])/([.F1]-[.E1]))^2" office:value-type="float" office:value="0.00000164518408880597" calcext:value-type="float">
            <text:p>1.64518408880597E-06</text:p>
          </table:table-cell>
          <table:table-cell table:formula="of:=0.5*[.G12]*(([.G6]-[.F6])/([.G1]-[.F1]))^2" office:value-type="float" office:value="0.00000171061696840552" calcext:value-type="float">
            <text:p>1.71061696840552E-06</text:p>
          </table:table-cell>
          <table:table-cell table:formula="of:=0.5*[.H12]*(([.H6]-[.G6])/([.H1]-[.G1]))^2" office:value-type="float" office:value="0.000000865580873754254" calcext:value-type="float">
            <text:p>8.65580873754254E-07</text:p>
          </table:table-cell>
          <table:table-cell table:formula="of:=0.5*[.I12]*(([.I6]-[.H6])/([.I1]-[.H1]))^2" office:value-type="float" office:value="0.000000309275524276893" calcext:value-type="float">
            <text:p>3.09275524276893E-07</text:p>
          </table:table-cell>
          <table:table-cell table:formula="of:=0.5*[.J12]*(([.J6]-[.I6])/([.J1]-[.I1]))^2" office:value-type="float" office:value="0.000000129273431853381" calcext:value-type="float">
            <text:p>1.29273431853381E-07</text:p>
          </table:table-cell>
          <table:table-cell table:formula="of:=0.5*[.K12]*(([.K6]-[.J6])/([.K1]-[.J1]))^2" office:value-type="float" office:value="0.00000121959346527393" calcext:value-type="float">
            <text:p>1.21959346527393E-06</text:p>
          </table:table-cell>
          <table:table-cell table:formula="of:=0.5*[.L12]*(([.L6]-[.K6])/([.L1]-[.K1]))^2" office:value-type="float" office:value="0.0000000783469799839176" calcext:value-type="float">
            <text:p>7.83469799839176E-08</text:p>
          </table:table-cell>
          <table:table-cell table:formula="of:=0.5*[.M12]*(([.M6]-[.L6])/([.M1]-[.L1]))^2" office:value-type="float" office:value="0.0000000368559425209553" calcext:value-type="float">
            <text:p>3.68559425209553E-08</text:p>
          </table:table-cell>
          <table:table-cell table:formula="of:=0.5*[.N12]*(([.N6]-[.M6])/([.N1]-[.M1]))^2" office:value-type="float" office:value="0.0000000458886300468799" calcext:value-type="float">
            <text:p>4.58886300468799E-08</text:p>
          </table:table-cell>
          <table:table-cell table:formula="of:=0.5*[.O12]*(([.O6]-[.N6])/([.O1]-[.N1]))^2" office:value-type="float" office:value="0.0000000237917407822093" calcext:value-type="float">
            <text:p>2.37917407822093E-08</text:p>
          </table:table-cell>
          <table:table-cell table:formula="of:=0.5*[.P12]*(([.P6]-[.O6])/([.P1]-[.O1]))^2" office:value-type="float" office:value="0.0000000592792976958264" calcext:value-type="float">
            <text:p>5.92792976958264E-08</text:p>
          </table:table-cell>
          <table:table-cell table:formula="of:=0.5*[.Q12]*(([.Q6]-[.P6])/([.Q1]-[.P1]))^2" office:value-type="float" office:value="0.00000000228263498186912" calcext:value-type="float">
            <text:p>2.28263498186912E-09</text:p>
          </table:table-cell>
          <table:table-cell table:formula="of:=0.5*[.R12]*(([.R6]-[.Q6])/([.R1]-[.Q1]))^2" office:value-type="float" office:value="0.00000088958892213016" calcext:value-type="float">
            <text:p>8.8958892213016E-07</text:p>
          </table:table-cell>
          <table:table-cell table:formula="of:=0.5*[.S12]*(([.S6]-[.R6])/([.S1]-[.R1]))^2" office:value-type="float" office:value="0.000000713976730143469" calcext:value-type="float">
            <text:p>7.13976730143469E-07</text:p>
          </table:table-cell>
          <table:table-cell table:formula="of:=0.5*[.T12]*(([.T6]-[.S6])/([.T1]-[.S1]))^2" office:value-type="float" office:value="0.00000000032951363672264" calcext:value-type="float">
            <text:p>3.2951363672264E-10</text:p>
          </table:table-cell>
          <table:table-cell table:formula="of:=0.5*[.U12]*(([.U6]-[.T6])/([.U1]-[.T1]))^2" office:value-type="float" office:value="0.000000328519524185413" calcext:value-type="float">
            <text:p>3.28519524185413E-07</text:p>
          </table:table-cell>
          <table:table-cell table:formula="of:=0.5*[.V12]*(([.V6]-[.U6])/([.V1]-[.U1]))^2" office:value-type="float" office:value="0.000000711550647272828" calcext:value-type="float">
            <text:p>7.11550647272828E-07</text:p>
          </table:table-cell>
          <table:table-cell table:formula="of:=0.5*[.W12]*(([.W6]-[.V6])/([.W1]-[.V1]))^2" office:value-type="float" office:value="0.0000000418724102293346" calcext:value-type="float">
            <text:p>4.18724102293346E-08</text:p>
          </table:table-cell>
          <table:table-cell table:formula="of:=0.5*[.X12]*(([.X6]-[.W6])/([.X1]-[.W1]))^2" office:value-type="float" office:value="0.000000440736740231588" calcext:value-type="float">
            <text:p>4.40736740231588E-07</text:p>
          </table:table-cell>
          <table:table-cell table:formula="of:=0.5*[.Y12]*(([.Y6]-[.X6])/([.Y1]-[.X1]))^2" office:value-type="float" office:value="0.000000169540653280874" calcext:value-type="float">
            <text:p>1.69540653280874E-07</text:p>
          </table:table-cell>
          <table:table-cell table:formula="of:=0.5*[.Z12]*(([.Z6]-[.Y6])/([.Z1]-[.Y1]))^2" office:value-type="float" office:value="0.000000318866360215932" calcext:value-type="float">
            <text:p>3.18866360215932E-07</text:p>
          </table:table-cell>
          <table:table-cell table:formula="of:=0.5*[.AA12]*(([.AA6]-[.Z6])/([.AA1]-[.Z1]))^2" office:value-type="float" office:value="0.000000417271037554702" calcext:value-type="float">
            <text:p>4.17271037554702E-07</text:p>
          </table:table-cell>
          <table:table-cell table:formula="of:=0.5*[.AB12]*(([.AB6]-[.AA6])/([.AB1]-[.AA1]))^2" office:value-type="float" office:value="0.00000000670070735963701" calcext:value-type="float">
            <text:p>6.70070735963701E-09</text:p>
          </table:table-cell>
          <table:table-cell table:formula="of:=0.5*[.AC12]*(([.AC6]-[.AB6])/([.AC1]-[.AB1]))^2" office:value-type="float" office:value="0.0000000673318629858154" calcext:value-type="float">
            <text:p>6.73318629858154E-08</text:p>
          </table:table-cell>
          <table:table-cell table:formula="of:=0.5*[.AD12]*(([.AD6]-[.AC6])/([.AD1]-[.AC1]))^2" office:value-type="float" office:value="0.000000171575961303832" calcext:value-type="float">
            <text:p>1.71575961303832E-07</text:p>
          </table:table-cell>
          <table:table-cell table:formula="of:=0.5*[.AE12]*(([.AE6]-[.AD6])/([.AE1]-[.AD1]))^2" office:value-type="float" office:value="0.00000131424909513053" calcext:value-type="float">
            <text:p>1.31424909513053E-06</text:p>
          </table:table-cell>
          <table:table-cell table:formula="of:=0.5*[.AF12]*(([.AF6]-[.AE6])/([.AF1]-[.AE1]))^2" office:value-type="float" office:value="0.00000000313591497399653" calcext:value-type="float">
            <text:p>3.13591497399653E-09</text:p>
          </table:table-cell>
          <table:table-cell table:formula="of:=0.5*[.AG12]*(([.AG6]-[.AF6])/([.AG1]-[.AF1]))^2" office:value-type="float" office:value="0.000000171829965428572" calcext:value-type="float">
            <text:p>1.71829965428572E-07</text:p>
          </table:table-cell>
          <table:table-cell table:formula="of:=0.5*[.AH12]*(([.AH6]-[.AG6])/([.AH1]-[.AG1]))^2" office:value-type="float" office:value="0.0000000246402804115301" calcext:value-type="float">
            <text:p>2.46402804115301E-08</text:p>
          </table:table-cell>
          <table:table-cell table:formula="of:=0.5*[.AI12]*(([.AI6]-[.AH6])/([.AI1]-[.AH1]))^2" office:value-type="float" office:value="0.000000121026819545736" calcext:value-type="float">
            <text:p>1.21026819545736E-07</text:p>
          </table:table-cell>
          <table:table-cell table:formula="of:=0.5*[.AJ12]*(([.AJ6]-[.AI6])/([.AJ1]-[.AI1]))^2" office:value-type="float" office:value="0.000000241983190590163" calcext:value-type="float">
            <text:p>2.41983190590163E-07</text:p>
          </table:table-cell>
          <table:table-cell table:formula="of:=0.5*[.AK12]*(([.AK6]-[.AJ6])/([.AK1]-[.AJ1]))^2" office:value-type="float" office:value="0.000000954562380259871" calcext:value-type="float">
            <text:p>9.54562380259871E-07</text:p>
          </table:table-cell>
          <table:table-cell table:formula="of:=0.5*[.AL12]*(([.AL6]-[.AK6])/([.AL1]-[.AK1]))^2" office:value-type="float" office:value="0.000000575591991248684" calcext:value-type="float">
            <text:p>5.75591991248684E-07</text:p>
          </table:table-cell>
          <table:table-cell table:formula="of:=0.5*[.AM12]*(([.AM6]-[.AL6])/([.AM1]-[.AL1]))^2" office:value-type="float" office:value="0.000000170287389867841" calcext:value-type="float">
            <text:p>1.70287389867841E-07</text:p>
          </table:table-cell>
          <table:table-cell table:formula="of:=0.5*[.AN12]*(([.AN6]-[.AM6])/([.AN1]-[.AM1]))^2" office:value-type="float" office:value="0.000000179997847516083" calcext:value-type="float">
            <text:p>1.79997847516083E-07</text:p>
          </table:table-cell>
          <table:table-cell table:formula="of:=0.5*[.AO12]*(([.AO6]-[.AN6])/([.AO1]-[.AN1]))^2" office:value-type="float" office:value="0.0000000711446856207155" calcext:value-type="float">
            <text:p>7.11446856207155E-08</text:p>
          </table:table-cell>
          <table:table-cell table:formula="of:=0.5*[.AP12]*(([.AP6]-[.AO6])/([.AP1]-[.AO1]))^2" office:value-type="float" office:value="0.000000364703439497837" calcext:value-type="float">
            <text:p>3.64703439497837E-07</text:p>
          </table:table-cell>
          <table:table-cell table:formula="of:=0.5*[.AQ12]*(([.AQ6]-[.AP6])/([.AQ1]-[.AP1]))^2" office:value-type="float" office:value="0.000000731165939099966" calcext:value-type="float">
            <text:p>7.31165939099966E-07</text:p>
          </table:table-cell>
          <table:table-cell table:formula="of:=0.5*[.AR12]*(([.AR6]-[.AQ6])/([.AR1]-[.AQ1]))^2" office:value-type="float" office:value="0.00000947921077402948" calcext:value-type="float">
            <text:p>9.47921077402948E-06</text:p>
          </table:table-cell>
          <table:table-cell table:formula="of:=0.5*[.AS12]*(([.AS6]-[.AR6])/([.AS1]-[.AR1]))^2" office:value-type="float" office:value="0.000000534976469219063" calcext:value-type="float">
            <text:p>5.34976469219063E-07</text:p>
          </table:table-cell>
          <table:table-cell table:formula="of:=0.5*[.AT12]*(([.AT6]-[.AS6])/([.AT1]-[.AS1]))^2" office:value-type="float" office:value="0.0000000614736593050049" calcext:value-type="float">
            <text:p>6.14736593050049E-08</text:p>
          </table:table-cell>
          <table:table-cell table:formula="of:=0.5*[.AU12]*(([.AU6]-[.AT6])/([.AU1]-[.AT1]))^2" office:value-type="float" office:value="0.0000000112263623673052" calcext:value-type="float">
            <text:p>1.12263623673052E-08</text:p>
          </table:table-cell>
          <table:table-cell table:formula="of:=0.5*[.AV12]*(([.AV6]-[.AU6])/([.AV1]-[.AU1]))^2" office:value-type="float" office:value="0.000000889515896175014" calcext:value-type="float">
            <text:p>8.89515896175014E-07</text:p>
          </table:table-cell>
          <table:table-cell table:formula="of:=0.5*[.AW12]*(([.AW6]-[.AV6])/([.AW1]-[.AV1]))^2" office:value-type="float" office:value="0.000000920058842948326" calcext:value-type="float">
            <text:p>9.20058842948326E-07</text:p>
          </table:table-cell>
          <table:table-cell table:formula="of:=0.5*[.AX12]*(([.AX6]-[.AW6])/([.AX1]-[.AW1]))^2" office:value-type="float" office:value="0.0000000709131006706729" calcext:value-type="float">
            <text:p>7.09131006706729E-08</text:p>
          </table:table-cell>
          <table:table-cell table:formula="of:=0.5*[.AY12]*(([.AY6]-[.AX6])/([.AY1]-[.AX1]))^2" office:value-type="float" office:value="0.00000000685023215109988" calcext:value-type="float">
            <text:p>6.85023215109988E-09</text:p>
          </table:table-cell>
          <table:table-cell table:formula="of:=0.5*[.AZ12]*(([.AZ6]-[.AY6])/([.AZ1]-[.AY1]))^2" office:value-type="float" office:value="0.00000104413505637719" calcext:value-type="float">
            <text:p>1.04413505637719E-06</text:p>
          </table:table-cell>
          <table:table-cell table:formula="of:=0.5*[.BA12]*(([.BA6]-[.AZ6])/([.BA1]-[.AZ1]))^2" office:value-type="float" office:value="0.0000012183309811686" calcext:value-type="float">
            <text:p>1.2183309811686E-06</text:p>
          </table:table-cell>
          <table:table-cell table:formula="of:=0.5*[.BB12]*(([.BB6]-[.BA6])/([.BB1]-[.BA1]))^2" office:value-type="float" office:value="0.000000632471456123321" calcext:value-type="float">
            <text:p>6.32471456123321E-07</text:p>
          </table:table-cell>
          <table:table-cell table:formula="of:=0.5*[.BC12]*(([.BC6]-[.BB6])/([.BC1]-[.BB1]))^2" office:value-type="float" office:value="0.0000000000570229144961859" calcext:value-type="float">
            <text:p>5.70229144961859E-11</text:p>
          </table:table-cell>
          <table:table-cell table:formula="of:=0.5*[.BD12]*(([.BD6]-[.BC6])/([.BD1]-[.BC1]))^2" office:value-type="float" office:value="0.0000000396930769766695" calcext:value-type="float">
            <text:p>3.96930769766695E-08</text:p>
          </table:table-cell>
          <table:table-cell table:formula="of:=0.5*[.BE12]*(([.BE6]-[.BD6])/([.BE1]-[.BD1]))^2" office:value-type="float" office:value="0.0000021537285193974" calcext:value-type="float">
            <text:p>2.1537285193974E-06</text:p>
          </table:table-cell>
          <table:table-cell table:formula="of:=0.5*[.BF12]*(([.BF6]-[.BE6])/([.BF1]-[.BE1]))^2" office:value-type="float" office:value="0.000000774159434499537" calcext:value-type="float">
            <text:p>7.74159434499537E-07</text:p>
          </table:table-cell>
          <table:table-cell table:formula="of:=0.5*[.BG12]*(([.BG6]-[.BF6])/([.BG1]-[.BF1]))^2" office:value-type="float" office:value="0.000000021790175453789" calcext:value-type="float">
            <text:p>2.1790175453789E-08</text:p>
          </table:table-cell>
          <table:table-cell table:formula="of:=0.5*[.BH12]*(([.BH6]-[.BG6])/([.BH1]-[.BG1]))^2" office:value-type="float" office:value="0.00000000389255211338114" calcext:value-type="float">
            <text:p>3.89255211338114E-09</text:p>
          </table:table-cell>
          <table:table-cell table:formula="of:=0.5*[.BI12]*(([.BI6]-[.BH6])/([.BI1]-[.BH1]))^2" office:value-type="float" office:value="0.0000000698072535438883" calcext:value-type="float">
            <text:p>6.98072535438883E-08</text:p>
          </table:table-cell>
          <table:table-cell table:formula="of:=0.5*[.BJ12]*(([.BJ6]-[.BI6])/([.BJ1]-[.BI1]))^2" office:value-type="float" office:value="0.00000496394719386208" calcext:value-type="float">
            <text:p>4.96394719386208E-06</text:p>
          </table:table-cell>
          <table:table-cell table:formula="of:=0.5*[.BK12]*(([.BK6]-[.BJ6])/([.BK1]-[.BJ1]))^2" office:value-type="float" office:value="0.0000033669499919325" calcext:value-type="float">
            <text:p>3.3669499919325E-06</text:p>
          </table:table-cell>
          <table:table-cell table:formula="of:=0.5*[.BL12]*(([.BL6]-[.BK6])/([.BL1]-[.BK1]))^2" office:value-type="float" office:value="0.000000408954049490556" calcext:value-type="float">
            <text:p>4.08954049490556E-07</text:p>
          </table:table-cell>
          <table:table-cell table:formula="of:=0.5*[.BM12]*(([.BM6]-[.BL6])/([.BM1]-[.BL1]))^2" office:value-type="float" office:value="0.0000000462235563002368" calcext:value-type="float">
            <text:p>4.62235563002368E-08</text:p>
          </table:table-cell>
          <table:table-cell table:formula="of:=0.5*[.BN12]*(([.BN6]-[.BM6])/([.BN1]-[.BM1]))^2" office:value-type="float" office:value="0.000000424959265316722" calcext:value-type="float">
            <text:p>4.24959265316722E-07</text:p>
          </table:table-cell>
          <table:table-cell table:formula="of:=0.5*[.BO12]*(([.BO6]-[.BN6])/([.BO1]-[.BN1]))^2" office:value-type="float" office:value="0.000000888485305834183" calcext:value-type="float">
            <text:p>8.88485305834183E-07</text:p>
          </table:table-cell>
          <table:table-cell table:formula="of:=0.5*[.BP12]*(([.BP6]-[.BO6])/([.BP1]-[.BO1]))^2" office:value-type="float" office:value="0.00000607361246179828" calcext:value-type="float">
            <text:p>6.07361246179828E-06</text:p>
          </table:table-cell>
          <table:table-cell table:formula="of:=0.5*[.BQ12]*(([.BQ6]-[.BP6])/([.BQ1]-[.BP1]))^2" office:value-type="float" office:value="0.00000246836357106178" calcext:value-type="float">
            <text:p>2.46836357106178E-06</text:p>
          </table:table-cell>
          <table:table-cell table:formula="of:=0.5*[.BR12]*(([.BR6]-[.BQ6])/([.BR1]-[.BQ1]))^2" office:value-type="float" office:value="0.000000770603846160666" calcext:value-type="float">
            <text:p>7.70603846160666E-07</text:p>
          </table:table-cell>
          <table:table-cell table:formula="of:=0.5*[.BS12]*(([.BS6]-[.BR6])/([.BS1]-[.BR1]))^2" office:value-type="float" office:value="0.000298648727133672" calcext:value-type="float">
            <text:p>0.000298648727134</text:p>
          </table:table-cell>
          <table:table-cell table:formula="of:=0.5*[.BT12]*(([.BT6]-[.BS6])/([.BT1]-[.BS1]))^2" office:value-type="float" office:value="0.000752437852182195" calcext:value-type="float">
            <text:p>0.000752437852182</text:p>
          </table:table-cell>
          <table:table-cell table:formula="of:=0.5*[.BU12]*(([.BU6]-[.BT6])/([.BU1]-[.BT1]))^2" office:value-type="float" office:value="0.00000154724469194438" calcext:value-type="float">
            <text:p>1.54724469194438E-06</text:p>
          </table:table-cell>
          <table:table-cell table:formula="of:=0.5*[.BV12]*(([.BV6]-[.BU6])/([.BV1]-[.BU1]))^2" office:value-type="float" office:value="0.00000346887283636776" calcext:value-type="float">
            <text:p>3.46887283636776E-06</text:p>
          </table:table-cell>
          <table:table-cell table:formula="of:=0.5*[.BW12]*(([.BW6]-[.BV6])/([.BW1]-[.BV1]))^2" office:value-type="float" office:value="0.00000258467694163321" calcext:value-type="float">
            <text:p>2.58467694163321E-06</text:p>
          </table:table-cell>
          <table:table-cell table:formula="of:=0.5*[.BX12]*(([.BX6]-[.BW6])/([.BX1]-[.BW1]))^2" office:value-type="float" office:value="0.00000576874110258862" calcext:value-type="float">
            <text:p>5.76874110258862E-06</text:p>
          </table:table-cell>
          <table:table-cell table:formula="of:=0.5*[.BY12]*(([.BY6]-[.BX6])/([.BY1]-[.BX1]))^2" office:value-type="float" office:value="0.0000014773081193074" calcext:value-type="float">
            <text:p>1.4773081193074E-06</text:p>
          </table:table-cell>
          <table:table-cell table:formula="of:=0.5*[.BZ12]*(([.BZ6]-[.BY6])/([.BZ1]-[.BY1]))^2" office:value-type="float" office:value="0.00000935086268417216" calcext:value-type="float">
            <text:p>9.35086268417216E-06</text:p>
          </table:table-cell>
          <table:table-cell table:formula="of:=0.5*[.CA12]*(([.CA6]-[.BZ6])/([.CA1]-[.BZ1]))^2" office:value-type="float" office:value="0.0000017381279178013" calcext:value-type="float">
            <text:p>1.7381279178013E-06</text:p>
          </table:table-cell>
          <table:table-cell table:formula="of:=0.5*[.CB12]*(([.CB6]-[.CA6])/([.CB1]-[.CA1]))^2" office:value-type="float" office:value="0.000000394148787613949" calcext:value-type="float">
            <text:p>3.94148787613949E-07</text:p>
          </table:table-cell>
          <table:table-cell table:formula="of:=0.5*[.CC12]*(([.CC6]-[.CB6])/([.CC1]-[.CB1]))^2" office:value-type="float" office:value="0.000631220778381581" calcext:value-type="float">
            <text:p>0.000631220778382</text:p>
          </table:table-cell>
          <table:table-cell table:formula="of:=0.5*[.CD12]*(([.CD6]-[.CC6])/([.CD1]-[.CC1]))^2" office:value-type="float" office:value="0.00277282494265951" calcext:value-type="float">
            <text:p>0.00277282494266</text:p>
          </table:table-cell>
          <table:table-cell table:formula="of:=0.5*[.CE12]*(([.CE6]-[.CD6])/([.CE1]-[.CD1]))^2" office:value-type="float" office:value="0.0115629741783401" calcext:value-type="float">
            <text:p>0.01156297417834</text:p>
          </table:table-cell>
          <table:table-cell table:formula="of:=0.5*[.CF12]*(([.CF6]-[.CE6])/([.CF1]-[.CE1]))^2" office:value-type="float" office:value="0.0214799367658431" calcext:value-type="float">
            <text:p>0.021479936765843</text:p>
          </table:table-cell>
          <table:table-cell table:formula="of:=0.5*[.CG12]*(([.CG6]-[.CF6])/([.CG1]-[.CF1]))^2" office:value-type="float" office:value="0.0287412411942693" calcext:value-type="float">
            <text:p>0.028741241194269</text:p>
          </table:table-cell>
          <table:table-cell table:formula="of:=0.5*[.CH12]*(([.CH6]-[.CG6])/([.CH1]-[.CG1]))^2" office:value-type="float" office:value="0.0139946345777004" calcext:value-type="float">
            <text:p>0.013994634577701</text:p>
          </table:table-cell>
          <table:table-cell table:formula="of:=0.5*[.CI12]*(([.CI6]-[.CH6])/([.CI1]-[.CH1]))^2" office:value-type="float" office:value="0.00576883454818325" calcext:value-type="float">
            <text:p>0.005768834548183</text:p>
          </table:table-cell>
          <table:table-cell table:formula="of:=0.5*[.CJ12]*(([.CJ6]-[.CI6])/([.CJ1]-[.CI1]))^2" office:value-type="float" office:value="0.00209131225612304" calcext:value-type="float">
            <text:p>0.002091312256123</text:p>
          </table:table-cell>
          <table:table-cell table:formula="of:=0.5*[.CK12]*(([.CK6]-[.CJ6])/([.CK1]-[.CJ1]))^2" office:value-type="float" office:value="0.00144341724504773" calcext:value-type="float">
            <text:p>0.001443417245048</text:p>
          </table:table-cell>
          <table:table-cell table:formula="of:=0.5*[.CL12]*(([.CL6]-[.CK6])/([.CL1]-[.CK1]))^2" office:value-type="float" office:value="0.00342650917927471" calcext:value-type="float">
            <text:p>0.003426509179275</text:p>
          </table:table-cell>
          <table:table-cell table:formula="of:=0.5*[.CM12]*(([.CM6]-[.CL6])/([.CM1]-[.CL1]))^2" office:value-type="float" office:value="0.00169759315499829" calcext:value-type="float">
            <text:p>0.001697593154998</text:p>
          </table:table-cell>
          <table:table-cell table:formula="of:=0.5*[.CN12]*(([.CN6]-[.CM6])/([.CN1]-[.CM1]))^2" office:value-type="float" office:value="0.00000290205540086855" calcext:value-type="float">
            <text:p>2.90205540086855E-06</text:p>
          </table:table-cell>
          <table:table-cell table:formula="of:=0.5*[.CO12]*(([.CO6]-[.CN6])/([.CO1]-[.CN1]))^2" office:value-type="float" office:value="0.0000203692557793702" calcext:value-type="float">
            <text:p>2.03692557793702E-05</text:p>
          </table:table-cell>
          <table:table-cell table:formula="of:=0.5*[.CP12]*(([.CP6]-[.CO6])/([.CP1]-[.CO1]))^2" office:value-type="float" office:value="0.0039099362470732" calcext:value-type="float">
            <text:p>0.003909936247073</text:p>
          </table:table-cell>
          <table:table-cell table:formula="of:=0.5*[.CQ12]*(([.CQ6]-[.CP6])/([.CQ1]-[.CP1]))^2" office:value-type="float" office:value="0.0050389658926048" calcext:value-type="float">
            <text:p>0.005038965892605</text:p>
          </table:table-cell>
          <table:table-cell table:formula="of:=0.5*[.CR12]*(([.CR6]-[.CQ6])/([.CR1]-[.CQ1]))^2" office:value-type="float" office:value="0.00000879265846315416" calcext:value-type="float">
            <text:p>8.79265846315416E-06</text:p>
          </table:table-cell>
          <table:table-cell table:formula="of:=0.5*[.CS12]*(([.CS6]-[.CR6])/([.CS1]-[.CR1]))^2" office:value-type="float" office:value="0.0107138564543032" calcext:value-type="float">
            <text:p>0.010713856454303</text:p>
          </table:table-cell>
          <table:table-cell table:formula="of:=0.5*[.CT12]*(([.CT6]-[.CS6])/([.CT1]-[.CS1]))^2" office:value-type="float" office:value="0.0109697994228017" calcext:value-type="float">
            <text:p>0.010969799422802</text:p>
          </table:table-cell>
          <table:table-cell table:formula="of:=0.5*[.CU12]*(([.CU6]-[.CT6])/([.CU1]-[.CT1]))^2" office:value-type="float" office:value="0.00476769479221449" calcext:value-type="float">
            <text:p>0.004767694792214</text:p>
          </table:table-cell>
          <table:table-cell table:formula="of:=0.5*[.CV12]*(([.CV6]-[.CU6])/([.CV1]-[.CU1]))^2" office:value-type="float" office:value="0.000441174370999659" calcext:value-type="float">
            <text:p>0.000441174371</text:p>
          </table:table-cell>
          <table:table-cell table:formula="of:=0.5*[.CW12]*(([.CW6]-[.CV6])/([.CW1]-[.CV1]))^2" office:value-type="float" office:value="0.000538324842042691" calcext:value-type="float">
            <text:p>0.000538324842043</text:p>
          </table:table-cell>
          <table:table-cell table:formula="of:=0.5*[.CX12]*(([.CX6]-[.CW6])/([.CX1]-[.CW1]))^2" office:value-type="float" office:value="0.000214419998344979" calcext:value-type="float">
            <text:p>0.000214419998345</text:p>
          </table:table-cell>
          <table:table-cell table:formula="of:=0.5*[.CY12]*(([.CY6]-[.CX6])/([.CY1]-[.CX1]))^2" office:value-type="float" office:value="0.000017251292437564" calcext:value-type="float">
            <text:p>1.7251292437564E-05</text:p>
          </table:table-cell>
          <table:table-cell table:formula="of:=0.5*[.CZ12]*(([.CZ6]-[.CY6])/([.CZ1]-[.CY1]))^2" office:value-type="float" office:value="0.0000615725188586261" calcext:value-type="float">
            <text:p>6.15725188586261E-05</text:p>
          </table:table-cell>
          <table:table-cell table:formula="of:=0.5*[.DA12]*(([.DA6]-[.CZ6])/([.DA1]-[.CZ1]))^2" office:value-type="float" office:value="0.00393328183723259" calcext:value-type="float">
            <text:p>0.003933281837233</text:p>
          </table:table-cell>
          <table:table-cell table:formula="of:=0.5*[.DB12]*(([.DB6]-[.DA6])/([.DB1]-[.DA1]))^2" office:value-type="float" office:value="0.0111919707177842" calcext:value-type="float">
            <text:p>0.011191970717784</text:p>
          </table:table-cell>
          <table:table-cell table:formula="of:=0.5*[.DC12]*(([.DC6]-[.DB6])/([.DC1]-[.DB1]))^2" office:value-type="float" office:value="0.0242700730084689" calcext:value-type="float">
            <text:p>0.024270073008469</text:p>
          </table:table-cell>
          <table:table-cell table:formula="of:=0.5*[.DD12]*(([.DD6]-[.DC6])/([.DD1]-[.DC1]))^2" office:value-type="float" office:value="0.0187636750763847" calcext:value-type="float">
            <text:p>0.018763675076385</text:p>
          </table:table-cell>
          <table:table-cell table:formula="of:=0.5*[.DE12]*(([.DE6]-[.DD6])/([.DE1]-[.DD1]))^2" office:value-type="float" office:value="0.00353066981980096" calcext:value-type="float">
            <text:p>0.003530669819801</text:p>
          </table:table-cell>
          <table:table-cell table:formula="of:=0.5*[.DF12]*(([.DF6]-[.DE6])/([.DF1]-[.DE1]))^2" office:value-type="float" office:value="0.00946025212800747" calcext:value-type="float">
            <text:p>0.009460252128007</text:p>
          </table:table-cell>
          <table:table-cell table:formula="of:=0.5*[.DG12]*(([.DG6]-[.DF6])/([.DG1]-[.DF1]))^2" office:value-type="float" office:value="0.00931299088019333" calcext:value-type="float">
            <text:p>0.009312990880193</text:p>
          </table:table-cell>
          <table:table-cell table:formula="of:=0.5*[.DH12]*(([.DH6]-[.DG6])/([.DH1]-[.DG1]))^2" office:value-type="float" office:value="0.0322053522389178" calcext:value-type="float">
            <text:p>0.032205352238918</text:p>
          </table:table-cell>
          <table:table-cell table:formula="of:=0.5*[.DI12]*(([.DI6]-[.DH6])/([.DI1]-[.DH1]))^2" office:value-type="float" office:value="0.000492399069419173" calcext:value-type="float">
            <text:p>0.000492399069419</text:p>
          </table:table-cell>
          <table:table-cell table:formula="of:=0.5*[.DJ12]*(([.DJ6]-[.DI6])/([.DJ1]-[.DI1]))^2" office:value-type="float" office:value="0.0113008209810697" calcext:value-type="float">
            <text:p>0.01130082098107</text:p>
          </table:table-cell>
          <table:table-cell table:formula="of:=0.5*[.DK12]*(([.DK6]-[.DJ6])/([.DK1]-[.DJ1]))^2" office:value-type="float" office:value="0.00611834012359339" calcext:value-type="float">
            <text:p>0.006118340123593</text:p>
          </table:table-cell>
          <table:table-cell table:formula="of:=0.5*[.DL12]*(([.DL6]-[.DK6])/([.DL1]-[.DK1]))^2" office:value-type="float" office:value="0.00276737185578107" calcext:value-type="float">
            <text:p>0.002767371855781</text:p>
          </table:table-cell>
          <table:table-cell table:formula="of:=0.5*[.DM12]*(([.DM6]-[.DL6])/([.DM1]-[.DL1]))^2" office:value-type="float" office:value="0.000174306370310007" calcext:value-type="float">
            <text:p>0.00017430637031</text:p>
          </table:table-cell>
          <table:table-cell table:formula="of:=0.5*[.DN12]*(([.DN6]-[.DM6])/([.DN1]-[.DM1]))^2" office:value-type="float" office:value="0.00017897673594261" calcext:value-type="float">
            <text:p>0.000178976735943</text:p>
          </table:table-cell>
          <table:table-cell table:formula="of:=0.5*[.DO12]*(([.DO6]-[.DN6])/([.DO1]-[.DN1]))^2" office:value-type="float" office:value="0.000983936716009517" calcext:value-type="float">
            <text:p>0.00098393671601</text:p>
          </table:table-cell>
          <table:table-cell table:formula="of:=0.5*[.DP12]*(([.DP6]-[.DO6])/([.DP1]-[.DO1]))^2" office:value-type="float" office:value="0.0254593296534776" calcext:value-type="float">
            <text:p>0.025459329653478</text:p>
          </table:table-cell>
          <table:table-cell table:formula="of:=0.5*[.DQ12]*(([.DQ6]-[.DP6])/([.DQ1]-[.DP1]))^2" office:value-type="float" office:value="0.000307294931753904" calcext:value-type="float">
            <text:p>0.000307294931754</text:p>
          </table:table-cell>
          <table:table-cell table:formula="of:=0.5*[.DR12]*(([.DR6]-[.DQ6])/([.DR1]-[.DQ1]))^2" office:value-type="float" office:value="0.0043277141712754" calcext:value-type="float">
            <text:p>0.004327714171275</text:p>
          </table:table-cell>
          <table:table-cell table:formula="of:=0.5*[.DS12]*(([.DS6]-[.DR6])/([.DS1]-[.DR1]))^2" office:value-type="float" office:value="0.00711461586029683" calcext:value-type="float">
            <text:p>0.007114615860297</text:p>
          </table:table-cell>
          <table:table-cell table:formula="of:=0.5*[.DT12]*(([.DT6]-[.DS6])/([.DT1]-[.DS1]))^2" office:value-type="float" office:value="0.0162419233393266" calcext:value-type="float">
            <text:p>0.016241923339327</text:p>
          </table:table-cell>
          <table:table-cell table:formula="of:=0.5*[.DU12]*(([.DU6]-[.DT6])/([.DU1]-[.DT1]))^2" office:value-type="float" office:value="0.0175864670394001" calcext:value-type="float">
            <text:p>0.0175864670394</text:p>
          </table:table-cell>
          <table:table-cell table:formula="of:=0.5*[.DV12]*(([.DV6]-[.DU6])/([.DV1]-[.DU1]))^2" office:value-type="float" office:value="0.0163031666477775" calcext:value-type="float">
            <text:p>0.016303166647778</text:p>
          </table:table-cell>
          <table:table-cell table:formula="of:=0.5*[.DW12]*(([.DW6]-[.DV6])/([.DW1]-[.DV1]))^2" office:value-type="float" office:value="0.00519090850374606" calcext:value-type="float">
            <text:p>0.005190908503746</text:p>
          </table:table-cell>
          <table:table-cell table:formula="of:=0.5*[.DX12]*(([.DX6]-[.DW6])/([.DX1]-[.DW1]))^2" office:value-type="float" office:value="0.0258051490353916" calcext:value-type="float">
            <text:p>0.025805149035392</text:p>
          </table:table-cell>
          <table:table-cell table:formula="of:=0.5*[.DY12]*(([.DY6]-[.DX6])/([.DY1]-[.DX1]))^2" office:value-type="float" office:value="0.0114694410475898" calcext:value-type="float">
            <text:p>0.01146944104759</text:p>
          </table:table-cell>
          <table:table-cell table:formula="of:=0.5*[.DZ12]*(([.DZ6]-[.DY6])/([.DZ1]-[.DY1]))^2" office:value-type="float" office:value="0.000172355909862221" calcext:value-type="float">
            <text:p>0.000172355909862</text:p>
          </table:table-cell>
          <table:table-cell table:formula="of:=0.5*[.EA12]*(([.EA6]-[.DZ6])/([.EA1]-[.DZ1]))^2" office:value-type="float" office:value="0.000289951684217802" calcext:value-type="float">
            <text:p>0.000289951684218</text:p>
          </table:table-cell>
          <table:table-cell table:formula="of:=0.5*[.EB12]*(([.EB6]-[.EA6])/([.EB1]-[.EA1]))^2" office:value-type="float" office:value="0.00149037274626612" calcext:value-type="float">
            <text:p>0.001490372746266</text:p>
          </table:table-cell>
          <table:table-cell table:formula="of:=0.5*[.EC12]*(([.EC6]-[.EB6])/([.EC1]-[.EB1]))^2" office:value-type="float" office:value="0.00020420263217324" calcext:value-type="float">
            <text:p>0.000204202632173</text:p>
          </table:table-cell>
          <table:table-cell table:formula="of:=0.5*[.ED12]*(([.ED6]-[.EC6])/([.ED1]-[.EC1]))^2" office:value-type="float" office:value="0.000315381494288899" calcext:value-type="float">
            <text:p>0.000315381494289</text:p>
          </table:table-cell>
          <table:table-cell table:formula="of:=0.5*[.EE12]*(([.EE6]-[.ED6])/([.EE1]-[.ED1]))^2" office:value-type="float" office:value="0.00351575678436485" calcext:value-type="float">
            <text:p>0.003515756784365</text:p>
          </table:table-cell>
          <table:table-cell table:formula="of:=0.5*[.EF12]*(([.EF6]-[.EE6])/([.EF1]-[.EE1]))^2" office:value-type="float" office:value="0.0114032338855307" calcext:value-type="float">
            <text:p>0.011403233885531</text:p>
          </table:table-cell>
          <table:table-cell table:formula="of:=0.5*[.EG12]*(([.EG6]-[.EF6])/([.EG1]-[.EF1]))^2" office:value-type="float" office:value="0.0135074651618417" calcext:value-type="float">
            <text:p>0.013507465161842</text:p>
          </table:table-cell>
          <table:table-cell table:formula="of:=0.5*[.EH12]*(([.EH6]-[.EG6])/([.EH1]-[.EG1]))^2" office:value-type="float" office:value="0.00666143412715989" calcext:value-type="float">
            <text:p>0.00666143412716</text:p>
          </table:table-cell>
          <table:table-cell table:formula="of:=0.5*[.EI12]*(([.EI6]-[.EH6])/([.EI1]-[.EH1]))^2" office:value-type="float" office:value="0.000843757845488762" calcext:value-type="float">
            <text:p>0.000843757845489</text:p>
          </table:table-cell>
          <table:table-cell table:formula="of:=0.5*[.EJ12]*(([.EJ6]-[.EI6])/([.EJ1]-[.EI1]))^2" office:value-type="float" office:value="0.0070856133970084" calcext:value-type="float">
            <text:p>0.007085613397008</text:p>
          </table:table-cell>
          <table:table-cell table:formula="of:=0.5*[.EK12]*(([.EK6]-[.EJ6])/([.EK1]-[.EJ1]))^2" office:value-type="float" office:value="0.00735001134955032" calcext:value-type="float">
            <text:p>0.00735001134955</text:p>
          </table:table-cell>
          <table:table-cell table:formula="of:=0.5*[.EL12]*(([.EL6]-[.EK6])/([.EL1]-[.EK1]))^2" office:value-type="float" office:value="0.00756428753087156" calcext:value-type="float">
            <text:p>0.007564287530872</text:p>
          </table:table-cell>
          <table:table-cell table:formula="of:=0.5*[.EM12]*(([.EM6]-[.EL6])/([.EM1]-[.EL1]))^2" office:value-type="float" office:value="0.000203147015938996" calcext:value-type="float">
            <text:p>0.000203147015939</text:p>
          </table:table-cell>
          <table:table-cell table:formula="of:=0.5*[.EN12]*(([.EN6]-[.EM6])/([.EN1]-[.EM1]))^2" office:value-type="float" office:value="0.00246983614203603" calcext:value-type="float">
            <text:p>0.002469836142036</text:p>
          </table:table-cell>
          <table:table-cell table:formula="of:=0.5*[.EO12]*(([.EO6]-[.EN6])/([.EO1]-[.EN1]))^2" office:value-type="float" office:value="0.00543877402570444" calcext:value-type="float">
            <text:p>0.005438774025704</text:p>
          </table:table-cell>
          <table:table-cell table:formula="of:=0.5*[.EP12]*(([.EP6]-[.EO6])/([.EP1]-[.EO1]))^2" office:value-type="float" office:value="0.00000603869152526209" calcext:value-type="float">
            <text:p>6.03869152526209E-06</text:p>
          </table:table-cell>
          <table:table-cell table:formula="of:=0.5*[.EQ12]*(([.EQ6]-[.EP6])/([.EQ1]-[.EP1]))^2" office:value-type="float" office:value="0.0000151661643358162" calcext:value-type="float">
            <text:p>1.51661643358162E-05</text:p>
          </table:table-cell>
          <table:table-cell table:formula="of:=0.5*[.ER12]*(([.ER6]-[.EQ6])/([.ER1]-[.EQ1]))^2" office:value-type="float" office:value="0.00458677636655169" calcext:value-type="float">
            <text:p>0.004586776366552</text:p>
          </table:table-cell>
          <table:table-cell table:formula="of:=0.5*[.ES12]*(([.ES6]-[.ER6])/([.ES1]-[.ER1]))^2" office:value-type="float" office:value="0.0184604253247487" calcext:value-type="float">
            <text:p>0.018460425324749</text:p>
          </table:table-cell>
          <table:table-cell table:formula="of:=0.5*[.ET12]*(([.ET6]-[.ES6])/([.ET1]-[.ES1]))^2" office:value-type="float" office:value="0.00466939668172687" calcext:value-type="float">
            <text:p>0.004669396681727</text:p>
          </table:table-cell>
          <table:table-cell table:formula="of:=0.5*[.EU12]*(([.EU6]-[.ET6])/([.EU1]-[.ET1]))^2" office:value-type="float" office:value="0.00746853902127409" calcext:value-type="float">
            <text:p>0.007468539021274</text:p>
          </table:table-cell>
          <table:table-cell table:formula="of:=0.5*[.EV12]*(([.EV6]-[.EU6])/([.EV1]-[.EU1]))^2" office:value-type="float" office:value="0.0561815151901429" calcext:value-type="float">
            <text:p>0.056181515190143</text:p>
          </table:table-cell>
          <table:table-cell table:formula="of:=0.5*[.EW12]*(([.EW6]-[.EV6])/([.EW1]-[.EV1]))^2" office:value-type="float" office:value="0.0575309074185166" calcext:value-type="float">
            <text:p>0.057530907418517</text:p>
          </table:table-cell>
          <table:table-cell table:formula="of:=0.5*[.EX12]*(([.EX6]-[.EW6])/([.EX1]-[.EW1]))^2" office:value-type="float" office:value="0.022165323269251" calcext:value-type="float">
            <text:p>0.022165323269251</text:p>
          </table:table-cell>
          <table:table-cell table:formula="of:=0.5*[.EY12]*(([.EY6]-[.EX6])/([.EY1]-[.EX1]))^2" office:value-type="float" office:value="0.00684958818774245" calcext:value-type="float">
            <text:p>0.006849588187742</text:p>
          </table:table-cell>
          <table:table-cell table:formula="of:=0.5*[.EZ12]*(([.EZ6]-[.EY6])/([.EZ1]-[.EY1]))^2" office:value-type="float" office:value="0.0120444036287941" calcext:value-type="float">
            <text:p>0.012044403628794</text:p>
          </table:table-cell>
          <table:table-cell table:formula="of:=0.5*[.FA12]*(([.FA6]-[.EZ6])/([.FA1]-[.EZ1]))^2" office:value-type="float" office:value="0.00611468541202683" calcext:value-type="float">
            <text:p>0.006114685412027</text:p>
          </table:table-cell>
          <table:table-cell table:formula="of:=0.5*[.FB12]*(([.FB6]-[.FA6])/([.FB1]-[.FA1]))^2" office:value-type="float" office:value="0.0107717184421403" calcext:value-type="float">
            <text:p>0.01077171844214</text:p>
          </table:table-cell>
          <table:table-cell table:formula="of:=0.5*[.FC12]*(([.FC6]-[.FB6])/([.FC1]-[.FB1]))^2" office:value-type="float" office:value="0.0129021362232005" calcext:value-type="float">
            <text:p>0.012902136223201</text:p>
          </table:table-cell>
          <table:table-cell table:formula="of:=0.5*[.FD12]*(([.FD6]-[.FC6])/([.FD1]-[.FC1]))^2" office:value-type="float" office:value="0.000318822140028558" calcext:value-type="float">
            <text:p>0.000318822140029</text:p>
          </table:table-cell>
          <table:table-cell table:formula="of:=0.5*[.FE12]*(([.FE6]-[.FD6])/([.FE1]-[.FD1]))^2" office:value-type="float" office:value="0.0000363842635286676" calcext:value-type="float">
            <text:p>3.63842635286676E-05</text:p>
          </table:table-cell>
          <table:table-cell table:formula="of:=0.5*[.FF12]*(([.FF6]-[.FE6])/([.FF1]-[.FE1]))^2" office:value-type="float" office:value="0.0000681311659681128" calcext:value-type="float">
            <text:p>6.81311659681128E-05</text:p>
          </table:table-cell>
          <table:table-cell table:formula="of:=0.5*[.FG12]*(([.FG6]-[.FF6])/([.FG1]-[.FF1]))^2" office:value-type="float" office:value="0.000326440346857222" calcext:value-type="float">
            <text:p>0.000326440346857</text:p>
          </table:table-cell>
          <table:table-cell table:formula="of:=0.5*[.FH12]*(([.FH6]-[.FG6])/([.FH1]-[.FG1]))^2" office:value-type="float" office:value="0.000315893923485747" calcext:value-type="float">
            <text:p>0.000315893923486</text:p>
          </table:table-cell>
          <table:table-cell table:formula="of:=0.5*[.FI12]*(([.FI6]-[.FH6])/([.FI1]-[.FH1]))^2" office:value-type="float" office:value="0.00270619548611951" calcext:value-type="float">
            <text:p>0.00270619548612</text:p>
          </table:table-cell>
          <table:table-cell table:formula="of:=0.5*[.FJ12]*(([.FJ6]-[.FI6])/([.FJ1]-[.FI1]))^2" office:value-type="float" office:value="0.0152317399015033" calcext:value-type="float">
            <text:p>0.015231739901503</text:p>
          </table:table-cell>
          <table:table-cell table:formula="of:=0.5*[.FK12]*(([.FK6]-[.FJ6])/([.FK1]-[.FJ1]))^2" office:value-type="float" office:value="0.0229780070983929" calcext:value-type="float">
            <text:p>0.022978007098393</text:p>
          </table:table-cell>
          <table:table-cell table:formula="of:=0.5*[.FL12]*(([.FL6]-[.FK6])/([.FL1]-[.FK1]))^2" office:value-type="float" office:value="0.0213962183750786" calcext:value-type="float">
            <text:p>0.021396218375079</text:p>
          </table:table-cell>
          <table:table-cell table:formula="of:=0.5*[.FM12]*(([.FM6]-[.FL6])/([.FM1]-[.FL1]))^2" office:value-type="float" office:value="0.00583273660203864" calcext:value-type="float">
            <text:p>0.005832736602039</text:p>
          </table:table-cell>
          <table:table-cell table:formula="of:=0.5*[.FN12]*(([.FN6]-[.FM6])/([.FN1]-[.FM1]))^2" office:value-type="float" office:value="0.000208797731060872" calcext:value-type="float">
            <text:p>0.000208797731061</text:p>
          </table:table-cell>
          <table:table-cell table:formula="of:=0.5*[.FO12]*(([.FO6]-[.FN6])/([.FO1]-[.FN1]))^2" office:value-type="float" office:value="0.0573316889802715" calcext:value-type="float">
            <text:p>0.057331688980272</text:p>
          </table:table-cell>
          <table:table-cell table:formula="of:=0.5*[.FP12]*(([.FP6]-[.FO6])/([.FP1]-[.FO1]))^2" office:value-type="float" office:value="0.000616081088752629" calcext:value-type="float">
            <text:p>0.000616081088753</text:p>
          </table:table-cell>
          <table:table-cell table:formula="of:=0.5*[.FQ12]*(([.FQ6]-[.FP6])/([.FQ1]-[.FP1]))^2" office:value-type="float" office:value="0.00193759781961305" calcext:value-type="float">
            <text:p>0.001937597819613</text:p>
          </table:table-cell>
          <table:table-cell table:formula="of:=0.5*[.FR12]*(([.FR6]-[.FQ6])/([.FR1]-[.FQ1]))^2" office:value-type="float" office:value="0.0048738756199864" calcext:value-type="float">
            <text:p>0.004873875619986</text:p>
          </table:table-cell>
          <table:table-cell table:formula="of:=0.5*[.FS12]*(([.FS6]-[.FR6])/([.FS1]-[.FR1]))^2" office:value-type="float" office:value="0.00043626037692321" calcext:value-type="float">
            <text:p>0.000436260376923</text:p>
          </table:table-cell>
          <table:table-cell table:formula="of:=0.5*[.FT12]*(([.FT6]-[.FS6])/([.FT1]-[.FS1]))^2" office:value-type="float" office:value="0.000123085881685086" calcext:value-type="float">
            <text:p>0.000123085881685</text:p>
          </table:table-cell>
          <table:table-cell table:formula="of:=0.5*[.FU12]*(([.FU6]-[.FT6])/([.FU1]-[.FT1]))^2" office:value-type="float" office:value="0.00163247593624829" calcext:value-type="float">
            <text:p>0.001632475936248</text:p>
          </table:table-cell>
          <table:table-cell table:formula="of:=0.5*[.FV12]*(([.FV6]-[.FU6])/([.FV1]-[.FU1]))^2" office:value-type="float" office:value="0.0635953964239739" calcext:value-type="float">
            <text:p>0.063595396423974</text:p>
          </table:table-cell>
          <table:table-cell table:formula="of:=0.5*[.FW12]*(([.FW6]-[.FV6])/([.FW1]-[.FV1]))^2" office:value-type="float" office:value="0.00639572134473386" calcext:value-type="float">
            <text:p>0.006395721344734</text:p>
          </table:table-cell>
          <table:table-cell table:formula="of:=0.5*[.FX12]*(([.FX6]-[.FW6])/([.FX1]-[.FW1]))^2" office:value-type="float" office:value="0.00573067726358042" calcext:value-type="float">
            <text:p>0.00573067726358</text:p>
          </table:table-cell>
          <table:table-cell table:formula="of:=0.5*[.FY12]*(([.FY6]-[.FX6])/([.FY1]-[.FX1]))^2" office:value-type="float" office:value="0.00908514330043149" calcext:value-type="float">
            <text:p>0.009085143300431</text:p>
          </table:table-cell>
          <table:table-cell table:formula="of:=0.5*[.FZ12]*(([.FZ6]-[.FY6])/([.FZ1]-[.FY1]))^2" office:value-type="float" office:value="0.00291395392486821" calcext:value-type="float">
            <text:p>0.002913953924868</text:p>
          </table:table-cell>
          <table:table-cell table:formula="of:=0.5*[.GA12]*(([.GA6]-[.FZ6])/([.GA1]-[.FZ1]))^2" office:value-type="float" office:value="0.00197280604538127" calcext:value-type="float">
            <text:p>0.001972806045381</text:p>
          </table:table-cell>
          <table:table-cell table:formula="of:=0.5*[.GB12]*(([.GB6]-[.GA6])/([.GB1]-[.GA1]))^2" office:value-type="float" office:value="0.00468750908355691" calcext:value-type="float">
            <text:p>0.004687509083557</text:p>
          </table:table-cell>
          <table:table-cell table:formula="of:=0.5*[.GC12]*(([.GC6]-[.GB6])/([.GC1]-[.GB1]))^2" office:value-type="float" office:value="0.000117678361705974" calcext:value-type="float">
            <text:p>0.000117678361706</text:p>
          </table:table-cell>
          <table:table-cell table:formula="of:=0.5*[.GD12]*(([.GD6]-[.GC6])/([.GD1]-[.GC1]))^2" office:value-type="float" office:value="0.00054301928589737" calcext:value-type="float">
            <text:p>0.000543019285897</text:p>
          </table:table-cell>
          <table:table-cell table:formula="of:=0.5*[.GE12]*(([.GE6]-[.GD6])/([.GE1]-[.GD1]))^2" office:value-type="float" office:value="0.000950309905478014" calcext:value-type="float">
            <text:p>0.000950309905478</text:p>
          </table:table-cell>
          <table:table-cell table:formula="of:=0.5*[.GF12]*(([.GF6]-[.GE6])/([.GF1]-[.GE1]))^2" office:value-type="float" office:value="0.0000934770729188934" calcext:value-type="float">
            <text:p>9.34770729188934E-05</text:p>
          </table:table-cell>
          <table:table-cell table:formula="of:=0.5*[.GG12]*(([.GG6]-[.GF6])/([.GG1]-[.GF1]))^2" office:value-type="float" office:value="0.00000899833991840659" calcext:value-type="float">
            <text:p>8.99833991840659E-06</text:p>
          </table:table-cell>
          <table:table-cell table:formula="of:=0.5*[.GH12]*(([.GH6]-[.GG6])/([.GH1]-[.GG1]))^2" office:value-type="float" office:value="0.00712766431061997" calcext:value-type="float">
            <text:p>0.00712766431062</text:p>
          </table:table-cell>
          <table:table-cell table:formula="of:=0.5*[.GI12]*(([.GI6]-[.GH6])/([.GI1]-[.GH1]))^2" office:value-type="float" office:value="0.0225166066708869" calcext:value-type="float">
            <text:p>0.022516606670887</text:p>
          </table:table-cell>
          <table:table-cell table:formula="of:=0.5*[.GJ12]*(([.GJ6]-[.GI6])/([.GJ1]-[.GI1]))^2" office:value-type="float" office:value="0.0383983769970611" calcext:value-type="float">
            <text:p>0.038398376997061</text:p>
          </table:table-cell>
          <table:table-cell table:formula="of:=0.5*[.GK12]*(([.GK6]-[.GJ6])/([.GK1]-[.GJ1]))^2" office:value-type="float" office:value="0.000508105397398435" calcext:value-type="float">
            <text:p>0.000508105397398</text:p>
          </table:table-cell>
          <table:table-cell table:formula="of:=0.5*[.GL12]*(([.GL6]-[.GK6])/([.GL1]-[.GK1]))^2" office:value-type="float" office:value="0.00451352897127372" calcext:value-type="float">
            <text:p>0.004513528971274</text:p>
          </table:table-cell>
          <table:table-cell table:formula="of:=0.5*[.GM12]*(([.GM6]-[.GL6])/([.GM1]-[.GL1]))^2" office:value-type="float" office:value="0.005590219537992" calcext:value-type="float">
            <text:p>0.005590219537992</text:p>
          </table:table-cell>
          <table:table-cell table:formula="of:=0.5*[.GN12]*(([.GN6]-[.GM6])/([.GN1]-[.GM1]))^2" office:value-type="float" office:value="0.00192133303232676" calcext:value-type="float">
            <text:p>0.001921333032327</text:p>
          </table:table-cell>
          <table:table-cell table:formula="of:=0.5*[.GO12]*(([.GO6]-[.GN6])/([.GO1]-[.GN1]))^2" office:value-type="float" office:value="0.00604346845379995" calcext:value-type="float">
            <text:p>0.0060434684538</text:p>
          </table:table-cell>
          <table:table-cell table:formula="of:=0.5*[.GP12]*(([.GP6]-[.GO6])/([.GP1]-[.GO1]))^2" office:value-type="float" office:value="0.00402671663940191" calcext:value-type="float">
            <text:p>0.004026716639402</text:p>
          </table:table-cell>
          <table:table-cell table:formula="of:=0.5*[.GQ12]*(([.GQ6]-[.GP6])/([.GQ1]-[.GP1]))^2" office:value-type="float" office:value="0.000190517607799609" calcext:value-type="float">
            <text:p>0.0001905176078</text:p>
          </table:table-cell>
          <table:table-cell table:formula="of:=0.5*[.GR12]*(([.GR6]-[.GQ6])/([.GR1]-[.GQ1]))^2" office:value-type="float" office:value="0.000863850830224033" calcext:value-type="float">
            <text:p>0.000863850830224</text:p>
          </table:table-cell>
          <table:table-cell table:formula="of:=0.5*[.GS12]*(([.GS6]-[.GR6])/([.GS1]-[.GR1]))^2" office:value-type="float" office:value="0.0000140563685241028" calcext:value-type="float">
            <text:p>1.40563685241028E-05</text:p>
          </table:table-cell>
          <table:table-cell table:formula="of:=0.5*[.GT12]*(([.GT6]-[.GS6])/([.GT1]-[.GS1]))^2" office:value-type="float" office:value="0.00013011359006073" calcext:value-type="float">
            <text:p>0.000130113590061</text:p>
          </table:table-cell>
          <table:table-cell table:formula="of:=0.5*[.GU12]*(([.GU6]-[.GT6])/([.GU1]-[.GT1]))^2" office:value-type="float" office:value="0.0015008979658554" calcext:value-type="float">
            <text:p>0.001500897965855</text:p>
          </table:table-cell>
          <table:table-cell table:formula="of:=0.5*[.GV12]*(([.GV6]-[.GU6])/([.GV1]-[.GU1]))^2" office:value-type="float" office:value="0.00871371016714897" calcext:value-type="float">
            <text:p>0.008713710167149</text:p>
          </table:table-cell>
          <table:table-cell table:formula="of:=0.5*[.GW12]*(([.GW6]-[.GV6])/([.GW1]-[.GV1]))^2" office:value-type="float" office:value="0.00122319855901651" calcext:value-type="float">
            <text:p>0.001223198559017</text:p>
          </table:table-cell>
          <table:table-cell table:formula="of:=0.5*[.GX12]*(([.GX6]-[.GW6])/([.GX1]-[.GW1]))^2" office:value-type="float" office:value="0.00568377262702835" calcext:value-type="float">
            <text:p>0.005683772627028</text:p>
          </table:table-cell>
          <table:table-cell table:formula="of:=0.5*[.GY12]*(([.GY6]-[.GX6])/([.GY1]-[.GX1]))^2" office:value-type="float" office:value="0.0133600465709229" calcext:value-type="float">
            <text:p>0.013360046570923</text:p>
          </table:table-cell>
          <table:table-cell table:formula="of:=0.5*[.GZ12]*(([.GZ6]-[.GY6])/([.GZ1]-[.GY1]))^2" office:value-type="float" office:value="0.0101818206059646" calcext:value-type="float">
            <text:p>0.010181820605965</text:p>
          </table:table-cell>
          <table:table-cell table:formula="of:=0.5*[.HA12]*(([.HA6]-[.GZ6])/([.HA1]-[.GZ1]))^2" office:value-type="float" office:value="0.000035116084204521" calcext:value-type="float">
            <text:p>3.5116084204521E-05</text:p>
          </table:table-cell>
          <table:table-cell table:formula="of:=0.5*[.HB12]*(([.HB6]-[.HA6])/([.HB1]-[.HA1]))^2" office:value-type="float" office:value="0.00058202197333211" calcext:value-type="float">
            <text:p>0.000582021973332</text:p>
          </table:table-cell>
          <table:table-cell table:formula="of:=0.5*[.HC12]*(([.HC6]-[.HB6])/([.HC1]-[.HB1]))^2" office:value-type="float" office:value="0.000541923052669732" calcext:value-type="float">
            <text:p>0.00054192305267</text:p>
          </table:table-cell>
          <table:table-cell table:formula="of:=0.5*[.HD12]*(([.HD6]-[.HC6])/([.HD1]-[.HC1]))^2" office:value-type="float" office:value="0.000158623490784773" calcext:value-type="float">
            <text:p>0.000158623490785</text:p>
          </table:table-cell>
          <table:table-cell table:formula="of:=0.5*[.HE12]*(([.HE6]-[.HD6])/([.HE1]-[.HD1]))^2" office:value-type="float" office:value="0.0000670583638216242" calcext:value-type="float">
            <text:p>6.70583638216242E-05</text:p>
          </table:table-cell>
          <table:table-cell table:formula="of:=0.5*[.HF12]*(([.HF6]-[.HE6])/([.HF1]-[.HE1]))^2" office:value-type="float" office:value="0.00410211447338543" calcext:value-type="float">
            <text:p>0.004102114473385</text:p>
          </table:table-cell>
          <table:table-cell table:formula="of:=0.5*[.HG12]*(([.HG6]-[.HF6])/([.HG1]-[.HF1]))^2" office:value-type="float" office:value="0.0143013071894903" calcext:value-type="float">
            <text:p>0.01430130718949</text:p>
          </table:table-cell>
          <table:table-cell table:formula="of:=0.5*[.HH12]*(([.HH6]-[.HG6])/([.HH1]-[.HG1]))^2" office:value-type="float" office:value="0.0175691764360354" calcext:value-type="float">
            <text:p>0.017569176436035</text:p>
          </table:table-cell>
          <table:table-cell table:formula="of:=0.5*[.HI12]*(([.HI6]-[.HH6])/([.HI1]-[.HH1]))^2" office:value-type="float" office:value="0.038579725389349" calcext:value-type="float">
            <text:p>0.038579725389349</text:p>
          </table:table-cell>
          <table:table-cell table:formula="of:=0.5*[.HJ12]*(([.HJ6]-[.HI6])/([.HJ1]-[.HI1]))^2" office:value-type="float" office:value="0.00883158589931181" calcext:value-type="float">
            <text:p>0.008831585899312</text:p>
          </table:table-cell>
          <table:table-cell table:formula="of:=0.5*[.HK12]*(([.HK6]-[.HJ6])/([.HK1]-[.HJ1]))^2" office:value-type="float" office:value="0.00755048842814837" calcext:value-type="float">
            <text:p>0.007550488428148</text:p>
          </table:table-cell>
          <table:table-cell table:formula="of:=0.5*[.HL12]*(([.HL6]-[.HK6])/([.HL1]-[.HK1]))^2" office:value-type="float" office:value="0.000355019321866401" calcext:value-type="float">
            <text:p>0.000355019321866</text:p>
          </table:table-cell>
          <table:table-cell table:formula="of:=0.5*[.HM12]*(([.HM6]-[.HL6])/([.HM1]-[.HL1]))^2" office:value-type="float" office:value="0.00431612043984734" calcext:value-type="float">
            <text:p>0.004316120439847</text:p>
          </table:table-cell>
          <table:table-cell table:formula="of:=0.5*[.HN12]*(([.HN6]-[.HM6])/([.HN1]-[.HM1]))^2" office:value-type="float" office:value="0.00308124766848653" calcext:value-type="float">
            <text:p>0.003081247668487</text:p>
          </table:table-cell>
          <table:table-cell table:formula="of:=0.5*[.HO12]*(([.HO6]-[.HN6])/([.HO1]-[.HN1]))^2" office:value-type="float" office:value="0.0117682137952163" calcext:value-type="float">
            <text:p>0.011768213795216</text:p>
          </table:table-cell>
          <table:table-cell table:formula="of:=0.5*[.HP12]*(([.HP6]-[.HO6])/([.HP1]-[.HO1]))^2" office:value-type="float" office:value="0.000000027738239311505" calcext:value-type="float">
            <text:p>2.7738239311505E-08</text:p>
          </table:table-cell>
          <table:table-cell table:formula="of:=0.5*[.HQ12]*(([.HQ6]-[.HP6])/([.HQ1]-[.HP1]))^2" office:value-type="float" office:value="0.00131134141139351" calcext:value-type="float">
            <text:p>0.001311341411394</text:p>
          </table:table-cell>
          <table:table-cell table:formula="of:=0.5*[.HR12]*(([.HR6]-[.HQ6])/([.HR1]-[.HQ1]))^2" office:value-type="float" office:value="0.000459495846823775" calcext:value-type="float">
            <text:p>0.000459495846824</text:p>
          </table:table-cell>
          <table:table-cell table:formula="of:=0.5*[.HS12]*(([.HS6]-[.HR6])/([.HS1]-[.HR1]))^2" office:value-type="float" office:value="0.00000308533690531946" calcext:value-type="float">
            <text:p>3.08533690531946E-06</text:p>
          </table:table-cell>
          <table:table-cell table:formula="of:=0.5*[.HT12]*(([.HT6]-[.HS6])/([.HT1]-[.HS1]))^2" office:value-type="float" office:value="0.000278494794024681" calcext:value-type="float">
            <text:p>0.000278494794025</text:p>
          </table:table-cell>
          <table:table-cell table:formula="of:=0.5*[.HU12]*(([.HU6]-[.HT6])/([.HU1]-[.HT1]))^2" office:value-type="float" office:value="0.00407541379348304" calcext:value-type="float">
            <text:p>0.004075413793483</text:p>
          </table:table-cell>
          <table:table-cell table:formula="of:=0.5*[.HV12]*(([.HV6]-[.HU6])/([.HV1]-[.HU1]))^2" office:value-type="float" office:value="0.00235842338219951" calcext:value-type="float">
            <text:p>0.0023584233822</text:p>
          </table:table-cell>
          <table:table-cell table:formula="of:=0.5*[.HW12]*(([.HW6]-[.HV6])/([.HW1]-[.HV1]))^2" office:value-type="float" office:value="0.0152728624861575" calcext:value-type="float">
            <text:p>0.015272862486158</text:p>
          </table:table-cell>
          <table:table-cell table:formula="of:=0.5*[.HX12]*(([.HX6]-[.HW6])/([.HX1]-[.HW1]))^2" office:value-type="float" office:value="0.027555220683009" calcext:value-type="float">
            <text:p>0.027555220683009</text:p>
          </table:table-cell>
          <table:table-cell table:formula="of:=0.5*[.HY12]*(([.HY6]-[.HX6])/([.HY1]-[.HX1]))^2" office:value-type="float" office:value="0.00419126172464364" calcext:value-type="float">
            <text:p>0.004191261724644</text:p>
          </table:table-cell>
          <table:table-cell table:formula="of:=0.5*[.HZ12]*(([.HZ6]-[.HY6])/([.HZ1]-[.HY1]))^2" office:value-type="float" office:value="0.00000000464500164289578" calcext:value-type="float">
            <text:p>4.64500164289578E-09</text:p>
          </table:table-cell>
          <table:table-cell table:formula="of:=0.5*[.IA12]*(([.IA6]-[.HZ6])/([.IA1]-[.HZ1]))^2" office:value-type="float" office:value="0.000198703835002681" calcext:value-type="float">
            <text:p>0.000198703835003</text:p>
          </table:table-cell>
          <table:table-cell table:formula="of:=0.5*[.IB12]*(([.IB6]-[.IA6])/([.IB1]-[.IA1]))^2" office:value-type="float" office:value="0.00118422057814928" calcext:value-type="float">
            <text:p>0.001184220578149</text:p>
          </table:table-cell>
          <table:table-cell table:formula="of:=0.5*[.IC12]*(([.IC6]-[.IB6])/([.IC1]-[.IB1]))^2" office:value-type="float" office:value="0.000337481988547986" calcext:value-type="float">
            <text:p>0.000337481988548</text:p>
          </table:table-cell>
          <table:table-cell table:formula="of:=0.5*[.ID12]*(([.ID6]-[.IC6])/([.ID1]-[.IC1]))^2" office:value-type="float" office:value="0.000250724494092739" calcext:value-type="float">
            <text:p>0.000250724494093</text:p>
          </table:table-cell>
          <table:table-cell table:formula="of:=0.5*[.IE12]*(([.IE6]-[.ID6])/([.IE1]-[.ID1]))^2" office:value-type="float" office:value="0.000000727257503975632" calcext:value-type="float">
            <text:p>7.27257503975632E-07</text:p>
          </table:table-cell>
          <table:table-cell table:formula="of:=0.5*[.IF12]*(([.IF6]-[.IE6])/([.IF1]-[.IE1]))^2" office:value-type="float" office:value="0.00436850590421856" calcext:value-type="float">
            <text:p>0.004368505904219</text:p>
          </table:table-cell>
          <table:table-cell table:formula="of:=0.5*[.IG12]*(([.IG6]-[.IF6])/([.IG1]-[.IF1]))^2" office:value-type="float" office:value="0.00809895317201616" calcext:value-type="float">
            <text:p>0.008098953172016</text:p>
          </table:table-cell>
          <table:table-cell table:formula="of:=0.5*[.IH12]*(([.IH6]-[.IG6])/([.IH1]-[.IG1]))^2" office:value-type="float" office:value="0.00472856141495002" calcext:value-type="float">
            <text:p>0.00472856141495</text:p>
          </table:table-cell>
          <table:table-cell table:formula="of:=0.5*[.II12]*(([.II6]-[.IH6])/([.II1]-[.IH1]))^2" office:value-type="float" office:value="0.0304989885224918" calcext:value-type="float">
            <text:p>0.030498988522492</text:p>
          </table:table-cell>
          <table:table-cell table:formula="of:=0.5*[.IJ12]*(([.IJ6]-[.II6])/([.IJ1]-[.II1]))^2" office:value-type="float" office:value="0.0000209159489611912" calcext:value-type="float">
            <text:p>2.09159489611912E-05</text:p>
          </table:table-cell>
          <table:table-cell table:formula="of:=0.5*[.IK12]*(([.IK6]-[.IJ6])/([.IK1]-[.IJ1]))^2" office:value-type="float" office:value="0.00218369936591615" calcext:value-type="float">
            <text:p>0.002183699365916</text:p>
          </table:table-cell>
          <table:table-cell table:formula="of:=0.5*[.IL12]*(([.IL6]-[.IK6])/([.IL1]-[.IK1]))^2" office:value-type="float" office:value="0.021439372359379" calcext:value-type="float">
            <text:p>0.021439372359379</text:p>
          </table:table-cell>
          <table:table-cell table:formula="of:=0.5*[.IM12]*(([.IM6]-[.IL6])/([.IM1]-[.IL1]))^2" office:value-type="float" office:value="0.00660558166199684" calcext:value-type="float">
            <text:p>0.006605581661997</text:p>
          </table:table-cell>
          <table:table-cell table:formula="of:=0.5*[.IN12]*(([.IN6]-[.IM6])/([.IN1]-[.IM1]))^2" office:value-type="float" office:value="0.000124361925842166" calcext:value-type="float">
            <text:p>0.000124361925842</text:p>
          </table:table-cell>
          <table:table-cell table:formula="of:=0.5*[.IO12]*(([.IO6]-[.IN6])/([.IO1]-[.IN1]))^2" office:value-type="float" office:value="0.0000917632738795331" calcext:value-type="float">
            <text:p>9.17632738795331E-05</text:p>
          </table:table-cell>
          <table:table-cell table:formula="of:=0.5*[.IP12]*(([.IP6]-[.IO6])/([.IP1]-[.IO1]))^2" office:value-type="float" office:value="0.000781365105322825" calcext:value-type="float">
            <text:p>0.000781365105323</text:p>
          </table:table-cell>
          <table:table-cell table:formula="of:=0.5*[.IQ12]*(([.IQ6]-[.IP6])/([.IQ1]-[.IP1]))^2" office:value-type="float" office:value="0.00000694767843184362" calcext:value-type="float">
            <text:p>6.94767843184362E-06</text:p>
          </table:table-cell>
          <table:table-cell table:formula="of:=0.5*[.IR12]*(([.IR6]-[.IQ6])/([.IR1]-[.IQ1]))^2" office:value-type="float" office:value="0.000457383557192113" calcext:value-type="float">
            <text:p>0.000457383557192</text:p>
          </table:table-cell>
          <table:table-cell table:formula="of:=0.5*[.IS12]*(([.IS6]-[.IR6])/([.IS1]-[.IR1]))^2" office:value-type="float" office:value="0.00975571002495455" calcext:value-type="float">
            <text:p>0.009755710024955</text:p>
          </table:table-cell>
          <table:table-cell table:formula="of:=0.5*[.IT12]*(([.IT6]-[.IS6])/([.IT1]-[.IS1]))^2" office:value-type="float" office:value="0.00178449858337249" calcext:value-type="float">
            <text:p>0.001784498583372</text:p>
          </table:table-cell>
          <table:table-cell table:formula="of:=0.5*[.IU12]*(([.IU6]-[.IT6])/([.IU1]-[.IT1]))^2" office:value-type="float" office:value="0.000409843815552655" calcext:value-type="float">
            <text:p>0.000409843815553</text:p>
          </table:table-cell>
          <table:table-cell table:formula="of:=0.5*[.IV12]*(([.IV6]-[.IU6])/([.IV1]-[.IU1]))^2" office:value-type="string" office:string-value="" calcext:value-type="error">
            <text:p>#DIV/0!</text:p>
          </table:table-cell>
          <table:table-cell table:formula="of:=0.5*[.IW12]*(([.IW6]-[.IV6])/([.IW1]-[.IV1]))^2" office:value-type="string" office:string-value="" calcext:value-type="error">
            <text:p>#DIV/0!</text:p>
          </table:table-cell>
          <table:table-cell table:formula="of:=0.5*[.IX12]*(([.IX6]-[.IW6])/([.IX1]-[.IW1]))^2" office:value-type="string" office:string-value="" calcext:value-type="error">
            <text:p>#DIV/0!</text:p>
          </table:table-cell>
          <table:table-cell table:formula="of:=0.5*[.IY12]*(([.IY6]-[.IX6])/([.IY1]-[.IX1]))^2" office:value-type="string" office:string-value="" calcext:value-type="error">
            <text:p>#DIV/0!</text:p>
          </table:table-cell>
          <table:table-cell table:formula="of:=0.5*[.IZ12]*(([.IZ6]-[.IY6])/([.IZ1]-[.IY1]))^2" office:value-type="string" office:string-value="" calcext:value-type="error">
            <text:p>#DIV/0!</text:p>
          </table:table-cell>
          <table:table-cell table:formula="of:=0.5*[.JA12]*(([.JA6]-[.IZ6])/([.JA1]-[.IZ1]))^2" office:value-type="string" office:string-value="" calcext:value-type="error">
            <text:p>#DIV/0!</text:p>
          </table:table-cell>
          <table:table-cell table:formula="of:=0.5*[.JB12]*(([.JB6]-[.JA6])/([.JB1]-[.JA1]))^2" office:value-type="string" office:string-value="" calcext:value-type="error">
            <text:p>#DIV/0!</text:p>
          </table:table-cell>
          <table:table-cell table:formula="of:=0.5*[.JC12]*(([.JC6]-[.JB6])/([.JC1]-[.JB1]))^2" office:value-type="string" office:string-value="" calcext:value-type="error">
            <text:p>#DIV/0!</text:p>
          </table:table-cell>
          <table:table-cell table:formula="of:=0.5*[.JD12]*(([.JD6]-[.JC6])/([.JD1]-[.JC1]))^2" office:value-type="string" office:string-value="" calcext:value-type="error">
            <text:p>#DIV/0!</text:p>
          </table:table-cell>
          <table:table-cell table:formula="of:=0.5*[.JE12]*(([.JE6]-[.JD6])/([.JE1]-[.JD1]))^2" office:value-type="string" office:string-value="" calcext:value-type="error">
            <text:p>#DIV/0!</text:p>
          </table:table-cell>
          <table:table-cell table:formula="of:=0.5*[.JF12]*(([.JF6]-[.JE6])/([.JF1]-[.JE1]))^2" office:value-type="string" office:string-value="" calcext:value-type="error">
            <text:p>#DIV/0!</text:p>
          </table:table-cell>
          <table:table-cell table:formula="of:=0.5*[.JG12]*(([.JG6]-[.JF6])/([.JG1]-[.JF1]))^2" office:value-type="string" office:string-value="" calcext:value-type="error">
            <text:p>#DIV/0!</text:p>
          </table:table-cell>
          <table:table-cell table:formula="of:=0.5*[.JH12]*(([.JH6]-[.JG6])/([.JH1]-[.JG1]))^2" office:value-type="string" office:string-value="" calcext:value-type="error">
            <text:p>#DIV/0!</text:p>
          </table:table-cell>
          <table:table-cell table:formula="of:=0.5*[.JI12]*(([.JI6]-[.JH6])/([.JI1]-[.JH1]))^2" office:value-type="string" office:string-value="" calcext:value-type="error">
            <text:p>#DIV/0!</text:p>
          </table:table-cell>
          <table:table-cell table:formula="of:=0.5*[.JJ12]*(([.JJ6]-[.JI6])/([.JJ1]-[.JI1]))^2" office:value-type="string" office:string-value="" calcext:value-type="error">
            <text:p>#DIV/0!</text:p>
          </table:table-cell>
          <table:table-cell table:formula="of:=0.5*[.JK12]*(([.JK6]-[.JJ6])/([.JK1]-[.JJ1]))^2" office:value-type="string" office:string-value="" calcext:value-type="error">
            <text:p>#DIV/0!</text:p>
          </table:table-cell>
          <table:table-cell table:formula="of:=0.5*[.JL12]*(([.JL6]-[.JK6])/([.JL1]-[.JK1]))^2" office:value-type="string" office:string-value="" calcext:value-type="error">
            <text:p>#DIV/0!</text:p>
          </table:table-cell>
          <table:table-cell table:formula="of:=0.5*[.JM12]*(([.JM6]-[.JL6])/([.JM1]-[.JL1]))^2" office:value-type="string" office:string-value="" calcext:value-type="error">
            <text:p>#DIV/0!</text:p>
          </table:table-cell>
          <table:table-cell table:formula="of:=0.5*[.JN12]*(([.JN6]-[.JM6])/([.JN1]-[.JM1]))^2" office:value-type="string" office:string-value="" calcext:value-type="error">
            <text:p>#DIV/0!</text:p>
          </table:table-cell>
          <table:table-cell table:formula="of:=0.5*[.JO12]*(([.JO6]-[.JN6])/([.JO1]-[.JN1]))^2" office:value-type="string" office:string-value="" calcext:value-type="error">
            <text:p>#DIV/0!</text:p>
          </table:table-cell>
          <table:table-cell table:formula="of:=0.5*[.JP12]*(([.JP6]-[.JO6])/([.JP1]-[.JO1]))^2" office:value-type="string" office:string-value="" calcext:value-type="error">
            <text:p>#DIV/0!</text:p>
          </table:table-cell>
          <table:table-cell table:formula="of:=0.5*[.JQ12]*(([.JQ6]-[.JP6])/([.JQ1]-[.JP1]))^2" office:value-type="string" office:string-value="" calcext:value-type="error">
            <text:p>#DIV/0!</text:p>
          </table:table-cell>
          <table:table-cell table:formula="of:=0.5*[.JR12]*(([.JR6]-[.JQ6])/([.JR1]-[.JQ1]))^2" office:value-type="string" office:string-value="" calcext:value-type="error">
            <text:p>#DIV/0!</text:p>
          </table:table-cell>
          <table:table-cell table:formula="of:=0.5*[.JS12]*(([.JS6]-[.JR6])/([.JS1]-[.JR1]))^2" office:value-type="string" office:string-value="" calcext:value-type="error">
            <text:p>#DIV/0!</text:p>
          </table:table-cell>
          <table:table-cell table:formula="of:=0.5*[.JT12]*(([.JT6]-[.JS6])/([.JT1]-[.JS1]))^2" office:value-type="string" office:string-value="" calcext:value-type="error">
            <text:p>#DIV/0!</text:p>
          </table:table-cell>
          <table:table-cell table:formula="of:=0.5*[.JU12]*(([.JU6]-[.JT6])/([.JU1]-[.JT1]))^2" office:value-type="string" office:string-value="" calcext:value-type="error">
            <text:p>#DIV/0!</text:p>
          </table:table-cell>
          <table:table-cell table:formula="of:=0.5*[.JV12]*(([.JV6]-[.JU6])/([.JV1]-[.JU1]))^2" office:value-type="string" office:string-value="" calcext:value-type="error">
            <text:p>#DIV/0!</text:p>
          </table:table-cell>
          <table:table-cell table:formula="of:=0.5*[.JW12]*(([.JW6]-[.JV6])/([.JW1]-[.JV1]))^2" office:value-type="string" office:string-value="" calcext:value-type="error">
            <text:p>#DIV/0!</text:p>
          </table:table-cell>
          <table:table-cell table:formula="of:=0.5*[.JX12]*(([.JX6]-[.JW6])/([.JX1]-[.JW1]))^2" office:value-type="string" office:string-value="" calcext:value-type="error">
            <text:p>#DIV/0!</text:p>
          </table:table-cell>
          <table:table-cell table:formula="of:=0.5*[.JY12]*(([.JY6]-[.JX6])/([.JY1]-[.JX1]))^2" office:value-type="string" office:string-value="" calcext:value-type="error">
            <text:p>#DIV/0!</text:p>
          </table:table-cell>
          <table:table-cell table:formula="of:=0.5*[.JZ12]*(([.JZ6]-[.JY6])/([.JZ1]-[.JY1]))^2" office:value-type="string" office:string-value="" calcext:value-type="error">
            <text:p>#DIV/0!</text:p>
          </table:table-cell>
          <table:table-cell table:formula="of:=0.5*[.KA12]*(([.KA6]-[.JZ6])/([.KA1]-[.JZ1]))^2" office:value-type="string" office:string-value="" calcext:value-type="error">
            <text:p>#DIV/0!</text:p>
          </table:table-cell>
          <table:table-cell table:formula="of:=0.5*[.KB12]*(([.KB6]-[.KA6])/([.KB1]-[.KA1]))^2" office:value-type="string" office:string-value="" calcext:value-type="error">
            <text:p>#DIV/0!</text:p>
          </table:table-cell>
          <table:table-cell table:formula="of:=0.5*[.KC12]*(([.KC6]-[.KB6])/([.KC1]-[.KB1]))^2" office:value-type="string" office:string-value="" calcext:value-type="error">
            <text:p>#DIV/0!</text:p>
          </table:table-cell>
          <table:table-cell table:formula="of:=0.5*[.KD12]*(([.KD6]-[.KC6])/([.KD1]-[.KC1]))^2" office:value-type="string" office:string-value="" calcext:value-type="error">
            <text:p>#DIV/0!</text:p>
          </table:table-cell>
          <table:table-cell table:formula="of:=0.5*[.KE12]*(([.KE6]-[.KD6])/([.KE1]-[.KD1]))^2" office:value-type="string" office:string-value="" calcext:value-type="error">
            <text:p>#DIV/0!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IT13])" office:value-type="float" office:value="4.5274539114124" calcext:value-type="float">
            <text:p>4.527453911412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IT14])" office:value-type="float" office:value="1.30945620282362" calcext:value-type="float">
            <text:p>1.30945620282362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83691011423602" calcext:value-type="float">
            <text:p>5.83691011423602</text:p>
          </table:table-cell>
          <table:table-cell table:formula="of:=[.B17]+[.C9]" office:value-type="float" office:value="13.361611356747" calcext:value-type="float">
            <text:p>13.361611356747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6:24:43.931814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6:26:52.333563376</dc:date>
    <meta:editing-duration>PT2M43S</meta:editing-duration>
    <meta:editing-cycles>2</meta:editing-cycles>
    <meta:generator>LibreOffice/6.4.7.2$Linux_X86_64 LibreOffice_project/40$Build-2</meta:generator>
    <meta:document-statistic meta:table-count="1" meta:cell-count="457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legend chart:legend-position="end" svg:x="12.719cm" svg:y="3.954cm" style:legend-expansion="high" chart:style-name="ch2"/>
        <chart:plot-area chart:style-name="ch3" table:cell-range-address="flatDgait11.A1:flatDgait11.IT1 flatDgait11.A6:flatDgait11.IT6 flatDgait11.A8:flatDgait11.IT8" chart:data-source-has-labels="both" svg:x="0.319cm" svg:y="0.18cm" svg:width="12.081cm" svg:height="8.645cm">
          <chartooo:coordinate-region svg:x="1.337cm" svg:y="0.38cm" svg:width="10.876cm" svg:height="8.246cm"/>
          <chart:axis chart:dimension="x" chart:name="primary-x" chart:style-name="ch4" chartooo:axis-type="auto">
            <chart:categories table:cell-range-address="flatDgait11.B1:flatDgait11.IT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Dgait11.B6:flatDgait11.IT6" chart:label-cell-address="flatDgait11.A6:flatDgait11.A6" chart:class="chart:scatter">
            <chart:domain table:cell-range-address="flatDgait11.B1:flatDgait11.IT1"/>
            <chart:data-point chart:repeated="253"/>
          </chart:series>
          <chart:series chart:style-name="ch7" chart:values-cell-range-address="flatDgait11.B8:flatDgait11.IT8" chart:label-cell-address="flatDgait11.A8:flatDgait11.A8" chart:class="chart:scatter">
            <chart:data-point chart:repeated="2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Dgait11.B1:flatDgait11.IT1</svg:desc>
                </draw:g>
              </table:table-cell>
              <table:table-cell office:value-type="float" office:value="0.0333566665649414">
                <text:p>0.0333566665649414</text:p>
              </table:table-cell>
              <table:table-cell office:value-type="float" office:value="0.0667126178741455">
                <text:p>0.0667126178741455</text:p>
              </table:table-cell>
              <table:table-cell office:value-type="float" office:value="0.133424043655396">
                <text:p>0.133424043655396</text:p>
              </table:table-cell>
              <table:table-cell office:value-type="float" office:value="0.1667799949646">
                <text:p>0.1667799949646</text:p>
              </table:table-cell>
              <table:table-cell office:value-type="float" office:value="0.200135707855225">
                <text:p>0.200135707855225</text:p>
              </table:table-cell>
              <table:table-cell office:value-type="float" office:value="0.23349142074585">
                <text:p>0.23349142074585</text:p>
              </table:table-cell>
              <table:table-cell office:value-type="float" office:value="0.266847133636475">
                <text:p>0.266847133636475</text:p>
              </table:table-cell>
              <table:table-cell office:value-type="float" office:value="0.333558559417725">
                <text:p>0.333558559417725</text:p>
              </table:table-cell>
              <table:table-cell office:value-type="float" office:value="0.36691427230835">
                <text:p>0.36691427230835</text:p>
              </table:table-cell>
              <table:table-cell office:value-type="float" office:value="0.400269985198975">
                <text:p>0.400269985198975</text:p>
              </table:table-cell>
              <table:table-cell office:value-type="float" office:value="0.466981172561646">
                <text:p>0.466981172561646</text:p>
              </table:table-cell>
              <table:table-cell office:value-type="float" office:value="0.500336885452271">
                <text:p>0.500336885452271</text:p>
              </table:table-cell>
              <table:table-cell office:value-type="float" office:value="0.533692598342896">
                <text:p>0.533692598342896</text:p>
              </table:table-cell>
              <table:table-cell office:value-type="float" office:value="0.567048311233521">
                <text:p>0.567048311233521</text:p>
              </table:table-cell>
              <table:table-cell office:value-type="float" office:value="0.633759498596191">
                <text:p>0.633759498596191</text:p>
              </table:table-cell>
              <table:table-cell office:value-type="float" office:value="0.667114973068237">
                <text:p>0.667114973068237</text:p>
              </table:table-cell>
              <table:table-cell office:value-type="float" office:value="0.700470447540283">
                <text:p>0.700470447540283</text:p>
              </table:table-cell>
              <table:table-cell office:value-type="float" office:value="0.733826160430908">
                <text:p>0.733826160430908</text:p>
              </table:table-cell>
              <table:table-cell office:value-type="float" office:value="0.767181634902954">
                <text:p>0.767181634902954</text:p>
              </table:table-cell>
              <table:table-cell office:value-type="float" office:value="0.833892822265625">
                <text:p>0.833892822265625</text:p>
              </table:table-cell>
              <table:table-cell office:value-type="float" office:value="0.867248296737671">
                <text:p>0.867248296737671</text:p>
              </table:table-cell>
              <table:table-cell office:value-type="float" office:value="0.933959245681763">
                <text:p>0.933959245681763</text:p>
              </table:table-cell>
              <table:table-cell office:value-type="float" office:value="0.967314720153809">
                <text:p>0.967314720153809</text:p>
              </table:table-cell>
              <table:table-cell office:value-type="float" office:value="1.00067019462585">
                <text:p>1.00067019462585</text:p>
              </table:table-cell>
              <table:table-cell office:value-type="float" office:value="1.06738305091858">
                <text:p>1.06738305091858</text:p>
              </table:table-cell>
              <table:table-cell office:value-type="float" office:value="1.10074043273926">
                <text:p>1.10074043273926</text:p>
              </table:table-cell>
              <table:table-cell office:value-type="float" office:value="1.13409781455994">
                <text:p>1.13409781455994</text:p>
              </table:table-cell>
              <table:table-cell office:value-type="float" office:value="1.16745519638062">
                <text:p>1.16745519638062</text:p>
              </table:table-cell>
              <table:table-cell office:value-type="float" office:value="1.20081281661987">
                <text:p>1.20081281661987</text:p>
              </table:table-cell>
              <table:table-cell office:value-type="float" office:value="1.23417019844055">
                <text:p>1.23417019844055</text:p>
              </table:table-cell>
              <table:table-cell office:value-type="float" office:value="1.26752781867981">
                <text:p>1.26752781867981</text:p>
              </table:table-cell>
              <table:table-cell office:value-type="float" office:value="1.33424258232117">
                <text:p>1.33424258232117</text:p>
              </table:table-cell>
              <table:table-cell office:value-type="float" office:value="1.36759996414185">
                <text:p>1.36759996414185</text:p>
              </table:table-cell>
              <table:table-cell office:value-type="float" office:value="1.43431496620178">
                <text:p>1.43431496620178</text:p>
              </table:table-cell>
              <table:table-cell office:value-type="float" office:value="1.50102972984314">
                <text:p>1.50102972984314</text:p>
              </table:table-cell>
              <table:table-cell office:value-type="float" office:value="1.53438711166382">
                <text:p>1.53438711166382</text:p>
              </table:table-cell>
              <table:table-cell office:value-type="float" office:value="1.60110211372376">
                <text:p>1.60110211372376</text:p>
              </table:table-cell>
              <table:table-cell office:value-type="float" office:value="1.63445949554443">
                <text:p>1.63445949554443</text:p>
              </table:table-cell>
              <table:table-cell office:value-type="float" office:value="1.66781687736511">
                <text:p>1.66781687736511</text:p>
              </table:table-cell>
              <table:table-cell office:value-type="float" office:value="1.70117425918579">
                <text:p>1.70117425918579</text:p>
              </table:table-cell>
              <table:table-cell office:value-type="float" office:value="1.76788902282715">
                <text:p>1.76788902282715</text:p>
              </table:table-cell>
              <table:table-cell office:value-type="float" office:value="1.80124664306641">
                <text:p>1.80124664306641</text:p>
              </table:table-cell>
              <table:table-cell office:value-type="float" office:value="1.83460402488709">
                <text:p>1.83460402488709</text:p>
              </table:table-cell>
              <table:table-cell office:value-type="float" office:value="1.90131878852844">
                <text:p>1.90131878852844</text:p>
              </table:table-cell>
              <table:table-cell office:value-type="float" office:value="1.93467617034912">
                <text:p>1.93467617034912</text:p>
              </table:table-cell>
              <table:table-cell office:value-type="float" office:value="1.9680335521698">
                <text:p>1.9680335521698</text:p>
              </table:table-cell>
              <table:table-cell office:value-type="float" office:value="2.00139117240906">
                <text:p>2.00139117240906</text:p>
              </table:table-cell>
              <table:table-cell office:value-type="float" office:value="2.03474855422974">
                <text:p>2.03474855422974</text:p>
              </table:table-cell>
              <table:table-cell office:value-type="float" office:value="2.10145974159241">
                <text:p>2.10145974159241</text:p>
              </table:table-cell>
              <table:table-cell office:value-type="float" office:value="2.13481521606445">
                <text:p>2.13481521606445</text:p>
              </table:table-cell>
              <table:table-cell office:value-type="float" office:value="2.1681706905365">
                <text:p>2.1681706905365</text:p>
              </table:table-cell>
              <table:table-cell office:value-type="float" office:value="2.20152616500854">
                <text:p>2.20152616500854</text:p>
              </table:table-cell>
              <table:table-cell office:value-type="float" office:value="2.23488187789917">
                <text:p>2.23488187789917</text:p>
              </table:table-cell>
              <table:table-cell office:value-type="float" office:value="2.30159282684326">
                <text:p>2.30159282684326</text:p>
              </table:table-cell>
              <table:table-cell office:value-type="float" office:value="2.33494830131531">
                <text:p>2.33494830131531</text:p>
              </table:table-cell>
              <table:table-cell office:value-type="float" office:value="2.36830377578735">
                <text:p>2.36830377578735</text:p>
              </table:table-cell>
              <table:table-cell office:value-type="float" office:value="2.40165901184082">
                <text:p>2.40165901184082</text:p>
              </table:table-cell>
              <table:table-cell office:value-type="float" office:value="2.5017249584198">
                <text:p>2.5017249584198</text:p>
              </table:table-cell>
              <table:table-cell office:value-type="float" office:value="2.56843590736389">
                <text:p>2.56843590736389</text:p>
              </table:table-cell>
              <table:table-cell office:value-type="float" office:value="2.60179114341736">
                <text:p>2.60179114341736</text:p>
              </table:table-cell>
              <table:table-cell office:value-type="float" office:value="2.63514637947083">
                <text:p>2.63514637947083</text:p>
              </table:table-cell>
              <table:table-cell office:value-type="float" office:value="2.66850185394287">
                <text:p>2.66850185394287</text:p>
              </table:table-cell>
              <table:table-cell office:value-type="float" office:value="2.7352123260498">
                <text:p>2.7352123260498</text:p>
              </table:table-cell>
              <table:table-cell office:value-type="float" office:value="2.76856756210327">
                <text:p>2.76856756210327</text:p>
              </table:table-cell>
              <table:table-cell office:value-type="float" office:value="2.80192279815674">
                <text:p>2.80192279815674</text:p>
              </table:table-cell>
              <table:table-cell office:value-type="float" office:value="2.83527803421021">
                <text:p>2.83527803421021</text:p>
              </table:table-cell>
              <table:table-cell office:value-type="float" office:value="2.86863327026367">
                <text:p>2.86863327026367</text:p>
              </table:table-cell>
              <table:table-cell office:value-type="float" office:value="2.90198850631714">
                <text:p>2.90198850631714</text:p>
              </table:table-cell>
              <table:table-cell office:value-type="float" office:value="2.93534374237061">
                <text:p>2.93534374237061</text:p>
              </table:table-cell>
              <table:table-cell office:value-type="float" office:value="2.96869897842407">
                <text:p>2.96869897842407</text:p>
              </table:table-cell>
              <table:table-cell office:value-type="float" office:value="3.00205421447754">
                <text:p>3.00205421447754</text:p>
              </table:table-cell>
              <table:table-cell office:value-type="float" office:value="3.03540921211243">
                <text:p>3.03540921211243</text:p>
              </table:table-cell>
              <table:table-cell office:value-type="float" office:value="3.06876492500305">
                <text:p>3.06876492500305</text:p>
              </table:table-cell>
              <table:table-cell office:value-type="float" office:value="3.13547587394714">
                <text:p>3.13547587394714</text:p>
              </table:table-cell>
              <table:table-cell office:value-type="float" office:value="3.16883134841919">
                <text:p>3.16883134841919</text:p>
              </table:table-cell>
              <table:table-cell office:value-type="float" office:value="3.20218682289124">
                <text:p>3.20218682289124</text:p>
              </table:table-cell>
              <table:table-cell office:value-type="float" office:value="3.26889777183533">
                <text:p>3.26889777183533</text:p>
              </table:table-cell>
              <table:table-cell office:value-type="float" office:value="3.30225324630737">
                <text:p>3.30225324630737</text:p>
              </table:table-cell>
              <table:table-cell office:value-type="float" office:value="3.33560872077942">
                <text:p>3.33560872077942</text:p>
              </table:table-cell>
              <table:table-cell office:value-type="float" office:value="3.40231966972351">
                <text:p>3.40231966972351</text:p>
              </table:table-cell>
              <table:table-cell office:value-type="float" office:value="3.4356746673584">
                <text:p>3.4356746673584</text:p>
              </table:table-cell>
              <table:table-cell office:value-type="float" office:value="3.46903014183044">
                <text:p>3.46903014183044</text:p>
              </table:table-cell>
              <table:table-cell office:value-type="float" office:value="3.50238537788391">
                <text:p>3.50238537788391</text:p>
              </table:table-cell>
              <table:table-cell office:value-type="float" office:value="3.56909608840942">
                <text:p>3.56909608840942</text:p>
              </table:table-cell>
              <table:table-cell office:value-type="float" office:value="3.63580679893494">
                <text:p>3.63580679893494</text:p>
              </table:table-cell>
              <table:table-cell office:value-type="float" office:value="3.96935892105103">
                <text:p>3.96935892105103</text:p>
              </table:table-cell>
              <table:table-cell office:value-type="float" office:value="4.00271415710449">
                <text:p>4.00271415710449</text:p>
              </table:table-cell>
              <table:table-cell office:value-type="float" office:value="4.56977725028992">
                <text:p>4.56977725028992</text:p>
              </table:table-cell>
              <table:table-cell office:value-type="float" office:value="4.60313391685486">
                <text:p>4.60313391685486</text:p>
              </table:table-cell>
              <table:table-cell office:value-type="float" office:value="4.6364905834198">
                <text:p>4.6364905834198</text:p>
              </table:table-cell>
              <table:table-cell office:value-type="float" office:value="4.66984748840332">
                <text:p>4.66984748840332</text:p>
              </table:table-cell>
              <table:table-cell office:value-type="float" office:value="4.7365608215332">
                <text:p>4.7365608215332</text:p>
              </table:table-cell>
              <table:table-cell office:value-type="float" office:value="4.80327415466309">
                <text:p>4.80327415466309</text:p>
              </table:table-cell>
              <table:table-cell office:value-type="float" office:value="5.40368843078613">
                <text:p>5.40368843078613</text:p>
              </table:table-cell>
              <table:table-cell office:value-type="float" office:value="5.5037567615509">
                <text:p>5.5037567615509</text:p>
              </table:table-cell>
              <table:table-cell office:value-type="float" office:value="5.57046890258789">
                <text:p>5.57046890258789</text:p>
              </table:table-cell>
              <table:table-cell office:value-type="float" office:value="5.6371808052063">
                <text:p>5.6371808052063</text:p>
              </table:table-cell>
              <table:table-cell office:value-type="float" office:value="5.73724889755249">
                <text:p>5.73724889755249</text:p>
              </table:table-cell>
              <table:table-cell office:value-type="float" office:value="5.80396103858948">
                <text:p>5.80396103858948</text:p>
              </table:table-cell>
              <table:table-cell office:value-type="float" office:value="5.83731722831726">
                <text:p>5.83731722831726</text:p>
              </table:table-cell>
              <table:table-cell office:value-type="float" office:value="5.87067317962647">
                <text:p>5.87067317962647</text:p>
              </table:table-cell>
              <table:table-cell office:value-type="float" office:value="5.93738508224487">
                <text:p>5.93738508224487</text:p>
              </table:table-cell>
              <table:table-cell office:value-type="float" office:value="6.00409698486328">
                <text:p>6.00409698486328</text:p>
              </table:table-cell>
              <table:table-cell office:value-type="float" office:value="6.03745293617249">
                <text:p>6.03745293617249</text:p>
              </table:table-cell>
              <table:table-cell office:value-type="float" office:value="6.07080984115601">
                <text:p>6.07080984115601</text:p>
              </table:table-cell>
              <table:table-cell office:value-type="float" office:value="6.13752341270447">
                <text:p>6.13752341270447</text:p>
              </table:table-cell>
              <table:table-cell office:value-type="float" office:value="6.17088031768799">
                <text:p>6.17088031768799</text:p>
              </table:table-cell>
              <table:table-cell office:value-type="float" office:value="6.23759412765503">
                <text:p>6.23759412765503</text:p>
              </table:table-cell>
              <table:table-cell office:value-type="float" office:value="6.33766508102417">
                <text:p>6.33766508102417</text:p>
              </table:table-cell>
              <table:table-cell office:value-type="float" office:value="6.40437865257263">
                <text:p>6.40437865257263</text:p>
              </table:table-cell>
              <table:table-cell office:value-type="float" office:value="6.57116293907166">
                <text:p>6.57116293907166</text:p>
              </table:table-cell>
              <table:table-cell office:value-type="float" office:value="6.60451984405518">
                <text:p>6.60451984405518</text:p>
              </table:table-cell>
              <table:table-cell office:value-type="float" office:value="6.6378767490387">
                <text:p>6.6378767490387</text:p>
              </table:table-cell>
              <table:table-cell office:value-type="float" office:value="7.17158198356628">
                <text:p>7.17158198356628</text:p>
              </table:table-cell>
              <table:table-cell office:value-type="float" office:value="7.20493793487549">
                <text:p>7.20493793487549</text:p>
              </table:table-cell>
              <table:table-cell office:value-type="float" office:value="7.47178459167481">
                <text:p>7.47178459167481</text:p>
              </table:table-cell>
              <table:table-cell office:value-type="float" office:value="7.50514030456543">
                <text:p>7.50514030456543</text:p>
              </table:table-cell>
              <table:table-cell office:value-type="float" office:value="7.80534172058106">
                <text:p>7.80534172058106</text:p>
              </table:table-cell>
              <table:table-cell office:value-type="float" office:value="7.87205290794373">
                <text:p>7.87205290794373</text:p>
              </table:table-cell>
              <table:table-cell office:value-type="float" office:value="7.90540862083435">
                <text:p>7.90540862083435</text:p>
              </table:table-cell>
              <table:table-cell office:value-type="float" office:value="7.97211980819702">
                <text:p>7.97211980819702</text:p>
              </table:table-cell>
              <table:table-cell office:value-type="float" office:value="8.00547552108765">
                <text:p>8.00547552108765</text:p>
              </table:table-cell>
              <table:table-cell office:value-type="float" office:value="8.03883099555969">
                <text:p>8.03883099555969</text:p>
              </table:table-cell>
              <table:table-cell office:value-type="float" office:value="8.07218718528748">
                <text:p>8.07218718528748</text:p>
              </table:table-cell>
              <table:table-cell office:value-type="float" office:value="8.13889980316162">
                <text:p>8.13889980316162</text:p>
              </table:table-cell>
              <table:table-cell office:value-type="float" office:value="8.1722559928894">
                <text:p>8.1722559928894</text:p>
              </table:table-cell>
              <table:table-cell office:value-type="float" office:value="8.23896837234497">
                <text:p>8.23896837234497</text:p>
              </table:table-cell>
              <table:table-cell office:value-type="float" office:value="8.30568099021912">
                <text:p>8.30568099021912</text:p>
              </table:table-cell>
              <table:table-cell office:value-type="float" office:value="8.3390371799469">
                <text:p>8.3390371799469</text:p>
              </table:table-cell>
              <table:table-cell office:value-type="float" office:value="8.40574955940247">
                <text:p>8.40574955940247</text:p>
              </table:table-cell>
              <table:table-cell office:value-type="float" office:value="8.47246170043945">
                <text:p>8.47246170043945</text:p>
              </table:table-cell>
              <table:table-cell office:value-type="float" office:value="8.53917407989502">
                <text:p>8.53917407989502</text:p>
              </table:table-cell>
              <table:table-cell office:value-type="float" office:value="8.5725302696228">
                <text:p>8.5725302696228</text:p>
              </table:table-cell>
              <table:table-cell office:value-type="float" office:value="8.63924241065979">
                <text:p>8.63924241065979</text:p>
              </table:table-cell>
              <table:table-cell office:value-type="float" office:value="8.70595479011536">
                <text:p>8.70595479011536</text:p>
              </table:table-cell>
              <table:table-cell office:value-type="float" office:value="8.77266693115234">
                <text:p>8.77266693115234</text:p>
              </table:table-cell>
              <table:table-cell office:value-type="float" office:value="8.97280335426331">
                <text:p>8.97280335426331</text:p>
              </table:table-cell>
              <table:table-cell office:value-type="float" office:value="9.1395845413208">
                <text:p>9.1395845413208</text:p>
              </table:table-cell>
              <table:table-cell office:value-type="float" office:value="9.17294073104858">
                <text:p>9.17294073104858</text:p>
              </table:table-cell>
              <table:table-cell office:value-type="float" office:value="9.23965334892273">
                <text:p>9.23965334892273</text:p>
              </table:table-cell>
              <table:table-cell office:value-type="float" office:value="9.27300953865051">
                <text:p>9.27300953865051</text:p>
              </table:table-cell>
              <table:table-cell office:value-type="float" office:value="9.3063657283783">
                <text:p>9.3063657283783</text:p>
              </table:table-cell>
              <table:table-cell office:value-type="float" office:value="9.77335238456726">
                <text:p>9.77335238456726</text:p>
              </table:table-cell>
              <table:table-cell office:value-type="float" office:value="9.80670857429504">
                <text:p>9.80670857429504</text:p>
              </table:table-cell>
              <table:table-cell office:value-type="float" office:value="9.84006476402283">
                <text:p>9.84006476402283</text:p>
              </table:table-cell>
              <table:table-cell office:value-type="float" office:value="10.0402011871338">
                <text:p>10.0402011871338</text:p>
              </table:table-cell>
              <table:table-cell office:value-type="float" office:value="10.4072005748749">
                <text:p>10.4072005748749</text:p>
              </table:table-cell>
              <table:table-cell office:value-type="float" office:value="10.4405646324158">
                <text:p>10.4405646324158</text:p>
              </table:table-cell>
              <table:table-cell office:value-type="float" office:value="10.4739286899567">
                <text:p>10.4739286899567</text:p>
              </table:table-cell>
              <table:table-cell office:value-type="float" office:value="10.5072929859161">
                <text:p>10.5072929859161</text:p>
              </table:table-cell>
              <table:table-cell office:value-type="float" office:value="10.5740213394165">
                <text:p>10.5740213394165</text:p>
              </table:table-cell>
              <table:table-cell office:value-type="float" office:value="10.607385635376">
                <text:p>10.607385635376</text:p>
              </table:table-cell>
              <table:table-cell office:value-type="float" office:value="10.640750169754">
                <text:p>10.640750169754</text:p>
              </table:table-cell>
              <table:table-cell office:value-type="float" office:value="10.6741147041321">
                <text:p>10.6741147041321</text:p>
              </table:table-cell>
              <table:table-cell office:value-type="float" office:value="10.7408437728882">
                <text:p>10.7408437728882</text:p>
              </table:table-cell>
              <table:table-cell office:value-type="float" office:value="10.8075733184814">
                <text:p>10.8075733184814</text:p>
              </table:table-cell>
              <table:table-cell office:value-type="float" office:value="10.8409378528595">
                <text:p>10.8409378528595</text:p>
              </table:table-cell>
              <table:table-cell office:value-type="float" office:value="10.8743028640747">
                <text:p>10.8743028640747</text:p>
              </table:table-cell>
              <table:table-cell office:value-type="float" office:value="10.9076678752899">
                <text:p>10.9076678752899</text:p>
              </table:table-cell>
              <table:table-cell office:value-type="float" office:value="10.9410328865051">
                <text:p>10.9410328865051</text:p>
              </table:table-cell>
              <table:table-cell office:value-type="float" office:value="11.0077631473541">
                <text:p>11.0077631473541</text:p>
              </table:table-cell>
              <table:table-cell office:value-type="float" office:value="11.0744919776917">
                <text:p>11.0744919776917</text:p>
              </table:table-cell>
              <table:table-cell office:value-type="float" office:value="11.1412191390991">
                <text:p>11.1412191390991</text:p>
              </table:table-cell>
              <table:table-cell office:value-type="float" office:value="11.1745829582214">
                <text:p>11.1745829582214</text:p>
              </table:table-cell>
              <table:table-cell office:value-type="float" office:value="11.2079470157623">
                <text:p>11.2079470157623</text:p>
              </table:table-cell>
              <table:table-cell office:value-type="float" office:value="11.2413108348846">
                <text:p>11.2413108348846</text:p>
              </table:table-cell>
              <table:table-cell office:value-type="float" office:value="11.3080384731293">
                <text:p>11.3080384731293</text:p>
              </table:table-cell>
              <table:table-cell office:value-type="float" office:value="11.3414025306702">
                <text:p>11.3414025306702</text:p>
              </table:table-cell>
              <table:table-cell office:value-type="float" office:value="11.3747665882111">
                <text:p>11.3747665882111</text:p>
              </table:table-cell>
              <table:table-cell office:value-type="float" office:value="11.70840883255">
                <text:p>11.70840883255</text:p>
              </table:table-cell>
              <table:table-cell office:value-type="float" office:value="11.7751379013062">
                <text:p>11.7751379013062</text:p>
              </table:table-cell>
              <table:table-cell office:value-type="float" office:value="12.3089079856873">
                <text:p>12.3089079856873</text:p>
              </table:table-cell>
              <table:table-cell office:value-type="float" office:value="12.3756213188171">
                <text:p>12.3756213188171</text:p>
              </table:table-cell>
              <table:table-cell office:value-type="float" office:value="12.4089777469635">
                <text:p>12.4089777469635</text:p>
              </table:table-cell>
              <table:table-cell office:value-type="float" office:value="13.0761089324951">
                <text:p>13.0761089324951</text:p>
              </table:table-cell>
              <table:table-cell office:value-type="float" office:value="13.1428215503693">
                <text:p>13.1428215503693</text:p>
              </table:table-cell>
              <table:table-cell office:value-type="float" office:value="13.2095339298248">
                <text:p>13.2095339298248</text:p>
              </table:table-cell>
              <table:table-cell office:value-type="float" office:value="13.2762460708618">
                <text:p>13.2762460708618</text:p>
              </table:table-cell>
              <table:table-cell office:value-type="float" office:value="13.3096022605896">
                <text:p>13.3096022605896</text:p>
              </table:table-cell>
              <table:table-cell office:value-type="float" office:value="13.3429584503174">
                <text:p>13.3429584503174</text:p>
              </table:table-cell>
              <table:table-cell office:value-type="float" office:value="13.3763146400452">
                <text:p>13.3763146400452</text:p>
              </table:table-cell>
              <table:table-cell office:value-type="float" office:value="13.4430267810822">
                <text:p>13.4430267810822</text:p>
              </table:table-cell>
              <table:table-cell office:value-type="float" office:value="13.4763829708099">
                <text:p>13.4763829708099</text:p>
              </table:table-cell>
              <table:table-cell office:value-type="float" office:value="13.5097391605377">
                <text:p>13.5097391605377</text:p>
              </table:table-cell>
              <table:table-cell office:value-type="float" office:value="13.5430951118469">
                <text:p>13.5430951118469</text:p>
              </table:table-cell>
              <table:table-cell office:value-type="float" office:value="13.6098072528839">
                <text:p>13.6098072528839</text:p>
              </table:table-cell>
              <table:table-cell office:value-type="float" office:value="13.6765193939209">
                <text:p>13.6765193939209</text:p>
              </table:table-cell>
              <table:table-cell office:value-type="float" office:value="13.7432317733765">
                <text:p>13.7432317733765</text:p>
              </table:table-cell>
              <table:table-cell office:value-type="float" office:value="13.8099439144135">
                <text:p>13.8099439144135</text:p>
              </table:table-cell>
              <table:table-cell office:value-type="float" office:value="13.8432998657227">
                <text:p>13.8432998657227</text:p>
              </table:table-cell>
              <table:table-cell office:value-type="float" office:value="13.8766558170319">
                <text:p>13.8766558170319</text:p>
              </table:table-cell>
              <table:table-cell office:value-type="float" office:value="13.9433677196503">
                <text:p>13.9433677196503</text:p>
              </table:table-cell>
              <table:table-cell office:value-type="float" office:value="13.9767236709595">
                <text:p>13.9767236709595</text:p>
              </table:table-cell>
              <table:table-cell office:value-type="float" office:value="14.310284614563">
                <text:p>14.310284614563</text:p>
              </table:table-cell>
              <table:table-cell office:value-type="float" office:value="14.8106248378754">
                <text:p>14.8106248378754</text:p>
              </table:table-cell>
              <table:table-cell office:value-type="float" office:value="14.8439807891846">
                <text:p>14.8439807891846</text:p>
              </table:table-cell>
              <table:table-cell office:value-type="float" office:value="14.8773367404938">
                <text:p>14.8773367404938</text:p>
              </table:table-cell>
              <table:table-cell office:value-type="float" office:value="14.910692691803">
                <text:p>14.910692691803</text:p>
              </table:table-cell>
              <table:table-cell office:value-type="float" office:value="15.010760307312">
                <text:p>15.010760307312</text:p>
              </table:table-cell>
              <table:table-cell office:value-type="float" office:value="15.7446031570435">
                <text:p>15.7446031570435</text:p>
              </table:table-cell>
              <table:table-cell office:value-type="float" office:value="15.8113162517548">
                <text:p>15.8113162517548</text:p>
              </table:table-cell>
              <table:table-cell office:value-type="float" office:value="15.8446726799011">
                <text:p>15.8446726799011</text:p>
              </table:table-cell>
              <table:table-cell office:value-type="float" office:value="15.8780291080475">
                <text:p>15.8780291080475</text:p>
              </table:table-cell>
              <table:table-cell office:value-type="float" office:value="15.9113855361938">
                <text:p>15.9113855361938</text:p>
              </table:table-cell>
              <table:table-cell office:value-type="float" office:value="15.9447419643402">
                <text:p>15.9447419643402</text:p>
              </table:table-cell>
              <table:table-cell office:value-type="float" office:value="16.0114548206329">
                <text:p>16.0114548206329</text:p>
              </table:table-cell>
              <table:table-cell office:value-type="float" office:value="16.0781681537628">
                <text:p>16.0781681537628</text:p>
              </table:table-cell>
              <table:table-cell office:value-type="float" office:value="16.1115252971649">
                <text:p>16.1115252971649</text:p>
              </table:table-cell>
              <table:table-cell office:value-type="float" office:value="16.1782395839691">
                <text:p>16.1782395839691</text:p>
              </table:table-cell>
              <table:table-cell office:value-type="float" office:value="16.2115964889526">
                <text:p>16.2115964889526</text:p>
              </table:table-cell>
              <table:table-cell office:value-type="float" office:value="16.2449533939362">
                <text:p>16.2449533939362</text:p>
              </table:table-cell>
              <table:table-cell office:value-type="float" office:value="16.2783105373383">
                <text:p>16.2783105373383</text:p>
              </table:table-cell>
              <table:table-cell office:value-type="float" office:value="16.3450243473053">
                <text:p>16.3450243473053</text:p>
              </table:table-cell>
              <table:table-cell office:value-type="float" office:value="16.3783814907074">
                <text:p>16.3783814907074</text:p>
              </table:table-cell>
              <table:table-cell office:value-type="float" office:value="16.4117383956909">
                <text:p>16.4117383956909</text:p>
              </table:table-cell>
              <table:table-cell office:value-type="float" office:value="16.445095539093">
                <text:p>16.445095539093</text:p>
              </table:table-cell>
              <table:table-cell office:value-type="float" office:value="16.5451664924622">
                <text:p>16.5451664924622</text:p>
              </table:table-cell>
              <table:table-cell office:value-type="float" office:value="16.912092924118">
                <text:p>16.912092924118</text:p>
              </table:table-cell>
              <table:table-cell office:value-type="float" office:value="16.9788069725037">
                <text:p>16.9788069725037</text:p>
              </table:table-cell>
              <table:table-cell office:value-type="float" office:value="17.0121638774872">
                <text:p>17.0121638774872</text:p>
              </table:table-cell>
              <table:table-cell office:value-type="float" office:value="17.3123950958252">
                <text:p>17.3123950958252</text:p>
              </table:table-cell>
              <table:table-cell office:value-type="float" office:value="17.3457543849945">
                <text:p>17.3457543849945</text:p>
              </table:table-cell>
              <table:table-cell office:value-type="float" office:value="17.3791136741638">
                <text:p>17.3791136741638</text:p>
              </table:table-cell>
              <table:table-cell office:value-type="float" office:value="17.4124732017517">
                <text:p>17.4124732017517</text:p>
              </table:table-cell>
              <table:table-cell office:value-type="float" office:value="17.5459108352661">
                <text:p>17.5459108352661</text:p>
              </table:table-cell>
              <table:table-cell office:value-type="float" office:value="18.3465235233307">
                <text:p>18.3465235233307</text:p>
              </table:table-cell>
              <table:table-cell office:value-type="float" office:value="18.3798811435699">
                <text:p>18.3798811435699</text:p>
              </table:table-cell>
              <table:table-cell office:value-type="float" office:value="18.446596622467">
                <text:p>18.446596622467</text:p>
              </table:table-cell>
              <table:table-cell office:value-type="float" office:value="18.4799542427063">
                <text:p>18.4799542427063</text:p>
              </table:table-cell>
              <table:table-cell office:value-type="float" office:value="18.5466697216034">
                <text:p>18.5466697216034</text:p>
              </table:table-cell>
              <table:table-cell office:value-type="float" office:value="18.5800273418427">
                <text:p>18.5800273418427</text:p>
              </table:table-cell>
              <table:table-cell office:value-type="float" office:value="18.6133849620819">
                <text:p>18.6133849620819</text:p>
              </table:table-cell>
              <table:table-cell office:value-type="float" office:value="18.6801002025604">
                <text:p>18.6801002025604</text:p>
              </table:table-cell>
              <table:table-cell office:value-type="float" office:value="18.7134580612183">
                <text:p>18.7134580612183</text:p>
              </table:table-cell>
              <table:table-cell office:value-type="float" office:value="18.7468156814575">
                <text:p>18.7468156814575</text:p>
              </table:table-cell>
              <table:table-cell office:value-type="float" office:value="18.813530921936">
                <text:p>18.813530921936</text:p>
              </table:table-cell>
              <table:table-cell office:value-type="float" office:value="18.8468885421753">
                <text:p>18.8468885421753</text:p>
              </table:table-cell>
              <table:table-cell office:value-type="float" office:value="18.8802464008331">
                <text:p>18.8802464008331</text:p>
              </table:table-cell>
              <table:table-cell office:value-type="float" office:value="18.9469616413116">
                <text:p>18.9469616413116</text:p>
              </table:table-cell>
              <table:table-cell office:value-type="float" office:value="18.9803192615509">
                <text:p>18.9803192615509</text:p>
              </table:table-cell>
              <table:table-cell office:value-type="float" office:value="19.1137471199036">
                <text:p>19.1137471199036</text:p>
              </table:table-cell>
              <table:table-cell office:value-type="float" office:value="19.1471033096313">
                <text:p>19.1471033096313</text:p>
              </table:table-cell>
              <table:table-cell office:value-type="float" office:value="19.2138156890869">
                <text:p>19.2138156890869</text:p>
              </table:table-cell>
              <table:table-cell office:value-type="float" office:value="19.2805280685425">
                <text:p>19.2805280685425</text:p>
              </table:table-cell>
              <table:table-cell office:value-type="float" office:value="19.413952589035">
                <text:p>19.413952589035</text:p>
              </table:table-cell>
              <table:table-cell office:value-type="float" office:value="19.480664730072">
                <text:p>19.480664730072</text:p>
              </table:table-cell>
              <table:table-cell office:value-type="float" office:value="19.5140206813812">
                <text:p>19.5140206813812</text:p>
              </table:table-cell>
              <table:table-cell office:value-type="float" office:value="19.5807328224182">
                <text:p>19.5807328224182</text:p>
              </table:table-cell>
              <table:table-cell office:value-type="float" office:value="19.614089012146">
                <text:p>19.614089012146</text:p>
              </table:table-cell>
              <table:table-cell office:value-type="float" office:value="19.6808009147644">
                <text:p>19.6808009147644</text:p>
              </table:table-cell>
              <table:table-cell office:value-type="float" office:value="20.0810730457306">
                <text:p>20.0810730457306</text:p>
              </table:table-cell>
              <table:table-cell office:value-type="float" office:value="20.114429473877">
                <text:p>20.114429473877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flatDgait11.A6:flatDgait11.A6</svg:desc>
                </draw:g>
              </table:table-cell>
              <table:table-cell office:value-type="float" office:value="0.300745382346547">
                <text:p>0.300745382346547</text:p>
                <draw:g>
                  <svg:desc>flatDgait11.B6:flatDgait11.IT6</svg:desc>
                </draw:g>
              </table:table-cell>
              <table:table-cell office:value-type="float" office:value="0.300767837025911">
                <text:p>0.300767837025911</text:p>
              </table:table-cell>
              <table:table-cell office:value-type="float" office:value="0.300759757322156">
                <text:p>0.300759757322156</text:p>
              </table:table-cell>
              <table:table-cell office:value-type="float" office:value="0.300772249027092">
                <text:p>0.300772249027092</text:p>
              </table:table-cell>
              <table:table-cell office:value-type="float" office:value="0.300739907422943">
                <text:p>0.300739907422943</text:p>
              </table:table-cell>
              <table:table-cell office:value-type="float" office:value="0.300772885671768">
                <text:p>0.300772885671768</text:p>
              </table:table-cell>
              <table:table-cell office:value-type="float" office:value="0.30074942691305">
                <text:p>0.30074942691305</text:p>
              </table:table-cell>
              <table:table-cell office:value-type="float" office:value="0.300763449365582">
                <text:p>0.300763449365582</text:p>
              </table:table-cell>
              <table:table-cell office:value-type="float" office:value="0.300745317777777">
                <text:p>0.300745317777777</text:p>
              </table:table-cell>
              <table:table-cell office:value-type="float" office:value="0.300773163516703">
                <text:p>0.300773163516703</text:p>
              </table:table-cell>
              <table:table-cell office:value-type="float" office:value="0.300766105830696">
                <text:p>0.300766105830696</text:p>
              </table:table-cell>
              <table:table-cell office:value-type="float" office:value="0.300756424536735">
                <text:p>0.300756424536735</text:p>
              </table:table-cell>
              <table:table-cell office:value-type="float" office:value="0.300761825904508">
                <text:p>0.300761825904508</text:p>
              </table:table-cell>
              <table:table-cell office:value-type="float" office:value="0.300765715140645">
                <text:p>0.300765715140645</text:p>
              </table:table-cell>
              <table:table-cell office:value-type="float" office:value="0.300759576068636">
                <text:p>0.300759576068636</text:p>
              </table:table-cell>
              <table:table-cell office:value-type="float" office:value="0.300761985407469">
                <text:p>0.300761985407469</text:p>
              </table:table-cell>
              <table:table-cell office:value-type="float" office:value="0.30078576710118">
                <text:p>0.30078576710118</text:p>
              </table:table-cell>
              <table:table-cell office:value-type="float" office:value="0.300764461679847">
                <text:p>0.300764461679847</text:p>
              </table:table-cell>
              <table:table-cell office:value-type="float" office:value="0.30076491938721">
                <text:p>0.30076491938721</text:p>
              </table:table-cell>
              <table:table-cell office:value-type="float" office:value="0.300779371411771">
                <text:p>0.300779371411771</text:p>
              </table:table-cell>
              <table:table-cell office:value-type="float" office:value="0.300736832874203">
                <text:p>0.300736832874203</text:p>
              </table:table-cell>
              <table:table-cell office:value-type="float" office:value="0.300741992427209">
                <text:p>0.300741992427209</text:p>
              </table:table-cell>
              <table:table-cell office:value-type="float" office:value="0.300775471060603">
                <text:p>0.300775471060603</text:p>
              </table:table-cell>
              <table:table-cell office:value-type="float" office:value="0.300765088964981">
                <text:p>0.300765088964981</text:p>
              </table:table-cell>
              <table:table-cell office:value-type="float" office:value="0.300750850851481">
                <text:p>0.300750850851481</text:p>
              </table:table-cell>
              <table:table-cell office:value-type="float" office:value="0.300783426992157">
                <text:p>0.300783426992157</text:p>
              </table:table-cell>
              <table:table-cell office:value-type="float" office:value="0.300781362880163">
                <text:p>0.300781362880163</text:p>
              </table:table-cell>
              <table:table-cell office:value-type="float" office:value="0.300774819784842">
                <text:p>0.300774819784842</text:p>
              </table:table-cell>
              <table:table-cell office:value-type="float" office:value="0.300785264609463">
                <text:p>0.300785264609463</text:p>
              </table:table-cell>
              <table:table-cell office:value-type="float" office:value="0.300756356820262">
                <text:p>0.300756356820262</text:p>
              </table:table-cell>
              <table:table-cell office:value-type="float" office:value="0.300757768886506">
                <text:p>0.300757768886506</text:p>
              </table:table-cell>
              <table:table-cell office:value-type="float" office:value="0.300768221514329">
                <text:p>0.300768221514329</text:p>
              </table:table-cell>
              <table:table-cell office:value-type="float" office:value="0.300776137878241">
                <text:p>0.300776137878241</text:p>
              </table:table-cell>
              <table:table-cell office:value-type="float" office:value="0.300767365572857">
                <text:p>0.300767365572857</text:p>
              </table:table-cell>
              <table:table-cell office:value-type="float" office:value="0.300792173877067">
                <text:p>0.300792173877067</text:p>
              </table:table-cell>
              <table:table-cell office:value-type="float" office:value="0.300742901321868">
                <text:p>0.300742901321868</text:p>
              </table:table-cell>
              <table:table-cell office:value-type="float" office:value="0.300762031997274">
                <text:p>0.300762031997274</text:p>
              </table:table-cell>
              <table:table-cell office:value-type="float" office:value="0.30078284313023">
                <text:p>0.30078284313023</text:p>
              </table:table-cell>
              <table:table-cell office:value-type="float" office:value="0.300772145031845">
                <text:p>0.300772145031845</text:p>
              </table:table-cell>
              <table:table-cell office:value-type="float" office:value="0.300765419228513">
                <text:p>0.300765419228513</text:p>
              </table:table-cell>
              <table:table-cell office:value-type="float" office:value="0.300780647228273">
                <text:p>0.300780647228273</text:p>
              </table:table-cell>
              <table:table-cell office:value-type="float" office:value="0.300823770420597">
                <text:p>0.300823770420597</text:p>
              </table:table-cell>
              <table:table-cell office:value-type="float" office:value="0.300746134603923">
                <text:p>0.300746134603923</text:p>
              </table:table-cell>
              <table:table-cell office:value-type="float" office:value="0.300764577973621">
                <text:p>0.300764577973621</text:p>
              </table:table-cell>
              <table:table-cell office:value-type="float" office:value="0.300777081930299">
                <text:p>0.300777081930299</text:p>
              </table:table-cell>
              <table:table-cell office:value-type="float" office:value="0.300774410200958">
                <text:p>0.300774410200958</text:p>
              </table:table-cell>
              <table:table-cell office:value-type="float" office:value="0.300750628123541">
                <text:p>0.300750628123541</text:p>
              </table:table-cell>
              <table:table-cell office:value-type="float" office:value="0.300774815225631">
                <text:p>0.300774815225631</text:p>
              </table:table-cell>
              <table:table-cell office:value-type="float" office:value="0.300768100377892">
                <text:p>0.300768100377892</text:p>
              </table:table-cell>
              <table:table-cell office:value-type="float" office:value="0.3007722741842">
                <text:p>0.3007722741842</text:p>
              </table:table-cell>
              <table:table-cell office:value-type="float" office:value="0.300746509404285">
                <text:p>0.300746509404285</text:p>
              </table:table-cell>
              <table:table-cell office:value-type="float" office:value="0.300774340528039">
                <text:p>0.300774340528039</text:p>
              </table:table-cell>
              <table:table-cell office:value-type="float" office:value="0.30075428802626">
                <text:p>0.30075428802626</text:p>
              </table:table-cell>
              <table:table-cell office:value-type="float" office:value="0.30075409762233">
                <text:p>0.30075409762233</text:p>
              </table:table-cell>
              <table:table-cell office:value-type="float" office:value="0.300744050643729">
                <text:p>0.300744050643729</text:p>
              </table:table-cell>
              <table:table-cell office:value-type="float" office:value="0.300781054209664">
                <text:p>0.300781054209664</text:p>
              </table:table-cell>
              <table:table-cell office:value-type="float" office:value="0.300758869011934">
                <text:p>0.300758869011934</text:p>
              </table:table-cell>
              <table:table-cell office:value-type="float" office:value="0.300762591003269">
                <text:p>0.300762591003269</text:p>
              </table:table-cell>
              <table:table-cell office:value-type="float" office:value="0.300757871628119">
                <text:p>0.300757871628119</text:p>
              </table:table-cell>
              <table:table-cell office:value-type="float" office:value="0.300744547819991">
                <text:p>0.300744547819991</text:p>
              </table:table-cell>
              <table:table-cell office:value-type="float" office:value="0.300800724823555">
                <text:p>0.300800724823555</text:p>
              </table:table-cell>
              <table:table-cell office:value-type="float" office:value="0.300754458677219">
                <text:p>0.300754458677219</text:p>
              </table:table-cell>
              <table:table-cell office:value-type="float" office:value="0.30077058314374">
                <text:p>0.30077058314374</text:p>
              </table:table-cell>
              <table:table-cell office:value-type="float" office:value="0.300781425075455">
                <text:p>0.300781425075455</text:p>
              </table:table-cell>
              <table:table-cell office:value-type="float" office:value="0.300797861927481">
                <text:p>0.300797861927481</text:p>
              </table:table-cell>
              <table:table-cell office:value-type="float" office:value="0.300821628695051">
                <text:p>0.300821628695051</text:p>
              </table:table-cell>
              <table:table-cell office:value-type="float" office:value="0.300759489083667">
                <text:p>0.300759489083667</text:p>
              </table:table-cell>
              <table:table-cell office:value-type="float" office:value="0.300799103162208">
                <text:p>0.300799103162208</text:p>
              </table:table-cell>
              <table:table-cell office:value-type="float" office:value="0.300776969127823">
                <text:p>0.300776969127823</text:p>
              </table:table-cell>
              <table:table-cell office:value-type="float" office:value="0.300341231235699">
                <text:p>0.300341231235699</text:p>
              </table:table-cell>
              <table:table-cell office:value-type="float" office:value="0.299649590901975">
                <text:p>0.299649590901975</text:p>
              </table:table-cell>
              <table:table-cell office:value-type="float" office:value="0.299680954400039">
                <text:p>0.299680954400039</text:p>
              </table:table-cell>
              <table:table-cell office:value-type="float" office:value="0.299633993535927">
                <text:p>0.299633993535927</text:p>
              </table:table-cell>
              <table:table-cell office:value-type="float" office:value="0.299674530790924">
                <text:p>0.299674530790924</text:p>
              </table:table-cell>
              <table:table-cell office:value-type="float" office:value="0.299553410022253">
                <text:p>0.299553410022253</text:p>
              </table:table-cell>
              <table:table-cell office:value-type="float" office:value="0.299584056716869">
                <text:p>0.299584056716869</text:p>
              </table:table-cell>
              <table:table-cell office:value-type="float" office:value="0.299661160189439">
                <text:p>0.299661160189439</text:p>
              </table:table-cell>
              <table:table-cell office:value-type="float" office:value="0.29959467591069">
                <text:p>0.29959467591069</text:p>
              </table:table-cell>
              <table:table-cell office:value-type="float" office:value="0.299578846009795">
                <text:p>0.299578846009795</text:p>
              </table:table-cell>
              <table:table-cell office:value-type="float" office:value="0.30021233451895">
                <text:p>0.30021233451895</text:p>
              </table:table-cell>
              <table:table-cell office:value-type="float" office:value="0.302867791805322">
                <text:p>0.302867791805322</text:p>
              </table:table-cell>
              <table:table-cell office:value-type="float" office:value="0.305579086147215">
                <text:p>0.305579086147215</text:p>
              </table:table-cell>
              <table:table-cell office:value-type="float" office:value="0.309274512892639">
                <text:p>0.309274512892639</text:p>
              </table:table-cell>
              <table:table-cell office:value-type="float" office:value="0.313549135258599">
                <text:p>0.313549135258599</text:p>
              </table:table-cell>
              <table:table-cell office:value-type="float" office:value="0.319514779122458">
                <text:p>0.319514779122458</text:p>
              </table:table-cell>
              <table:table-cell office:value-type="float" office:value="0.323344971464808">
                <text:p>0.323344971464808</text:p>
              </table:table-cell>
              <table:table-cell office:value-type="float" office:value="0.334875630364944">
                <text:p>0.334875630364944</text:p>
              </table:table-cell>
              <table:table-cell office:value-type="float" office:value="0.333917684562027">
                <text:p>0.333917684562027</text:p>
              </table:table-cell>
              <table:table-cell office:value-type="float" office:value="0.30882550955032">
                <text:p>0.30882550955032</text:p>
              </table:table-cell>
              <table:table-cell office:value-type="float" office:value="0.307786593568607">
                <text:p>0.307786593568607</text:p>
              </table:table-cell>
              <table:table-cell office:value-type="float" office:value="0.307829548840159">
                <text:p>0.307829548840159</text:p>
              </table:table-cell>
              <table:table-cell office:value-type="float" office:value="0.307943351995703">
                <text:p>0.307943351995703</text:p>
              </table:table-cell>
              <table:table-cell office:value-type="float" office:value="0.311096747565332">
                <text:p>0.311096747565332</text:p>
              </table:table-cell>
              <table:table-cell office:value-type="float" office:value="0.31467659340157">
                <text:p>0.31467659340157</text:p>
              </table:table-cell>
              <table:table-cell office:value-type="float" office:value="0.316022429235737">
                <text:p>0.316022429235737</text:p>
              </table:table-cell>
              <table:table-cell office:value-type="float" office:value="0.308192631509174">
                <text:p>0.308192631509174</text:p>
              </table:table-cell>
              <table:table-cell office:value-type="float" office:value="0.302910792034386">
                <text:p>0.302910792034386</text:p>
              </table:table-cell>
              <table:table-cell office:value-type="float" office:value="0.29942871379208">
                <text:p>0.29942871379208</text:p>
              </table:table-cell>
              <table:table-cell office:value-type="float" office:value="0.301017559532166">
                <text:p>0.301017559532166</text:p>
              </table:table-cell>
              <table:table-cell office:value-type="float" office:value="0.299847499713305">
                <text:p>0.299847499713305</text:p>
              </table:table-cell>
              <table:table-cell office:value-type="float" office:value="0.299478275600829">
                <text:p>0.299478275600829</text:p>
              </table:table-cell>
              <table:table-cell office:value-type="float" office:value="0.299373547042424">
                <text:p>0.299373547042424</text:p>
              </table:table-cell>
              <table:table-cell office:value-type="float" office:value="0.298977836370655">
                <text:p>0.298977836370655</text:p>
              </table:table-cell>
              <table:table-cell office:value-type="float" office:value="0.302140564315375">
                <text:p>0.302140564315375</text:p>
              </table:table-cell>
              <table:table-cell office:value-type="float" office:value="0.304808083733095">
                <text:p>0.304808083733095</text:p>
              </table:table-cell>
              <table:table-cell office:value-type="float" office:value="0.308736362186778">
                <text:p>0.308736362186778</text:p>
              </table:table-cell>
              <table:table-cell office:value-type="float" office:value="0.315644390661372">
                <text:p>0.315644390661372</text:p>
              </table:table-cell>
              <table:table-cell office:value-type="float" office:value="0.317142678574913">
                <text:p>0.317142678574913</text:p>
              </table:table-cell>
              <table:table-cell office:value-type="float" office:value="0.322047780935267">
                <text:p>0.322047780935267</text:p>
              </table:table-cell>
              <table:table-cell office:value-type="float" office:value="0.314747600377695">
                <text:p>0.314747600377695</text:p>
              </table:table-cell>
              <table:table-cell office:value-type="float" office:value="0.323797821573379">
                <text:p>0.323797821573379</text:p>
              </table:table-cell>
              <table:table-cell office:value-type="float" office:value="0.326595480190257">
                <text:p>0.326595480190257</text:p>
              </table:table-cell>
              <table:table-cell office:value-type="float" office:value="0.323914943715629">
                <text:p>0.323914943715629</text:p>
              </table:table-cell>
              <table:table-cell office:value-type="float" office:value="0.321942595772224">
                <text:p>0.321942595772224</text:p>
              </table:table-cell>
              <table:table-cell office:value-type="float" office:value="0.300719135244689">
                <text:p>0.300719135244689</text:p>
              </table:table-cell>
              <table:table-cell office:value-type="float" office:value="0.300386237435878">
                <text:p>0.300386237435878</text:p>
              </table:table-cell>
              <table:table-cell office:value-type="float" office:value="0.297687621793008">
                <text:p>0.297687621793008</text:p>
              </table:table-cell>
              <table:table-cell office:value-type="float" office:value="0.296896697734841">
                <text:p>0.296896697734841</text:p>
              </table:table-cell>
              <table:table-cell office:value-type="float" office:value="0.333105753048207">
                <text:p>0.333105753048207</text:p>
              </table:table-cell>
              <table:table-cell office:value-type="float" office:value="0.332221742708074">
                <text:p>0.332221742708074</text:p>
              </table:table-cell>
              <table:table-cell office:value-type="float" office:value="0.330562994420833">
                <text:p>0.330562994420833</text:p>
              </table:table-cell>
              <table:table-cell office:value-type="float" office:value="0.326309406889183">
                <text:p>0.326309406889183</text:p>
              </table:table-cell>
              <table:table-cell office:value-type="float" office:value="0.323095968846651">
                <text:p>0.323095968846651</text:p>
              </table:table-cell>
              <table:table-cell office:value-type="float" office:value="0.319752191127237">
                <text:p>0.319752191127237</text:p>
              </table:table-cell>
              <table:table-cell office:value-type="float" office:value="0.316532654316466">
                <text:p>0.316532654316466</text:p>
              </table:table-cell>
              <table:table-cell office:value-type="float" office:value="0.31289927578453">
                <text:p>0.31289927578453</text:p>
              </table:table-cell>
              <table:table-cell office:value-type="float" office:value="0.308848757500766">
                <text:p>0.308848757500766</text:p>
              </table:table-cell>
              <table:table-cell office:value-type="float" office:value="0.303447952047764">
                <text:p>0.303447952047764</text:p>
              </table:table-cell>
              <table:table-cell office:value-type="float" office:value="0.302785884884601">
                <text:p>0.302785884884601</text:p>
              </table:table-cell>
              <table:table-cell office:value-type="float" office:value="0.302356526222564">
                <text:p>0.302356526222564</text:p>
              </table:table-cell>
              <table:table-cell office:value-type="float" office:value="0.300409665619151">
                <text:p>0.300409665619151</text:p>
              </table:table-cell>
              <table:table-cell office:value-type="float" office:value="0.299689028675544">
                <text:p>0.299689028675544</text:p>
              </table:table-cell>
              <table:table-cell office:value-type="float" office:value="0.300584610992593">
                <text:p>0.300584610992593</text:p>
              </table:table-cell>
              <table:table-cell office:value-type="float" office:value="0.302079699223532">
                <text:p>0.302079699223532</text:p>
              </table:table-cell>
              <table:table-cell office:value-type="float" office:value="0.307464874839342">
                <text:p>0.307464874839342</text:p>
              </table:table-cell>
              <table:table-cell office:value-type="float" office:value="0.313325910108378">
                <text:p>0.313325910108378</text:p>
              </table:table-cell>
              <table:table-cell office:value-type="float" office:value="0.317441856631014">
                <text:p>0.317441856631014</text:p>
              </table:table-cell>
              <table:table-cell office:value-type="float" office:value="0.321836422935052">
                <text:p>0.321836422935052</text:p>
              </table:table-cell>
              <table:table-cell office:value-type="float" office:value="0.332448899950171">
                <text:p>0.332448899950171</text:p>
              </table:table-cell>
              <table:table-cell office:value-type="float" office:value="0.330287170118022">
                <text:p>0.330287170118022</text:p>
              </table:table-cell>
              <table:table-cell office:value-type="float" office:value="0.32590112622853">
                <text:p>0.32590112622853</text:p>
              </table:table-cell>
              <table:table-cell office:value-type="float" office:value="0.326260513453001">
                <text:p>0.326260513453001</text:p>
              </table:table-cell>
              <table:table-cell office:value-type="float" office:value="0.327513630049315">
                <text:p>0.327513630049315</text:p>
              </table:table-cell>
              <table:table-cell office:value-type="float" office:value="0.301479926560298">
                <text:p>0.301479926560298</text:p>
              </table:table-cell>
              <table:table-cell office:value-type="float" office:value="0.301541889046273">
                <text:p>0.301541889046273</text:p>
              </table:table-cell>
              <table:table-cell office:value-type="float" office:value="0.301443692708784">
                <text:p>0.301443692708784</text:p>
              </table:table-cell>
              <table:table-cell office:value-type="float" office:value="0.291197538393327">
                <text:p>0.291197538393327</text:p>
              </table:table-cell>
              <table:table-cell office:value-type="float" office:value="0.328891099271949">
                <text:p>0.328891099271949</text:p>
              </table:table-cell>
              <table:table-cell office:value-type="float" office:value="0.327167682868034">
                <text:p>0.327167682868034</text:p>
              </table:table-cell>
              <table:table-cell office:value-type="float" office:value="0.324988078526048">
                <text:p>0.324988078526048</text:p>
              </table:table-cell>
              <table:table-cell office:value-type="float" office:value="0.31901002685537">
                <text:p>0.31901002685537</text:p>
              </table:table-cell>
              <table:table-cell office:value-type="float" office:value="0.306911235241962">
                <text:p>0.306911235241962</text:p>
              </table:table-cell>
              <table:table-cell office:value-type="float" office:value="0.303156321408196">
                <text:p>0.303156321408196</text:p>
              </table:table-cell>
              <table:table-cell office:value-type="float" office:value="0.301068956996105">
                <text:p>0.301068956996105</text:p>
              </table:table-cell>
              <table:table-cell office:value-type="float" office:value="0.29830100410402">
                <text:p>0.29830100410402</text:p>
              </table:table-cell>
              <table:table-cell office:value-type="float" office:value="0.294356584588093">
                <text:p>0.294356584588093</text:p>
              </table:table-cell>
              <table:table-cell office:value-type="float" office:value="0.299591885388388">
                <text:p>0.299591885388388</text:p>
              </table:table-cell>
              <table:table-cell office:value-type="float" office:value="0.302456702192998">
                <text:p>0.302456702192998</text:p>
              </table:table-cell>
              <table:table-cell office:value-type="float" office:value="0.302907048376999">
                <text:p>0.302907048376999</text:p>
              </table:table-cell>
              <table:table-cell office:value-type="float" office:value="0.302754913409826">
                <text:p>0.302754913409826</text:p>
              </table:table-cell>
              <table:table-cell office:value-type="float" office:value="0.302963096361359">
                <text:p>0.302963096361359</text:p>
              </table:table-cell>
              <table:table-cell office:value-type="float" office:value="0.302051703309204">
                <text:p>0.302051703309204</text:p>
              </table:table-cell>
              <table:table-cell office:value-type="float" office:value="0.301155172695452">
                <text:p>0.301155172695452</text:p>
              </table:table-cell>
              <table:table-cell office:value-type="float" office:value="0.303779168936383">
                <text:p>0.303779168936383</text:p>
              </table:table-cell>
              <table:table-cell office:value-type="float" office:value="0.306891827549771">
                <text:p>0.306891827549771</text:p>
              </table:table-cell>
              <table:table-cell office:value-type="float" office:value="0.310714930709165">
                <text:p>0.310714930709165</text:p>
              </table:table-cell>
              <table:table-cell office:value-type="float" office:value="0.314404071625871">
                <text:p>0.314404071625871</text:p>
              </table:table-cell>
              <table:table-cell office:value-type="float" office:value="0.318256396560805">
                <text:p>0.318256396560805</text:p>
              </table:table-cell>
              <table:table-cell office:value-type="float" office:value="0.318620833780465">
                <text:p>0.318620833780465</text:p>
              </table:table-cell>
              <table:table-cell office:value-type="float" office:value="0.324659724981688">
                <text:p>0.324659724981688</text:p>
              </table:table-cell>
              <table:table-cell office:value-type="float" office:value="0.330919820336892">
                <text:p>0.330919820336892</text:p>
              </table:table-cell>
              <table:table-cell office:value-type="float" office:value="0.328699437517431">
                <text:p>0.328699437517431</text:p>
              </table:table-cell>
              <table:table-cell office:value-type="float" office:value="0.300530372881068">
                <text:p>0.300530372881068</text:p>
              </table:table-cell>
              <table:table-cell office:value-type="float" office:value="0.299477037917172">
                <text:p>0.299477037917172</text:p>
              </table:table-cell>
              <table:table-cell office:value-type="float" office:value="0.299756784400471">
                <text:p>0.299756784400471</text:p>
              </table:table-cell>
              <table:table-cell office:value-type="float" office:value="0.320132628651265">
                <text:p>0.320132628651265</text:p>
              </table:table-cell>
              <table:table-cell office:value-type="float" office:value="0.307415127130113">
                <text:p>0.307415127130113</text:p>
              </table:table-cell>
              <table:table-cell office:value-type="float" office:value="0.303382090434336">
                <text:p>0.303382090434336</text:p>
              </table:table-cell>
              <table:table-cell office:value-type="float" office:value="0.299564504427974">
                <text:p>0.299564504427974</text:p>
              </table:table-cell>
              <table:table-cell office:value-type="float" office:value="0.297161119673334">
                <text:p>0.297161119673334</text:p>
              </table:table-cell>
              <table:table-cell office:value-type="float" office:value="0.2985222469941">
                <text:p>0.2985222469941</text:p>
              </table:table-cell>
              <table:table-cell office:value-type="float" office:value="0.299642199500727">
                <text:p>0.299642199500727</text:p>
              </table:table-cell>
              <table:table-cell office:value-type="float" office:value="0.303094884165044">
                <text:p>0.303094884165044</text:p>
              </table:table-cell>
              <table:table-cell office:value-type="float" office:value="0.302821353691169">
                <text:p>0.302821353691169</text:p>
              </table:table-cell>
              <table:table-cell office:value-type="float" office:value="0.302233776351989">
                <text:p>0.302233776351989</text:p>
              </table:table-cell>
              <table:table-cell office:value-type="float" office:value="0.301456479453306">
                <text:p>0.301456479453306</text:p>
              </table:table-cell>
              <table:table-cell office:value-type="float" office:value="0.300968907846536">
                <text:p>0.300968907846536</text:p>
              </table:table-cell>
              <table:table-cell office:value-type="float" office:value="0.300817632884683">
                <text:p>0.300817632884683</text:p>
              </table:table-cell>
              <table:table-cell office:value-type="float" office:value="0.305075195321447">
                <text:p>0.305075195321447</text:p>
              </table:table-cell>
              <table:table-cell office:value-type="float" office:value="0.312642432137015">
                <text:p>0.312642432137015</text:p>
              </table:table-cell>
              <table:table-cell office:value-type="float" office:value="0.317583385344333">
                <text:p>0.317583385344333</text:p>
              </table:table-cell>
              <table:table-cell office:value-type="float" office:value="0.318151755428482">
                <text:p>0.318151755428482</text:p>
              </table:table-cell>
              <table:table-cell office:value-type="float" office:value="0.321539747768472">
                <text:p>0.321539747768472</text:p>
              </table:table-cell>
              <table:table-cell office:value-type="float" office:value="0.323424996853754">
                <text:p>0.323424996853754</text:p>
              </table:table-cell>
              <table:table-cell office:value-type="float" office:value="0.334477419755391">
                <text:p>0.334477419755391</text:p>
              </table:table-cell>
              <table:table-cell office:value-type="float" office:value="0.305074563316421">
                <text:p>0.305074563316421</text:p>
              </table:table-cell>
              <table:table-cell office:value-type="float" office:value="0.303474526994581">
                <text:p>0.303474526994581</text:p>
              </table:table-cell>
              <table:table-cell office:value-type="float" office:value="0.303126492839282">
                <text:p>0.303126492839282</text:p>
              </table:table-cell>
              <table:table-cell office:value-type="float" office:value="0.302385398178581">
                <text:p>0.302385398178581</text:p>
              </table:table-cell>
              <table:table-cell office:value-type="float" office:value="0.302669001357293">
                <text:p>0.302669001357293</text:p>
              </table:table-cell>
              <table:table-cell office:value-type="float" office:value="0.296341308761455">
                <text:p>0.296341308761455</text:p>
              </table:table-cell>
              <table:table-cell office:value-type="float" office:value="0.294387564805573">
                <text:p>0.294387564805573</text:p>
              </table:table-cell>
              <table:table-cell office:value-type="float" office:value="0.292033805389078">
                <text:p>0.292033805389078</text:p>
              </table:table-cell>
              <table:table-cell office:value-type="float" office:value="0.291151926399893">
                <text:p>0.291151926399893</text:p>
              </table:table-cell>
              <table:table-cell office:value-type="float" office:value="0.293052912158442">
                <text:p>0.293052912158442</text:p>
              </table:table-cell>
              <table:table-cell office:value-type="float" office:value="0.295967415121962">
                <text:p>0.295967415121962</text:p>
              </table:table-cell>
              <table:table-cell office:value-type="float" office:value="0.301056072743475">
                <text:p>0.301056072743475</text:p>
              </table:table-cell>
              <table:table-cell office:value-type="float" office:value="0.301354918198953">
                <text:p>0.301354918198953</text:p>
              </table:table-cell>
              <table:table-cell office:value-type="float" office:value="0.300746587801419">
                <text:p>0.300746587801419</text:p>
              </table:table-cell>
              <table:table-cell office:value-type="float" office:value="0.299572586343717">
                <text:p>0.299572586343717</text:p>
              </table:table-cell>
              <table:table-cell office:value-type="float" office:value="0.299255008295665">
                <text:p>0.299255008295665</text:p>
              </table:table-cell>
              <table:table-cell office:value-type="float" office:value="0.299461495526421">
                <text:p>0.299461495526421</text:p>
              </table:table-cell>
              <table:table-cell office:value-type="float" office:value="0.301076499947086">
                <text:p>0.301076499947086</text:p>
              </table:table-cell>
              <table:table-cell office:value-type="float" office:value="0.307107434101079">
                <text:p>0.307107434101079</text:p>
              </table:table-cell>
              <table:table-cell office:value-type="float" office:value="0.310449734876755">
                <text:p>0.310449734876755</text:p>
              </table:table-cell>
              <table:table-cell office:value-type="float" office:value="0.315402483541151">
                <text:p>0.315402483541151</text:p>
              </table:table-cell>
              <table:table-cell office:value-type="float" office:value="0.317772160666768">
                <text:p>0.317772160666768</text:p>
              </table:table-cell>
              <table:table-cell office:value-type="float" office:value="0.324345355967691">
                <text:p>0.324345355967691</text:p>
              </table:table-cell>
              <table:table-cell office:value-type="float" office:value="0.329571555275985">
                <text:p>0.329571555275985</text:p>
              </table:table-cell>
              <table:table-cell office:value-type="float" office:value="0.326258375141083">
                <text:p>0.326258375141083</text:p>
              </table:table-cell>
              <table:table-cell office:value-type="float" office:value="0.327658059235787">
                <text:p>0.327658059235787</text:p>
              </table:table-cell>
              <table:table-cell office:value-type="float" office:value="0.303037829611446">
                <text:p>0.303037829611446</text:p>
              </table:table-cell>
              <table:table-cell office:value-type="float" office:value="0.303033629728282">
                <text:p>0.303033629728282</text:p>
              </table:table-cell>
              <table:table-cell office:value-type="float" office:value="0.302120451283209">
                <text:p>0.302120451283209</text:p>
              </table:table-cell>
              <table:table-cell office:value-type="float" office:value="0.301579894075309">
                <text:p>0.301579894075309</text:p>
              </table:table-cell>
              <table:table-cell office:value-type="float" office:value="0.301757072405311">
                <text:p>0.301757072405311</text:p>
              </table:table-cell>
              <table:table-cell office:value-type="float" office:value="0.291657290755134">
                <text:p>0.291657290755134</text:p>
              </table:table-cell>
              <table:table-cell office:value-type="float" office:value="0.290047527939427">
                <text:p>0.290047527939427</text:p>
              </table:table-cell>
              <table:table-cell office:value-type="float" office:value="0.287598360542865">
                <text:p>0.287598360542865</text:p>
              </table:table-cell>
              <table:table-cell office:value-type="float" office:value="0.29071463899371">
                <text:p>0.29071463899371</text:p>
              </table:table-cell>
              <table:table-cell office:value-type="float" office:value="0.299086259444629">
                <text:p>0.299086259444629</text:p>
              </table:table-cell>
              <table:table-cell office:value-type="float" office:value="0.300718741538926">
                <text:p>0.300718741538926</text:p>
              </table:table-cell>
              <table:table-cell office:value-type="float" office:value="0.300720460115833">
                <text:p>0.300720460115833</text:p>
              </table:table-cell>
              <table:table-cell office:value-type="float" office:value="0.300009559065287">
                <text:p>0.300009559065287</text:p>
              </table:table-cell>
              <table:table-cell office:value-type="float" office:value="0.299141807428352">
                <text:p>0.299141807428352</text:p>
              </table:table-cell>
              <table:table-cell office:value-type="float" office:value="0.298678572460168">
                <text:p>0.298678572460168</text:p>
              </table:table-cell>
              <table:table-cell office:value-type="float" office:value="0.29788001823241">
                <text:p>0.29788001823241</text:p>
              </table:table-cell>
              <table:table-cell office:value-type="float" office:value="0.297901522276476">
                <text:p>0.297901522276476</text:p>
              </table:table-cell>
              <table:table-cell office:value-type="float" office:value="0.29956817686892">
                <text:p>0.29956817686892</text:p>
              </table:table-cell>
              <table:table-cell office:value-type="float" office:value="0.304106761889258">
                <text:p>0.304106761889258</text:p>
              </table:table-cell>
              <table:table-cell office:value-type="float" office:value="0.305840727790825">
                <text:p>0.305840727790825</text:p>
              </table:table-cell>
              <table:table-cell office:value-type="float" office:value="0.323455223297206">
                <text:p>0.323455223297206</text:p>
              </table:table-cell>
              <table:table-cell office:value-type="float" office:value="0.323339905537217">
                <text:p>0.323339905537217</text:p>
              </table:table-cell>
              <table:table-cell office:value-type="float" office:value="0.320983316620992">
                <text:p>0.320983316620992</text:p>
              </table:table-cell>
              <table:table-cell office:value-type="float" office:value="0.328367346414171">
                <text:p>0.328367346414171</text:p>
              </table:table-cell>
              <table:table-cell office:value-type="float" office:value="0.336564671515622">
                <text:p>0.336564671515622</text:p>
              </table:table-cell>
              <table:table-cell office:value-type="float" office:value="0.336002291895513">
                <text:p>0.336002291895513</text:p>
              </table:table-cell>
              <table:table-cell office:value-type="float" office:value="0.336243831725742">
                <text:p>0.336243831725742</text:p>
              </table:table-cell>
              <table:table-cell office:value-type="float" office:value="0.337653486805889">
                <text:p>0.337653486805889</text:p>
              </table:table-cell>
              <table:table-cell office:value-type="float" office:value="0.337719949396542">
                <text:p>0.337719949396542</text:p>
              </table:table-cell>
              <table:table-cell office:value-type="float" office:value="0.336641438402779">
                <text:p>0.336641438402779</text:p>
              </table:table-cell>
              <table:table-cell office:value-type="float" office:value="0.306755577521367">
                <text:p>0.306755577521367</text:p>
              </table:table-cell>
              <table:table-cell office:value-type="float" office:value="0.307820746767823">
                <text:p>0.307820746767823</text:p>
              </table:table-cell>
            </table:table-row>
            <table:table-row>
              <table:table-cell office:value-type="string">
                <text:p>Potential diff</text:p>
                <draw:g>
                  <svg:desc>flatDgait11.A8:flatDgait11.A8</svg:desc>
                </draw:g>
              </table:table-cell>
              <table:table-cell office:value-type="float" office:value="0.0000112744258410902">
                <text:p>0.0000112744258410902</text:p>
                <draw:g>
                  <svg:desc>flatDgait11.B8:flatDgait11.IT8</svg:desc>
                </draw:g>
              </table:table-cell>
              <table:table-cell office:value-type="float" office:value="0.0000224546793639591">
                <text:p>0.0000224546793639591</text:p>
              </table:table-cell>
              <table:table-cell office:value-type="float" office:value="-0.0000080797037549929">
                <text:p>-0.0000080797037549929</text:p>
              </table:table-cell>
              <table:table-cell office:value-type="float" office:value="0.0000124917049356688">
                <text:p>0.0000124917049356688</text:p>
              </table:table-cell>
              <table:table-cell office:value-type="float" office:value="-0.0000323416041489999">
                <text:p>-0.0000323416041489999</text:p>
              </table:table-cell>
              <table:table-cell office:value-type="float" office:value="0.0000329782488249775">
                <text:p>0.0000329782488249775</text:p>
              </table:table-cell>
              <table:table-cell office:value-type="float" office:value="-0.0000234587587180091">
                <text:p>-0.0000234587587180091</text:p>
              </table:table-cell>
              <table:table-cell office:value-type="float" office:value="0.0000140224525322918">
                <text:p>0.0000140224525322918</text:p>
              </table:table-cell>
              <table:table-cell office:value-type="float" office:value="-0.0000181315878051702">
                <text:p>-0.0000181315878051702</text:p>
              </table:table-cell>
              <table:table-cell office:value-type="float" office:value="0.0000278457389263909">
                <text:p>0.0000278457389263909</text:p>
              </table:table-cell>
              <table:table-cell office:value-type="float" office:value="-0.00000705768600778312">
                <text:p>-0.00000705768600778312</text:p>
              </table:table-cell>
              <table:table-cell office:value-type="float" office:value="-0.00000968129396022865">
                <text:p>-0.00000968129396022865</text:p>
              </table:table-cell>
              <table:table-cell office:value-type="float" office:value="0.00000540136777277267">
                <text:p>0.00000540136777277267</text:p>
              </table:table-cell>
              <table:table-cell office:value-type="float" office:value="0.000003889236136978">
                <text:p>0.000003889236136978</text:p>
              </table:table-cell>
              <table:table-cell office:value-type="float" office:value="-0.00000613907200913699">
                <text:p>-0.00000613907200913699</text:p>
              </table:table-cell>
              <table:table-cell office:value-type="float" office:value="0.00000240933883327576">
                <text:p>0.00000240933883327576</text:p>
              </table:table-cell>
              <table:table-cell office:value-type="float" office:value="0.0000237816937104784">
                <text:p>0.0000237816937104784</text:p>
              </table:table-cell>
              <table:table-cell office:value-type="float" office:value="-0.0000213054213323849">
                <text:p>-0.0000213054213323849</text:p>
              </table:table-cell>
              <table:table-cell office:value-type="float" office:value="0.000000457707363121784">
                <text:p>0.000000457707363121784</text:p>
              </table:table-cell>
              <table:table-cell office:value-type="float" office:value="0.0000144520245602409">
                <text:p>0.0000144520245602409</text:p>
              </table:table-cell>
              <table:table-cell office:value-type="float" office:value="-0.0000425385375678045">
                <text:p>-0.0000425385375678045</text:p>
              </table:table-cell>
              <table:table-cell office:value-type="float" office:value="0.00000515955300572912">
                <text:p>0.00000515955300572912</text:p>
              </table:table-cell>
              <table:table-cell office:value-type="float" office:value="0.0000334786333940351">
                <text:p>0.0000334786333940351</text:p>
              </table:table-cell>
              <table:table-cell office:value-type="float" office:value="-0.0000103820956212086">
                <text:p>-0.0000103820956212086</text:p>
              </table:table-cell>
              <table:table-cell office:value-type="float" office:value="-0.0000142381135005976">
                <text:p>-0.0000142381135005976</text:p>
              </table:table-cell>
              <table:table-cell office:value-type="float" office:value="0.0000325761406759217">
                <text:p>0.0000325761406759217</text:p>
              </table:table-cell>
              <table:table-cell office:value-type="float" office:value="-0.0000020641119941045">
                <text:p>-0.0000020641119941045</text:p>
              </table:table-cell>
              <table:table-cell office:value-type="float" office:value="-0.00000654309532027719">
                <text:p>-0.00000654309532027719</text:p>
              </table:table-cell>
              <table:table-cell office:value-type="float" office:value="0.0000104448246210365">
                <text:p>0.0000104448246210365</text:p>
              </table:table-cell>
              <table:table-cell office:value-type="float" office:value="-0.0000289077892014489">
                <text:p>-0.0000289077892014489</text:p>
              </table:table-cell>
              <table:table-cell office:value-type="float" office:value="0.00000141206624448831">
                <text:p>0.00000141206624448831</text:p>
              </table:table-cell>
              <table:table-cell office:value-type="float" office:value="0.0000104526278221773">
                <text:p>0.0000104526278221773</text:p>
              </table:table-cell>
              <table:table-cell office:value-type="float" office:value="0.00000791636391200834">
                <text:p>0.00000791636391200834</text:p>
              </table:table-cell>
              <table:table-cell office:value-type="float" office:value="-0.00000877230538320895">
                <text:p>-0.00000877230538320895</text:p>
              </table:table-cell>
              <table:table-cell office:value-type="float" office:value="0.0000248083042092562">
                <text:p>0.0000248083042092562</text:p>
              </table:table-cell>
              <table:table-cell office:value-type="float" office:value="-0.0000492725551989315">
                <text:p>-0.0000492725551989315</text:p>
              </table:table-cell>
              <table:table-cell office:value-type="float" office:value="0.0000191306754062648">
                <text:p>0.0000191306754062648</text:p>
              </table:table-cell>
              <table:table-cell office:value-type="float" office:value="0.0000208111329554894">
                <text:p>0.0000208111329554894</text:p>
              </table:table-cell>
              <table:table-cell office:value-type="float" office:value="-0.000010698098384887">
                <text:p>-0.000010698098384887</text:p>
              </table:table-cell>
              <table:table-cell office:value-type="float" office:value="-0.00000672580333194173">
                <text:p>-0.00000672580333194173</text:p>
              </table:table-cell>
              <table:table-cell office:value-type="float" office:value="0.0000152279997600591">
                <text:p>0.0000152279997600591</text:p>
              </table:table-cell>
              <table:table-cell office:value-type="float" office:value="0.0000431231923246345">
                <text:p>0.0000431231923246345</text:p>
              </table:table-cell>
              <table:table-cell office:value-type="float" office:value="-0.0000776358166742486">
                <text:p>-0.0000776358166742486</text:p>
              </table:table-cell>
              <table:table-cell office:value-type="float" office:value="0.000018443369697585">
                <text:p>0.000018443369697585</text:p>
              </table:table-cell>
              <table:table-cell office:value-type="float" office:value="0.0000125039566779006">
                <text:p>0.0000125039566779006</text:p>
              </table:table-cell>
              <table:table-cell office:value-type="float" office:value="-0.00000267172934087512">
                <text:p>-0.00000267172934087512</text:p>
              </table:table-cell>
              <table:table-cell office:value-type="float" office:value="-0.0000237820774165454">
                <text:p>-0.0000237820774165454</text:p>
              </table:table-cell>
              <table:table-cell office:value-type="float" office:value="0.0000241871020895124">
                <text:p>0.0000241871020895124</text:p>
              </table:table-cell>
              <table:table-cell office:value-type="float" office:value="-0.00000671484773828723">
                <text:p>-0.00000671484773828723</text:p>
              </table:table-cell>
              <table:table-cell office:value-type="float" office:value="0.00000417380630746145">
                <text:p>0.00000417380630746145</text:p>
              </table:table-cell>
              <table:table-cell office:value-type="float" office:value="-0.0000257647799150607">
                <text:p>-0.0000257647799150607</text:p>
              </table:table-cell>
              <table:table-cell office:value-type="float" office:value="0.0000278311237543183">
                <text:p>0.0000278311237543183</text:p>
              </table:table-cell>
              <table:table-cell office:value-type="float" office:value="-0.0000200525017793329">
                <text:p>-0.0000200525017793329</text:p>
              </table:table-cell>
              <table:table-cell office:value-type="float" office:value="-0.00000019040392934544">
                <text:p>-0.00000019040392934544</text:p>
              </table:table-cell>
              <table:table-cell office:value-type="float" office:value="-0.0000100469786019075">
                <text:p>-0.0000100469786019075</text:p>
              </table:table-cell>
              <table:table-cell office:value-type="float" office:value="0.0000370035659352785">
                <text:p>0.0000370035659352785</text:p>
              </table:table-cell>
              <table:table-cell office:value-type="float" office:value="-0.0000221851977298959">
                <text:p>-0.0000221851977298959</text:p>
              </table:table-cell>
              <table:table-cell office:value-type="float" office:value="0.00000372199133513718">
                <text:p>0.00000372199133513718</text:p>
              </table:table-cell>
              <table:table-cell office:value-type="float" office:value="-0.00000471937515061915">
                <text:p>-0.00000471937515061915</text:p>
              </table:table-cell>
              <table:table-cell office:value-type="float" office:value="-0.0000133238081270748">
                <text:p>-0.0000133238081270748</text:p>
              </table:table-cell>
              <table:table-cell office:value-type="float" office:value="0.00005617700356364">
                <text:p>0.00005617700356364</text:p>
              </table:table-cell>
              <table:table-cell office:value-type="float" office:value="-0.0000462661463360159">
                <text:p>-0.0000462661463360159</text:p>
              </table:table-cell>
              <table:table-cell office:value-type="float" office:value="0.0000161244665212168">
                <text:p>0.0000161244665212168</text:p>
              </table:table-cell>
              <table:table-cell office:value-type="float" office:value="0.000010841931714356">
                <text:p>0.000010841931714356</text:p>
              </table:table-cell>
              <table:table-cell office:value-type="float" office:value="0.000016436852026791">
                <text:p>0.000016436852026791</text:p>
              </table:table-cell>
              <table:table-cell office:value-type="float" office:value="0.0000237667675692665">
                <text:p>0.0000237667675692665</text:p>
              </table:table-cell>
              <table:table-cell office:value-type="float" office:value="-0.0000621396113831829">
                <text:p>-0.0000621396113831829</text:p>
              </table:table-cell>
              <table:table-cell office:value-type="float" office:value="0.0000396140785410282">
                <text:p>0.0000396140785410282</text:p>
              </table:table-cell>
              <table:table-cell office:value-type="float" office:value="-0.0000221340343850573">
                <text:p>-0.0000221340343850573</text:p>
              </table:table-cell>
              <table:table-cell office:value-type="float" office:value="-0.000435737892124477">
                <text:p>-0.000435737892124477</text:p>
              </table:table-cell>
              <table:table-cell office:value-type="float" office:value="-0.000691640333724097">
                <text:p>-0.000691640333724097</text:p>
              </table:table-cell>
              <table:table-cell office:value-type="float" office:value="0.0000313634980639299">
                <text:p>0.0000313634980639299</text:p>
              </table:table-cell>
              <table:table-cell office:value-type="float" office:value="-0.0000469608641118779">
                <text:p>-0.0000469608641118779</text:p>
              </table:table-cell>
              <table:table-cell office:value-type="float" office:value="0.0000405372549969751">
                <text:p>0.0000405372549969751</text:p>
              </table:table-cell>
              <table:table-cell office:value-type="float" office:value="-0.000121120768670935">
                <text:p>-0.000121120768670935</text:p>
              </table:table-cell>
              <table:table-cell office:value-type="float" office:value="0.0000306466946162209">
                <text:p>0.0000306466946162209</text:p>
              </table:table-cell>
              <table:table-cell office:value-type="float" office:value="0.000077103472570228">
                <text:p>0.000077103472570228</text:p>
              </table:table-cell>
              <table:table-cell office:value-type="float" office:value="-0.0000664842787497233">
                <text:p>-0.0000664842787497233</text:p>
              </table:table-cell>
              <table:table-cell office:value-type="float" office:value="-0.0000158299008946039">
                <text:p>-0.0000158299008946039</text:p>
              </table:table-cell>
              <table:table-cell office:value-type="float" office:value="0.000633488509154512">
                <text:p>0.000633488509154512</text:p>
              </table:table-cell>
              <table:table-cell office:value-type="float" office:value="0.00265545728637262">
                <text:p>0.00265545728637262</text:p>
              </table:table-cell>
              <table:table-cell office:value-type="float" office:value="0.00271129434189254">
                <text:p>0.00271129434189254</text:p>
              </table:table-cell>
              <table:table-cell office:value-type="float" office:value="0.00369542674542461">
                <text:p>0.00369542674542461</text:p>
              </table:table-cell>
              <table:table-cell office:value-type="float" office:value="0.00427462236595938">
                <text:p>0.00427462236595938</text:p>
              </table:table-cell>
              <table:table-cell office:value-type="float" office:value="0.00596564386385945">
                <text:p>0.00596564386385945</text:p>
              </table:table-cell>
              <table:table-cell office:value-type="float" office:value="0.00383019234235016">
                <text:p>0.00383019234235016</text:p>
              </table:table-cell>
              <table:table-cell office:value-type="float" office:value="0.0115306589001354">
                <text:p>0.0115306589001354</text:p>
              </table:table-cell>
              <table:table-cell office:value-type="float" office:value="-0.000957945802917137">
                <text:p>-0.000957945802917137</text:p>
              </table:table-cell>
              <table:table-cell office:value-type="float" office:value="-0.025092175011707">
                <text:p>-0.025092175011707</text:p>
              </table:table-cell>
              <table:table-cell office:value-type="float" office:value="-0.00103891598171268">
                <text:p>-0.00103891598171268</text:p>
              </table:table-cell>
              <table:table-cell office:value-type="float" office:value="0.0000429552715523474">
                <text:p>0.0000429552715523474</text:p>
              </table:table-cell>
              <table:table-cell office:value-type="float" office:value="0.000113803155543268">
                <text:p>0.000113803155543268</text:p>
              </table:table-cell>
              <table:table-cell office:value-type="float" office:value="0.00315339556962896">
                <text:p>0.00315339556962896</text:p>
              </table:table-cell>
              <table:table-cell office:value-type="float" office:value="0.00357984583623816">
                <text:p>0.00357984583623816</text:p>
              </table:table-cell>
              <table:table-cell office:value-type="float" office:value="0.00134583583416759">
                <text:p>0.00134583583416759</text:p>
              </table:table-cell>
              <table:table-cell office:value-type="float" office:value="-0.00782979772656312">
                <text:p>-0.00782979772656312</text:p>
              </table:table-cell>
              <table:table-cell office:value-type="float" office:value="-0.00528183947478772">
                <text:p>-0.00528183947478772</text:p>
              </table:table-cell>
              <table:table-cell office:value-type="float" office:value="-0.00348207824230629">
                <text:p>-0.00348207824230629</text:p>
              </table:table-cell>
              <table:table-cell office:value-type="float" office:value="0.00158884574008578">
                <text:p>0.00158884574008578</text:p>
              </table:table-cell>
              <table:table-cell office:value-type="float" office:value="-0.00117005981886142">
                <text:p>-0.00117005981886142</text:p>
              </table:table-cell>
              <table:table-cell office:value-type="float" office:value="-0.000369224112475308">
                <text:p>-0.000369224112475308</text:p>
              </table:table-cell>
              <table:table-cell office:value-type="float" office:value="-0.000104728558405542">
                <text:p>-0.000104728558405542</text:p>
              </table:table-cell>
              <table:table-cell office:value-type="float" office:value="-0.000395710671768468">
                <text:p>-0.000395710671768468</text:p>
              </table:table-cell>
              <table:table-cell office:value-type="float" office:value="0.00316272794472028">
                <text:p>0.00316272794472028</text:p>
              </table:table-cell>
              <table:table-cell office:value-type="float" office:value="0.00266751941771937">
                <text:p>0.00266751941771937</text:p>
              </table:table-cell>
              <table:table-cell office:value-type="float" office:value="0.00392827845368338">
                <text:p>0.00392827845368338</text:p>
              </table:table-cell>
              <table:table-cell office:value-type="float" office:value="0.00690802847459332">
                <text:p>0.00690802847459332</text:p>
              </table:table-cell>
              <table:table-cell office:value-type="float" office:value="0.00149828791354173">
                <text:p>0.00149828791354173</text:p>
              </table:table-cell>
              <table:table-cell office:value-type="float" office:value="0.00490510236035347">
                <text:p>0.00490510236035347</text:p>
              </table:table-cell>
              <table:table-cell office:value-type="float" office:value="-0.00730018055757192">
                <text:p>-0.00730018055757192</text:p>
              </table:table-cell>
              <table:table-cell office:value-type="float" office:value="0.00905022119568439">
                <text:p>0.00905022119568439</text:p>
              </table:table-cell>
              <table:table-cell office:value-type="float" office:value="0.0027976586168782">
                <text:p>0.0027976586168782</text:p>
              </table:table-cell>
              <table:table-cell office:value-type="float" office:value="-0.00268053647462807">
                <text:p>-0.00268053647462807</text:p>
              </table:table-cell>
              <table:table-cell office:value-type="float" office:value="-0.00197234794340562">
                <text:p>-0.00197234794340562</text:p>
              </table:table-cell>
              <table:table-cell office:value-type="float" office:value="-0.0212234605275349">
                <text:p>-0.0212234605275349</text:p>
              </table:table-cell>
              <table:table-cell office:value-type="float" office:value="-0.000332897808811072">
                <text:p>-0.000332897808811072</text:p>
              </table:table-cell>
              <table:table-cell office:value-type="float" office:value="-0.0026986156428695">
                <text:p>-0.0026986156428695</text:p>
              </table:table-cell>
              <table:table-cell office:value-type="float" office:value="-0.000790924058167553">
                <text:p>-0.000790924058167553</text:p>
              </table:table-cell>
              <table:table-cell office:value-type="float" office:value="0.0362090553133663">
                <text:p>0.0362090553133663</text:p>
              </table:table-cell>
              <table:table-cell office:value-type="float" office:value="-0.000884010340132968">
                <text:p>-0.000884010340132968</text:p>
              </table:table-cell>
              <table:table-cell office:value-type="float" office:value="-0.00165874828724077">
                <text:p>-0.00165874828724077</text:p>
              </table:table-cell>
              <table:table-cell office:value-type="float" office:value="-0.00425358753164995">
                <text:p>-0.00425358753164995</text:p>
              </table:table-cell>
              <table:table-cell office:value-type="float" office:value="-0.00321343804253238">
                <text:p>-0.00321343804253238</text:p>
              </table:table-cell>
              <table:table-cell office:value-type="float" office:value="-0.00334377771941424">
                <text:p>-0.00334377771941424</text:p>
              </table:table-cell>
              <table:table-cell office:value-type="float" office:value="-0.00321953681077053">
                <text:p>-0.00321953681077053</text:p>
              </table:table-cell>
              <table:table-cell office:value-type="float" office:value="-0.00363337853193663">
                <text:p>-0.00363337853193663</text:p>
              </table:table-cell>
              <table:table-cell office:value-type="float" office:value="-0.00405051828376374">
                <text:p>-0.00405051828376374</text:p>
              </table:table-cell>
              <table:table-cell office:value-type="float" office:value="-0.00540080545300176">
                <text:p>-0.00540080545300176</text:p>
              </table:table-cell>
              <table:table-cell office:value-type="float" office:value="-0.000662067163162805">
                <text:p>-0.000662067163162805</text:p>
              </table:table-cell>
              <table:table-cell office:value-type="float" office:value="-0.000429358662037471">
                <text:p>-0.000429358662037471</text:p>
              </table:table-cell>
              <table:table-cell office:value-type="float" office:value="-0.00194686060341259">
                <text:p>-0.00194686060341259</text:p>
              </table:table-cell>
              <table:table-cell office:value-type="float" office:value="-0.000720636943607578">
                <text:p>-0.000720636943607578</text:p>
              </table:table-cell>
              <table:table-cell office:value-type="float" office:value="0.000895582317049559">
                <text:p>0.000895582317049559</text:p>
              </table:table-cell>
              <table:table-cell office:value-type="float" office:value="0.00149508823093891">
                <text:p>0.00149508823093891</text:p>
              </table:table-cell>
              <table:table-cell office:value-type="float" office:value="0.00538517561581003">
                <text:p>0.00538517561581003</text:p>
              </table:table-cell>
              <table:table-cell office:value-type="float" office:value="0.00586103526903631">
                <text:p>0.00586103526903631</text:p>
              </table:table-cell>
              <table:table-cell office:value-type="float" office:value="0.00411594652263536">
                <text:p>0.00411594652263536</text:p>
              </table:table-cell>
              <table:table-cell office:value-type="float" office:value="0.00439456630403845">
                <text:p>0.00439456630403845</text:p>
              </table:table-cell>
              <table:table-cell office:value-type="float" office:value="0.010612477015119">
                <text:p>0.010612477015119</text:p>
              </table:table-cell>
              <table:table-cell office:value-type="float" office:value="-0.00216172983214935">
                <text:p>-0.00216172983214935</text:p>
              </table:table-cell>
              <table:table-cell office:value-type="float" office:value="-0.00438604388949182">
                <text:p>-0.00438604388949182</text:p>
              </table:table-cell>
              <table:table-cell office:value-type="float" office:value="0.000359387224471319">
                <text:p>0.000359387224471319</text:p>
              </table:table-cell>
              <table:table-cell office:value-type="float" office:value="0.001253116596314">
                <text:p>0.001253116596314</text:p>
              </table:table-cell>
              <table:table-cell office:value-type="float" office:value="-0.0260337034890178">
                <text:p>-0.0260337034890178</text:p>
              </table:table-cell>
              <table:table-cell office:value-type="float" office:value="0.0000619624859756196">
                <text:p>0.0000619624859756196</text:p>
              </table:table-cell>
              <table:table-cell office:value-type="float" office:value="-0.0000981963374889205">
                <text:p>-0.0000981963374889205</text:p>
              </table:table-cell>
              <table:table-cell office:value-type="float" office:value="-0.0102461543154576">
                <text:p>-0.0102461543154576</text:p>
              </table:table-cell>
              <table:table-cell office:value-type="float" office:value="0.0376935608786228">
                <text:p>0.0376935608786228</text:p>
              </table:table-cell>
              <table:table-cell office:value-type="float" office:value="-0.00172341640391549">
                <text:p>-0.00172341640391549</text:p>
              </table:table-cell>
              <table:table-cell office:value-type="float" office:value="-0.00217960434198566">
                <text:p>-0.00217960434198566</text:p>
              </table:table-cell>
              <table:table-cell office:value-type="float" office:value="-0.00597805167067861">
                <text:p>-0.00597805167067861</text:p>
              </table:table-cell>
              <table:table-cell office:value-type="float" office:value="-0.0120987916134074">
                <text:p>-0.0120987916134074</text:p>
              </table:table-cell>
              <table:table-cell office:value-type="float" office:value="-0.00375491383376625">
                <text:p>-0.00375491383376625</text:p>
              </table:table-cell>
              <table:table-cell office:value-type="float" office:value="-0.00208736441209145">
                <text:p>-0.00208736441209145</text:p>
              </table:table-cell>
              <table:table-cell office:value-type="float" office:value="-0.00276795289208415">
                <text:p>-0.00276795289208415</text:p>
              </table:table-cell>
              <table:table-cell office:value-type="float" office:value="-0.00394441951592717">
                <text:p>-0.00394441951592717</text:p>
              </table:table-cell>
              <table:table-cell office:value-type="float" office:value="0.005235300800295">
                <text:p>0.005235300800295</text:p>
              </table:table-cell>
              <table:table-cell office:value-type="float" office:value="0.0028648168046097">
                <text:p>0.0028648168046097</text:p>
              </table:table-cell>
              <table:table-cell office:value-type="float" office:value="0.000450346184001193">
                <text:p>0.000450346184001193</text:p>
              </table:table-cell>
              <table:table-cell office:value-type="float" office:value="-0.000152134967172701">
                <text:p>-0.000152134967172701</text:p>
              </table:table-cell>
              <table:table-cell office:value-type="float" office:value="0.000208182951532299">
                <text:p>0.000208182951532299</text:p>
              </table:table-cell>
              <table:table-cell office:value-type="float" office:value="-0.000911393052154985">
                <text:p>-0.000911393052154985</text:p>
              </table:table-cell>
              <table:table-cell office:value-type="float" office:value="-0.000896530613752278">
                <text:p>-0.000896530613752278</text:p>
              </table:table-cell>
              <table:table-cell office:value-type="float" office:value="0.00262399624093157">
                <text:p>0.00262399624093157</text:p>
              </table:table-cell>
              <table:table-cell office:value-type="float" office:value="0.00311265861338816">
                <text:p>0.00311265861338816</text:p>
              </table:table-cell>
              <table:table-cell office:value-type="float" office:value="0.00382310315939349">
                <text:p>0.00382310315939349</text:p>
              </table:table-cell>
              <table:table-cell office:value-type="float" office:value="0.00368914091670613">
                <text:p>0.00368914091670613</text:p>
              </table:table-cell>
              <table:table-cell office:value-type="float" office:value="0.00385232493493415">
                <text:p>0.00385232493493415</text:p>
              </table:table-cell>
              <table:table-cell office:value-type="float" office:value="0.000364437219659619">
                <text:p>0.000364437219659619</text:p>
              </table:table-cell>
              <table:table-cell office:value-type="float" office:value="0.00603889120122358">
                <text:p>0.00603889120122358</text:p>
              </table:table-cell>
              <table:table-cell office:value-type="float" office:value="0.00626009535520411">
                <text:p>0.00626009535520411</text:p>
              </table:table-cell>
              <table:table-cell office:value-type="float" office:value="-0.00222038281946085">
                <text:p>-0.00222038281946085</text:p>
              </table:table-cell>
              <table:table-cell office:value-type="float" office:value="-0.0281690646363632">
                <text:p>-0.0281690646363632</text:p>
              </table:table-cell>
              <table:table-cell office:value-type="float" office:value="-0.00105333496389615">
                <text:p>-0.00105333496389615</text:p>
              </table:table-cell>
              <table:table-cell office:value-type="float" office:value="0.000279746483299037">
                <text:p>0.000279746483299037</text:p>
              </table:table-cell>
              <table:table-cell office:value-type="float" office:value="0.020375844250794">
                <text:p>0.020375844250794</text:p>
              </table:table-cell>
              <table:table-cell office:value-type="float" office:value="-0.0127175015211522">
                <text:p>-0.0127175015211522</text:p>
              </table:table-cell>
              <table:table-cell office:value-type="float" office:value="-0.0040330366957772">
                <text:p>-0.0040330366957772</text:p>
              </table:table-cell>
              <table:table-cell office:value-type="float" office:value="-0.0038175860063619">
                <text:p>-0.0038175860063619</text:p>
              </table:table-cell>
              <table:table-cell office:value-type="float" office:value="-0.00240338475463953">
                <text:p>-0.00240338475463953</text:p>
              </table:table-cell>
              <table:table-cell office:value-type="float" office:value="0.00136112732076538">
                <text:p>0.00136112732076538</text:p>
              </table:table-cell>
              <table:table-cell office:value-type="float" office:value="0.001119952506627">
                <text:p>0.001119952506627</text:p>
              </table:table-cell>
              <table:table-cell office:value-type="float" office:value="0.00345268466431686">
                <text:p>0.00345268466431686</text:p>
              </table:table-cell>
              <table:table-cell office:value-type="float" office:value="-0.000273530473874739">
                <text:p>-0.000273530473874739</text:p>
              </table:table-cell>
              <table:table-cell office:value-type="float" office:value="-0.000587577339179746">
                <text:p>-0.000587577339179746</text:p>
              </table:table-cell>
              <table:table-cell office:value-type="float" office:value="-0.000777296898683333">
                <text:p>-0.000777296898683333</text:p>
              </table:table-cell>
              <table:table-cell office:value-type="float" office:value="-0.000487571606769932">
                <text:p>-0.000487571606769932</text:p>
              </table:table-cell>
              <table:table-cell office:value-type="float" office:value="-0.000151274961853243">
                <text:p>-0.000151274961853243</text:p>
              </table:table-cell>
              <table:table-cell office:value-type="float" office:value="0.00425756243676401">
                <text:p>0.00425756243676401</text:p>
              </table:table-cell>
              <table:table-cell office:value-type="float" office:value="0.00756723681556876">
                <text:p>0.00756723681556876</text:p>
              </table:table-cell>
              <table:table-cell office:value-type="float" office:value="0.00494095320731758">
                <text:p>0.00494095320731758</text:p>
              </table:table-cell>
              <table:table-cell office:value-type="float" office:value="0.000568370084149117">
                <text:p>0.000568370084149117</text:p>
              </table:table-cell>
              <table:table-cell office:value-type="float" office:value="0.00338799233999043">
                <text:p>0.00338799233999043</text:p>
              </table:table-cell>
              <table:table-cell office:value-type="float" office:value="0.00188524908528148">
                <text:p>0.00188524908528148</text:p>
              </table:table-cell>
              <table:table-cell office:value-type="float" office:value="0.0110524229016368">
                <text:p>0.0110524229016368</text:p>
              </table:table-cell>
              <table:table-cell office:value-type="float" office:value="-0.0294028564389701">
                <text:p>-0.0294028564389701</text:p>
              </table:table-cell>
              <table:table-cell office:value-type="float" office:value="-0.00160003632183953">
                <text:p>-0.00160003632183953</text:p>
              </table:table-cell>
              <table:table-cell office:value-type="float" office:value="-0.000348034155299548">
                <text:p>-0.000348034155299548</text:p>
              </table:table-cell>
              <table:table-cell office:value-type="float" office:value="-0.000741094660700548">
                <text:p>-0.000741094660700548</text:p>
              </table:table-cell>
              <table:table-cell office:value-type="float" office:value="0.000283603178711678">
                <text:p>0.000283603178711678</text:p>
              </table:table-cell>
              <table:table-cell office:value-type="float" office:value="-0.00632769259583738">
                <text:p>-0.00632769259583738</text:p>
              </table:table-cell>
              <table:table-cell office:value-type="float" office:value="-0.00195374395588227">
                <text:p>-0.00195374395588227</text:p>
              </table:table-cell>
              <table:table-cell office:value-type="float" office:value="-0.00235375941649513">
                <text:p>-0.00235375941649513</text:p>
              </table:table-cell>
              <table:table-cell office:value-type="float" office:value="-0.000881878989184959">
                <text:p>-0.000881878989184959</text:p>
              </table:table-cell>
              <table:table-cell office:value-type="float" office:value="0.00190098575854863">
                <text:p>0.00190098575854863</text:p>
              </table:table-cell>
              <table:table-cell office:value-type="float" office:value="0.00291450296352075">
                <text:p>0.00291450296352075</text:p>
              </table:table-cell>
              <table:table-cell office:value-type="float" office:value="0.00508865762151273">
                <text:p>0.00508865762151273</text:p>
              </table:table-cell>
              <table:table-cell office:value-type="float" office:value="0.000298845455478036">
                <text:p>0.000298845455478036</text:p>
              </table:table-cell>
              <table:table-cell office:value-type="float" office:value="-0.000608330397533829">
                <text:p>-0.000608330397533829</text:p>
              </table:table-cell>
              <table:table-cell office:value-type="float" office:value="-0.00117400145770191">
                <text:p>-0.00117400145770191</text:p>
              </table:table-cell>
              <table:table-cell office:value-type="float" office:value="-0.000317578048051936">
                <text:p>-0.000317578048051936</text:p>
              </table:table-cell>
              <table:table-cell office:value-type="float" office:value="0.000206487230755392">
                <text:p>0.000206487230755392</text:p>
              </table:table-cell>
              <table:table-cell office:value-type="float" office:value="0.00161500442066481">
                <text:p>0.00161500442066481</text:p>
              </table:table-cell>
              <table:table-cell office:value-type="float" office:value="0.00603093415399325">
                <text:p>0.00603093415399325</text:p>
              </table:table-cell>
              <table:table-cell office:value-type="float" office:value="0.00334230077567571">
                <text:p>0.00334230077567571</text:p>
              </table:table-cell>
              <table:table-cell office:value-type="float" office:value="0.00495274866439643">
                <text:p>0.00495274866439643</text:p>
              </table:table-cell>
              <table:table-cell office:value-type="float" office:value="0.00236967712561653">
                <text:p>0.00236967712561653</text:p>
              </table:table-cell>
              <table:table-cell office:value-type="float" office:value="0.0065731953009231">
                <text:p>0.0065731953009231</text:p>
              </table:table-cell>
              <table:table-cell office:value-type="float" office:value="0.00522619930829438">
                <text:p>0.00522619930829438</text:p>
              </table:table-cell>
              <table:table-cell office:value-type="float" office:value="-0.0033131801349025">
                <text:p>-0.0033131801349025</text:p>
              </table:table-cell>
              <table:table-cell office:value-type="float" office:value="0.00139968409470459">
                <text:p>0.00139968409470459</text:p>
              </table:table-cell>
              <table:table-cell office:value-type="float" office:value="-0.0246202296243407">
                <text:p>-0.0246202296243407</text:p>
              </table:table-cell>
              <table:table-cell office:value-type="float" office:value="-0.00000419988316457953">
                <text:p>-0.00000419988316457953</text:p>
              </table:table-cell>
              <table:table-cell office:value-type="float" office:value="-0.00091317844507327">
                <text:p>-0.00091317844507327</text:p>
              </table:table-cell>
              <table:table-cell office:value-type="float" office:value="-0.000540557207899084">
                <text:p>-0.000540557207899084</text:p>
              </table:table-cell>
              <table:table-cell office:value-type="float" office:value="0.000177178330001748">
                <text:p>0.000177178330001748</text:p>
              </table:table-cell>
              <table:table-cell office:value-type="float" office:value="-0.0100997816501773">
                <text:p>-0.0100997816501773</text:p>
              </table:table-cell>
              <table:table-cell office:value-type="float" office:value="-0.00160976281570696">
                <text:p>-0.00160976281570696</text:p>
              </table:table-cell>
              <table:table-cell office:value-type="float" office:value="-0.00244916739656154">
                <text:p>-0.00244916739656154</text:p>
              </table:table-cell>
              <table:table-cell office:value-type="float" office:value="0.00311627845084456">
                <text:p>0.00311627845084456</text:p>
              </table:table-cell>
              <table:table-cell office:value-type="float" office:value="0.00837162045091933">
                <text:p>0.00837162045091933</text:p>
              </table:table-cell>
              <table:table-cell office:value-type="float" office:value="0.00163248209429628">
                <text:p>0.00163248209429628</text:p>
              </table:table-cell>
              <table:table-cell office:value-type="float" office:value="0.00000171857690789423">
                <text:p>0.00000171857690789423</text:p>
              </table:table-cell>
              <table:table-cell office:value-type="float" office:value="-0.00071090105054622">
                <text:p>-0.00071090105054622</text:p>
              </table:table-cell>
              <table:table-cell office:value-type="float" office:value="-0.000867751636935365">
                <text:p>-0.000867751636935365</text:p>
              </table:table-cell>
              <table:table-cell office:value-type="float" office:value="-0.000463234968184068">
                <text:p>-0.000463234968184068</text:p>
              </table:table-cell>
              <table:table-cell office:value-type="float" office:value="-0.000798554227757875">
                <text:p>-0.000798554227757875</text:p>
              </table:table-cell>
              <table:table-cell office:value-type="float" office:value="0.0000215040440660896">
                <text:p>0.0000215040440660896</text:p>
              </table:table-cell>
              <table:table-cell office:value-type="float" office:value="0.00166665459244447">
                <text:p>0.00166665459244447</text:p>
              </table:table-cell>
              <table:table-cell office:value-type="float" office:value="0.00453858502033788">
                <text:p>0.00453858502033788</text:p>
              </table:table-cell>
              <table:table-cell office:value-type="float" office:value="0.00173396590156616">
                <text:p>0.00173396590156616</text:p>
              </table:table-cell>
              <table:table-cell office:value-type="float" office:value="0.0176144955063811">
                <text:p>0.0176144955063811</text:p>
              </table:table-cell>
              <table:table-cell office:value-type="float" office:value="-0.000115317759988964">
                <text:p>-0.000115317759988964</text:p>
              </table:table-cell>
              <table:table-cell office:value-type="float" office:value="-0.00235658891622481">
                <text:p>-0.00235658891622481</text:p>
              </table:table-cell>
              <table:table-cell office:value-type="float" office:value="0.00738402979317898">
                <text:p>0.00738402979317898</text:p>
              </table:table-cell>
              <table:table-cell office:value-type="float" office:value="0.0081973251014511">
                <text:p>0.0081973251014511</text:p>
              </table:table-cell>
              <table:table-cell office:value-type="float" office:value="-0.00056237962010941">
                <text:p>-0.00056237962010941</text:p>
              </table:table-cell>
              <table:table-cell office:value-type="float" office:value="0.00024153983022912">
                <text:p>0.00024153983022912</text:p>
              </table:table-cell>
              <table:table-cell office:value-type="float" office:value="0.0014096550801474">
                <text:p>0.0014096550801474</text:p>
              </table:table-cell>
              <table:table-cell office:value-type="float" office:value="0.0000664625906524607">
                <text:p>0.0000664625906524607</text:p>
              </table:table-cell>
              <table:table-cell office:value-type="float" office:value="-0.00107851099376294">
                <text:p>-0.00107851099376294</text:p>
              </table:table-cell>
              <table:table-cell office:value-type="float" office:value="-0.0298858608814113">
                <text:p>-0.0298858608814113</text:p>
              </table:table-cell>
              <table:table-cell office:value-type="float" office:value="0.001065169246456">
                <text:p>0.001065169246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